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8pt" style:font-size-asian="18pt" style:font-size-complex="18pt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P36" style:family="paragraph" style:parent-style-name="Standard">
      <style:paragraph-properties fo:text-align="justify"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P38" style:family="paragraph" style:parent-style-name="Standard">
      <style:paragraph-properties fo:text-align="justify" fo:break-before="auto" fo:line-height="115%" style:writing-mode="lr-tb"/>
    </style:style>
    <style:style style:name="P39" style:family="paragraph" style:parent-style-name="Standard">
      <style:paragraph-properties fo:text-align="justify"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P40" style:family="paragraph" style:parent-style-name="Standard">
      <style:paragraph-properties fo:text-align="justify" fo:break-before="auto" fo:line-height="115%" style:writing-mode="lr-tb"/>
    </style:style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8pt" style:font-size-asian="18pt" style:font-size-complex="18pt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15%" fo:margin-top="0cm" fo:margin-bottom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P93" style:family="paragraph" style:parent-style-name="Standard">
      <style:paragraph-properties fo:break-before="auto" fo:line-height="115%" fo:margin-top="0cm" fo:margin-bottom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P96" style:family="paragraph" style:parent-style-name="Standard">
      <style:paragraph-properties fo:text-align="justify"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P97" style:family="paragraph" style:parent-style-name="Standard">
      <style:paragraph-properties fo:text-align="justify" fo:break-before="auto" fo:line-height="115%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text-align="justify"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15%" style:writing-mode="lr-tb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P102" style:family="paragraph" style:parent-style-name="Standard">
      <style:paragraph-properties fo:text-align="justify" fo:break-before="auto" fo:line-height="115%" style:writing-mode="lr-tb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size="24pt" style:font-size-asian="24pt" style:font-size-complex="24pt"/>
    </style:style>
    <style:style style:name="T104_2" style:family="text">
      <style:text-properties fo:font-size="24pt" style:font-size-asian="24pt" style:font-size-complex="24pt"/>
    </style:style>
    <style:style style:name="T104_3" style:family="text">
      <style:text-properties fo:font-size="24pt" style:font-size-asian="24pt" style:font-size-complex="24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P106" style:family="paragraph" style:parent-style-name="Standard">
      <style:paragraph-properties fo:text-align="justify" fo:break-before="auto" fo:line-height="115%" style:writing-mode="lr-tb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P108" style:family="paragraph" style:parent-style-name="Standard">
      <style:paragraph-properties fo:text-align="justify" fo:break-before="auto" fo:line-height="115%" style:writing-mode="lr-tb"/>
    </style:style>
    <style:style style:name="P109" style:family="paragraph" style:parent-style-name="Standard">
      <style:paragraph-properties fo:text-align="justify"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T109_123" style:family="text"/>
    <style:style style:name="T109_124" style:family="text"/>
    <style:style style:name="T109_125" style:family="text"/>
    <style:style style:name="T109_126" style:family="text"/>
    <style:style style:name="T109_127" style:family="text"/>
    <style:style style:name="T109_128" style:family="text"/>
    <style:style style:name="T109_129" style:family="text"/>
    <style:style style:name="T109_130" style:family="text"/>
    <style:style style:name="T109_131" style:family="text"/>
    <style:style style:name="T109_132" style:family="text"/>
    <style:style style:name="T109_133" style:family="text"/>
    <style:style style:name="T109_134" style:family="text"/>
    <style:style style:name="T109_135" style:family="text"/>
    <style:style style:name="T109_136" style:family="text"/>
    <style:style style:name="T109_137" style:family="text"/>
    <style:style style:name="T109_138" style:family="text"/>
    <style:style style:name="T109_139" style:family="text"/>
    <style:style style:name="T109_140" style:family="text"/>
    <style:style style:name="T109_141" style:family="text"/>
    <style:style style:name="T109_142" style:family="text"/>
    <style:style style:name="T109_143" style:family="text"/>
    <style:style style:name="T109_144" style:family="text"/>
    <style:style style:name="P110" style:family="paragraph" style:parent-style-name="Standard">
      <style:paragraph-properties fo:text-align="justify" fo:break-before="auto" fo:line-height="115%" style:writing-mode="lr-tb"/>
    </style:style>
    <style:style style:name="P111" style:family="paragraph" style:parent-style-name="Standard">
      <style:paragraph-properties fo:text-align="justify"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P112" style:family="paragraph" style:parent-style-name="Standard">
      <style:paragraph-properties fo:text-align="justify" fo:break-before="auto" fo:line-height="115%" style:writing-mode="lr-tb"/>
    </style:style>
    <style:style style:name="P113" style:family="paragraph" style:parent-style-name="Standard">
      <style:paragraph-properties fo:text-align="justify"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P114" style:family="paragraph" style:parent-style-name="Standard">
      <style:paragraph-properties fo:text-align="justify" fo:break-before="auto" fo:line-height="115%" style:writing-mode="lr-tb"/>
    </style:style>
    <style:style style:name="P115" style:family="paragraph" style:parent-style-name="Standard">
      <style:paragraph-properties fo:text-align="justify"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P116" style:family="paragraph" style:parent-style-name="Standard">
      <style:paragraph-properties fo:text-align="justify" fo:break-before="auto" fo:line-height="115%" style:writing-mode="lr-tb"/>
    </style:style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P118" style:family="paragraph" style:parent-style-name="Standard">
      <style:paragraph-properties fo:text-align="justify" fo:break-before="auto" fo:line-height="115%" style:writing-mode="lr-tb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P120" style:family="paragraph" style:parent-style-name="Standard">
      <style:paragraph-properties fo:text-align="justify"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P121" style:family="paragraph" style:parent-style-name="Standard">
      <style:paragraph-properties fo:text-align="justify" fo:break-before="auto" fo:line-height="115%" style:writing-mode="lr-tb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font-size="24pt" style:font-size-asian="24pt" style:font-size-complex="24pt"/>
    </style:style>
    <style:style style:name="P125" style:family="paragraph" style:parent-style-name="Standard">
      <style:paragraph-properties fo:text-align="justify" fo:break-before="auto" fo:line-height="115%" style:writing-mode="lr-tb"/>
    </style:style>
    <style:style style:name="T125_1" style:family="text">
      <style:text-properties fo:font-size="24pt" style:font-size-asian="24pt" style:font-size-complex="24pt"/>
    </style:style>
    <style:style style:name="P126" style:family="paragraph" style:parent-style-name="Standard">
      <style:paragraph-properties fo:text-align="justify"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text-align="justify" fo:break-before="auto" fo:line-height="115%" style:writing-mode="lr-tb"/>
    </style:style>
    <style:style style:name="P128" style:family="paragraph" style:parent-style-name="Standard">
      <style:paragraph-properties fo:text-align="justify"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P129" style:family="paragraph" style:parent-style-name="Standard">
      <style:paragraph-properties fo:text-align="justify" fo:break-before="auto" fo:line-height="115%" style:writing-mode="lr-tb"/>
    </style:style>
    <style:style style:name="P130" style:family="paragraph" style:parent-style-name="Standard">
      <style:paragraph-properties fo:text-align="justify"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P132" style:family="paragraph" style:parent-style-name="Standard">
      <style:paragraph-properties fo:text-align="justify" fo:break-before="auto" fo:line-height="115%" style:writing-mode="lr-tb"/>
    </style:style>
    <style:style style:name="P133" style:family="paragraph" style:parent-style-name="Standard">
      <style:paragraph-properties fo:text-align="justify"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P134" style:family="paragraph" style:parent-style-name="Standard">
      <style:paragraph-properties fo:text-align="justify" fo:break-before="auto" fo:line-height="115%" style:writing-mode="lr-tb"/>
    </style:style>
    <style:style style:name="P135" style:family="paragraph" style:parent-style-name="Standard">
      <style:paragraph-properties fo:text-align="justify"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P136" style:family="paragraph" style:parent-style-name="Standard">
      <style:paragraph-properties fo:text-align="justify" fo:break-before="auto" fo:line-height="115%" style:writing-mode="lr-tb"/>
    </style:style>
    <style:style style:name="P137" style:family="paragraph" style:parent-style-name="Standard">
      <style:paragraph-properties fo:text-align="justify"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T137_71" style:family="text"/>
    <style:style style:name="T137_72" style:family="text"/>
    <style:style style:name="T137_73" style:family="text"/>
    <style:style style:name="T137_74" style:family="text"/>
    <style:style style:name="T137_75" style:family="text"/>
    <style:style style:name="T137_76" style:family="text"/>
    <style:style style:name="T137_77" style:family="text"/>
    <style:style style:name="T137_78" style:family="text"/>
    <style:style style:name="T137_79" style:family="text"/>
    <style:style style:name="T137_80" style:family="text"/>
    <style:style style:name="T137_81" style:family="text"/>
    <style:style style:name="T137_82" style:family="text"/>
    <style:style style:name="T137_83" style:family="text"/>
    <style:style style:name="T137_84" style:family="text"/>
    <style:style style:name="T137_85" style:family="text"/>
    <style:style style:name="T137_86" style:family="text"/>
    <style:style style:name="T137_87" style:family="text"/>
    <style:style style:name="T137_88" style:family="text"/>
    <style:style style:name="T137_89" style:family="text"/>
    <style:style style:name="T137_90" style:family="text"/>
    <style:style style:name="T137_91" style:family="text"/>
    <style:style style:name="T137_92" style:family="text"/>
    <style:style style:name="T137_93" style:family="text"/>
    <style:style style:name="T137_94" style:family="text"/>
    <style:style style:name="T137_95" style:family="text"/>
    <style:style style:name="T137_96" style:family="text"/>
    <style:style style:name="T137_97" style:family="text"/>
    <style:style style:name="T137_98" style:family="text"/>
    <style:style style:name="T137_99" style:family="text"/>
    <style:style style:name="T137_100" style:family="text"/>
    <style:style style:name="T137_101" style:family="text"/>
    <style:style style:name="T137_102" style:family="text"/>
    <style:style style:name="T137_103" style:family="text"/>
    <style:style style:name="T137_104" style:family="text"/>
    <style:style style:name="T137_105" style:family="text"/>
    <style:style style:name="T137_106" style:family="text"/>
    <style:style style:name="T137_107" style:family="text"/>
    <style:style style:name="T137_108" style:family="text"/>
    <style:style style:name="T137_109" style:family="text"/>
    <style:style style:name="T137_110" style:family="text"/>
    <style:style style:name="T137_111" style:family="text"/>
    <style:style style:name="T137_112" style:family="text"/>
    <style:style style:name="T137_113" style:family="text"/>
    <style:style style:name="T137_114" style:family="text"/>
    <style:style style:name="T137_115" style:family="text"/>
    <style:style style:name="T137_116" style:family="text"/>
    <style:style style:name="T137_117" style:family="text"/>
    <style:style style:name="T137_118" style:family="text"/>
    <style:style style:name="T137_119" style:family="text"/>
    <style:style style:name="T137_120" style:family="text"/>
    <style:style style:name="T137_121" style:family="text"/>
    <style:style style:name="T137_122" style:family="text"/>
    <style:style style:name="T137_123" style:family="text"/>
    <style:style style:name="T137_124" style:family="text"/>
    <style:style style:name="T137_125" style:family="text"/>
    <style:style style:name="T137_126" style:family="text"/>
    <style:style style:name="T137_127" style:family="text"/>
    <style:style style:name="T137_128" style:family="text"/>
    <style:style style:name="T137_129" style:family="text"/>
    <style:style style:name="T137_130" style:family="text"/>
    <style:style style:name="T137_131" style:family="text"/>
    <style:style style:name="T137_132" style:family="text"/>
    <style:style style:name="T137_133" style:family="text"/>
    <style:style style:name="T137_134" style:family="text"/>
    <style:style style:name="T137_135" style:family="text"/>
    <style:style style:name="T137_136" style:family="text"/>
    <style:style style:name="T137_137" style:family="text"/>
    <style:style style:name="T137_138" style:family="text"/>
    <style:style style:name="T137_139" style:family="text"/>
    <style:style style:name="T137_140" style:family="text"/>
    <style:style style:name="T137_141" style:family="text"/>
    <style:style style:name="T137_142" style:family="text"/>
    <style:style style:name="T137_143" style:family="text"/>
    <style:style style:name="T137_144" style:family="text"/>
    <style:style style:name="T137_145" style:family="text"/>
    <style:style style:name="T137_146" style:family="text"/>
    <style:style style:name="T137_147" style:family="text"/>
    <style:style style:name="T137_148" style:family="text"/>
    <style:style style:name="T137_149" style:family="text"/>
    <style:style style:name="T137_150" style:family="text"/>
    <style:style style:name="T137_151" style:family="text"/>
    <style:style style:name="T137_152" style:family="text"/>
    <style:style style:name="T137_153" style:family="text"/>
    <style:style style:name="T137_154" style:family="text"/>
    <style:style style:name="T137_155" style:family="text"/>
    <style:style style:name="T137_156" style:family="text"/>
    <style:style style:name="T137_157" style:family="text"/>
    <style:style style:name="T137_158" style:family="text"/>
    <style:style style:name="T137_159" style:family="text"/>
    <style:style style:name="T137_160" style:family="text"/>
    <style:style style:name="T137_161" style:family="text"/>
    <style:style style:name="T137_162" style:family="text"/>
    <style:style style:name="T137_163" style:family="text"/>
    <style:style style:name="T137_164" style:family="text"/>
    <style:style style:name="T137_165" style:family="text"/>
    <style:style style:name="T137_166" style:family="text"/>
    <style:style style:name="T137_167" style:family="text"/>
    <style:style style:name="T137_168" style:family="text"/>
    <style:style style:name="T137_169" style:family="text"/>
    <style:style style:name="T137_170" style:family="text"/>
    <style:style style:name="T137_171" style:family="text"/>
    <style:style style:name="T137_172" style:family="text"/>
    <style:style style:name="T137_173" style:family="text"/>
    <style:style style:name="T137_174" style:family="text"/>
    <style:style style:name="T137_175" style:family="text"/>
    <style:style style:name="T137_176" style:family="text"/>
    <style:style style:name="T137_177" style:family="text"/>
    <style:style style:name="T137_178" style:family="text"/>
    <style:style style:name="T137_179" style:family="text"/>
    <style:style style:name="T137_180" style:family="text"/>
    <style:style style:name="T137_181" style:family="text"/>
    <style:style style:name="T137_182" style:family="text"/>
    <style:style style:name="T137_183" style:family="text"/>
    <style:style style:name="T137_184" style:family="text"/>
    <style:style style:name="T137_185" style:family="text"/>
    <style:style style:name="T137_186" style:family="text"/>
    <style:style style:name="T137_187" style:family="text"/>
    <style:style style:name="T137_188" style:family="text"/>
    <style:style style:name="T137_189" style:family="text"/>
    <style:style style:name="T137_190" style:family="text"/>
    <style:style style:name="T137_191" style:family="text"/>
    <style:style style:name="T137_192" style:family="text"/>
    <style:style style:name="T137_193" style:family="text"/>
    <style:style style:name="T137_194" style:family="text"/>
    <style:style style:name="P138" style:family="paragraph" style:parent-style-name="Standard">
      <style:paragraph-properties fo:text-align="justify" fo:break-before="auto" fo:line-height="115%" style:writing-mode="lr-tb"/>
    </style:style>
    <style:style style:name="P139" style:family="paragraph" style:parent-style-name="Standard">
      <style:paragraph-properties fo:text-align="justify"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T139_19" style:family="text"/>
    <style:style style:name="P140" style:family="paragraph" style:parent-style-name="Standard">
      <style:paragraph-properties fo:text-align="justify" fo:break-before="auto" fo:line-height="115%" style:writing-mode="lr-tb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P142" style:family="paragraph" style:parent-style-name="Standard">
      <style:paragraph-properties fo:text-align="justify" fo:break-before="auto" fo:line-height="115%" style:writing-mode="lr-tb"/>
    </style:style>
    <style:style style:name="P143" style:family="paragraph" style:parent-style-name="Standard">
      <style:paragraph-properties fo:text-align="justify"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P144" style:family="paragraph" style:parent-style-name="Standard">
      <style:paragraph-properties fo:text-align="justify" fo:break-before="auto" fo:line-height="115%" style:writing-mode="lr-tb"/>
    </style:style>
    <style:style style:name="P145" style:family="paragraph" style:parent-style-name="Standard">
      <style:paragraph-properties fo:text-align="justify"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P146" style:family="paragraph" style:parent-style-name="Standard">
      <style:paragraph-properties fo:text-align="justify" fo:break-before="auto" fo:line-height="115%" style:writing-mode="lr-tb"/>
    </style:style>
    <style:style style:name="P147" style:family="paragraph" style:parent-style-name="Standard">
      <style:paragraph-properties fo:text-align="justify"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P148" style:family="paragraph" style:parent-style-name="Standard">
      <style:paragraph-properties fo:text-align="justify" fo:break-before="auto" fo:line-height="115%" style:writing-mode="lr-tb"/>
    </style:style>
    <style:style style:name="P149" style:family="paragraph" style:parent-style-name="Standard">
      <style:paragraph-properties fo:text-align="justify"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P150" style:family="paragraph" style:parent-style-name="Standard">
      <style:paragraph-properties fo:text-align="justify"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P151" style:family="paragraph" style:parent-style-name="Standard">
      <style:paragraph-properties fo:text-align="justify"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P15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P153" style:family="paragraph" style:parent-style-name="Standard">
      <style:paragraph-properties fo:text-align="justify"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P154" style:family="paragraph" style:parent-style-name="Standard">
      <style:paragraph-properties fo:text-align="justify" fo:break-before="auto" fo:line-height="115%" style:writing-mode="lr-tb"/>
    </style:style>
    <style:style style:name="P155" style:family="paragraph" style:parent-style-name="Standard">
      <style:paragraph-properties fo:text-align="justify"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P156" style:family="paragraph" style:parent-style-name="Standard">
      <style:paragraph-properties fo:text-align="justify" fo:break-before="auto" fo:line-height="115%" style:writing-mode="lr-tb"/>
    </style:style>
    <style:style style:name="P157" style:family="paragraph" style:parent-style-name="Standard">
      <style:paragraph-properties fo:text-align="justify"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P158" style:family="paragraph" style:parent-style-name="Standard">
      <style:paragraph-properties fo:text-align="justify" fo:break-before="auto" fo:line-height="115%" style:writing-mode="lr-tb"/>
    </style:style>
    <style:style style:name="P159" style:family="paragraph" style:parent-style-name="Standard">
      <style:paragraph-properties fo:text-align="justify"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P160" style:family="paragraph" style:parent-style-name="Standard">
      <style:paragraph-properties fo:text-align="justify" fo:break-before="auto" fo:line-height="115%" style:writing-mode="lr-tb"/>
    </style:style>
    <style:style style:name="P161" style:family="paragraph" style:parent-style-name="Standard">
      <style:paragraph-properties fo:text-align="justify"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P162" style:family="paragraph" style:parent-style-name="Standard">
      <style:paragraph-properties fo:text-align="justify" fo:break-before="auto" fo:line-height="115%" style:writing-mode="lr-tb"/>
    </style:style>
    <style:style style:name="P163" style:family="paragraph" style:parent-style-name="Standard">
      <style:paragraph-properties fo:text-align="justify" fo:break-before="auto" fo:line-height="115%" style:writing-mode="lr-tb"/>
    </style:style>
    <style:style style:name="T163_1" style:family="text"/>
    <style:style style:name="T163_2" style:family="text"/>
    <style:style style:name="P164" style:family="paragraph" style:parent-style-name="Standard">
      <style:paragraph-properties fo:text-align="justify"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T164_76" style:family="text"/>
    <style:style style:name="P165" style:family="paragraph" style:parent-style-name="Standard">
      <style:paragraph-properties fo:text-align="justify" fo:break-before="auto" fo:line-height="115%" style:writing-mode="lr-tb"/>
    </style:style>
    <style:style style:name="P166" style:family="paragraph" style:parent-style-name="Standard">
      <style:paragraph-properties fo:text-align="justify"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T166_37" style:family="text"/>
    <style:style style:name="T166_38" style:family="text"/>
    <style:style style:name="T166_39" style:family="text"/>
    <style:style style:name="T166_40" style:family="text"/>
    <style:style style:name="T166_41" style:family="text"/>
    <style:style style:name="T166_42" style:family="text"/>
    <style:style style:name="T166_43" style:family="text"/>
    <style:style style:name="T166_44" style:family="text"/>
    <style:style style:name="T166_45" style:family="text"/>
    <style:style style:name="T166_46" style:family="text"/>
    <style:style style:name="T166_47" style:family="text"/>
    <style:style style:name="T166_48" style:family="text"/>
    <style:style style:name="T166_49" style:family="text"/>
    <style:style style:name="T166_50" style:family="text"/>
    <style:style style:name="T166_51" style:family="text"/>
    <style:style style:name="T166_52" style:family="text"/>
    <style:style style:name="T166_53" style:family="text"/>
    <style:style style:name="T166_54" style:family="text"/>
    <style:style style:name="T166_55" style:family="text"/>
    <style:style style:name="T166_56" style:family="text"/>
    <style:style style:name="T166_57" style:family="text"/>
    <style:style style:name="T166_58" style:family="text"/>
    <style:style style:name="T166_59" style:family="text"/>
    <style:style style:name="T166_60" style:family="text"/>
    <style:style style:name="T166_61" style:family="text"/>
    <style:style style:name="T166_62" style:family="text"/>
    <style:style style:name="T166_63" style:family="text"/>
    <style:style style:name="T166_64" style:family="text"/>
    <style:style style:name="T166_65" style:family="text"/>
    <style:style style:name="T166_66" style:family="text"/>
    <style:style style:name="T166_67" style:family="text"/>
    <style:style style:name="T166_68" style:family="text"/>
    <style:style style:name="T166_69" style:family="text"/>
    <style:style style:name="T166_70" style:family="text"/>
    <style:style style:name="T166_71" style:family="text"/>
    <style:style style:name="T166_72" style:family="text"/>
    <style:style style:name="T166_73" style:family="text"/>
    <style:style style:name="T166_74" style:family="text"/>
    <style:style style:name="T166_75" style:family="text"/>
    <style:style style:name="T166_76" style:family="text"/>
    <style:style style:name="T166_77" style:family="text"/>
    <style:style style:name="T166_78" style:family="text"/>
    <style:style style:name="T166_79" style:family="text"/>
    <style:style style:name="T166_80" style:family="text"/>
    <style:style style:name="T166_81" style:family="text"/>
    <style:style style:name="T166_82" style:family="text"/>
    <style:style style:name="T166_83" style:family="text"/>
    <style:style style:name="T166_84" style:family="text"/>
    <style:style style:name="T166_85" style:family="text"/>
    <style:style style:name="T166_86" style:family="text"/>
    <style:style style:name="T166_87" style:family="text"/>
    <style:style style:name="T166_88" style:family="text"/>
    <style:style style:name="T166_89" style:family="text"/>
    <style:style style:name="T166_90" style:family="text"/>
    <style:style style:name="T166_91" style:family="text"/>
    <style:style style:name="T166_92" style:family="text"/>
    <style:style style:name="T166_93" style:family="text"/>
    <style:style style:name="T166_94" style:family="text"/>
    <style:style style:name="T166_95" style:family="text"/>
    <style:style style:name="T166_96" style:family="text"/>
    <style:style style:name="T166_97" style:family="text"/>
    <style:style style:name="T166_98" style:family="text"/>
    <style:style style:name="T166_99" style:family="text"/>
    <style:style style:name="T166_100" style:family="text"/>
    <style:style style:name="T166_101" style:family="text"/>
    <style:style style:name="T166_102" style:family="text"/>
    <style:style style:name="T166_103" style:family="text"/>
    <style:style style:name="T166_104" style:family="text"/>
    <style:style style:name="T166_105" style:family="text"/>
    <style:style style:name="T166_106" style:family="text"/>
    <style:style style:name="T166_107" style:family="text"/>
    <style:style style:name="T166_108" style:family="text"/>
    <style:style style:name="T166_109" style:family="text"/>
    <style:style style:name="T166_110" style:family="text"/>
    <style:style style:name="T166_111" style:family="text"/>
    <style:style style:name="T166_112" style:family="text"/>
    <style:style style:name="T166_113" style:family="text"/>
    <style:style style:name="T166_114" style:family="text"/>
    <style:style style:name="T166_115" style:family="text"/>
    <style:style style:name="T166_116" style:family="text"/>
    <style:style style:name="T166_117" style:family="text"/>
    <style:style style:name="T166_118" style:family="text"/>
    <style:style style:name="T166_119" style:family="text"/>
    <style:style style:name="T166_120" style:family="text"/>
    <style:style style:name="T166_121" style:family="text"/>
    <style:style style:name="T166_122" style:family="text"/>
    <style:style style:name="T166_123" style:family="text"/>
    <style:style style:name="T166_124" style:family="text"/>
    <style:style style:name="T166_125" style:family="text"/>
    <style:style style:name="T166_126" style:family="text"/>
    <style:style style:name="T166_127" style:family="text"/>
    <style:style style:name="T166_128" style:family="text"/>
    <style:style style:name="T166_129" style:family="text"/>
    <style:style style:name="T166_130" style:family="text"/>
    <style:style style:name="T166_131" style:family="text"/>
    <style:style style:name="T166_132" style:family="text"/>
    <style:style style:name="T166_133" style:family="text"/>
    <style:style style:name="T166_134" style:family="text"/>
    <style:style style:name="T166_135" style:family="text"/>
    <style:style style:name="T166_136" style:family="text"/>
    <style:style style:name="T166_137" style:family="text"/>
    <style:style style:name="T166_138" style:family="text"/>
    <style:style style:name="T166_139" style:family="text"/>
    <style:style style:name="T166_140" style:family="text"/>
    <style:style style:name="T166_141" style:family="text"/>
    <style:style style:name="T166_142" style:family="text"/>
    <style:style style:name="T166_143" style:family="text"/>
    <style:style style:name="T166_144" style:family="text"/>
    <style:style style:name="T166_145" style:family="text"/>
    <style:style style:name="T166_146" style:family="text"/>
    <style:style style:name="T166_147" style:family="text"/>
    <style:style style:name="T166_148" style:family="text"/>
    <style:style style:name="T166_149" style:family="text"/>
    <style:style style:name="T166_150" style:family="text"/>
    <style:style style:name="T166_151" style:family="text"/>
    <style:style style:name="T166_152" style:family="text"/>
    <style:style style:name="T166_153" style:family="text"/>
    <style:style style:name="T166_154" style:family="text"/>
    <style:style style:name="T166_155" style:family="text"/>
    <style:style style:name="T166_156" style:family="text"/>
    <style:style style:name="T166_157" style:family="text"/>
    <style:style style:name="T166_158" style:family="text"/>
    <style:style style:name="T166_159" style:family="text"/>
    <style:style style:name="T166_160" style:family="text"/>
    <style:style style:name="T166_161" style:family="text"/>
    <style:style style:name="T166_162" style:family="text"/>
    <style:style style:name="T166_163" style:family="text"/>
    <style:style style:name="T166_164" style:family="text"/>
    <style:style style:name="T166_165" style:family="text"/>
    <style:style style:name="T166_166" style:family="text"/>
    <style:style style:name="T166_167" style:family="text"/>
    <style:style style:name="T166_168" style:family="text"/>
    <style:style style:name="T166_169" style:family="text"/>
    <style:style style:name="T166_170" style:family="text"/>
    <style:style style:name="T166_171" style:family="text"/>
    <style:style style:name="T166_172" style:family="text"/>
    <style:style style:name="T166_173" style:family="text"/>
    <style:style style:name="T166_174" style:family="text"/>
    <style:style style:name="T166_175" style:family="text"/>
    <style:style style:name="T166_176" style:family="text"/>
    <style:style style:name="T166_177" style:family="text"/>
    <style:style style:name="T166_178" style:family="text"/>
    <style:style style:name="T166_179" style:family="text"/>
    <style:style style:name="T166_180" style:family="text"/>
    <style:style style:name="P167" style:family="paragraph" style:parent-style-name="Standard">
      <style:paragraph-properties fo:text-align="justify" fo:break-before="auto" fo:line-height="115%" style:writing-mode="lr-tb"/>
    </style:style>
    <style:style style:name="P168" style:family="paragraph" style:parent-style-name="Standard">
      <style:paragraph-properties fo:text-align="justify" fo:break-before="auto" fo:line-height="115%" style:writing-mode="lr-tb"/>
    </style:style>
    <style:style style:name="P169" style:family="paragraph" style:parent-style-name="Standard">
      <style:paragraph-properties fo:text-align="justify"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P170" style:family="paragraph" style:parent-style-name="Standard">
      <style:paragraph-properties fo:text-align="justify"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P171" style:family="paragraph" style:parent-style-name="Standard">
      <style:paragraph-properties fo:text-align="justify"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P172" style:family="paragraph" style:parent-style-name="Standard">
      <style:paragraph-properties fo:text-align="justify" fo:break-before="auto" fo:line-height="115%" style:writing-mode="lr-tb"/>
    </style:style>
    <style:style style:name="P173" style:family="paragraph" style:parent-style-name="Standard">
      <style:paragraph-properties fo:text-align="justify" fo:break-before="auto" fo:line-height="115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text-align="justify"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T174_77" style:family="text"/>
    <style:style style:name="T174_78" style:family="text"/>
    <style:style style:name="T174_79" style:family="text"/>
    <style:style style:name="T174_80" style:family="text"/>
    <style:style style:name="T174_81" style:family="text"/>
    <style:style style:name="T174_82" style:family="text"/>
    <style:style style:name="T174_83" style:family="text"/>
    <style:style style:name="T174_84" style:family="text"/>
    <style:style style:name="T174_85" style:family="text"/>
    <style:style style:name="T174_86" style:family="text"/>
    <style:style style:name="T174_87" style:family="text"/>
    <style:style style:name="T174_88" style:family="text"/>
    <style:style style:name="T174_89" style:family="text"/>
    <style:style style:name="T174_90" style:family="text"/>
    <style:style style:name="T174_91" style:family="text"/>
    <style:style style:name="T174_92" style:family="text"/>
    <style:style style:name="T174_93" style:family="text"/>
    <style:style style:name="T174_94" style:family="text"/>
    <style:style style:name="T174_95" style:family="text"/>
    <style:style style:name="T174_96" style:family="text"/>
    <style:style style:name="T174_97" style:family="text"/>
    <style:style style:name="T174_98" style:family="text"/>
    <style:style style:name="T174_99" style:family="text"/>
    <style:style style:name="T174_100" style:family="text"/>
    <style:style style:name="T174_101" style:family="text"/>
    <style:style style:name="T174_102" style:family="text"/>
    <style:style style:name="T174_103" style:family="text"/>
    <style:style style:name="T174_104" style:family="text"/>
    <style:style style:name="T174_105" style:family="text"/>
    <style:style style:name="T174_106" style:family="text"/>
    <style:style style:name="T174_107" style:family="text"/>
    <style:style style:name="T174_108" style:family="text"/>
    <style:style style:name="T174_109" style:family="text"/>
    <style:style style:name="T174_110" style:family="text"/>
    <style:style style:name="P175" style:family="paragraph" style:parent-style-name="Standard">
      <style:paragraph-properties fo:text-align="justify" fo:break-before="auto" fo:line-height="115%" style:writing-mode="lr-tb"/>
    </style:style>
    <style:style style:name="P176" style:family="paragraph" style:parent-style-name="Standard">
      <style:paragraph-properties fo:text-align="justify" fo:break-before="auto" fo:line-height="115%" style:writing-mode="lr-tb"/>
    </style:style>
    <style:style style:name="P177" style:family="paragraph" style:parent-style-name="Standard">
      <style:paragraph-properties fo:text-align="justify" fo:break-before="auto" fo:line-height="115%" style:writing-mode="lr-tb"/>
    </style:style>
    <style:style style:name="P178" style:family="paragraph" style:parent-style-name="Standard">
      <style:paragraph-properties fo:text-align="justify"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P179" style:family="paragraph" style:parent-style-name="Standard">
      <style:paragraph-properties fo:text-align="justify" fo:break-before="auto" fo:line-height="115%" style:writing-mode="lr-tb"/>
    </style:style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/>
    <style:style style:name="T180_2" style:family="text"/>
    <style:style style:name="P181" style:family="paragraph" style:parent-style-name="Standard">
      <style:paragraph-properties fo:text-align="justify"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P182" style:family="paragraph" style:parent-style-name="Standard">
      <style:paragraph-properties fo:text-align="justify"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P183" style:family="paragraph" style:parent-style-name="Standard">
      <style:paragraph-properties fo:text-align="justify" fo:break-before="auto" fo:line-height="115%" style:writing-mode="lr-tb"/>
    </style:style>
    <style:style style:name="P184" style:family="paragraph" style:parent-style-name="Standard">
      <style:paragraph-properties fo:text-align="justify"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/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P185" style:family="paragraph" style:parent-style-name="Standard">
      <style:paragraph-properties fo:text-align="justify" fo:break-before="auto" fo:line-height="115%" style:writing-mode="lr-tb"/>
    </style:style>
    <style:style style:name="P186" style:family="paragraph" style:parent-style-name="Standard">
      <style:paragraph-properties fo:text-align="justify"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P187" style:family="paragraph" style:parent-style-name="Standard">
      <style:paragraph-properties fo:text-align="justify"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T187_28" style:family="text"/>
    <style:style style:name="T187_29" style:family="text"/>
    <style:style style:name="T187_30" style:family="text"/>
    <style:style style:name="T187_31" style:family="text"/>
    <style:style style:name="T187_32" style:family="text"/>
    <style:style style:name="T187_33" style:family="text"/>
    <style:style style:name="T187_34" style:family="text"/>
    <style:style style:name="T187_35" style:family="text"/>
    <style:style style:name="T187_36" style:family="text"/>
    <style:style style:name="T187_37" style:family="text"/>
    <style:style style:name="T187_38" style:family="text"/>
    <style:style style:name="T187_39" style:family="text"/>
    <style:style style:name="T187_40" style:family="text"/>
    <style:style style:name="T187_41" style:family="text"/>
    <style:style style:name="T187_42" style:family="text"/>
    <style:style style:name="T187_43" style:family="text"/>
    <style:style style:name="T187_44" style:family="text"/>
    <style:style style:name="T187_45" style:family="text"/>
    <style:style style:name="T187_46" style:family="text"/>
    <style:style style:name="T187_47" style:family="text"/>
    <style:style style:name="T187_48" style:family="text"/>
    <style:style style:name="T187_49" style:family="text"/>
    <style:style style:name="T187_50" style:family="text"/>
    <style:style style:name="T187_51" style:family="text"/>
    <style:style style:name="T187_52" style:family="text"/>
    <style:style style:name="T187_53" style:family="text"/>
    <style:style style:name="T187_54" style:family="text"/>
    <style:style style:name="T187_55" style:family="text"/>
    <style:style style:name="T187_56" style:family="text"/>
    <style:style style:name="T187_57" style:family="text"/>
    <style:style style:name="T187_58" style:family="text"/>
    <style:style style:name="T187_59" style:family="text"/>
    <style:style style:name="T187_60" style:family="text"/>
    <style:style style:name="T187_61" style:family="text"/>
    <style:style style:name="T187_62" style:family="text"/>
    <style:style style:name="T187_63" style:family="text"/>
    <style:style style:name="T187_64" style:family="text"/>
    <style:style style:name="T187_65" style:family="text"/>
    <style:style style:name="T187_66" style:family="text"/>
    <style:style style:name="P188" style:family="paragraph" style:parent-style-name="Standard">
      <style:paragraph-properties fo:text-align="justify" fo:break-before="auto" fo:line-height="115%" style:writing-mode="lr-tb"/>
    </style:style>
    <style:style style:name="P189" style:family="paragraph" style:parent-style-name="Standard">
      <style:paragraph-properties fo:text-align="justify"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P190" style:family="paragraph" style:parent-style-name="Standard">
      <style:paragraph-properties fo:text-align="justify" fo:break-before="auto" fo:line-height="115%" style:writing-mode="lr-tb"/>
    </style:style>
    <style:style style:name="P191" style:family="paragraph" style:parent-style-name="Standard">
      <style:paragraph-properties fo:text-align="justify"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/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T191_75" style:family="text"/>
    <style:style style:name="T191_76" style:family="text"/>
    <style:style style:name="T191_77" style:family="text"/>
    <style:style style:name="T191_78" style:family="text"/>
    <style:style style:name="T191_79" style:family="text"/>
    <style:style style:name="T191_80" style:family="text"/>
    <style:style style:name="T191_81" style:family="text"/>
    <style:style style:name="T191_82" style:family="text"/>
    <style:style style:name="T191_83" style:family="text"/>
    <style:style style:name="T191_84" style:family="text"/>
    <style:style style:name="T191_85" style:family="text"/>
    <style:style style:name="T191_86" style:family="text"/>
    <style:style style:name="T191_87" style:family="text"/>
    <style:style style:name="T191_88" style:family="text"/>
    <style:style style:name="T191_89" style:family="text"/>
    <style:style style:name="T191_90" style:family="text"/>
    <style:style style:name="P192" style:family="paragraph" style:parent-style-name="Standard">
      <style:paragraph-properties fo:text-align="justify" fo:break-before="auto" fo:line-height="115%" style:writing-mode="lr-tb"/>
    </style:style>
    <style:style style:name="P193" style:family="paragraph" style:parent-style-name="Standard">
      <style:paragraph-properties fo:text-align="justify"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P194" style:family="paragraph" style:parent-style-name="Standard">
      <style:paragraph-properties fo:text-align="justify" fo:break-before="auto" fo:line-height="115%" style:writing-mode="lr-tb"/>
    </style:style>
    <style:style style:name="P195" style:family="paragraph" style:parent-style-name="Standard">
      <style:paragraph-properties fo:text-align="justify"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T195_20" style:family="text"/>
    <style:style style:name="T195_21" style:family="text"/>
    <style:style style:name="T195_22" style:family="text"/>
    <style:style style:name="T195_23" style:family="text"/>
    <style:style style:name="T195_24" style:family="text"/>
    <style:style style:name="T195_25" style:family="text"/>
    <style:style style:name="T195_26" style:family="text"/>
    <style:style style:name="T195_27" style:family="text"/>
    <style:style style:name="T195_28" style:family="text"/>
    <style:style style:name="T195_29" style:family="text"/>
    <style:style style:name="T195_30" style:family="text"/>
    <style:style style:name="T195_31" style:family="text"/>
    <style:style style:name="T195_32" style:family="text"/>
    <style:style style:name="T195_33" style:family="text"/>
    <style:style style:name="T195_34" style:family="text"/>
    <style:style style:name="T195_35" style:family="text"/>
    <style:style style:name="T195_36" style:family="text"/>
    <style:style style:name="T195_37" style:family="text"/>
    <style:style style:name="T195_38" style:family="text"/>
    <style:style style:name="T195_39" style:family="text"/>
    <style:style style:name="T195_40" style:family="text"/>
    <style:style style:name="T195_41" style:family="text"/>
    <style:style style:name="T195_42" style:family="text"/>
    <style:style style:name="T195_43" style:family="text"/>
    <style:style style:name="T195_44" style:family="text"/>
    <style:style style:name="T195_45" style:family="text"/>
    <style:style style:name="T195_46" style:family="text"/>
    <style:style style:name="T195_47" style:family="text"/>
    <style:style style:name="T195_48" style:family="text"/>
    <style:style style:name="T195_49" style:family="text"/>
    <style:style style:name="T195_50" style:family="text"/>
    <style:style style:name="T195_51" style:family="text"/>
    <style:style style:name="T195_52" style:family="text"/>
    <style:style style:name="T195_53" style:family="text"/>
    <style:style style:name="T195_54" style:family="text"/>
    <style:style style:name="T195_55" style:family="text"/>
    <style:style style:name="T195_56" style:family="text"/>
    <style:style style:name="T195_57" style:family="text"/>
    <style:style style:name="T195_58" style:family="text"/>
    <style:style style:name="T195_59" style:family="text"/>
    <style:style style:name="T195_60" style:family="text"/>
    <style:style style:name="T195_61" style:family="text"/>
    <style:style style:name="T195_62" style:family="text"/>
    <style:style style:name="T195_63" style:family="text"/>
    <style:style style:name="T195_64" style:family="text"/>
    <style:style style:name="T195_65" style:family="text"/>
    <style:style style:name="T195_66" style:family="text"/>
    <style:style style:name="T195_67" style:family="text"/>
    <style:style style:name="T195_68" style:family="text"/>
    <style:style style:name="T195_69" style:family="text"/>
    <style:style style:name="T195_70" style:family="text"/>
    <style:style style:name="T195_71" style:family="text"/>
    <style:style style:name="T195_72" style:family="text"/>
    <style:style style:name="T195_73" style:family="text"/>
    <style:style style:name="T195_74" style:family="text"/>
    <style:style style:name="T195_75" style:family="text"/>
    <style:style style:name="T195_76" style:family="text"/>
    <style:style style:name="T195_77" style:family="text"/>
    <style:style style:name="T195_78" style:family="text"/>
    <style:style style:name="T195_79" style:family="text"/>
    <style:style style:name="T195_80" style:family="text"/>
    <style:style style:name="T195_81" style:family="text"/>
    <style:style style:name="T195_82" style:family="text"/>
    <style:style style:name="T195_83" style:family="text"/>
    <style:style style:name="T195_84" style:family="text"/>
    <style:style style:name="T195_85" style:family="text"/>
    <style:style style:name="T195_86" style:family="text"/>
    <style:style style:name="T195_87" style:family="text"/>
    <style:style style:name="T195_88" style:family="text"/>
    <style:style style:name="T195_89" style:family="text"/>
    <style:style style:name="T195_90" style:family="text"/>
    <style:style style:name="T195_91" style:family="text"/>
    <style:style style:name="T195_92" style:family="text"/>
    <style:style style:name="T195_93" style:family="text"/>
    <style:style style:name="T195_94" style:family="text"/>
    <style:style style:name="T195_95" style:family="text"/>
    <style:style style:name="T195_96" style:family="text"/>
    <style:style style:name="P196" style:family="paragraph" style:parent-style-name="Standard">
      <style:paragraph-properties fo:text-align="justify" fo:break-before="auto" fo:line-height="115%" style:writing-mode="lr-tb"/>
    </style:style>
    <style:style style:name="P197" style:family="paragraph" style:parent-style-name="Standard">
      <style:paragraph-properties fo:text-align="justify"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P198" style:family="paragraph" style:parent-style-name="Standard">
      <style:paragraph-properties fo:text-align="justify" fo:break-before="auto" fo:line-height="115%" style:writing-mode="lr-tb"/>
    </style:style>
    <style:style style:name="T198_1" style:family="text"/>
    <style:style style:name="P199" style:family="paragraph" style:parent-style-name="Standard">
      <style:paragraph-properties fo:text-align="justify" fo:break-before="auto" fo:line-height="115%" style:writing-mode="lr-tb"/>
    </style:style>
    <style:style style:name="P200" style:family="paragraph" style:parent-style-name="Standard">
      <style:paragraph-properties fo:text-align="justify" fo:break-before="auto" fo:line-height="115%" style:writing-mode="lr-tb"/>
    </style:style>
    <style:style style:name="P201" style:family="paragraph" style:parent-style-name="Standard">
      <style:paragraph-properties fo:text-align="justify" fo:break-before="auto" fo:line-height="115%" style:writing-mode="lr-tb"/>
    </style:style>
    <style:style style:name="P202" style:family="paragraph" style:parent-style-name="Standard">
      <style:paragraph-properties fo:text-align="justify"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P203" style:family="paragraph" style:parent-style-name="Standard">
      <style:paragraph-properties fo:text-align="justify" fo:break-before="auto" fo:line-height="115%" style:writing-mode="lr-tb"/>
    </style:style>
    <style:style style:name="T203_1" style:family="text"/>
    <style:style style:name="T203_2" style:family="text"/>
    <style:style style:name="P204" style:family="paragraph" style:parent-style-name="Standard">
      <style:paragraph-properties fo:text-align="justify" fo:break-before="auto" fo:line-height="115%" style:writing-mode="lr-tb"/>
    </style:style>
    <style:style style:name="P205" style:family="paragraph" style:parent-style-name="Standard">
      <style:paragraph-properties fo:text-align="justify"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P206" style:family="paragraph" style:parent-style-name="Standard">
      <style:paragraph-properties fo:text-align="justify" fo:break-before="auto" fo:line-height="115%" style:writing-mode="lr-tb"/>
    </style:style>
    <style:style style:name="P207" style:family="paragraph" style:parent-style-name="Standard">
      <style:paragraph-properties fo:text-align="justify" fo:break-before="auto" fo:line-height="115%" style:writing-mode="lr-tb"/>
    </style:style>
    <style:style style:name="T207_1" style:family="text"/>
    <style:style style:name="T207_2" style:family="text"/>
    <style:style style:name="P208" style:family="paragraph" style:parent-style-name="Standard">
      <style:paragraph-properties fo:text-align="justify" fo:break-before="auto" fo:line-height="115%" style:writing-mode="lr-tb"/>
    </style:style>
    <style:style style:name="P209" style:family="paragraph" style:parent-style-name="Standard">
      <style:paragraph-properties fo:text-align="justify"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P210" style:family="paragraph" style:parent-style-name="Standard">
      <style:paragraph-properties fo:text-align="justify" fo:break-before="auto" fo:line-height="115%" style:writing-mode="lr-tb"/>
    </style:style>
    <style:style style:name="P211" style:family="paragraph" style:parent-style-name="Standard">
      <style:paragraph-properties fo:text-align="justify" fo:break-before="auto" fo:line-height="115%" style:writing-mode="lr-tb"/>
    </style:style>
    <style:style style:name="T211_1" style:family="text"/>
    <style:style style:name="T211_2" style:family="text"/>
    <style:style style:name="P212" style:family="paragraph" style:parent-style-name="Standard">
      <style:paragraph-properties fo:text-align="justify" fo:break-before="auto" fo:line-height="115%" style:writing-mode="lr-tb"/>
    </style:style>
    <style:style style:name="P213" style:family="paragraph" style:parent-style-name="Standard">
      <style:paragraph-properties fo:text-align="justify"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P214" style:family="paragraph" style:parent-style-name="Standard">
      <style:paragraph-properties fo:text-align="justify" fo:break-before="auto" fo:line-height="115%" style:writing-mode="lr-tb"/>
    </style:style>
    <style:style style:name="P215" style:family="paragraph" style:parent-style-name="Standard">
      <style:paragraph-properties fo:text-align="justify" fo:break-before="auto" fo:line-height="115%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text-align="justify" fo:break-before="auto" fo:line-height="115%" style:writing-mode="lr-tb"/>
    </style:style>
    <style:style style:name="P217" style:family="paragraph" style:parent-style-name="Standard">
      <style:paragraph-properties fo:text-align="justify"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P218" style:family="paragraph" style:parent-style-name="Standard">
      <style:paragraph-properties fo:text-align="justify" fo:break-before="auto" fo:line-height="115%" style:writing-mode="lr-tb"/>
    </style:style>
    <style:style style:name="P219" style:family="paragraph" style:parent-style-name="Standard">
      <style:paragraph-properties fo:text-align="justify"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P220" style:family="paragraph" style:parent-style-name="Standard">
      <style:paragraph-properties fo:text-align="justify" fo:break-before="auto" fo:line-height="115%" style:writing-mode="lr-tb"/>
    </style:style>
    <style:style style:name="P221" style:family="paragraph" style:parent-style-name="Standard">
      <style:paragraph-properties fo:text-align="justify"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P222" style:family="paragraph" style:parent-style-name="Standard">
      <style:paragraph-properties fo:text-align="justify" fo:break-before="auto" fo:line-height="115%" style:writing-mode="lr-tb"/>
    </style:style>
    <style:style style:name="P223" style:family="paragraph" style:parent-style-name="Standard">
      <style:paragraph-properties fo:text-align="justify" fo:break-before="auto" fo:line-height="115%" style:writing-mode="lr-tb"/>
    </style:style>
    <style:style style:name="T223_1" style:family="text"/>
    <style:style style:name="T223_2" style:family="text"/>
    <style:style style:name="P224" style:family="paragraph" style:parent-style-name="Standard">
      <style:paragraph-properties fo:text-align="justify" fo:break-before="auto" fo:line-height="115%" style:writing-mode="lr-tb"/>
    </style:style>
    <style:style style:name="P225" style:family="paragraph" style:parent-style-name="Standard">
      <style:paragraph-properties fo:text-align="justify"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P226" style:family="paragraph" style:parent-style-name="Standard">
      <style:paragraph-properties fo:text-align="justify" fo:break-before="auto" fo:line-height="115%" style:writing-mode="lr-tb"/>
    </style:style>
    <style:style style:name="P227" style:family="paragraph" style:parent-style-name="Standard">
      <style:paragraph-properties fo:text-align="justify" fo:break-before="auto" fo:line-height="115%" style:writing-mode="lr-tb"/>
    </style:style>
    <style:style style:name="T227_1" style:family="text"/>
    <style:style style:name="T227_2" style:family="text"/>
    <style:style style:name="P228" style:family="paragraph" style:parent-style-name="Standard">
      <style:paragraph-properties fo:text-align="justify" fo:break-before="auto" fo:line-height="115%" style:writing-mode="lr-tb"/>
    </style:style>
    <style:style style:name="P229" style:family="paragraph" style:parent-style-name="Standard">
      <style:paragraph-properties fo:text-align="justify" fo:break-before="auto" fo:line-height="115%" style:writing-mode="lr-tb"/>
    </style:style>
    <style:style style:name="P230" style:family="paragraph" style:parent-style-name="Standard">
      <style:paragraph-properties fo:text-align="justify" fo:break-before="auto" fo:line-height="115%" style:writing-mode="lr-tb"/>
    </style:style>
    <style:style style:name="P231" style:family="paragraph" style:parent-style-name="Standard">
      <style:paragraph-properties fo:text-align="justify"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P232" style:family="paragraph" style:parent-style-name="Standard">
      <style:paragraph-properties fo:text-align="justify"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T232_24" style:family="text"/>
    <style:style style:name="T232_25" style:family="text"/>
    <style:style style:name="T232_26" style:family="text"/>
    <style:style style:name="T232_27" style:family="text"/>
    <style:style style:name="T232_28" style:family="text"/>
    <style:style style:name="T232_29" style:family="text"/>
    <style:style style:name="T232_30" style:family="text"/>
    <style:style style:name="T232_31" style:family="text"/>
    <style:style style:name="T232_32" style:family="text"/>
    <style:style style:name="T232_33" style:family="text"/>
    <style:style style:name="T232_34" style:family="text"/>
    <style:style style:name="T232_35" style:family="text"/>
    <style:style style:name="T232_36" style:family="text"/>
    <style:style style:name="T232_37" style:family="text"/>
    <style:style style:name="T232_38" style:family="text"/>
    <style:style style:name="T232_39" style:family="text"/>
    <style:style style:name="T232_40" style:family="text"/>
    <style:style style:name="T232_41" style:family="text"/>
    <style:style style:name="T232_42" style:family="text"/>
    <style:style style:name="T232_43" style:family="text"/>
    <style:style style:name="T232_44" style:family="text"/>
    <style:style style:name="T232_45" style:family="text"/>
    <style:style style:name="T232_46" style:family="text"/>
    <style:style style:name="T232_47" style:family="text"/>
    <style:style style:name="T232_48" style:family="text"/>
    <style:style style:name="T232_49" style:family="text"/>
    <style:style style:name="T232_50" style:family="text"/>
    <style:style style:name="T232_51" style:family="text"/>
    <style:style style:name="T232_52" style:family="text"/>
    <style:style style:name="T232_53" style:family="text"/>
    <style:style style:name="T232_54" style:family="text"/>
    <style:style style:name="T232_55" style:family="text"/>
    <style:style style:name="T232_56" style:family="text"/>
    <style:style style:name="T232_57" style:family="text"/>
    <style:style style:name="T232_58" style:family="text"/>
    <style:style style:name="T232_59" style:family="text"/>
    <style:style style:name="T232_60" style:family="text"/>
    <style:style style:name="T232_61" style:family="text"/>
    <style:style style:name="T232_62" style:family="text"/>
    <style:style style:name="T232_63" style:family="text"/>
    <style:style style:name="T232_64" style:family="text"/>
    <style:style style:name="T232_65" style:family="text"/>
    <style:style style:name="T232_66" style:family="text"/>
    <style:style style:name="T232_67" style:family="text"/>
    <style:style style:name="T232_68" style:family="text"/>
    <style:style style:name="T232_69" style:family="text"/>
    <style:style style:name="T232_70" style:family="text"/>
    <style:style style:name="T232_71" style:family="text"/>
    <style:style style:name="T232_72" style:family="text"/>
    <style:style style:name="T232_73" style:family="text"/>
    <style:style style:name="T232_74" style:family="text"/>
    <style:style style:name="T232_75" style:family="text"/>
    <style:style style:name="T232_76" style:family="text"/>
    <style:style style:name="T232_77" style:family="text"/>
    <style:style style:name="T232_78" style:family="text"/>
    <style:style style:name="T232_79" style:family="text"/>
    <style:style style:name="T232_80" style:family="text"/>
    <style:style style:name="T232_81" style:family="text"/>
    <style:style style:name="T232_82" style:family="text"/>
    <style:style style:name="T232_83" style:family="text"/>
    <style:style style:name="T232_84" style:family="text"/>
    <style:style style:name="T232_85" style:family="text"/>
    <style:style style:name="T232_86" style:family="text"/>
    <style:style style:name="T232_87" style:family="text"/>
    <style:style style:name="T232_88" style:family="text"/>
    <style:style style:name="T232_89" style:family="text"/>
    <style:style style:name="T232_90" style:family="text"/>
    <style:style style:name="T232_91" style:family="text"/>
    <style:style style:name="T232_92" style:family="text"/>
    <style:style style:name="T232_93" style:family="text"/>
    <style:style style:name="T232_94" style:family="text"/>
    <style:style style:name="T232_95" style:family="text"/>
    <style:style style:name="T232_96" style:family="text"/>
    <style:style style:name="T232_97" style:family="text"/>
    <style:style style:name="T232_98" style:family="text"/>
    <style:style style:name="T232_99" style:family="text"/>
    <style:style style:name="T232_100" style:family="text"/>
    <style:style style:name="T232_101" style:family="text"/>
    <style:style style:name="T232_102" style:family="text"/>
    <style:style style:name="T232_103" style:family="text"/>
    <style:style style:name="T232_104" style:family="text"/>
    <style:style style:name="T232_105" style:family="text"/>
    <style:style style:name="T232_106" style:family="text"/>
    <style:style style:name="T232_107" style:family="text"/>
    <style:style style:name="T232_108" style:family="text"/>
    <style:style style:name="T232_109" style:family="text"/>
    <style:style style:name="T232_110" style:family="text"/>
    <style:style style:name="T232_111" style:family="text"/>
    <style:style style:name="T232_112" style:family="text"/>
    <style:style style:name="T232_113" style:family="text"/>
    <style:style style:name="T232_114" style:family="text"/>
    <style:style style:name="T232_115" style:family="text"/>
    <style:style style:name="T232_116" style:family="text"/>
    <style:style style:name="T232_117" style:family="text"/>
    <style:style style:name="T232_118" style:family="text"/>
    <style:style style:name="T232_119" style:family="text"/>
    <style:style style:name="P233" style:family="paragraph" style:parent-style-name="Standard">
      <style:paragraph-properties fo:text-align="justify" fo:break-before="auto" fo:line-height="115%" style:writing-mode="lr-tb"/>
    </style:style>
    <style:style style:name="P234" style:family="paragraph" style:parent-style-name="Standard">
      <style:paragraph-properties fo:text-align="justify"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P235" style:family="paragraph" style:parent-style-name="Standard">
      <style:paragraph-properties fo:text-align="justify" fo:break-before="auto" fo:line-height="115%" style:writing-mode="lr-tb"/>
    </style:style>
    <style:style style:name="P236" style:family="paragraph" style:parent-style-name="Standard">
      <style:paragraph-properties fo:text-align="justify" fo:break-before="auto" fo:line-height="115%" style:writing-mode="lr-tb"/>
    </style:style>
    <style:style style:name="P237" style:family="paragraph" style:parent-style-name="Standard">
      <style:paragraph-properties fo:text-align="justify" fo:break-before="auto" fo:line-height="115%" style:writing-mode="lr-tb"/>
    </style:style>
    <style:style style:name="P238" style:family="paragraph" style:parent-style-name="Standard">
      <style:paragraph-properties fo:text-align="justify"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P239" style:family="paragraph" style:parent-style-name="Standard">
      <style:paragraph-properties fo:text-align="justify"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T239_55" style:family="text"/>
    <style:style style:name="T239_56" style:family="text"/>
    <style:style style:name="T239_57" style:family="text"/>
    <style:style style:name="T239_58" style:family="text"/>
    <style:style style:name="T239_59" style:family="text"/>
    <style:style style:name="T239_60" style:family="text"/>
    <style:style style:name="T239_61" style:family="text"/>
    <style:style style:name="T239_62" style:family="text"/>
    <style:style style:name="T239_63" style:family="text"/>
    <style:style style:name="T239_64" style:family="text"/>
    <style:style style:name="T239_65" style:family="text"/>
    <style:style style:name="T239_66" style:family="text"/>
    <style:style style:name="T239_67" style:family="text"/>
    <style:style style:name="T239_68" style:family="text"/>
    <style:style style:name="T239_69" style:family="text"/>
    <style:style style:name="T239_70" style:family="text"/>
    <style:style style:name="T239_71" style:family="text"/>
    <style:style style:name="T239_72" style:family="text"/>
    <style:style style:name="T239_73" style:family="text"/>
    <style:style style:name="T239_74" style:family="text"/>
    <style:style style:name="T239_75" style:family="text"/>
    <style:style style:name="T239_76" style:family="text"/>
    <style:style style:name="T239_77" style:family="text"/>
    <style:style style:name="T239_78" style:family="text"/>
    <style:style style:name="T239_79" style:family="text"/>
    <style:style style:name="T239_80" style:family="text"/>
    <style:style style:name="T239_81" style:family="text"/>
    <style:style style:name="T239_82" style:family="text"/>
    <style:style style:name="T239_83" style:family="text"/>
    <style:style style:name="T239_84" style:family="text"/>
    <style:style style:name="T239_85" style:family="text"/>
    <style:style style:name="T239_86" style:family="text"/>
    <style:style style:name="T239_87" style:family="text"/>
    <style:style style:name="T239_88" style:family="text"/>
    <style:style style:name="T239_89" style:family="text"/>
    <style:style style:name="T239_90" style:family="text"/>
    <style:style style:name="T239_91" style:family="text"/>
    <style:style style:name="T239_92" style:family="text"/>
    <style:style style:name="T239_93" style:family="text"/>
    <style:style style:name="T239_94" style:family="text"/>
    <style:style style:name="T239_95" style:family="text"/>
    <style:style style:name="T239_96" style:family="text"/>
    <style:style style:name="T239_97" style:family="text"/>
    <style:style style:name="T239_98" style:family="text"/>
    <style:style style:name="T239_99" style:family="text"/>
    <style:style style:name="T239_100" style:family="text"/>
    <style:style style:name="T239_101" style:family="text"/>
    <style:style style:name="T239_102" style:family="text"/>
    <style:style style:name="T239_103" style:family="text"/>
    <style:style style:name="T239_104" style:family="text"/>
    <style:style style:name="P24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T240_16" style:family="text"/>
    <style:style style:name="T240_17" style:family="text"/>
    <style:style style:name="T240_18" style:family="text"/>
    <style:style style:name="T240_19" style:family="text"/>
    <style:style style:name="T240_20" style:family="text"/>
    <style:style style:name="T240_21" style:family="text"/>
    <style:style style:name="T240_22" style:family="text"/>
    <style:style style:name="T240_23" style:family="text"/>
    <style:style style:name="T240_24" style:family="text"/>
    <style:style style:name="T240_25" style:family="text"/>
    <style:style style:name="T240_26" style:family="text"/>
    <style:style style:name="T240_27" style:family="text"/>
    <style:style style:name="T240_28" style:family="text"/>
    <style:style style:name="T240_29" style:family="text"/>
    <style:style style:name="T240_30" style:family="text"/>
    <style:style style:name="T240_31" style:family="text"/>
    <style:style style:name="T240_32" style:family="text"/>
    <style:style style:name="T240_33" style:family="text"/>
    <style:style style:name="T240_34" style:family="text"/>
    <style:style style:name="T240_35" style:family="text"/>
    <style:style style:name="T240_36" style:family="text"/>
    <style:style style:name="T240_37" style:family="text"/>
    <style:style style:name="T240_38" style:family="text"/>
    <style:style style:name="T240_39" style:family="text"/>
    <style:style style:name="T240_40" style:family="text"/>
    <style:style style:name="T240_41" style:family="text"/>
    <style:style style:name="T240_42" style:family="text"/>
    <style:style style:name="T240_43" style:family="text"/>
    <style:style style:name="T240_44" style:family="text"/>
    <style:style style:name="T240_45" style:family="text"/>
    <style:style style:name="T240_46" style:family="text"/>
    <style:style style:name="T240_47" style:family="text"/>
    <style:style style:name="T240_48" style:family="text"/>
    <style:style style:name="T240_49" style:family="text"/>
    <style:style style:name="T240_50" style:family="text"/>
    <style:style style:name="T240_51" style:family="text"/>
    <style:style style:name="T240_52" style:family="text"/>
    <style:style style:name="T240_53" style:family="text"/>
    <style:style style:name="T240_54" style:family="text"/>
    <style:style style:name="T240_55" style:family="text"/>
    <style:style style:name="T240_56" style:family="text"/>
    <style:style style:name="T240_57" style:family="text"/>
    <style:style style:name="T240_58" style:family="text"/>
    <style:style style:name="T240_59" style:family="text"/>
    <style:style style:name="T240_60" style:family="text"/>
    <style:style style:name="T240_61" style:family="text"/>
    <style:style style:name="T240_62" style:family="text"/>
    <style:style style:name="T240_63" style:family="text"/>
    <style:style style:name="T240_64" style:family="text"/>
    <style:style style:name="T240_65" style:family="text"/>
    <style:style style:name="T240_66" style:family="text"/>
    <style:style style:name="T240_67" style:family="text"/>
    <style:style style:name="T240_68" style:family="text"/>
    <style:style style:name="T240_69" style:family="text"/>
    <style:style style:name="T240_70" style:family="text"/>
    <style:style style:name="T240_71" style:family="text"/>
    <style:style style:name="T240_72" style:family="text"/>
    <style:style style:name="T240_73" style:family="text"/>
    <style:style style:name="T240_74" style:family="text"/>
    <style:style style:name="T240_75" style:family="text"/>
    <style:style style:name="T240_76" style:family="text"/>
    <style:style style:name="T240_77" style:family="text"/>
    <style:style style:name="T240_78" style:family="text"/>
    <style:style style:name="T240_79" style:family="text"/>
    <style:style style:name="T240_80" style:family="text"/>
    <style:style style:name="T240_81" style:family="text"/>
    <style:style style:name="T240_82" style:family="text"/>
    <style:style style:name="T240_83" style:family="text"/>
    <style:style style:name="T240_84" style:family="text"/>
    <style:style style:name="T240_85" style:family="text"/>
    <style:style style:name="T240_86" style:family="text"/>
    <style:style style:name="T240_87" style:family="text"/>
    <style:style style:name="T240_88" style:family="text"/>
    <style:style style:name="T240_89" style:family="text"/>
    <style:style style:name="T240_90" style:family="text"/>
    <style:style style:name="T240_91" style:family="text"/>
    <style:style style:name="T240_92" style:family="text"/>
    <style:style style:name="T240_93" style:family="text"/>
    <style:style style:name="T240_94" style:family="text"/>
    <style:style style:name="T240_95" style:family="text"/>
    <style:style style:name="T240_96" style:family="text"/>
    <style:style style:name="T240_97" style:family="text"/>
    <style:style style:name="T240_98" style:family="text"/>
    <style:style style:name="T240_99" style:family="text"/>
    <style:style style:name="T240_100" style:family="text"/>
    <style:style style:name="T240_101" style:family="text"/>
    <style:style style:name="T240_102" style:family="text"/>
    <style:style style:name="T240_103" style:family="text"/>
    <style:style style:name="T240_104" style:family="text"/>
    <style:style style:name="T240_105" style:family="text"/>
    <style:style style:name="T240_106" style:family="text"/>
    <style:style style:name="P241" style:family="paragraph" style:parent-style-name="Standard">
      <style:paragraph-properties fo:text-align="justify" fo:break-before="auto" fo:line-height="115%" style:writing-mode="lr-tb"/>
    </style:style>
    <style:style style:name="P24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P243" style:family="paragraph" style:parent-style-name="Standard">
      <style:paragraph-properties fo:text-align="justify" fo:break-before="auto" fo:line-height="115%" style:writing-mode="lr-tb"/>
    </style:style>
    <style:style style:name="P244" style:family="paragraph" style:parent-style-name="Standard">
      <style:paragraph-properties fo:text-align="justify"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P245" style:family="paragraph" style:parent-style-name="Standard">
      <style:paragraph-properties fo:text-align="justify" fo:break-before="auto" fo:line-height="115%" style:writing-mode="lr-tb"/>
    </style:style>
    <style:style style:name="P246" style:family="paragraph" style:parent-style-name="Standard">
      <style:paragraph-properties fo:text-align="justify" fo:break-before="auto" fo:line-height="115%" style:writing-mode="lr-tb"/>
    </style:style>
    <style:style style:name="P247" style:family="paragraph" style:parent-style-name="Standard">
      <style:paragraph-properties fo:text-align="justify"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P248" style:family="paragraph" style:parent-style-name="Standard">
      <style:paragraph-properties fo:text-align="justify"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P249" style:family="paragraph" style:parent-style-name="Standard">
      <style:paragraph-properties fo:text-align="justify"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P250" style:family="paragraph" style:parent-style-name="Standard">
      <style:paragraph-properties fo:text-align="justify" fo:break-before="auto" fo:line-height="115%" style:writing-mode="lr-tb"/>
    </style:style>
    <style:style style:name="P251" style:family="paragraph" style:parent-style-name="Standard">
      <style:paragraph-properties fo:text-align="justify" fo:break-before="auto" fo:line-height="115%" style:writing-mode="lr-tb"/>
    </style:style>
    <style:style style:name="P252" style:family="paragraph" style:parent-style-name="Standard">
      <style:paragraph-properties fo:text-align="justify" fo:break-before="auto" fo:line-height="115%" style:writing-mode="lr-tb"/>
    </style:style>
    <style:style style:name="P253" style:family="paragraph" style:parent-style-name="Standard">
      <style:paragraph-properties fo:text-align="justify" fo:break-before="auto" fo:line-height="115%" style:writing-mode="lr-tb"/>
    </style:style>
    <style:style style:name="T253_1" style:family="text">
      <style:text-properties fo:font-size="24pt" style:font-size-asian="24pt" style:font-size-complex="24pt"/>
    </style:style>
    <style:style style:name="P254" style:family="paragraph" style:parent-style-name="Standard">
      <style:paragraph-properties fo:text-align="justify"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text-align="justify"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>
      <style:text-properties fo:color="#1155cc" style:text-underline-style="solid" style:text-underline-color="font-color"/>
    </style:style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T255_43" style:family="text"/>
    <style:style style:name="T255_44" style:family="text"/>
    <style:style style:name="T255_45" style:family="text"/>
    <style:style style:name="T255_46" style:family="text"/>
    <style:style style:name="T255_47" style:family="text"/>
    <style:style style:name="T255_48" style:family="text"/>
    <style:style style:name="T255_49" style:family="text"/>
    <style:style style:name="T255_50" style:family="text"/>
    <style:style style:name="T255_51" style:family="text"/>
    <style:style style:name="T255_52" style:family="text"/>
    <style:style style:name="T255_53" style:family="text"/>
    <style:style style:name="T255_54" style:family="text"/>
    <style:style style:name="T255_55" style:family="text"/>
    <style:style style:name="T255_56" style:family="text"/>
    <style:style style:name="T255_57" style:family="text"/>
    <style:style style:name="T255_58" style:family="text"/>
    <style:style style:name="T255_59" style:family="text"/>
    <style:style style:name="T255_60" style:family="text"/>
    <style:style style:name="T255_61" style:family="text"/>
    <style:style style:name="T255_62" style:family="text"/>
    <style:style style:name="T255_63" style:family="text"/>
    <style:style style:name="T255_64" style:family="text"/>
    <style:style style:name="T255_65" style:family="text"/>
    <style:style style:name="T255_66" style:family="text"/>
    <style:style style:name="T255_67" style:family="text"/>
    <style:style style:name="T255_68" style:family="text"/>
    <style:style style:name="T255_69" style:family="text"/>
    <style:style style:name="T255_70" style:family="text"/>
    <style:style style:name="T255_71" style:family="text"/>
    <style:style style:name="T255_72" style:family="text"/>
    <style:style style:name="T255_73" style:family="text"/>
    <style:style style:name="T255_74" style:family="text"/>
    <style:style style:name="T255_75" style:family="text"/>
    <style:style style:name="T255_76" style:family="text"/>
    <style:style style:name="T255_77" style:family="text"/>
    <style:style style:name="T255_78" style:family="text"/>
    <style:style style:name="T255_79" style:family="text"/>
    <style:style style:name="T255_80" style:family="text"/>
    <style:style style:name="T255_81" style:family="text"/>
    <style:style style:name="T255_82" style:family="text"/>
    <style:style style:name="T255_83" style:family="text"/>
    <style:style style:name="T255_84" style:family="text"/>
    <style:style style:name="T255_85" style:family="text"/>
    <style:style style:name="T255_86" style:family="text"/>
    <style:style style:name="T255_87" style:family="text"/>
    <style:style style:name="T255_88" style:family="text"/>
    <style:style style:name="T255_89" style:family="text"/>
    <style:style style:name="T255_90" style:family="text"/>
    <style:style style:name="T255_91" style:family="text"/>
    <style:style style:name="T255_92" style:family="text"/>
    <style:style style:name="T255_93" style:family="text"/>
    <style:style style:name="T255_94" style:family="text"/>
    <style:style style:name="T255_95" style:family="text"/>
    <style:style style:name="T255_96" style:family="text"/>
    <style:style style:name="T255_97" style:family="text"/>
    <style:style style:name="T255_98" style:family="text"/>
    <style:style style:name="T255_99" style:family="text"/>
    <style:style style:name="T255_100" style:family="text"/>
    <style:style style:name="T255_101" style:family="text"/>
    <style:style style:name="T255_102" style:family="text"/>
    <style:style style:name="T255_103" style:family="text"/>
    <style:style style:name="T255_104" style:family="text"/>
    <style:style style:name="T255_105" style:family="text"/>
    <style:style style:name="T255_106" style:family="text"/>
    <style:style style:name="T255_107" style:family="text"/>
    <style:style style:name="T255_108" style:family="text"/>
    <style:style style:name="T255_109" style:family="text"/>
    <style:style style:name="T255_110" style:family="text"/>
    <style:style style:name="T255_111" style:family="text"/>
    <style:style style:name="T255_112" style:family="text"/>
    <style:style style:name="T255_113" style:family="text"/>
    <style:style style:name="T255_114" style:family="text"/>
    <style:style style:name="T255_115" style:family="text"/>
    <style:style style:name="P256" style:family="paragraph" style:parent-style-name="Standard">
      <style:paragraph-properties fo:text-align="justify" fo:break-before="auto" fo:line-height="115%" style:writing-mode="lr-tb"/>
    </style:style>
    <style:style style:name="P257" style:family="paragraph" style:parent-style-name="Standard">
      <style:paragraph-properties fo:text-align="justify"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P258" style:family="paragraph" style:parent-style-name="Standard">
      <style:paragraph-properties fo:text-align="justify" fo:break-before="auto" fo:line-height="115%" style:writing-mode="lr-tb"/>
    </style:style>
    <style:style style:name="P259" style:family="paragraph" style:parent-style-name="Standard">
      <style:paragraph-properties fo:text-align="justify"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T259_48" style:family="text"/>
    <style:style style:name="T259_49" style:family="text"/>
    <style:style style:name="T259_50" style:family="text"/>
    <style:style style:name="T259_51" style:family="text"/>
    <style:style style:name="T259_52" style:family="text"/>
    <style:style style:name="T259_53" style:family="text"/>
    <style:style style:name="T259_54" style:family="text"/>
    <style:style style:name="T259_55" style:family="text"/>
    <style:style style:name="T259_56" style:family="text"/>
    <style:style style:name="T259_57" style:family="text"/>
    <style:style style:name="T259_58" style:family="text"/>
    <style:style style:name="T259_59" style:family="text"/>
    <style:style style:name="T259_60" style:family="text"/>
    <style:style style:name="T259_61" style:family="text"/>
    <style:style style:name="T259_62" style:family="text"/>
    <style:style style:name="T259_63" style:family="text"/>
    <style:style style:name="T259_64" style:family="text"/>
    <style:style style:name="T259_65" style:family="text"/>
    <style:style style:name="T259_66" style:family="text"/>
    <style:style style:name="T259_67" style:family="text"/>
    <style:style style:name="T259_68" style:family="text"/>
    <style:style style:name="T259_69" style:family="text"/>
    <style:style style:name="T259_70" style:family="text"/>
    <style:style style:name="T259_71" style:family="text"/>
    <style:style style:name="T259_72" style:family="text"/>
    <style:style style:name="T259_73" style:family="text"/>
    <style:style style:name="T259_74" style:family="text"/>
    <style:style style:name="T259_75" style:family="text"/>
    <style:style style:name="T259_76" style:family="text"/>
    <style:style style:name="T259_77" style:family="text"/>
    <style:style style:name="T259_78" style:family="text"/>
    <style:style style:name="T259_79" style:family="text"/>
    <style:style style:name="T259_80" style:family="text"/>
    <style:style style:name="T259_81" style:family="text"/>
    <style:style style:name="T259_82" style:family="text"/>
    <style:style style:name="T259_83" style:family="text"/>
    <style:style style:name="T259_84" style:family="text"/>
    <style:style style:name="T259_85" style:family="text"/>
    <style:style style:name="T259_86" style:family="text"/>
    <style:style style:name="T259_87" style:family="text"/>
    <style:style style:name="T259_88" style:family="text"/>
    <style:style style:name="T259_89" style:family="text"/>
    <style:style style:name="T259_90" style:family="text"/>
    <style:style style:name="T259_91" style:family="text"/>
    <style:style style:name="T259_92" style:family="text"/>
    <style:style style:name="T259_93" style:family="text"/>
    <style:style style:name="T259_94" style:family="text"/>
    <style:style style:name="T259_95" style:family="text"/>
    <style:style style:name="T259_96" style:family="text"/>
    <style:style style:name="T259_97" style:family="text"/>
    <style:style style:name="T259_98" style:family="text"/>
    <style:style style:name="T259_99" style:family="text"/>
    <style:style style:name="T259_100" style:family="text"/>
    <style:style style:name="T259_101" style:family="text"/>
    <style:style style:name="T259_102" style:family="text"/>
    <style:style style:name="T259_103" style:family="text"/>
    <style:style style:name="T259_104" style:family="text"/>
    <style:style style:name="P260" style:family="paragraph" style:parent-style-name="Standard">
      <style:paragraph-properties fo:text-align="justify" fo:break-before="auto" fo:line-height="115%" style:writing-mode="lr-tb"/>
    </style:style>
    <style:style style:name="P261" style:family="paragraph" style:parent-style-name="Standard">
      <style:paragraph-properties fo:text-align="justify" fo:break-before="auto" fo:line-height="115%" style:writing-mode="lr-tb"/>
    </style:style>
    <style:style style:name="P262" style:family="paragraph" style:parent-style-name="Standard">
      <style:paragraph-properties fo:text-align="justify" fo:break-before="auto" fo:line-height="115%" style:writing-mode="lr-tb"/>
    </style:style>
    <style:style style:name="P263" style:family="paragraph" style:parent-style-name="Standard">
      <style:paragraph-properties fo:text-align="justify" fo:break-before="auto" fo:line-height="115%" style:writing-mode="lr-tb"/>
    </style:style>
    <style:style style:name="P264" style:family="paragraph" style:parent-style-name="Standard">
      <style:paragraph-properties fo:text-align="justify" fo:break-before="auto" fo:line-height="115%" style:writing-mode="lr-tb"/>
    </style:style>
    <style:style style:name="P265" style:family="paragraph" style:parent-style-name="Standard">
      <style:paragraph-properties fo:text-align="justify" fo:break-before="auto" fo:line-height="115%" style:writing-mode="lr-tb"/>
    </style:style>
    <style:style style:name="T265_1" style:family="text">
      <style:text-properties fo:font-size="24pt" style:font-size-asian="24pt" style:font-size-complex="24pt"/>
    </style:style>
    <style:style style:name="T265_2" style:family="text">
      <style:text-properties fo:font-size="24pt" style:font-size-asian="24pt" style:font-size-complex="24pt"/>
    </style:style>
    <style:style style:name="T265_3" style:family="text">
      <style:text-properties fo:font-size="24pt" style:font-size-asian="24pt" style:font-size-complex="24pt"/>
    </style:style>
    <style:style style:name="T265_4" style:family="text">
      <style:text-properties fo:font-size="24pt" style:font-size-asian="24pt" style:font-size-complex="24pt"/>
    </style:style>
    <style:style style:name="T265_5" style:family="text">
      <style:text-properties fo:font-size="24pt" style:font-size-asian="24pt" style:font-size-complex="24pt"/>
    </style:style>
    <style:style style:name="T265_6" style:family="text">
      <style:text-properties fo:font-size="24pt" style:font-size-asian="24pt" style:font-size-complex="24pt"/>
    </style:style>
    <style:style style:name="T265_7" style:family="text">
      <style:text-properties fo:font-size="24pt" style:font-size-asian="24pt" style:font-size-complex="24pt"/>
    </style:style>
    <style:style style:name="T265_8" style:family="text">
      <style:text-properties fo:font-size="24pt" style:font-size-asian="24pt" style:font-size-complex="24pt"/>
    </style:style>
    <style:style style:name="T265_9" style:family="text">
      <style:text-properties fo:font-size="24pt" style:font-size-asian="24pt" style:font-size-complex="24pt"/>
    </style:style>
    <style:style style:name="T265_10" style:family="text">
      <style:text-properties fo:font-size="24pt" style:font-size-asian="24pt" style:font-size-complex="24pt"/>
    </style:style>
    <style:style style:name="T265_11" style:family="text">
      <style:text-properties fo:font-size="24pt" style:font-size-asian="24pt" style:font-size-complex="24pt"/>
    </style:style>
    <style:style style:name="P266" style:family="paragraph" style:parent-style-name="Standard">
      <style:paragraph-properties fo:text-align="justify"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P267" style:family="paragraph" style:parent-style-name="Standard">
      <style:paragraph-properties fo:text-align="justify" fo:break-before="auto" fo:line-height="115%" style:writing-mode="lr-tb"/>
    </style:style>
    <style:style style:name="P268" style:family="paragraph" style:parent-style-name="Standard">
      <style:paragraph-properties fo:text-align="justify"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P269" style:family="paragraph" style:parent-style-name="Standard">
      <style:paragraph-properties fo:text-align="justify" fo:break-before="auto" fo:line-height="115%" fo:margin-top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text-align="justify" fo:break-before="auto" fo:line-height="115%" fo:margin-top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/>
    <style:style style:name="T270_20" style:family="text"/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P271" style:family="paragraph" style:parent-style-name="Standard">
      <style:paragraph-properties fo:text-align="justify" fo:break-before="auto" fo:line-height="115%" fo:margin-top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P272" style:family="paragraph" style:parent-style-name="Standard">
      <style:paragraph-properties fo:text-align="justify" fo:break-before="auto" fo:line-height="115%" fo:margin-top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P273" style:family="paragraph" style:parent-style-name="Standard">
      <style:paragraph-properties fo:text-align="justify" fo:break-before="auto" fo:line-height="115%" fo:margin-top="0cm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T273_26" style:family="text"/>
    <style:style style:name="T273_27" style:family="text"/>
    <style:style style:name="T273_28" style:family="text"/>
    <style:style style:name="T273_29" style:family="text"/>
    <style:style style:name="T273_30" style:family="text"/>
    <style:style style:name="T273_31" style:family="text"/>
    <style:style style:name="T273_32" style:family="text"/>
    <style:style style:name="T273_33" style:family="text"/>
    <style:style style:name="T273_34" style:family="text"/>
    <style:style style:name="T273_35" style:family="text"/>
    <style:style style:name="T273_36" style:family="text"/>
    <style:style style:name="T273_37" style:family="text"/>
    <style:style style:name="T273_38" style:family="text"/>
    <style:style style:name="T273_39" style:family="text"/>
    <style:style style:name="T273_40" style:family="text"/>
    <style:style style:name="T273_41" style:family="text"/>
    <style:style style:name="T273_42" style:family="text"/>
    <style:style style:name="T273_43" style:family="text"/>
    <style:style style:name="T273_44" style:family="text"/>
    <style:style style:name="P274" style:family="paragraph" style:parent-style-name="Standard">
      <style:paragraph-properties fo:text-align="justify" fo:break-before="auto" fo:line-height="115%" fo:margin-top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T274_27" style:family="text"/>
    <style:style style:name="T274_28" style:family="text"/>
    <style:style style:name="T274_29" style:family="text"/>
    <style:style style:name="T274_30" style:family="text"/>
    <style:style style:name="T274_31" style:family="text"/>
    <style:style style:name="T274_32" style:family="text"/>
    <style:style style:name="T274_33" style:family="text"/>
    <style:style style:name="T274_34" style:family="text"/>
    <style:style style:name="T274_35" style:family="text"/>
    <style:style style:name="P275" style:family="paragraph" style:parent-style-name="Standard">
      <style:paragraph-properties fo:text-align="justify" fo:break-before="auto" fo:line-height="115%" fo:margin-top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T275_18" style:family="text"/>
    <style:style style:name="T275_19" style:family="text"/>
    <style:style style:name="T275_20" style:family="text"/>
    <style:style style:name="T275_21" style:family="text"/>
    <style:style style:name="T275_22" style:family="text"/>
    <style:style style:name="T275_23" style:family="text"/>
    <style:style style:name="T275_24" style:family="text"/>
    <style:style style:name="T275_25" style:family="text"/>
    <style:style style:name="T275_26" style:family="text"/>
    <style:style style:name="T275_27" style:family="text"/>
    <style:style style:name="T275_28" style:family="text"/>
    <style:style style:name="T275_29" style:family="text"/>
    <style:style style:name="T275_30" style:family="text"/>
    <style:style style:name="P27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P277" style:family="paragraph" style:parent-style-name="Standard">
      <style:paragraph-properties fo:text-align="justify" fo:break-before="auto" fo:line-height="115%" style:writing-mode="lr-tb"/>
    </style:style>
    <style:style style:name="P278" style:family="paragraph" style:parent-style-name="Standard">
      <style:paragraph-properties fo:text-align="justify" fo:break-before="auto" fo:line-height="115%" style:writing-mode="lr-tb"/>
    </style:style>
    <style:style style:name="P279" style:family="paragraph" style:parent-style-name="Standard">
      <style:paragraph-properties fo:text-align="justify"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P280" style:family="paragraph" style:parent-style-name="Standard">
      <style:paragraph-properties fo:text-align="justify" fo:break-before="auto" fo:line-height="115%" style:writing-mode="lr-tb"/>
    </style:style>
    <style:style style:name="P281" style:family="paragraph" style:parent-style-name="Standard">
      <style:paragraph-properties fo:text-align="justify" fo:break-before="auto" fo:line-height="115%" style:writing-mode="lr-tb"/>
    </style:style>
    <style:style style:name="P282" style:family="paragraph" style:parent-style-name="Standard">
      <style:paragraph-properties fo:text-align="justify" fo:break-before="auto" fo:line-height="115%" style:writing-mode="lr-tb"/>
    </style:style>
    <style:style style:name="P283" style:family="paragraph" style:parent-style-name="Standard">
      <style:paragraph-properties fo:text-align="justify" fo:break-before="auto" fo:line-height="115%" style:writing-mode="lr-tb"/>
    </style:style>
    <style:style style:name="P284" style:family="paragraph" style:parent-style-name="Standard">
      <style:paragraph-properties fo:text-align="justify" fo:break-before="auto" fo:line-height="115%" style:writing-mode="lr-tb"/>
    </style:style>
    <style:style style:name="P285" style:family="paragraph" style:parent-style-name="Standard">
      <style:paragraph-properties fo:text-align="justify" fo:break-before="auto" fo:line-height="115%" style:writing-mode="lr-tb"/>
    </style:style>
    <style:style style:name="T285_1" style:family="text">
      <style:text-properties fo:font-size="30pt" style:font-size-asian="30pt" style:font-size-complex="30pt"/>
    </style:style>
    <style:style style:name="P286" style:family="paragraph" style:parent-style-name="Standard">
      <style:paragraph-properties fo:text-align="justify"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P287" style:family="paragraph" style:parent-style-name="Standard">
      <style:paragraph-properties fo:text-align="justify" fo:break-before="auto" fo:line-height="115%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P288" style:family="paragraph" style:parent-style-name="Standard">
      <style:paragraph-properties fo:text-align="justify" fo:break-before="auto" fo:line-height="115%" fo:margin-top="0cm" style:writing-mode="lr-tb"/>
    </style:style>
    <style:style style:name="T288_1" style:family="text"/>
    <style:style style:name="P289" style:family="paragraph" style:parent-style-name="Standard">
      <style:paragraph-properties fo:text-align="justify" fo:break-before="auto" fo:line-height="115%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P290" style:family="paragraph" style:parent-style-name="Standard">
      <style:paragraph-properties fo:text-align="justify" fo:break-before="auto" fo:line-height="115%" fo:margin-top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P291" style:family="paragraph" style:parent-style-name="Standard">
      <style:paragraph-properties fo:text-align="justify" fo:break-before="auto" fo:line-height="115%" fo:margin-top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P292" style:family="paragraph" style:parent-style-name="Standard">
      <style:paragraph-properties fo:text-align="justify" fo:break-before="auto" fo:line-height="115%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P293" style:family="paragraph" style:parent-style-name="Standard">
      <style:paragraph-properties fo:text-align="justify" fo:break-before="auto" fo:line-height="115%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P294" style:family="paragraph" style:parent-style-name="Standard">
      <style:paragraph-properties fo:text-align="justify" fo:break-before="auto" fo:line-height="115%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P29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Standard">
      <style:paragraph-properties fo:break-before="auto" fo:line-height="115%" style:writing-mode="lr-tb"/>
    </style:style>
    <style:style style:name="P300" style:family="paragraph" style:parent-style-name="Standard">
      <style:paragraph-properties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size="24pt" style:font-size-asian="24pt" style:font-size-complex="24pt"/>
    </style:style>
    <style:style style:name="T301_2" style:family="text">
      <style:text-properties fo:font-size="24pt" style:font-size-asian="24pt" style:font-size-complex="24pt"/>
    </style:style>
    <style:style style:name="T301_3" style:family="text">
      <style:text-properties fo:font-size="24pt" style:font-size-asian="24pt" style:font-size-complex="24pt"/>
    </style:style>
    <style:style style:name="T301_4" style:family="text">
      <style:text-properties fo:font-size="24pt" style:font-size-asian="24pt" style:font-size-complex="24pt"/>
    </style:style>
    <style:style style:name="T301_5" style:family="text">
      <style:text-properties fo:font-size="24pt" style:font-size-asian="24pt" style:font-size-complex="24pt"/>
    </style:style>
    <style:style style:name="P302" style:family="paragraph" style:parent-style-name="Standard">
      <style:paragraph-properties fo:text-align="justify"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T302_33" style:family="text"/>
    <style:style style:name="T302_34" style:family="text"/>
    <style:style style:name="T302_35" style:family="text"/>
    <style:style style:name="T302_36" style:family="text"/>
    <style:style style:name="T302_37" style:family="text"/>
    <style:style style:name="T302_38" style:family="text"/>
    <style:style style:name="T302_39" style:family="text"/>
    <style:style style:name="T302_40" style:family="text"/>
    <style:style style:name="T302_41" style:family="text"/>
    <style:style style:name="T302_42" style:family="text"/>
    <style:style style:name="T302_43" style:family="text"/>
    <style:style style:name="T302_44" style:family="text"/>
    <style:style style:name="T302_45" style:family="text"/>
    <style:style style:name="T302_46" style:family="text"/>
    <style:style style:name="T302_47" style:family="text"/>
    <style:style style:name="T302_48" style:family="text"/>
    <style:style style:name="T302_49" style:family="text"/>
    <style:style style:name="T302_50" style:family="text"/>
    <style:style style:name="T302_51" style:family="text"/>
    <style:style style:name="P303" style:family="paragraph" style:parent-style-name="Standard">
      <style:paragraph-properties fo:text-align="justify" fo:break-before="auto" fo:line-height="115%" fo:margin-top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P30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304_1" style:family="text"/>
    <style:style style:name="T304_2" style:family="text"/>
    <style:style style:name="P305" style:family="paragraph" style:parent-style-name="Standard">
      <style:paragraph-properties fo:text-align="justify" fo:break-before="auto" fo:line-height="115%" style:writing-mode="lr-tb"/>
    </style:style>
    <style:style style:name="P306" style:family="paragraph" style:parent-style-name="Standard">
      <style:paragraph-properties fo:text-align="justify"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T306_51" style:family="text"/>
    <style:style style:name="T306_52" style:family="text"/>
    <style:style style:name="T306_53" style:family="text"/>
    <style:style style:name="T306_54" style:family="text"/>
    <style:style style:name="T306_55" style:family="text"/>
    <style:style style:name="T306_56" style:family="text"/>
    <style:style style:name="T306_57" style:family="text"/>
    <style:style style:name="T306_58" style:family="text"/>
    <style:style style:name="T306_59" style:family="text"/>
    <style:style style:name="T306_60" style:family="text"/>
    <style:style style:name="T306_61" style:family="text"/>
    <style:style style:name="T306_62" style:family="text"/>
    <style:style style:name="T306_63" style:family="text"/>
    <style:style style:name="T306_64" style:family="text"/>
    <style:style style:name="T306_65" style:family="text"/>
    <style:style style:name="T306_66" style:family="text"/>
    <style:style style:name="T306_67" style:family="text"/>
    <style:style style:name="T306_68" style:family="text"/>
    <style:style style:name="T306_69" style:family="text"/>
    <style:style style:name="T306_70" style:family="text"/>
    <style:style style:name="T306_71" style:family="text"/>
    <style:style style:name="T306_72" style:family="text"/>
    <style:style style:name="T306_73" style:family="text"/>
    <style:style style:name="T306_74" style:family="text"/>
    <style:style style:name="T306_75" style:family="text"/>
    <style:style style:name="T306_76" style:family="text"/>
    <style:style style:name="T306_77" style:family="text"/>
    <style:style style:name="T306_78" style:family="text"/>
    <style:style style:name="T306_79" style:family="text"/>
    <style:style style:name="T306_80" style:family="text"/>
    <style:style style:name="T306_81" style:family="text"/>
    <style:style style:name="T306_82" style:family="text"/>
    <style:style style:name="T306_83" style:family="text"/>
    <style:style style:name="T306_84" style:family="text"/>
    <style:style style:name="T306_85" style:family="text"/>
    <style:style style:name="T306_86" style:family="text"/>
    <style:style style:name="T306_87" style:family="text"/>
    <style:style style:name="T306_88" style:family="text"/>
    <style:style style:name="T306_89" style:family="text"/>
    <style:style style:name="T306_90" style:family="text"/>
    <style:style style:name="T306_91" style:family="text"/>
    <style:style style:name="T306_92" style:family="text"/>
    <style:style style:name="T306_93" style:family="text"/>
    <style:style style:name="T306_94" style:family="text"/>
    <style:style style:name="T306_95" style:family="text"/>
    <style:style style:name="T306_96" style:family="text"/>
    <style:style style:name="T306_97" style:family="text"/>
    <style:style style:name="T306_98" style:family="text"/>
    <style:style style:name="T306_99" style:family="text"/>
    <style:style style:name="T306_100" style:family="text"/>
    <style:style style:name="T306_101" style:family="text"/>
    <style:style style:name="T306_102" style:family="text"/>
    <style:style style:name="T306_103" style:family="text"/>
    <style:style style:name="T306_104" style:family="text"/>
    <style:style style:name="T306_105" style:family="text"/>
    <style:style style:name="T306_106" style:family="text"/>
    <style:style style:name="T306_107" style:family="text"/>
    <style:style style:name="T306_108" style:family="text"/>
    <style:style style:name="T306_109" style:family="text"/>
    <style:style style:name="T306_110" style:family="text"/>
    <style:style style:name="T306_111" style:family="text"/>
    <style:style style:name="T306_112" style:family="text"/>
    <style:style style:name="T306_113" style:family="text"/>
    <style:style style:name="T306_114" style:family="text"/>
    <style:style style:name="T306_115" style:family="text"/>
    <style:style style:name="T306_116" style:family="text"/>
    <style:style style:name="T306_117" style:family="text"/>
    <style:style style:name="T306_118" style:family="text"/>
    <style:style style:name="T306_119" style:family="text"/>
    <style:style style:name="T306_120" style:family="text"/>
    <style:style style:name="T306_121" style:family="text"/>
    <style:style style:name="T306_122" style:family="text"/>
    <style:style style:name="T306_123" style:family="text"/>
    <style:style style:name="T306_124" style:family="text"/>
    <style:style style:name="T306_125" style:family="text"/>
    <style:style style:name="T306_126" style:family="text"/>
    <style:style style:name="T306_127" style:family="text"/>
    <style:style style:name="T306_128" style:family="text"/>
    <style:style style:name="T306_129" style:family="text"/>
    <style:style style:name="T306_130" style:family="text"/>
    <style:style style:name="T306_131" style:family="text"/>
    <style:style style:name="T306_132" style:family="text"/>
    <style:style style:name="T306_133" style:family="text"/>
    <style:style style:name="T306_134" style:family="text"/>
    <style:style style:name="T306_135" style:family="text"/>
    <style:style style:name="T306_136" style:family="text"/>
    <style:style style:name="T306_137" style:family="text"/>
    <style:style style:name="T306_138" style:family="text"/>
    <style:style style:name="T306_139" style:family="text"/>
    <style:style style:name="T306_140" style:family="text"/>
    <style:style style:name="T306_141" style:family="text"/>
    <style:style style:name="T306_142" style:family="text"/>
    <style:style style:name="T306_143" style:family="text"/>
    <style:style style:name="T306_144" style:family="text"/>
    <style:style style:name="T306_145" style:family="text"/>
    <style:style style:name="T306_146" style:family="text"/>
    <style:style style:name="T306_147" style:family="text"/>
    <style:style style:name="T306_148" style:family="text"/>
    <style:style style:name="T306_149" style:family="text"/>
    <style:style style:name="T306_150" style:family="text"/>
    <style:style style:name="T306_151" style:family="text"/>
    <style:style style:name="T306_152" style:family="text"/>
    <style:style style:name="T306_153" style:family="text"/>
    <style:style style:name="T306_154" style:family="text"/>
    <style:style style:name="T306_155" style:family="text"/>
    <style:style style:name="T306_156" style:family="text"/>
    <style:style style:name="T306_157" style:family="text"/>
    <style:style style:name="T306_158" style:family="text"/>
    <style:style style:name="T306_159" style:family="text"/>
    <style:style style:name="T306_160" style:family="text"/>
    <style:style style:name="T306_161" style:family="text"/>
    <style:style style:name="T306_162" style:family="text"/>
    <style:style style:name="T306_163" style:family="text"/>
    <style:style style:name="T306_164" style:family="text"/>
    <style:style style:name="T306_165" style:family="text"/>
    <style:style style:name="T306_166" style:family="text"/>
    <style:style style:name="T306_167" style:family="text"/>
    <style:style style:name="T306_168" style:family="text"/>
    <style:style style:name="T306_169" style:family="text"/>
    <style:style style:name="T306_170" style:family="text"/>
    <style:style style:name="T306_171" style:family="text"/>
    <style:style style:name="T306_172" style:family="text"/>
    <style:style style:name="T306_173" style:family="text"/>
    <style:style style:name="T306_174" style:family="text"/>
    <style:style style:name="T306_175" style:family="text"/>
    <style:style style:name="T306_176" style:family="text"/>
    <style:style style:name="P307" style:family="paragraph" style:parent-style-name="Standard">
      <style:paragraph-properties fo:text-align="justify" fo:break-before="auto" fo:line-height="115%" style:writing-mode="lr-tb"/>
    </style:style>
    <style:style style:name="P308" style:family="paragraph" style:parent-style-name="Standard">
      <style:paragraph-properties fo:text-align="justify"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T308_32" style:family="text"/>
    <style:style style:name="T308_33" style:family="text"/>
    <style:style style:name="T308_34" style:family="text"/>
    <style:style style:name="T308_35" style:family="text"/>
    <style:style style:name="T308_36" style:family="text"/>
    <style:style style:name="T308_37" style:family="text"/>
    <style:style style:name="T308_38" style:family="text"/>
    <style:style style:name="T308_39" style:family="text"/>
    <style:style style:name="T308_40" style:family="text"/>
    <style:style style:name="T308_41" style:family="text"/>
    <style:style style:name="T308_42" style:family="text"/>
    <style:style style:name="T308_43" style:family="text"/>
    <style:style style:name="T308_44" style:family="text"/>
    <style:style style:name="T308_45" style:family="text"/>
    <style:style style:name="T308_46" style:family="text"/>
    <style:style style:name="T308_47" style:family="text"/>
    <style:style style:name="T308_48" style:family="text"/>
    <style:style style:name="T308_49" style:family="text"/>
    <style:style style:name="T308_50" style:family="text"/>
    <style:style style:name="T308_51" style:family="text"/>
    <style:style style:name="T308_52" style:family="text"/>
    <style:style style:name="T308_53" style:family="text"/>
    <style:style style:name="T308_54" style:family="text"/>
    <style:style style:name="T308_55" style:family="text"/>
    <style:style style:name="T308_56" style:family="text"/>
    <style:style style:name="T308_57" style:family="text"/>
    <style:style style:name="T308_58" style:family="text"/>
    <style:style style:name="T308_59" style:family="text"/>
    <style:style style:name="T308_60" style:family="text"/>
    <style:style style:name="T308_61" style:family="text"/>
    <style:style style:name="T308_62" style:family="text"/>
    <style:style style:name="T308_63" style:family="text"/>
    <style:style style:name="T308_64" style:family="text"/>
    <style:style style:name="T308_65" style:family="text"/>
    <style:style style:name="T308_66" style:family="text"/>
    <style:style style:name="T308_67" style:family="text"/>
    <style:style style:name="T308_68" style:family="text"/>
    <style:style style:name="T308_69" style:family="text"/>
    <style:style style:name="T308_70" style:family="text"/>
    <style:style style:name="T308_71" style:family="text"/>
    <style:style style:name="T308_72" style:family="text"/>
    <style:style style:name="T308_73" style:family="text"/>
    <style:style style:name="T308_74" style:family="text"/>
    <style:style style:name="T308_75" style:family="text"/>
    <style:style style:name="T308_76" style:family="text"/>
    <style:style style:name="T308_77" style:family="text"/>
    <style:style style:name="T308_78" style:family="text"/>
    <style:style style:name="T308_79" style:family="text"/>
    <style:style style:name="T308_80" style:family="text"/>
    <style:style style:name="T308_81" style:family="text"/>
    <style:style style:name="T308_82" style:family="text"/>
    <style:style style:name="T308_83" style:family="text"/>
    <style:style style:name="T308_84" style:family="text"/>
    <style:style style:name="T308_85" style:family="text"/>
    <style:style style:name="T308_86" style:family="text"/>
    <style:style style:name="T308_87" style:family="text"/>
    <style:style style:name="T308_88" style:family="text"/>
    <style:style style:name="T308_89" style:family="text"/>
    <style:style style:name="T308_90" style:family="text"/>
    <style:style style:name="T308_91" style:family="text"/>
    <style:style style:name="T308_92" style:family="text"/>
    <style:style style:name="T308_93" style:family="text"/>
    <style:style style:name="T308_94" style:family="text"/>
    <style:style style:name="T308_95" style:family="text"/>
    <style:style style:name="T308_96" style:family="text"/>
    <style:style style:name="P309" style:family="paragraph" style:parent-style-name="Standard">
      <style:paragraph-properties fo:text-align="justify" fo:break-before="auto" fo:line-height="115%" style:writing-mode="lr-tb"/>
    </style:style>
    <style:style style:name="P310" style:family="paragraph" style:parent-style-name="Standard">
      <style:paragraph-properties fo:text-align="justify"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T310_45" style:family="text"/>
    <style:style style:name="T310_46" style:family="text"/>
    <style:style style:name="T310_47" style:family="text"/>
    <style:style style:name="T310_48" style:family="text"/>
    <style:style style:name="T310_49" style:family="text"/>
    <style:style style:name="T310_50" style:family="text"/>
    <style:style style:name="T310_51" style:family="text"/>
    <style:style style:name="T310_52" style:family="text"/>
    <style:style style:name="T310_53" style:family="text"/>
    <style:style style:name="T310_54" style:family="text"/>
    <style:style style:name="T310_55" style:family="text"/>
    <style:style style:name="T310_56" style:family="text"/>
    <style:style style:name="T310_57" style:family="text"/>
    <style:style style:name="T310_58" style:family="text"/>
    <style:style style:name="T310_59" style:family="text"/>
    <style:style style:name="T310_60" style:family="text"/>
    <style:style style:name="T310_61" style:family="text"/>
    <style:style style:name="T310_62" style:family="text"/>
    <style:style style:name="T310_63" style:family="text"/>
    <style:style style:name="T310_64" style:family="text"/>
    <style:style style:name="T310_65" style:family="text"/>
    <style:style style:name="T310_66" style:family="text"/>
    <style:style style:name="T310_67" style:family="text"/>
    <style:style style:name="T310_68" style:family="text"/>
    <style:style style:name="T310_69" style:family="text"/>
    <style:style style:name="T310_70" style:family="text"/>
    <style:style style:name="T310_71" style:family="text"/>
    <style:style style:name="T310_72" style:family="text"/>
    <style:style style:name="T310_73" style:family="text"/>
    <style:style style:name="T310_74" style:family="text"/>
    <style:style style:name="T310_75" style:family="text"/>
    <style:style style:name="T310_76" style:family="text"/>
    <style:style style:name="T310_77" style:family="text"/>
    <style:style style:name="T310_78" style:family="text"/>
    <style:style style:name="T310_79" style:family="text"/>
    <style:style style:name="T310_80" style:family="text"/>
    <style:style style:name="P311" style:family="paragraph" style:parent-style-name="Standard">
      <style:paragraph-properties fo:text-align="justify" fo:break-before="auto" fo:line-height="115%" style:writing-mode="lr-tb"/>
    </style:style>
    <style:style style:name="P312" style:family="paragraph" style:parent-style-name="Standard">
      <style:paragraph-properties fo:text-align="justify"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T312_41" style:family="text"/>
    <style:style style:name="T312_42" style:family="text"/>
    <style:style style:name="T312_43" style:family="text"/>
    <style:style style:name="T312_44" style:family="text"/>
    <style:style style:name="T312_45" style:family="text"/>
    <style:style style:name="T312_46" style:family="text"/>
    <style:style style:name="T312_47" style:family="text"/>
    <style:style style:name="T312_48" style:family="text"/>
    <style:style style:name="T312_49" style:family="text"/>
    <style:style style:name="T312_50" style:family="text"/>
    <style:style style:name="T312_51" style:family="text"/>
    <style:style style:name="T312_52" style:family="text"/>
    <style:style style:name="T312_53" style:family="text"/>
    <style:style style:name="T312_54" style:family="text"/>
    <style:style style:name="T312_55" style:family="text"/>
    <style:style style:name="T312_56" style:family="text"/>
    <style:style style:name="T312_57" style:family="text"/>
    <style:style style:name="T312_58" style:family="text"/>
    <style:style style:name="T312_59" style:family="text"/>
    <style:style style:name="T312_60" style:family="text"/>
    <style:style style:name="T312_61" style:family="text"/>
    <style:style style:name="T312_62" style:family="text"/>
    <style:style style:name="T312_63" style:family="text"/>
    <style:style style:name="T312_64" style:family="text"/>
    <style:style style:name="T312_65" style:family="text"/>
    <style:style style:name="T312_66" style:family="text"/>
    <style:style style:name="T312_67" style:family="text"/>
    <style:style style:name="T312_68" style:family="text"/>
    <style:style style:name="T312_69" style:family="text"/>
    <style:style style:name="T312_70" style:family="text"/>
    <style:style style:name="T312_71" style:family="text"/>
    <style:style style:name="T312_72" style:family="text"/>
    <style:style style:name="T312_73" style:family="text"/>
    <style:style style:name="T312_74" style:family="text"/>
    <style:style style:name="T312_75" style:family="text"/>
    <style:style style:name="T312_76" style:family="text"/>
    <style:style style:name="T312_77" style:family="text"/>
    <style:style style:name="T312_78" style:family="text"/>
    <style:style style:name="P313" style:family="paragraph" style:parent-style-name="Standard">
      <style:paragraph-properties fo:text-align="justify" fo:break-before="auto" fo:line-height="115%" style:writing-mode="lr-tb"/>
    </style:style>
    <style:style style:name="P314" style:family="paragraph" style:parent-style-name="Standard">
      <style:paragraph-properties fo:text-align="justify"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T314_87" style:family="text"/>
    <style:style style:name="T314_88" style:family="text"/>
    <style:style style:name="T314_89" style:family="text"/>
    <style:style style:name="T314_90" style:family="text"/>
    <style:style style:name="T314_91" style:family="text"/>
    <style:style style:name="T314_92" style:family="text"/>
    <style:style style:name="T314_93" style:family="text"/>
    <style:style style:name="T314_94" style:family="text"/>
    <style:style style:name="T314_95" style:family="text"/>
    <style:style style:name="T314_96" style:family="text"/>
    <style:style style:name="T314_97" style:family="text"/>
    <style:style style:name="T314_98" style:family="text"/>
    <style:style style:name="T314_99" style:family="text"/>
    <style:style style:name="T314_100" style:family="text"/>
    <style:style style:name="T314_101" style:family="text"/>
    <style:style style:name="T314_102" style:family="text"/>
    <style:style style:name="T314_103" style:family="text"/>
    <style:style style:name="T314_104" style:family="text"/>
    <style:style style:name="T314_105" style:family="text"/>
    <style:style style:name="T314_106" style:family="text"/>
    <style:style style:name="T314_107" style:family="text"/>
    <style:style style:name="T314_108" style:family="text"/>
    <style:style style:name="T314_109" style:family="text"/>
    <style:style style:name="T314_110" style:family="text"/>
    <style:style style:name="T314_111" style:family="text"/>
    <style:style style:name="T314_112" style:family="text"/>
    <style:style style:name="T314_113" style:family="text"/>
    <style:style style:name="T314_114" style:family="text"/>
    <style:style style:name="T314_115" style:family="text"/>
    <style:style style:name="T314_116" style:family="text"/>
    <style:style style:name="T314_117" style:family="text"/>
    <style:style style:name="T314_118" style:family="text"/>
    <style:style style:name="T314_119" style:family="text"/>
    <style:style style:name="T314_120" style:family="text"/>
    <style:style style:name="T314_121" style:family="text"/>
    <style:style style:name="T314_122" style:family="text"/>
    <style:style style:name="T314_123" style:family="text"/>
    <style:style style:name="T314_124" style:family="text"/>
    <style:style style:name="T314_125" style:family="text"/>
    <style:style style:name="T314_126" style:family="text"/>
    <style:style style:name="T314_127" style:family="text"/>
    <style:style style:name="T314_128" style:family="text"/>
    <style:style style:name="T314_129" style:family="text"/>
    <style:style style:name="T314_130" style:family="text"/>
    <style:style style:name="T314_131" style:family="text"/>
    <style:style style:name="T314_132" style:family="text"/>
    <style:style style:name="T314_133" style:family="text"/>
    <style:style style:name="T314_134" style:family="text"/>
    <style:style style:name="T314_135" style:family="text"/>
    <style:style style:name="T314_136" style:family="text"/>
    <style:style style:name="T314_137" style:family="text"/>
    <style:style style:name="T314_138" style:family="text"/>
    <style:style style:name="T314_139" style:family="text"/>
    <style:style style:name="T314_140" style:family="text"/>
    <style:style style:name="T314_141" style:family="text"/>
    <style:style style:name="T314_142" style:family="text"/>
    <style:style style:name="T314_143" style:family="text"/>
    <style:style style:name="T314_144" style:family="text"/>
    <style:style style:name="T314_145" style:family="text"/>
    <style:style style:name="T314_146" style:family="text"/>
    <style:style style:name="T314_147" style:family="text"/>
    <style:style style:name="T314_148" style:family="text"/>
    <style:style style:name="T314_149" style:family="text"/>
    <style:style style:name="T314_150" style:family="text"/>
    <style:style style:name="T314_151" style:family="text"/>
    <style:style style:name="T314_152" style:family="text"/>
    <style:style style:name="T314_153" style:family="text"/>
    <style:style style:name="T314_154" style:family="text"/>
    <style:style style:name="T314_155" style:family="text"/>
    <style:style style:name="T314_156" style:family="text"/>
    <style:style style:name="T314_157" style:family="text"/>
    <style:style style:name="T314_158" style:family="text"/>
    <style:style style:name="T314_159" style:family="text"/>
    <style:style style:name="T314_160" style:family="text"/>
    <style:style style:name="T314_161" style:family="text"/>
    <style:style style:name="T314_162" style:family="text"/>
    <style:style style:name="T314_163" style:family="text"/>
    <style:style style:name="T314_164" style:family="text"/>
    <style:style style:name="T314_165" style:family="text"/>
    <style:style style:name="T314_166" style:family="text"/>
    <style:style style:name="T314_167" style:family="text"/>
    <style:style style:name="T314_168" style:family="text"/>
    <style:style style:name="T314_169" style:family="text"/>
    <style:style style:name="T314_170" style:family="text"/>
    <style:style style:name="T314_171" style:family="text"/>
    <style:style style:name="T314_172" style:family="text"/>
    <style:style style:name="T314_173" style:family="text"/>
    <style:style style:name="T314_174" style:family="text"/>
    <style:style style:name="T314_175" style:family="text"/>
    <style:style style:name="T314_176" style:family="text"/>
    <style:style style:name="T314_177" style:family="text"/>
    <style:style style:name="T314_178" style:family="text"/>
    <style:style style:name="T314_179" style:family="text"/>
    <style:style style:name="T314_180" style:family="text"/>
    <style:style style:name="T314_181" style:family="text"/>
    <style:style style:name="T314_182" style:family="text"/>
    <style:style style:name="T314_183" style:family="text"/>
    <style:style style:name="T314_184" style:family="text"/>
    <style:style style:name="T314_185" style:family="text"/>
    <style:style style:name="T314_186" style:family="text"/>
    <style:style style:name="T314_187" style:family="text"/>
    <style:style style:name="T314_188" style:family="text"/>
    <style:style style:name="T314_189" style:family="text"/>
    <style:style style:name="T314_190" style:family="text"/>
    <style:style style:name="T314_191" style:family="text"/>
    <style:style style:name="T314_192" style:family="text"/>
    <style:style style:name="T314_193" style:family="text"/>
    <style:style style:name="T314_194" style:family="text"/>
    <style:style style:name="T314_195" style:family="text"/>
    <style:style style:name="T314_196" style:family="text"/>
    <style:style style:name="T314_197" style:family="text"/>
    <style:style style:name="T314_198" style:family="text"/>
    <style:style style:name="T314_199" style:family="text"/>
    <style:style style:name="T314_200" style:family="text"/>
    <style:style style:name="T314_201" style:family="text"/>
    <style:style style:name="T314_202" style:family="text"/>
    <style:style style:name="T314_203" style:family="text"/>
    <style:style style:name="T314_204" style:family="text"/>
    <style:style style:name="T314_205" style:family="text"/>
    <style:style style:name="T314_206" style:family="text"/>
    <style:style style:name="T314_207" style:family="text"/>
    <style:style style:name="T314_208" style:family="text"/>
    <style:style style:name="T314_209" style:family="text"/>
    <style:style style:name="T314_210" style:family="text"/>
    <style:style style:name="T314_211" style:family="text"/>
    <style:style style:name="T314_212" style:family="text"/>
    <style:style style:name="T314_213" style:family="text"/>
    <style:style style:name="T314_214" style:family="text"/>
    <style:style style:name="T314_215" style:family="text"/>
    <style:style style:name="T314_216" style:family="text"/>
    <style:style style:name="T314_217" style:family="text"/>
    <style:style style:name="T314_218" style:family="text"/>
    <style:style style:name="T314_219" style:family="text"/>
    <style:style style:name="T314_220" style:family="text"/>
    <style:style style:name="T314_221" style:family="text"/>
    <style:style style:name="T314_222" style:family="text"/>
    <style:style style:name="T314_223" style:family="text"/>
    <style:style style:name="T314_224" style:family="text"/>
    <style:style style:name="T314_225" style:family="text"/>
    <style:style style:name="T314_226" style:family="text"/>
    <style:style style:name="T314_227" style:family="text"/>
    <style:style style:name="T314_228" style:family="text"/>
    <style:style style:name="T314_229" style:family="text"/>
    <style:style style:name="T314_230" style:family="text"/>
    <style:style style:name="T314_231" style:family="text"/>
    <style:style style:name="T314_232" style:family="text"/>
    <style:style style:name="T314_233" style:family="text"/>
    <style:style style:name="T314_234" style:family="text"/>
    <style:style style:name="T314_235" style:family="text"/>
    <style:style style:name="T314_236" style:family="text"/>
    <style:style style:name="T314_237" style:family="text"/>
    <style:style style:name="T314_238" style:family="text"/>
    <style:style style:name="T314_239" style:family="text"/>
    <style:style style:name="P315" style:family="paragraph" style:parent-style-name="Standard">
      <style:paragraph-properties fo:text-align="justify" fo:break-before="auto" fo:line-height="115%" style:writing-mode="lr-tb"/>
    </style:style>
    <style:style style:name="P316" style:family="paragraph" style:parent-style-name="Standard">
      <style:paragraph-properties fo:text-align="justify" fo:break-before="auto" fo:line-height="115%" style:writing-mode="lr-tb"/>
    </style:style>
    <style:style style:name="P317" style:family="paragraph" style:parent-style-name="Standard">
      <style:paragraph-properties fo:text-align="justify" fo:break-before="auto" fo:line-height="115%" style:writing-mode="lr-tb"/>
    </style:style>
    <style:style style:name="P318" style:family="paragraph" style:parent-style-name="Standard">
      <style:paragraph-properties fo:text-align="justify" fo:break-before="auto" fo:line-height="115%" style:writing-mode="lr-tb"/>
    </style:style>
    <style:style style:name="P319" style:family="paragraph" style:parent-style-name="Standard">
      <style:paragraph-properties fo:text-align="justify" fo:break-before="auto" fo:line-height="115%" style:writing-mode="lr-tb"/>
    </style:style>
    <style:style style:name="P320" style:family="paragraph" style:parent-style-name="Standard">
      <style:paragraph-properties fo:break-before="auto" fo:line-height="115%" style:writing-mode="lr-tb"/>
      <style:text-properties fo:font-size="24pt" style:font-size-asian="24pt" style:font-size-complex="24pt"/>
    </style:style>
    <style:style style:name="P321" style:family="paragraph" style:parent-style-name="Standard">
      <style:paragraph-properties fo:text-align="justify" fo:break-before="auto" fo:line-height="115%" style:writing-mode="lr-tb"/>
    </style:style>
    <style:style style:name="T321_1" style:family="text">
      <style:text-properties fo:font-size="24pt" style:font-size-asian="24pt" style:font-size-complex="24pt"/>
    </style:style>
    <style:style style:name="T321_2" style:family="text">
      <style:text-properties fo:font-size="24pt" style:font-size-asian="24pt" style:font-size-complex="24pt"/>
    </style:style>
    <style:style style:name="T321_3" style:family="text">
      <style:text-properties fo:font-size="24pt" style:font-size-asian="24pt" style:font-size-complex="24pt"/>
    </style:style>
    <style:style style:name="T321_4" style:family="text">
      <style:text-properties fo:font-size="24pt" style:font-size-asian="24pt" style:font-size-complex="24pt"/>
    </style:style>
    <style:style style:name="P322" style:family="paragraph" style:parent-style-name="Standard">
      <style:paragraph-properties fo:text-align="justify"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T322_40" style:family="text"/>
    <style:style style:name="P323" style:family="paragraph" style:parent-style-name="Standard">
      <style:paragraph-properties fo:text-align="justify" fo:break-before="auto" fo:line-height="115%" style:writing-mode="lr-tb"/>
    </style:style>
    <style:style style:name="P324" style:family="paragraph" style:parent-style-name="Standard">
      <style:paragraph-properties fo:text-align="justify" fo:break-before="auto" fo:line-height="115%" style:writing-mode="lr-tb"/>
    </style:style>
    <style:style style:name="P325" style:family="paragraph" style:parent-style-name="Standard">
      <style:paragraph-properties fo:text-align="justify" fo:break-before="auto" fo:line-height="115%" style:writing-mode="lr-tb"/>
    </style:style>
    <style:style style:name="T325_1" style:family="text">
      <style:text-properties fo:font-size="24pt" style:font-size-asian="24pt" style:font-size-complex="24pt"/>
    </style:style>
    <style:style style:name="T325_2" style:family="text">
      <style:text-properties fo:font-size="24pt" style:font-size-asian="24pt" style:font-size-complex="24pt"/>
    </style:style>
    <style:style style:name="T325_3" style:family="text">
      <style:text-properties fo:font-size="24pt" style:font-size-asian="24pt" style:font-size-complex="24pt"/>
    </style:style>
    <style:style style:name="T325_4" style:family="text">
      <style:text-properties fo:font-size="24pt" style:font-size-asian="24pt" style:font-size-complex="24pt"/>
    </style:style>
    <style:style style:name="T325_5" style:family="text">
      <style:text-properties fo:font-size="24pt" style:font-size-asian="24pt" style:font-size-complex="24pt"/>
    </style:style>
    <style:style style:name="T325_6" style:family="text">
      <style:text-properties fo:font-size="24pt" style:font-size-asian="24pt" style:font-size-complex="24pt"/>
    </style:style>
    <style:style style:name="T325_7" style:family="text">
      <style:text-properties fo:font-size="24pt" style:font-size-asian="24pt" style:font-size-complex="24pt"/>
    </style:style>
    <style:style style:name="T325_8" style:family="text">
      <style:text-properties fo:font-size="24pt" style:font-size-asian="24pt" style:font-size-complex="24pt"/>
    </style:style>
    <style:style style:name="T325_9" style:family="text">
      <style:text-properties fo:font-size="24pt" style:font-size-asian="24pt" style:font-size-complex="24pt"/>
    </style:style>
    <style:style style:name="P326" style:family="paragraph" style:parent-style-name="Standard">
      <style:paragraph-properties fo:text-align="justify" fo:break-before="auto" fo:line-height="115%" style:writing-mode="lr-tb"/>
      <style:text-properties fo:font-size="24pt" style:font-size-asian="24pt" style:font-size-complex="24pt"/>
    </style:style>
    <style:style style:name="P327" style:family="paragraph" style:parent-style-name="Standard">
      <style:paragraph-properties fo:text-align="justify" fo:break-before="auto" fo:line-height="115%" style:writing-mode="lr-tb"/>
    </style:style>
    <style:style style:name="T327_1" style:family="text">
      <style:text-properties fo:font-size="24pt" style:font-size-asian="24pt" style:font-size-complex="24pt"/>
    </style:style>
    <style:style style:name="T327_2" style:family="text">
      <style:text-properties fo:font-size="24pt" style:font-size-asian="24pt" style:font-size-complex="24pt"/>
    </style:style>
    <style:style style:name="T327_3" style:family="text">
      <style:text-properties fo:font-size="24pt" style:font-size-asian="24pt" style:font-size-complex="24pt"/>
    </style:style>
    <style:style style:name="P328" style:family="paragraph" style:parent-style-name="Standard">
      <style:paragraph-properties fo:text-align="justify"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P329" style:family="paragraph" style:parent-style-name="Standard">
      <style:paragraph-properties fo:text-align="justify"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T329_38" style:family="text"/>
    <style:style style:name="T329_39" style:family="text"/>
    <style:style style:name="T329_40" style:family="text"/>
    <style:style style:name="T329_41" style:family="text"/>
    <style:style style:name="T329_42" style:family="text"/>
    <style:style style:name="T329_43" style:family="text"/>
    <style:style style:name="T329_44" style:family="text"/>
    <style:style style:name="T329_45" style:family="text"/>
    <style:style style:name="T329_46" style:family="text"/>
    <style:style style:name="T329_47" style:family="text"/>
    <style:style style:name="T329_48" style:family="text"/>
    <style:style style:name="T329_49" style:family="text"/>
    <style:style style:name="P330" style:family="paragraph" style:parent-style-name="Standard">
      <style:paragraph-properties fo:text-align="justify"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P331" style:family="paragraph" style:parent-style-name="Standard">
      <style:paragraph-properties fo:text-align="justify" fo:break-before="auto" fo:line-height="115%" style:writing-mode="lr-tb"/>
    </style:style>
    <style:style style:name="T331_1" style:family="text">
      <style:text-properties fo:font-size="14pt" style:font-size-asian="14pt" style:font-size-complex="14pt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T332_1" style:family="text">
      <style:text-properties fo:font-size="14pt" style:font-size-asian="14pt" style:font-size-complex="14pt"/>
    </style:style>
    <style:style style:name="P333" style:family="paragraph" style:parent-style-name="Standard">
      <style:paragraph-properties fo:text-align="justify" fo:break-before="auto" fo:line-height="115%" style:writing-mode="lr-tb"/>
    </style:style>
    <style:style style:name="T333_1" style:family="text">
      <style:text-properties fo:font-size="14pt" style:font-size-asian="14pt" style:font-size-complex="14pt"/>
    </style:style>
    <style:style style:name="P334" style:family="paragraph" style:parent-style-name="Standard">
      <style:paragraph-properties fo:text-align="justify"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T334_49" style:family="text"/>
    <style:style style:name="T334_50" style:family="text"/>
    <style:style style:name="T334_51" style:family="text"/>
    <style:style style:name="T334_52" style:family="text"/>
    <style:style style:name="T334_53" style:family="text"/>
    <style:style style:name="T334_54" style:family="text"/>
    <style:style style:name="T334_55" style:family="text"/>
    <style:style style:name="T334_56" style:family="text"/>
    <style:style style:name="T334_57" style:family="text"/>
    <style:style style:name="T334_58" style:family="text"/>
    <style:style style:name="T334_59" style:family="text"/>
    <style:style style:name="T334_60" style:family="text"/>
    <style:style style:name="T334_61" style:family="text"/>
    <style:style style:name="T334_62" style:family="text"/>
    <style:style style:name="T334_63" style:family="text"/>
    <style:style style:name="T334_64" style:family="text"/>
    <style:style style:name="T334_65" style:family="text"/>
    <style:style style:name="T334_66" style:family="text"/>
    <style:style style:name="T334_67" style:family="text"/>
    <style:style style:name="T334_68" style:family="text"/>
    <style:style style:name="T334_69" style:family="text"/>
    <style:style style:name="T334_70" style:family="text"/>
    <style:style style:name="T334_71" style:family="text"/>
    <style:style style:name="T334_72" style:family="text"/>
    <style:style style:name="T334_73" style:family="text"/>
    <style:style style:name="T334_74" style:family="text"/>
    <style:style style:name="T334_75" style:family="text"/>
    <style:style style:name="T334_76" style:family="text"/>
    <style:style style:name="T334_77" style:family="text"/>
    <style:style style:name="T334_78" style:family="text"/>
    <style:style style:name="T334_79" style:family="text"/>
    <style:style style:name="T334_80" style:family="text"/>
    <style:style style:name="T334_81" style:family="text"/>
    <style:style style:name="T334_82" style:family="text"/>
    <style:style style:name="T334_83" style:family="text"/>
    <style:style style:name="T334_84" style:family="text"/>
    <style:style style:name="T334_85" style:family="text"/>
    <style:style style:name="T334_86" style:family="text"/>
    <style:style style:name="T334_87" style:family="text"/>
    <style:style style:name="T334_88" style:family="text"/>
    <style:style style:name="T334_89" style:family="text"/>
    <style:style style:name="T334_90" style:family="text"/>
    <style:style style:name="T334_91" style:family="text"/>
    <style:style style:name="T334_92" style:family="text"/>
    <style:style style:name="T334_93" style:family="text"/>
    <style:style style:name="T334_94" style:family="text"/>
    <style:style style:name="T334_95" style:family="text"/>
    <style:style style:name="T334_96" style:family="text"/>
    <style:style style:name="T334_97" style:family="text"/>
    <style:style style:name="T334_98" style:family="text"/>
    <style:style style:name="T334_99" style:family="text"/>
    <style:style style:name="T334_100" style:family="text"/>
    <style:style style:name="T334_101" style:family="text"/>
    <style:style style:name="T334_102" style:family="text"/>
    <style:style style:name="T334_103" style:family="text"/>
    <style:style style:name="T334_104" style:family="text"/>
    <style:style style:name="T334_105" style:family="text"/>
    <style:style style:name="T334_106" style:family="text"/>
    <style:style style:name="T334_107" style:family="text"/>
    <style:style style:name="T334_108" style:family="text"/>
    <style:style style:name="T334_109" style:family="text"/>
    <style:style style:name="T334_110" style:family="text"/>
    <style:style style:name="T334_111" style:family="text"/>
    <style:style style:name="T334_112" style:family="text"/>
    <style:style style:name="T334_113" style:family="text"/>
    <style:style style:name="T334_114" style:family="text"/>
    <style:style style:name="P335" style:family="paragraph" style:parent-style-name="Standard">
      <style:paragraph-properties fo:text-align="justify" fo:break-before="auto" fo:line-height="115%" style:writing-mode="lr-tb"/>
    </style:style>
    <style:style style:name="P336" style:family="paragraph" style:parent-style-name="Standard">
      <style:paragraph-properties fo:text-align="justify"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T336_78" style:family="text"/>
    <style:style style:name="T336_79" style:family="text"/>
    <style:style style:name="T336_80" style:family="text"/>
    <style:style style:name="T336_81" style:family="text"/>
    <style:style style:name="T336_82" style:family="text"/>
    <style:style style:name="T336_83" style:family="text"/>
    <style:style style:name="T336_84" style:family="text"/>
    <style:style style:name="T336_85" style:family="text"/>
    <style:style style:name="T336_86" style:family="text"/>
    <style:style style:name="T336_87" style:family="text"/>
    <style:style style:name="T336_88" style:family="text"/>
    <style:style style:name="P337" style:family="paragraph" style:parent-style-name="Standard">
      <style:paragraph-properties fo:text-align="justify" fo:break-before="auto" fo:line-height="115%" style:writing-mode="lr-tb"/>
    </style:style>
    <style:style style:name="P338" style:family="paragraph" style:parent-style-name="Standard">
      <style:paragraph-properties fo:text-align="justify"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T338_23" style:family="text"/>
    <style:style style:name="T338_24" style:family="text"/>
    <style:style style:name="T338_25" style:family="text"/>
    <style:style style:name="T338_26" style:family="text"/>
    <style:style style:name="T338_27" style:family="text"/>
    <style:style style:name="T338_28" style:family="text"/>
    <style:style style:name="T338_29" style:family="text"/>
    <style:style style:name="T338_30" style:family="text"/>
    <style:style style:name="T338_31" style:family="text"/>
    <style:style style:name="T338_32" style:family="text"/>
    <style:style style:name="T338_33" style:family="text"/>
    <style:style style:name="T338_34" style:family="text"/>
    <style:style style:name="T338_35" style:family="text"/>
    <style:style style:name="T338_36" style:family="text"/>
    <style:style style:name="T338_37" style:family="text"/>
    <style:style style:name="T338_38" style:family="text"/>
    <style:style style:name="T338_39" style:family="text"/>
    <style:style style:name="T338_40" style:family="text"/>
    <style:style style:name="T338_41" style:family="text"/>
    <style:style style:name="T338_42" style:family="text"/>
    <style:style style:name="T338_43" style:family="text"/>
    <style:style style:name="T338_44" style:family="text"/>
    <style:style style:name="T338_45" style:family="text"/>
    <style:style style:name="T338_46" style:family="text"/>
    <style:style style:name="T338_47" style:family="text"/>
    <style:style style:name="T338_48" style:family="text"/>
    <style:style style:name="T338_49" style:family="text"/>
    <style:style style:name="T338_50" style:family="text"/>
    <style:style style:name="T338_51" style:family="text"/>
    <style:style style:name="T338_52" style:family="text"/>
    <style:style style:name="T338_53" style:family="text"/>
    <style:style style:name="T338_54" style:family="text"/>
    <style:style style:name="P339" style:family="paragraph" style:parent-style-name="Standard">
      <style:paragraph-properties fo:text-align="justify" fo:break-before="auto" fo:line-height="115%" style:writing-mode="lr-tb"/>
    </style:style>
    <style:style style:name="P340" style:family="paragraph" style:parent-style-name="Standard">
      <style:paragraph-properties fo:text-align="justify"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T340_39" style:family="text"/>
    <style:style style:name="T340_40" style:family="text"/>
    <style:style style:name="T340_41" style:family="text"/>
    <style:style style:name="T340_42" style:family="text"/>
    <style:style style:name="T340_43" style:family="text"/>
    <style:style style:name="T340_44" style:family="text"/>
    <style:style style:name="T340_45" style:family="text"/>
    <style:style style:name="T340_46" style:family="text"/>
    <style:style style:name="T340_47" style:family="text"/>
    <style:style style:name="T340_48" style:family="text"/>
    <style:style style:name="T340_49" style:family="text"/>
    <style:style style:name="T340_50" style:family="text"/>
    <style:style style:name="T340_51" style:family="text"/>
    <style:style style:name="T340_52" style:family="text"/>
    <style:style style:name="T340_53" style:family="text"/>
    <style:style style:name="T340_54" style:family="text"/>
    <style:style style:name="T340_55" style:family="text"/>
    <style:style style:name="T340_56" style:family="text"/>
    <style:style style:name="T340_57" style:family="text"/>
    <style:style style:name="T340_58" style:family="text"/>
    <style:style style:name="T340_59" style:family="text"/>
    <style:style style:name="T340_60" style:family="text"/>
    <style:style style:name="T340_61" style:family="text"/>
    <style:style style:name="T340_62" style:family="text"/>
    <style:style style:name="T340_63" style:family="text"/>
    <style:style style:name="T340_64" style:family="text"/>
    <style:style style:name="T340_65" style:family="text"/>
    <style:style style:name="T340_66" style:family="text"/>
    <style:style style:name="T340_67" style:family="text"/>
    <style:style style:name="T340_68" style:family="text"/>
    <style:style style:name="T340_69" style:family="text"/>
    <style:style style:name="T340_70" style:family="text"/>
    <style:style style:name="T340_71" style:family="text"/>
    <style:style style:name="T340_72" style:family="text"/>
    <style:style style:name="T340_73" style:family="text"/>
    <style:style style:name="T340_74" style:family="text"/>
    <style:style style:name="T340_75" style:family="text"/>
    <style:style style:name="T340_76" style:family="text"/>
    <style:style style:name="T340_77" style:family="text"/>
    <style:style style:name="T340_78" style:family="text"/>
    <style:style style:name="T340_79" style:family="text"/>
    <style:style style:name="T340_80" style:family="text"/>
    <style:style style:name="T340_81" style:family="text"/>
    <style:style style:name="T340_82" style:family="text"/>
    <style:style style:name="T340_83" style:family="text"/>
    <style:style style:name="T340_84" style:family="text"/>
    <style:style style:name="T340_85" style:family="text"/>
    <style:style style:name="T340_86" style:family="text"/>
    <style:style style:name="T340_87" style:family="text"/>
    <style:style style:name="T340_88" style:family="text"/>
    <style:style style:name="T340_89" style:family="text"/>
    <style:style style:name="T340_90" style:family="text"/>
    <style:style style:name="T340_91" style:family="text"/>
    <style:style style:name="T340_92" style:family="text"/>
    <style:style style:name="T340_93" style:family="text"/>
    <style:style style:name="T340_94" style:family="text"/>
    <style:style style:name="T340_95" style:family="text"/>
    <style:style style:name="T340_96" style:family="text"/>
    <style:style style:name="T340_97" style:family="text"/>
    <style:style style:name="T340_98" style:family="text"/>
    <style:style style:name="T340_99" style:family="text"/>
    <style:style style:name="T340_100" style:family="text"/>
    <style:style style:name="T340_101" style:family="text"/>
    <style:style style:name="T340_102" style:family="text"/>
    <style:style style:name="T340_103" style:family="text"/>
    <style:style style:name="T340_104" style:family="text"/>
    <style:style style:name="T340_105" style:family="text"/>
    <style:style style:name="T340_106" style:family="text"/>
    <style:style style:name="T340_107" style:family="text"/>
    <style:style style:name="T340_108" style:family="text"/>
    <style:style style:name="T340_109" style:family="text"/>
    <style:style style:name="T340_110" style:family="text"/>
    <style:style style:name="T340_111" style:family="text"/>
    <style:style style:name="T340_112" style:family="text"/>
    <style:style style:name="T340_113" style:family="text"/>
    <style:style style:name="T340_114" style:family="text"/>
    <style:style style:name="P341" style:family="paragraph" style:parent-style-name="Standard">
      <style:paragraph-properties fo:text-align="justify" fo:break-before="auto" fo:line-height="115%" style:writing-mode="lr-tb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T342_47" style:family="text"/>
    <style:style style:name="T342_48" style:family="text"/>
    <style:style style:name="T342_49" style:family="text"/>
    <style:style style:name="T342_50" style:family="text"/>
    <style:style style:name="T342_51" style:family="text"/>
    <style:style style:name="T342_52" style:family="text"/>
    <style:style style:name="T342_53" style:family="text"/>
    <style:style style:name="T342_54" style:family="text"/>
    <style:style style:name="T342_55" style:family="text"/>
    <style:style style:name="T342_56" style:family="text"/>
    <style:style style:name="T342_57" style:family="text"/>
    <style:style style:name="T342_58" style:family="text"/>
    <style:style style:name="T342_59" style:family="text"/>
    <style:style style:name="T342_60" style:family="text"/>
    <style:style style:name="T342_61" style:family="text"/>
    <style:style style:name="T342_62" style:family="text"/>
    <style:style style:name="T342_63" style:family="text"/>
    <style:style style:name="T342_64" style:family="text"/>
    <style:style style:name="T342_65" style:family="text"/>
    <style:style style:name="T342_66" style:family="text"/>
    <style:style style:name="T342_67" style:family="text"/>
    <style:style style:name="T342_68" style:family="text"/>
    <style:style style:name="T342_69" style:family="text"/>
    <style:style style:name="T342_70" style:family="text"/>
    <style:style style:name="T342_71" style:family="text"/>
    <style:style style:name="T342_72" style:family="text"/>
    <style:style style:name="T342_73" style:family="text"/>
    <style:style style:name="T342_74" style:family="text"/>
    <style:style style:name="T342_75" style:family="text"/>
    <style:style style:name="T342_76" style:family="text"/>
    <style:style style:name="T342_77" style:family="text"/>
    <style:style style:name="T342_78" style:family="text"/>
    <style:style style:name="T342_79" style:family="text"/>
    <style:style style:name="T342_80" style:family="text"/>
    <style:style style:name="T342_81" style:family="text"/>
    <style:style style:name="T342_82" style:family="text"/>
    <style:style style:name="T342_83" style:family="text"/>
    <style:style style:name="T342_84" style:family="text"/>
    <style:style style:name="T342_85" style:family="text"/>
    <style:style style:name="T342_86" style:family="text"/>
    <style:style style:name="T342_87" style:family="text"/>
    <style:style style:name="T342_88" style:family="text"/>
    <style:style style:name="T342_89" style:family="text"/>
    <style:style style:name="T342_90" style:family="text"/>
    <style:style style:name="T342_91" style:family="text"/>
    <style:style style:name="T342_92" style:family="text"/>
    <style:style style:name="T342_93" style:family="text"/>
    <style:style style:name="T342_94" style:family="text"/>
    <style:style style:name="T342_95" style:family="text"/>
    <style:style style:name="T342_96" style:family="text"/>
    <style:style style:name="T342_97" style:family="text"/>
    <style:style style:name="T342_98" style:family="text"/>
    <style:style style:name="T342_99" style:family="text"/>
    <style:style style:name="T342_100" style:family="text"/>
    <style:style style:name="T342_101" style:family="text"/>
    <style:style style:name="T342_102" style:family="text"/>
    <style:style style:name="T342_103" style:family="text"/>
    <style:style style:name="T342_104" style:family="text"/>
    <style:style style:name="T342_105" style:family="text"/>
    <style:style style:name="T342_106" style:family="text"/>
    <style:style style:name="T342_107" style:family="text"/>
    <style:style style:name="T342_108" style:family="text"/>
    <style:style style:name="T342_109" style:family="text"/>
    <style:style style:name="T342_110" style:family="text"/>
    <style:style style:name="T342_111" style:family="text"/>
    <style:style style:name="T342_112" style:family="text"/>
    <style:style style:name="T342_113" style:family="text"/>
    <style:style style:name="T342_114" style:family="text"/>
    <style:style style:name="T342_115" style:family="text"/>
    <style:style style:name="T342_116" style:family="text"/>
    <style:style style:name="T342_117" style:family="text"/>
    <style:style style:name="T342_118" style:family="text"/>
    <style:style style:name="T342_119" style:family="text"/>
    <style:style style:name="T342_120" style:family="text"/>
    <style:style style:name="T342_121" style:family="text"/>
    <style:style style:name="T342_122" style:family="text"/>
    <style:style style:name="T342_123" style:family="text"/>
    <style:style style:name="T342_124" style:family="text"/>
    <style:style style:name="T342_125" style:family="text"/>
    <style:style style:name="T342_126" style:family="text"/>
    <style:style style:name="T342_127" style:family="text"/>
    <style:style style:name="T342_128" style:family="text"/>
    <style:style style:name="T342_129" style:family="text"/>
    <style:style style:name="T342_130" style:family="text"/>
    <style:style style:name="T342_131" style:family="text"/>
    <style:style style:name="T342_132" style:family="text"/>
    <style:style style:name="T342_133" style:family="text"/>
    <style:style style:name="T342_134" style:family="text"/>
    <style:style style:name="T342_135" style:family="text"/>
    <style:style style:name="T342_136" style:family="text"/>
    <style:style style:name="T342_137" style:family="text"/>
    <style:style style:name="T342_138" style:family="text"/>
    <style:style style:name="T342_139" style:family="text"/>
    <style:style style:name="T342_140" style:family="text"/>
    <style:style style:name="T342_141" style:family="text"/>
    <style:style style:name="T342_142" style:family="text"/>
    <style:style style:name="T342_143" style:family="text"/>
    <style:style style:name="T342_144" style:family="text"/>
    <style:style style:name="T342_145" style:family="text"/>
    <style:style style:name="T342_146" style:family="text"/>
    <style:style style:name="T342_147" style:family="text"/>
    <style:style style:name="T342_148" style:family="text"/>
    <style:style style:name="T342_149" style:family="text"/>
    <style:style style:name="T342_150" style:family="text"/>
    <style:style style:name="T342_151" style:family="text"/>
    <style:style style:name="T342_152" style:family="text"/>
    <style:style style:name="T342_153" style:family="text"/>
    <style:style style:name="T342_154" style:family="text"/>
    <style:style style:name="T342_155" style:family="text"/>
    <style:style style:name="T342_156" style:family="text"/>
    <style:style style:name="T342_157" style:family="text"/>
    <style:style style:name="T342_158" style:family="text"/>
    <style:style style:name="T342_159" style:family="text"/>
    <style:style style:name="T342_160" style:family="text"/>
    <style:style style:name="P343" style:family="paragraph" style:parent-style-name="Standard">
      <style:paragraph-properties fo:text-align="justify"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T343_29" style:family="text"/>
    <style:style style:name="T343_30" style:family="text"/>
    <style:style style:name="T343_31" style:family="text"/>
    <style:style style:name="T343_32" style:family="text"/>
    <style:style style:name="T343_33" style:family="text"/>
    <style:style style:name="T343_34" style:family="text"/>
    <style:style style:name="T343_35" style:family="text"/>
    <style:style style:name="T343_36" style:family="text"/>
    <style:style style:name="T343_37" style:family="text"/>
    <style:style style:name="T343_38" style:family="text"/>
    <style:style style:name="T343_39" style:family="text"/>
    <style:style style:name="T343_40" style:family="text"/>
    <style:style style:name="T343_41" style:family="text"/>
    <style:style style:name="T343_42" style:family="text"/>
    <style:style style:name="T343_43" style:family="text"/>
    <style:style style:name="T343_44" style:family="text"/>
    <style:style style:name="T343_45" style:family="text"/>
    <style:style style:name="T343_46" style:family="text"/>
    <style:style style:name="T343_47" style:family="text"/>
    <style:style style:name="T343_48" style:family="text"/>
    <style:style style:name="T343_49" style:family="text"/>
    <style:style style:name="T343_50" style:family="text"/>
    <style:style style:name="T343_51" style:family="text"/>
    <style:style style:name="T343_52" style:family="text"/>
    <style:style style:name="T343_53" style:family="text"/>
    <style:style style:name="T343_54" style:family="text"/>
    <style:style style:name="T343_55" style:family="text"/>
    <style:style style:name="T343_56" style:family="text"/>
    <style:style style:name="T343_57" style:family="text"/>
    <style:style style:name="T343_58" style:family="text"/>
    <style:style style:name="T343_59" style:family="text"/>
    <style:style style:name="T343_60" style:family="text"/>
    <style:style style:name="T343_61" style:family="text"/>
    <style:style style:name="T343_62" style:family="text"/>
    <style:style style:name="T343_63" style:family="text"/>
    <style:style style:name="T343_64" style:family="text"/>
    <style:style style:name="P344" style:family="paragraph" style:parent-style-name="Standard">
      <style:paragraph-properties fo:text-align="justify" fo:break-before="auto" fo:line-height="115%" style:writing-mode="lr-tb"/>
    </style:style>
    <style:style style:name="P345" style:family="paragraph" style:parent-style-name="Standard">
      <style:paragraph-properties fo:text-align="justify"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P346" style:family="paragraph" style:parent-style-name="Standard">
      <style:paragraph-properties fo:text-align="justify" fo:break-before="auto" fo:line-height="115%" style:writing-mode="lr-tb"/>
    </style:style>
    <style:style style:name="P347" style:family="paragraph" style:parent-style-name="Standard">
      <style:paragraph-properties fo:text-align="justify"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T347_32" style:family="text"/>
    <style:style style:name="T347_33" style:family="text"/>
    <style:style style:name="T347_34" style:family="text"/>
    <style:style style:name="T347_35" style:family="text"/>
    <style:style style:name="T347_36" style:family="text"/>
    <style:style style:name="T347_37" style:family="text"/>
    <style:style style:name="T347_38" style:family="text"/>
    <style:style style:name="P348" style:family="paragraph" style:parent-style-name="Standard">
      <style:paragraph-properties fo:text-align="justify" fo:break-before="auto" fo:line-height="115%" style:writing-mode="lr-tb"/>
    </style:style>
    <style:style style:name="P349" style:family="paragraph" style:parent-style-name="Standard">
      <style:paragraph-properties fo:text-align="justify" fo:break-before="auto" fo:line-height="115%" style:writing-mode="lr-tb"/>
    </style:style>
    <style:style style:name="P350" style:family="paragraph" style:parent-style-name="Standard">
      <style:paragraph-properties fo:text-align="justify" fo:break-before="auto" fo:line-height="115%" style:writing-mode="lr-tb"/>
    </style:style>
    <style:style style:name="T350_1" style:family="text">
      <style:text-properties fo:font-size="14pt" style:font-size-asian="14pt" style:font-size-complex="14pt"/>
    </style:style>
    <style:style style:name="P351" style:family="paragraph" style:parent-style-name="Standard">
      <style:paragraph-properties fo:text-align="justify"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T351_30" style:family="text"/>
    <style:style style:name="T351_31" style:family="text"/>
    <style:style style:name="T351_32" style:family="text"/>
    <style:style style:name="T351_33" style:family="text"/>
    <style:style style:name="T351_34" style:family="text"/>
    <style:style style:name="T351_35" style:family="text"/>
    <style:style style:name="T351_36" style:family="text"/>
    <style:style style:name="T351_37" style:family="text"/>
    <style:style style:name="T351_38" style:family="text"/>
    <style:style style:name="T351_39" style:family="text"/>
    <style:style style:name="T351_40" style:family="text"/>
    <style:style style:name="T351_41" style:family="text"/>
    <style:style style:name="T351_42" style:family="text"/>
    <style:style style:name="T351_43" style:family="text"/>
    <style:style style:name="T351_44" style:family="text"/>
    <style:style style:name="T351_45" style:family="text"/>
    <style:style style:name="T351_46" style:family="text"/>
    <style:style style:name="T351_47" style:family="text"/>
    <style:style style:name="T351_48" style:family="text"/>
    <style:style style:name="T351_49" style:family="text"/>
    <style:style style:name="T351_50" style:family="text"/>
    <style:style style:name="T351_51" style:family="text"/>
    <style:style style:name="T351_52" style:family="text"/>
    <style:style style:name="P352" style:family="paragraph" style:parent-style-name="Standard">
      <style:paragraph-properties fo:text-align="justify" fo:break-before="auto" fo:line-height="115%" style:writing-mode="lr-tb"/>
    </style:style>
    <style:style style:name="P353" style:family="paragraph" style:parent-style-name="Standard">
      <style:paragraph-properties fo:text-align="justify"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T353_30" style:family="text"/>
    <style:style style:name="T353_31" style:family="text"/>
    <style:style style:name="T353_32" style:family="text"/>
    <style:style style:name="T353_33" style:family="text"/>
    <style:style style:name="T353_34" style:family="text"/>
    <style:style style:name="T353_35" style:family="text"/>
    <style:style style:name="T353_36" style:family="text"/>
    <style:style style:name="T353_37" style:family="text"/>
    <style:style style:name="T353_38" style:family="text"/>
    <style:style style:name="T353_39" style:family="text"/>
    <style:style style:name="T353_40" style:family="text"/>
    <style:style style:name="T353_41" style:family="text"/>
    <style:style style:name="T353_42" style:family="text"/>
    <style:style style:name="P354" style:family="paragraph" style:parent-style-name="Standard">
      <style:paragraph-properties fo:text-align="justify" fo:break-before="auto" fo:line-height="115%" style:writing-mode="lr-tb"/>
    </style:style>
    <style:style style:name="P355" style:family="paragraph" style:parent-style-name="Standard">
      <style:paragraph-properties fo:text-align="justify"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T355_28" style:family="text"/>
    <style:style style:name="T355_29" style:family="text"/>
    <style:style style:name="T355_30" style:family="text"/>
    <style:style style:name="T355_31" style:family="text"/>
    <style:style style:name="T355_32" style:family="text"/>
    <style:style style:name="T355_33" style:family="text"/>
    <style:style style:name="T355_34" style:family="text"/>
    <style:style style:name="T355_35" style:family="text"/>
    <style:style style:name="T355_36" style:family="text"/>
    <style:style style:name="T355_37" style:family="text"/>
    <style:style style:name="T355_38" style:family="text"/>
    <style:style style:name="T355_39" style:family="text"/>
    <style:style style:name="T355_40" style:family="text"/>
    <style:style style:name="T355_41" style:family="text"/>
    <style:style style:name="T355_42" style:family="text"/>
    <style:style style:name="T355_43" style:family="text"/>
    <style:style style:name="T355_44" style:family="text"/>
    <style:style style:name="T355_45" style:family="text"/>
    <style:style style:name="T355_46" style:family="text"/>
    <style:style style:name="T355_47" style:family="text"/>
    <style:style style:name="T355_48" style:family="text"/>
    <style:style style:name="T355_49" style:family="text"/>
    <style:style style:name="T355_50" style:family="text"/>
    <style:style style:name="T355_51" style:family="text"/>
    <style:style style:name="T355_52" style:family="text"/>
    <style:style style:name="T355_53" style:family="text"/>
    <style:style style:name="T355_54" style:family="text"/>
    <style:style style:name="T355_55" style:family="text"/>
    <style:style style:name="T355_56" style:family="text"/>
    <style:style style:name="T355_57" style:family="text"/>
    <style:style style:name="T355_58" style:family="text"/>
    <style:style style:name="T355_59" style:family="text"/>
    <style:style style:name="T355_60" style:family="text"/>
    <style:style style:name="T355_61" style:family="text"/>
    <style:style style:name="T355_62" style:family="text"/>
    <style:style style:name="T355_63" style:family="text"/>
    <style:style style:name="T355_64" style:family="text"/>
    <style:style style:name="T355_65" style:family="text"/>
    <style:style style:name="T355_66" style:family="text"/>
    <style:style style:name="T355_67" style:family="text"/>
    <style:style style:name="T355_68" style:family="text"/>
    <style:style style:name="T355_69" style:family="text"/>
    <style:style style:name="T355_70" style:family="text"/>
    <style:style style:name="T355_71" style:family="text"/>
    <style:style style:name="T355_72" style:family="text"/>
    <style:style style:name="T355_73" style:family="text"/>
    <style:style style:name="T355_74" style:family="text"/>
    <style:style style:name="T355_75" style:family="text"/>
    <style:style style:name="T355_76" style:family="text"/>
    <style:style style:name="P356" style:family="paragraph" style:parent-style-name="Standard">
      <style:paragraph-properties fo:text-align="justify" fo:break-before="auto" fo:line-height="115%" style:writing-mode="lr-tb"/>
    </style:style>
    <style:style style:name="P357" style:family="paragraph" style:parent-style-name="Standard">
      <style:paragraph-properties fo:text-align="justify"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T357_24" style:family="text"/>
    <style:style style:name="T357_25" style:family="text"/>
    <style:style style:name="T357_26" style:family="text"/>
    <style:style style:name="T357_27" style:family="text"/>
    <style:style style:name="T357_28" style:family="text"/>
    <style:style style:name="T357_29" style:family="text"/>
    <style:style style:name="T357_30" style:family="text"/>
    <style:style style:name="T357_31" style:family="text"/>
    <style:style style:name="T357_32" style:family="text"/>
    <style:style style:name="T357_33" style:family="text"/>
    <style:style style:name="T357_34" style:family="text"/>
    <style:style style:name="T357_35" style:family="text"/>
    <style:style style:name="T357_36" style:family="text"/>
    <style:style style:name="T357_37" style:family="text"/>
    <style:style style:name="T357_38" style:family="text"/>
    <style:style style:name="T357_39" style:family="text"/>
    <style:style style:name="T357_40" style:family="text"/>
    <style:style style:name="T357_41" style:family="text"/>
    <style:style style:name="T357_42" style:family="text"/>
    <style:style style:name="T357_43" style:family="text"/>
    <style:style style:name="T357_44" style:family="text"/>
    <style:style style:name="T357_45" style:family="text"/>
    <style:style style:name="T357_46" style:family="text"/>
    <style:style style:name="T357_47" style:family="text"/>
    <style:style style:name="T357_48" style:family="text"/>
    <style:style style:name="P358" style:family="paragraph" style:parent-style-name="Standard">
      <style:paragraph-properties fo:text-align="justify" fo:break-before="auto" fo:line-height="115%" style:writing-mode="lr-tb"/>
    </style:style>
    <style:style style:name="P359" style:family="paragraph" style:parent-style-name="Standard">
      <style:paragraph-properties fo:text-align="justify"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T359_20" style:family="text"/>
    <style:style style:name="T359_21" style:family="text"/>
    <style:style style:name="T359_22" style:family="text"/>
    <style:style style:name="T359_23" style:family="text"/>
    <style:style style:name="T359_24" style:family="text"/>
    <style:style style:name="T359_25" style:family="text"/>
    <style:style style:name="T359_26" style:family="text"/>
    <style:style style:name="T359_27" style:family="text"/>
    <style:style style:name="T359_28" style:family="text"/>
    <style:style style:name="T359_29" style:family="text"/>
    <style:style style:name="T359_30" style:family="text"/>
    <style:style style:name="T359_31" style:family="text"/>
    <style:style style:name="T359_32" style:family="text"/>
    <style:style style:name="T359_33" style:family="text"/>
    <style:style style:name="T359_34" style:family="text"/>
    <style:style style:name="T359_35" style:family="text"/>
    <style:style style:name="T359_36" style:family="text"/>
    <style:style style:name="T359_37" style:family="text"/>
    <style:style style:name="T359_38" style:family="text"/>
    <style:style style:name="T359_39" style:family="text"/>
    <style:style style:name="T359_40" style:family="text"/>
    <style:style style:name="T359_41" style:family="text"/>
    <style:style style:name="T359_42" style:family="text"/>
    <style:style style:name="T359_43" style:family="text"/>
    <style:style style:name="T359_44" style:family="text"/>
    <style:style style:name="P360" style:family="paragraph" style:parent-style-name="Standard">
      <style:paragraph-properties fo:text-align="justify" fo:break-before="auto" fo:line-height="115%" style:writing-mode="lr-tb"/>
    </style:style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T361_48" style:family="text"/>
    <style:style style:name="T361_49" style:family="text"/>
    <style:style style:name="T361_50" style:family="text"/>
    <style:style style:name="T361_51" style:family="text"/>
    <style:style style:name="T361_52" style:family="text"/>
    <style:style style:name="T361_53" style:family="text"/>
    <style:style style:name="T361_54" style:family="text"/>
    <style:style style:name="T361_55" style:family="text"/>
    <style:style style:name="T361_56" style:family="text"/>
    <style:style style:name="T361_57" style:family="text"/>
    <style:style style:name="T361_58" style:family="text"/>
    <style:style style:name="T361_59" style:family="text"/>
    <style:style style:name="T361_60" style:family="text"/>
    <style:style style:name="T361_61" style:family="text"/>
    <style:style style:name="T361_62" style:family="text"/>
    <style:style style:name="T361_63" style:family="text"/>
    <style:style style:name="T361_64" style:family="text"/>
    <style:style style:name="T361_65" style:family="text"/>
    <style:style style:name="T361_66" style:family="text"/>
    <style:style style:name="T361_67" style:family="text"/>
    <style:style style:name="T361_68" style:family="text"/>
    <style:style style:name="T361_69" style:family="text"/>
    <style:style style:name="T361_70" style:family="text"/>
    <style:style style:name="T361_71" style:family="text"/>
    <style:style style:name="T361_72" style:family="text"/>
    <style:style style:name="P362" style:family="paragraph" style:parent-style-name="Standard">
      <style:paragraph-properties fo:text-align="justify" fo:break-before="auto" fo:line-height="115%" style:writing-mode="lr-tb"/>
    </style:style>
    <style:style style:name="P363" style:family="paragraph" style:parent-style-name="Standard">
      <style:paragraph-properties fo:text-align="justify"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T363_9" style:family="text"/>
    <style:style style:name="T363_10" style:family="text"/>
    <style:style style:name="T363_11" style:family="text"/>
    <style:style style:name="T363_12" style:family="text"/>
    <style:style style:name="T363_13" style:family="text"/>
    <style:style style:name="T363_14" style:family="text"/>
    <style:style style:name="T363_15" style:family="text"/>
    <style:style style:name="T363_16" style:family="text"/>
    <style:style style:name="T363_17" style:family="text"/>
    <style:style style:name="T363_18" style:family="text"/>
    <style:style style:name="T363_19" style:family="text"/>
    <style:style style:name="T363_20" style:family="text"/>
    <style:style style:name="T363_21" style:family="text"/>
    <style:style style:name="T363_22" style:family="text"/>
    <style:style style:name="T363_23" style:family="text"/>
    <style:style style:name="T363_24" style:family="text"/>
    <style:style style:name="T363_25" style:family="text"/>
    <style:style style:name="T363_26" style:family="text"/>
    <style:style style:name="T363_27" style:family="text"/>
    <style:style style:name="T363_28" style:family="text"/>
    <style:style style:name="T363_29" style:family="text"/>
    <style:style style:name="T363_30" style:family="text"/>
    <style:style style:name="T363_31" style:family="text"/>
    <style:style style:name="T363_32" style:family="text"/>
    <style:style style:name="T363_33" style:family="text"/>
    <style:style style:name="T363_34" style:family="text"/>
    <style:style style:name="T363_35" style:family="text"/>
    <style:style style:name="T363_36" style:family="text"/>
    <style:style style:name="T363_37" style:family="text"/>
    <style:style style:name="T363_38" style:family="text"/>
    <style:style style:name="T363_39" style:family="text"/>
    <style:style style:name="T363_40" style:family="text"/>
    <style:style style:name="T363_41" style:family="text"/>
    <style:style style:name="T363_42" style:family="text"/>
    <style:style style:name="T363_43" style:family="text"/>
    <style:style style:name="T363_44" style:family="text"/>
    <style:style style:name="T363_45" style:family="text"/>
    <style:style style:name="T363_46" style:family="text"/>
    <style:style style:name="T363_47" style:family="text"/>
    <style:style style:name="T363_48" style:family="text"/>
    <style:style style:name="T363_49" style:family="text"/>
    <style:style style:name="T363_50" style:family="text"/>
    <style:style style:name="T363_51" style:family="text"/>
    <style:style style:name="T363_52" style:family="text"/>
    <style:style style:name="T363_53" style:family="text"/>
    <style:style style:name="T363_54" style:family="text"/>
    <style:style style:name="T363_55" style:family="text"/>
    <style:style style:name="T363_56" style:family="text"/>
    <style:style style:name="T363_57" style:family="text"/>
    <style:style style:name="T363_58" style:family="text"/>
    <style:style style:name="T363_59" style:family="text"/>
    <style:style style:name="T363_60" style:family="text"/>
    <style:style style:name="T363_61" style:family="text"/>
    <style:style style:name="T363_62" style:family="text"/>
    <style:style style:name="T363_63" style:family="text"/>
    <style:style style:name="T363_64" style:family="text"/>
    <style:style style:name="T363_65" style:family="text"/>
    <style:style style:name="T363_66" style:family="text"/>
    <style:style style:name="T363_67" style:family="text"/>
    <style:style style:name="T363_68" style:family="text"/>
    <style:style style:name="T363_69" style:family="text"/>
    <style:style style:name="T363_70" style:family="text"/>
    <style:style style:name="T363_71" style:family="text"/>
    <style:style style:name="T363_72" style:family="text"/>
    <style:style style:name="T363_73" style:family="text"/>
    <style:style style:name="T363_74" style:family="text"/>
    <style:style style:name="T363_75" style:family="text"/>
    <style:style style:name="T363_76" style:family="text"/>
    <style:style style:name="P364" style:family="paragraph" style:parent-style-name="Standard">
      <style:paragraph-properties fo:text-align="justify" fo:break-before="auto" fo:line-height="115%" style:writing-mode="lr-tb"/>
    </style:style>
    <style:style style:name="P365" style:family="paragraph" style:parent-style-name="Standard">
      <style:paragraph-properties fo:text-align="justify"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T365_9" style:family="text"/>
    <style:style style:name="T365_10" style:family="text"/>
    <style:style style:name="T365_11" style:family="text"/>
    <style:style style:name="T365_12" style:family="text"/>
    <style:style style:name="T365_13" style:family="text"/>
    <style:style style:name="T365_14" style:family="text"/>
    <style:style style:name="T365_15" style:family="text"/>
    <style:style style:name="T365_16" style:family="text"/>
    <style:style style:name="T365_17" style:family="text"/>
    <style:style style:name="T365_18" style:family="text"/>
    <style:style style:name="T365_19" style:family="text"/>
    <style:style style:name="T365_20" style:family="text"/>
    <style:style style:name="T365_21" style:family="text"/>
    <style:style style:name="T365_22" style:family="text"/>
    <style:style style:name="T365_23" style:family="text"/>
    <style:style style:name="T365_24" style:family="text"/>
    <style:style style:name="T365_25" style:family="text"/>
    <style:style style:name="T365_26" style:family="text"/>
    <style:style style:name="T365_27" style:family="text"/>
    <style:style style:name="T365_28" style:family="text"/>
    <style:style style:name="T365_29" style:family="text"/>
    <style:style style:name="T365_30" style:family="text"/>
    <style:style style:name="T365_31" style:family="text"/>
    <style:style style:name="T365_32" style:family="text"/>
    <style:style style:name="T365_33" style:family="text"/>
    <style:style style:name="T365_34" style:family="text"/>
    <style:style style:name="T365_35" style:family="text"/>
    <style:style style:name="T365_36" style:family="text"/>
    <style:style style:name="T365_37" style:family="text"/>
    <style:style style:name="T365_38" style:family="text"/>
    <style:style style:name="P366" style:family="paragraph" style:parent-style-name="Standard">
      <style:paragraph-properties fo:text-align="justify" fo:break-before="auto" fo:line-height="115%" style:writing-mode="lr-tb"/>
    </style:style>
    <style:style style:name="P367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368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369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370" style:family="paragraph" style:parent-style-name="Standard">
      <style:paragraph-properties fo:text-align="justify" fo:break-before="auto" fo:line-height="115%" style:writing-mode="lr-tb"/>
    </style:style>
    <style:style style:name="T370_1" style:family="text">
      <style:text-properties fo:font-size="14pt" style:font-size-asian="14pt" style:font-size-complex="14pt"/>
    </style:style>
    <style:style style:name="P371" style:family="paragraph" style:parent-style-name="Standard">
      <style:paragraph-properties fo:text-align="justify"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T371_17" style:family="text"/>
    <style:style style:name="T371_18" style:family="text"/>
    <style:style style:name="T371_19" style:family="text"/>
    <style:style style:name="T371_20" style:family="text"/>
    <style:style style:name="T371_21" style:family="text"/>
    <style:style style:name="T371_22" style:family="text"/>
    <style:style style:name="T371_23" style:family="text"/>
    <style:style style:name="T371_24" style:family="text"/>
    <style:style style:name="T371_25" style:family="text"/>
    <style:style style:name="T371_26" style:family="text"/>
    <style:style style:name="T371_27" style:family="text"/>
    <style:style style:name="T371_28" style:family="text"/>
    <style:style style:name="T371_29" style:family="text"/>
    <style:style style:name="T371_30" style:family="text"/>
    <style:style style:name="T371_31" style:family="text"/>
    <style:style style:name="T371_32" style:family="text"/>
    <style:style style:name="T371_33" style:family="text"/>
    <style:style style:name="T371_34" style:family="text"/>
    <style:style style:name="T371_35" style:family="text"/>
    <style:style style:name="T371_36" style:family="text"/>
    <style:style style:name="T371_37" style:family="text"/>
    <style:style style:name="T371_38" style:family="text"/>
    <style:style style:name="P372" style:family="paragraph" style:parent-style-name="Standard">
      <style:paragraph-properties fo:text-align="justify" fo:break-before="auto" fo:line-height="115%" style:writing-mode="lr-tb"/>
    </style:style>
    <style:style style:name="P373" style:family="paragraph" style:parent-style-name="Standard">
      <style:paragraph-properties fo:text-align="justify"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T373_27" style:family="text"/>
    <style:style style:name="T373_28" style:family="text"/>
    <style:style style:name="T373_29" style:family="text"/>
    <style:style style:name="T373_30" style:family="text"/>
    <style:style style:name="T373_31" style:family="text"/>
    <style:style style:name="T373_32" style:family="text"/>
    <style:style style:name="T373_33" style:family="text"/>
    <style:style style:name="T373_34" style:family="text"/>
    <style:style style:name="T373_35" style:family="text"/>
    <style:style style:name="T373_36" style:family="text"/>
    <style:style style:name="T373_37" style:family="text"/>
    <style:style style:name="T373_38" style:family="text"/>
    <style:style style:name="T373_39" style:family="text"/>
    <style:style style:name="T373_40" style:family="text"/>
    <style:style style:name="T373_41" style:family="text"/>
    <style:style style:name="T373_42" style:family="text"/>
    <style:style style:name="T373_43" style:family="text"/>
    <style:style style:name="T373_44" style:family="text"/>
    <style:style style:name="T373_45" style:family="text"/>
    <style:style style:name="T373_46" style:family="text"/>
    <style:style style:name="T373_47" style:family="text"/>
    <style:style style:name="T373_48" style:family="text"/>
    <style:style style:name="T373_49" style:family="text"/>
    <style:style style:name="T373_50" style:family="text"/>
    <style:style style:name="T373_51" style:family="text"/>
    <style:style style:name="T373_52" style:family="text"/>
    <style:style style:name="T373_53" style:family="text"/>
    <style:style style:name="T373_54" style:family="text"/>
    <style:style style:name="T373_55" style:family="text"/>
    <style:style style:name="T373_56" style:family="text"/>
    <style:style style:name="T373_57" style:family="text"/>
    <style:style style:name="T373_58" style:family="text"/>
    <style:style style:name="T373_59" style:family="text"/>
    <style:style style:name="T373_60" style:family="text"/>
    <style:style style:name="T373_61" style:family="text"/>
    <style:style style:name="T373_62" style:family="text"/>
    <style:style style:name="T373_63" style:family="text"/>
    <style:style style:name="T373_64" style:family="text"/>
    <style:style style:name="T373_65" style:family="text"/>
    <style:style style:name="T373_66" style:family="text"/>
    <style:style style:name="T373_67" style:family="text"/>
    <style:style style:name="T373_68" style:family="text"/>
    <style:style style:name="T373_69" style:family="text"/>
    <style:style style:name="T373_70" style:family="text"/>
    <style:style style:name="T373_71" style:family="text"/>
    <style:style style:name="T373_72" style:family="text"/>
    <style:style style:name="T373_73" style:family="text"/>
    <style:style style:name="T373_74" style:family="text"/>
    <style:style style:name="T373_75" style:family="text"/>
    <style:style style:name="T373_76" style:family="text"/>
    <style:style style:name="T373_77" style:family="text"/>
    <style:style style:name="T373_78" style:family="text"/>
    <style:style style:name="T373_79" style:family="text"/>
    <style:style style:name="T373_80" style:family="text"/>
    <style:style style:name="T373_81" style:family="text"/>
    <style:style style:name="T373_82" style:family="text"/>
    <style:style style:name="T373_83" style:family="text"/>
    <style:style style:name="T373_84" style:family="text"/>
    <style:style style:name="T373_85" style:family="text"/>
    <style:style style:name="T373_86" style:family="text"/>
    <style:style style:name="T373_87" style:family="text"/>
    <style:style style:name="T373_88" style:family="text"/>
    <style:style style:name="T373_89" style:family="text"/>
    <style:style style:name="T373_90" style:family="text"/>
    <style:style style:name="T373_91" style:family="text"/>
    <style:style style:name="T373_92" style:family="text"/>
    <style:style style:name="T373_93" style:family="text"/>
    <style:style style:name="T373_94" style:family="text"/>
    <style:style style:name="T373_95" style:family="text"/>
    <style:style style:name="T373_96" style:family="text"/>
    <style:style style:name="T373_97" style:family="text"/>
    <style:style style:name="T373_98" style:family="text"/>
    <style:style style:name="T373_99" style:family="text"/>
    <style:style style:name="T373_100" style:family="text"/>
    <style:style style:name="T373_101" style:family="text"/>
    <style:style style:name="T373_102" style:family="text"/>
    <style:style style:name="T373_103" style:family="text"/>
    <style:style style:name="T373_104" style:family="text"/>
    <style:style style:name="T373_105" style:family="text"/>
    <style:style style:name="T373_106" style:family="text"/>
    <style:style style:name="T373_107" style:family="text"/>
    <style:style style:name="T373_108" style:family="text"/>
    <style:style style:name="T373_109" style:family="text"/>
    <style:style style:name="T373_110" style:family="text"/>
    <style:style style:name="T373_111" style:family="text"/>
    <style:style style:name="T373_112" style:family="text"/>
    <style:style style:name="T373_113" style:family="text"/>
    <style:style style:name="T373_114" style:family="text"/>
    <style:style style:name="T373_115" style:family="text"/>
    <style:style style:name="T373_116" style:family="text"/>
    <style:style style:name="T373_117" style:family="text"/>
    <style:style style:name="T373_118" style:family="text"/>
    <style:style style:name="T373_119" style:family="text"/>
    <style:style style:name="T373_120" style:family="text"/>
    <style:style style:name="T373_121" style:family="text"/>
    <style:style style:name="T373_122" style:family="text"/>
    <style:style style:name="T373_123" style:family="text"/>
    <style:style style:name="T373_124" style:family="text"/>
    <style:style style:name="T373_125" style:family="text"/>
    <style:style style:name="T373_126" style:family="text"/>
    <style:style style:name="P374" style:family="paragraph" style:parent-style-name="Standard">
      <style:paragraph-properties fo:text-align="justify" fo:break-before="auto" fo:line-height="115%" style:writing-mode="lr-tb"/>
    </style:style>
    <style:style style:name="P375" style:family="paragraph" style:parent-style-name="Standard">
      <style:paragraph-properties fo:text-align="justify"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T375_31" style:family="text"/>
    <style:style style:name="T375_32" style:family="text"/>
    <style:style style:name="T375_33" style:family="text"/>
    <style:style style:name="T375_34" style:family="text"/>
    <style:style style:name="T375_35" style:family="text"/>
    <style:style style:name="T375_36" style:family="text"/>
    <style:style style:name="T375_37" style:family="text"/>
    <style:style style:name="T375_38" style:family="text"/>
    <style:style style:name="T375_39" style:family="text"/>
    <style:style style:name="T375_40" style:family="text"/>
    <style:style style:name="T375_41" style:family="text"/>
    <style:style style:name="T375_42" style:family="text"/>
    <style:style style:name="T375_43" style:family="text"/>
    <style:style style:name="T375_44" style:family="text"/>
    <style:style style:name="T375_45" style:family="text"/>
    <style:style style:name="T375_46" style:family="text"/>
    <style:style style:name="T375_47" style:family="text"/>
    <style:style style:name="T375_48" style:family="text"/>
    <style:style style:name="T375_49" style:family="text"/>
    <style:style style:name="T375_50" style:family="text"/>
    <style:style style:name="T375_51" style:family="text"/>
    <style:style style:name="T375_52" style:family="text"/>
    <style:style style:name="T375_53" style:family="text"/>
    <style:style style:name="T375_54" style:family="text"/>
    <style:style style:name="T375_55" style:family="text"/>
    <style:style style:name="T375_56" style:family="text"/>
    <style:style style:name="T375_57" style:family="text"/>
    <style:style style:name="T375_58" style:family="text"/>
    <style:style style:name="T375_59" style:family="text"/>
    <style:style style:name="T375_60" style:family="text"/>
    <style:style style:name="T375_61" style:family="text"/>
    <style:style style:name="T375_62" style:family="text"/>
    <style:style style:name="T375_63" style:family="text"/>
    <style:style style:name="T375_64" style:family="text"/>
    <style:style style:name="T375_65" style:family="text"/>
    <style:style style:name="T375_66" style:family="text"/>
    <style:style style:name="T375_67" style:family="text"/>
    <style:style style:name="T375_68" style:family="text"/>
    <style:style style:name="T375_69" style:family="text"/>
    <style:style style:name="T375_70" style:family="text"/>
    <style:style style:name="T375_71" style:family="text"/>
    <style:style style:name="T375_72" style:family="text"/>
    <style:style style:name="T375_73" style:family="text"/>
    <style:style style:name="T375_74" style:family="text"/>
    <style:style style:name="T375_75" style:family="text"/>
    <style:style style:name="T375_76" style:family="text"/>
    <style:style style:name="T375_77" style:family="text"/>
    <style:style style:name="T375_78" style:family="text"/>
    <style:style style:name="T375_79" style:family="text"/>
    <style:style style:name="T375_80" style:family="text"/>
    <style:style style:name="T375_81" style:family="text"/>
    <style:style style:name="T375_82" style:family="text"/>
    <style:style style:name="T375_83" style:family="text"/>
    <style:style style:name="T375_84" style:family="text"/>
    <style:style style:name="T375_85" style:family="text"/>
    <style:style style:name="T375_86" style:family="text"/>
    <style:style style:name="T375_87" style:family="text"/>
    <style:style style:name="T375_88" style:family="text"/>
    <style:style style:name="T375_89" style:family="text"/>
    <style:style style:name="T375_90" style:family="text"/>
    <style:style style:name="T375_91" style:family="text"/>
    <style:style style:name="T375_92" style:family="text"/>
    <style:style style:name="T375_93" style:family="text"/>
    <style:style style:name="T375_94" style:family="text"/>
    <style:style style:name="T375_95" style:family="text"/>
    <style:style style:name="T375_96" style:family="text"/>
    <style:style style:name="T375_97" style:family="text"/>
    <style:style style:name="T375_98" style:family="text"/>
    <style:style style:name="T375_99" style:family="text"/>
    <style:style style:name="T375_100" style:family="text"/>
    <style:style style:name="T375_101" style:family="text"/>
    <style:style style:name="T375_102" style:family="text"/>
    <style:style style:name="T375_103" style:family="text"/>
    <style:style style:name="T375_104" style:family="text"/>
    <style:style style:name="T375_105" style:family="text"/>
    <style:style style:name="T375_106" style:family="text"/>
    <style:style style:name="T375_107" style:family="text"/>
    <style:style style:name="T375_108" style:family="text"/>
    <style:style style:name="T375_109" style:family="text"/>
    <style:style style:name="T375_110" style:family="text"/>
    <style:style style:name="T375_111" style:family="text"/>
    <style:style style:name="T375_112" style:family="text"/>
    <style:style style:name="T375_113" style:family="text"/>
    <style:style style:name="T375_114" style:family="text"/>
    <style:style style:name="T375_115" style:family="text"/>
    <style:style style:name="T375_116" style:family="text"/>
    <style:style style:name="T375_117" style:family="text"/>
    <style:style style:name="T375_118" style:family="text"/>
    <style:style style:name="T375_119" style:family="text"/>
    <style:style style:name="T375_120" style:family="text"/>
    <style:style style:name="T375_121" style:family="text"/>
    <style:style style:name="T375_122" style:family="text"/>
    <style:style style:name="T375_123" style:family="text"/>
    <style:style style:name="T375_124" style:family="text"/>
    <style:style style:name="T375_125" style:family="text"/>
    <style:style style:name="T375_126" style:family="text"/>
    <style:style style:name="T375_127" style:family="text"/>
    <style:style style:name="T375_128" style:family="text"/>
    <style:style style:name="T375_129" style:family="text"/>
    <style:style style:name="T375_130" style:family="text"/>
    <style:style style:name="T375_131" style:family="text"/>
    <style:style style:name="T375_132" style:family="text"/>
    <style:style style:name="T375_133" style:family="text"/>
    <style:style style:name="T375_134" style:family="text"/>
    <style:style style:name="T375_135" style:family="text"/>
    <style:style style:name="T375_136" style:family="text"/>
    <style:style style:name="T375_137" style:family="text"/>
    <style:style style:name="T375_138" style:family="text"/>
    <style:style style:name="T375_139" style:family="text"/>
    <style:style style:name="T375_140" style:family="text"/>
    <style:style style:name="T375_141" style:family="text"/>
    <style:style style:name="T375_142" style:family="text"/>
    <style:style style:name="T375_143" style:family="text"/>
    <style:style style:name="T375_144" style:family="text"/>
    <style:style style:name="T375_145" style:family="text"/>
    <style:style style:name="T375_146" style:family="text"/>
    <style:style style:name="T375_147" style:family="text"/>
    <style:style style:name="T375_148" style:family="text"/>
    <style:style style:name="T375_149" style:family="text"/>
    <style:style style:name="T375_150" style:family="text"/>
    <style:style style:name="T375_151" style:family="text"/>
    <style:style style:name="T375_152" style:family="text"/>
    <style:style style:name="T375_153" style:family="text"/>
    <style:style style:name="T375_154" style:family="text"/>
    <style:style style:name="T375_155" style:family="text"/>
    <style:style style:name="T375_156" style:family="text"/>
    <style:style style:name="T375_157" style:family="text"/>
    <style:style style:name="T375_158" style:family="text"/>
    <style:style style:name="T375_159" style:family="text"/>
    <style:style style:name="T375_160" style:family="text"/>
    <style:style style:name="T375_161" style:family="text"/>
    <style:style style:name="T375_162" style:family="text"/>
    <style:style style:name="T375_163" style:family="text"/>
    <style:style style:name="T375_164" style:family="text"/>
    <style:style style:name="T375_165" style:family="text"/>
    <style:style style:name="T375_166" style:family="text"/>
    <style:style style:name="T375_167" style:family="text"/>
    <style:style style:name="T375_168" style:family="text"/>
    <style:style style:name="T375_169" style:family="text"/>
    <style:style style:name="T375_170" style:family="text"/>
    <style:style style:name="T375_171" style:family="text"/>
    <style:style style:name="T375_172" style:family="text"/>
    <style:style style:name="T375_173" style:family="text"/>
    <style:style style:name="T375_174" style:family="text"/>
    <style:style style:name="T375_175" style:family="text"/>
    <style:style style:name="T375_176" style:family="text"/>
    <style:style style:name="T375_177" style:family="text"/>
    <style:style style:name="T375_178" style:family="text"/>
    <style:style style:name="T375_179" style:family="text"/>
    <style:style style:name="T375_180" style:family="text"/>
    <style:style style:name="T375_181" style:family="text"/>
    <style:style style:name="T375_182" style:family="text"/>
    <style:style style:name="T375_183" style:family="text"/>
    <style:style style:name="T375_184" style:family="text"/>
    <style:style style:name="T375_185" style:family="text"/>
    <style:style style:name="T375_186" style:family="text"/>
    <style:style style:name="T375_187" style:family="text"/>
    <style:style style:name="T375_188" style:family="text"/>
    <style:style style:name="T375_189" style:family="text"/>
    <style:style style:name="T375_190" style:family="text"/>
    <style:style style:name="T375_191" style:family="text"/>
    <style:style style:name="T375_192" style:family="text"/>
    <style:style style:name="T375_193" style:family="text"/>
    <style:style style:name="T375_194" style:family="text"/>
    <style:style style:name="T375_195" style:family="text"/>
    <style:style style:name="T375_196" style:family="text"/>
    <style:style style:name="T375_197" style:family="text"/>
    <style:style style:name="T375_198" style:family="text"/>
    <style:style style:name="T375_199" style:family="text"/>
    <style:style style:name="T375_200" style:family="text"/>
    <style:style style:name="T375_201" style:family="text"/>
    <style:style style:name="T375_202" style:family="text"/>
    <style:style style:name="T375_203" style:family="text"/>
    <style:style style:name="T375_204" style:family="text"/>
    <style:style style:name="T375_205" style:family="text"/>
    <style:style style:name="T375_206" style:family="text"/>
    <style:style style:name="T375_207" style:family="text"/>
    <style:style style:name="T375_208" style:family="text"/>
    <style:style style:name="T375_209" style:family="text"/>
    <style:style style:name="T375_210" style:family="text"/>
    <style:style style:name="T375_211" style:family="text"/>
    <style:style style:name="T375_212" style:family="text"/>
    <style:style style:name="T375_213" style:family="text"/>
    <style:style style:name="T375_214" style:family="text"/>
    <style:style style:name="T375_215" style:family="text"/>
    <style:style style:name="T375_216" style:family="text"/>
    <style:style style:name="T375_217" style:family="text"/>
    <style:style style:name="T375_218" style:family="text"/>
    <style:style style:name="T375_219" style:family="text"/>
    <style:style style:name="T375_220" style:family="text"/>
    <style:style style:name="T375_221" style:family="text"/>
    <style:style style:name="T375_222" style:family="text"/>
    <style:style style:name="T375_223" style:family="text"/>
    <style:style style:name="T375_224" style:family="text"/>
    <style:style style:name="T375_225" style:family="text"/>
    <style:style style:name="T375_226" style:family="text"/>
    <style:style style:name="T375_227" style:family="text"/>
    <style:style style:name="T375_228" style:family="text"/>
    <style:style style:name="T375_229" style:family="text"/>
    <style:style style:name="T375_230" style:family="text"/>
    <style:style style:name="T375_231" style:family="text"/>
    <style:style style:name="T375_232" style:family="text"/>
    <style:style style:name="T375_233" style:family="text"/>
    <style:style style:name="T375_234" style:family="text"/>
    <style:style style:name="T375_235" style:family="text"/>
    <style:style style:name="T375_236" style:family="text"/>
    <style:style style:name="T375_237" style:family="text"/>
    <style:style style:name="T375_238" style:family="text"/>
    <style:style style:name="T375_239" style:family="text"/>
    <style:style style:name="T375_240" style:family="text"/>
    <style:style style:name="T375_241" style:family="text"/>
    <style:style style:name="T375_242" style:family="text"/>
    <style:style style:name="T375_243" style:family="text"/>
    <style:style style:name="T375_244" style:family="text"/>
    <style:style style:name="T375_245" style:family="text"/>
    <style:style style:name="T375_246" style:family="text"/>
    <style:style style:name="T375_247" style:family="text"/>
    <style:style style:name="T375_248" style:family="text"/>
    <style:style style:name="T375_249" style:family="text"/>
    <style:style style:name="T375_250" style:family="text"/>
    <style:style style:name="T375_251" style:family="text"/>
    <style:style style:name="T375_252" style:family="text"/>
    <style:style style:name="T375_253" style:family="text"/>
    <style:style style:name="T375_254" style:family="text"/>
    <style:style style:name="T375_255" style:family="text"/>
    <style:style style:name="T375_256" style:family="text"/>
    <style:style style:name="T375_257" style:family="text"/>
    <style:style style:name="T375_258" style:family="text"/>
    <style:style style:name="T375_259" style:family="text"/>
    <style:style style:name="T375_260" style:family="text"/>
    <style:style style:name="T375_261" style:family="text"/>
    <style:style style:name="T375_262" style:family="text"/>
    <style:style style:name="T375_263" style:family="text"/>
    <style:style style:name="T375_264" style:family="text"/>
    <style:style style:name="T375_265" style:family="text"/>
    <style:style style:name="T375_266" style:family="text"/>
    <style:style style:name="T375_267" style:family="text"/>
    <style:style style:name="T375_268" style:family="text"/>
    <style:style style:name="T375_269" style:family="text"/>
    <style:style style:name="T375_270" style:family="text"/>
    <style:style style:name="T375_271" style:family="text"/>
    <style:style style:name="T375_272" style:family="text"/>
    <style:style style:name="T375_273" style:family="text"/>
    <style:style style:name="T375_274" style:family="text"/>
    <style:style style:name="T375_275" style:family="text"/>
    <style:style style:name="T375_276" style:family="text"/>
    <style:style style:name="T375_277" style:family="text"/>
    <style:style style:name="T375_278" style:family="text"/>
    <style:style style:name="T375_279" style:family="text"/>
    <style:style style:name="T375_280" style:family="text"/>
    <style:style style:name="T375_281" style:family="text"/>
    <style:style style:name="T375_282" style:family="text"/>
    <style:style style:name="T375_283" style:family="text"/>
    <style:style style:name="T375_284" style:family="text"/>
    <style:style style:name="T375_285" style:family="text"/>
    <style:style style:name="T375_286" style:family="text"/>
    <style:style style:name="T375_287" style:family="text"/>
    <style:style style:name="T375_288" style:family="text"/>
    <style:style style:name="T375_289" style:family="text"/>
    <style:style style:name="T375_290" style:family="text"/>
    <style:style style:name="T375_291" style:family="text"/>
    <style:style style:name="T375_292" style:family="text"/>
    <style:style style:name="T375_293" style:family="text"/>
    <style:style style:name="T375_294" style:family="text"/>
    <style:style style:name="T375_295" style:family="text"/>
    <style:style style:name="T375_296" style:family="text"/>
    <style:style style:name="T375_297" style:family="text"/>
    <style:style style:name="T375_298" style:family="text"/>
    <style:style style:name="T375_299" style:family="text"/>
    <style:style style:name="T375_300" style:family="text"/>
    <style:style style:name="T375_301" style:family="text"/>
    <style:style style:name="T375_302" style:family="text"/>
    <style:style style:name="T375_303" style:family="text"/>
    <style:style style:name="T375_304" style:family="text"/>
    <style:style style:name="T375_305" style:family="text"/>
    <style:style style:name="T375_306" style:family="text"/>
    <style:style style:name="T375_307" style:family="text"/>
    <style:style style:name="T375_308" style:family="text"/>
    <style:style style:name="T375_309" style:family="text"/>
    <style:style style:name="T375_310" style:family="text"/>
    <style:style style:name="T375_311" style:family="text"/>
    <style:style style:name="T375_312" style:family="text"/>
    <style:style style:name="T375_313" style:family="text"/>
    <style:style style:name="T375_314" style:family="text"/>
    <style:style style:name="T375_315" style:family="text"/>
    <style:style style:name="T375_316" style:family="text"/>
    <style:style style:name="T375_317" style:family="text"/>
    <style:style style:name="T375_318" style:family="text"/>
    <style:style style:name="T375_319" style:family="text"/>
    <style:style style:name="T375_320" style:family="text"/>
    <style:style style:name="T375_321" style:family="text"/>
    <style:style style:name="T375_322" style:family="text"/>
    <style:style style:name="T375_323" style:family="text"/>
    <style:style style:name="T375_324" style:family="text"/>
    <style:style style:name="T375_325" style:family="text"/>
    <style:style style:name="T375_326" style:family="text"/>
    <style:style style:name="T375_327" style:family="text"/>
    <style:style style:name="T375_328" style:family="text"/>
    <style:style style:name="T375_329" style:family="text"/>
    <style:style style:name="T375_330" style:family="text"/>
    <style:style style:name="T375_331" style:family="text"/>
    <style:style style:name="T375_332" style:family="text"/>
    <style:style style:name="T375_333" style:family="text"/>
    <style:style style:name="T375_334" style:family="text"/>
    <style:style style:name="P376" style:family="paragraph" style:parent-style-name="Standard">
      <style:paragraph-properties fo:text-align="justify" fo:break-before="auto" fo:line-height="115%" style:writing-mode="lr-tb"/>
    </style:style>
    <style:style style:name="P377" style:family="paragraph" style:parent-style-name="Standard">
      <style:paragraph-properties fo:text-align="justify"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T377_13" style:family="text"/>
    <style:style style:name="T377_14" style:family="text"/>
    <style:style style:name="T377_15" style:family="text"/>
    <style:style style:name="T377_16" style:family="text"/>
    <style:style style:name="T377_17" style:family="text"/>
    <style:style style:name="T377_18" style:family="text"/>
    <style:style style:name="T377_19" style:family="text"/>
    <style:style style:name="T377_20" style:family="text"/>
    <style:style style:name="T377_21" style:family="text"/>
    <style:style style:name="T377_22" style:family="text"/>
    <style:style style:name="T377_23" style:family="text"/>
    <style:style style:name="T377_24" style:family="text"/>
    <style:style style:name="T377_25" style:family="text"/>
    <style:style style:name="T377_26" style:family="text"/>
    <style:style style:name="T377_27" style:family="text"/>
    <style:style style:name="T377_28" style:family="text"/>
    <style:style style:name="T377_29" style:family="text"/>
    <style:style style:name="T377_30" style:family="text"/>
    <style:style style:name="T377_31" style:family="text"/>
    <style:style style:name="T377_32" style:family="text"/>
    <style:style style:name="T377_33" style:family="text"/>
    <style:style style:name="T377_34" style:family="text"/>
    <style:style style:name="T377_35" style:family="text"/>
    <style:style style:name="T377_36" style:family="text"/>
    <style:style style:name="T377_37" style:family="text"/>
    <style:style style:name="T377_38" style:family="text"/>
    <style:style style:name="T377_39" style:family="text"/>
    <style:style style:name="T377_40" style:family="text"/>
    <style:style style:name="T377_41" style:family="text"/>
    <style:style style:name="T377_42" style:family="text"/>
    <style:style style:name="T377_43" style:family="text"/>
    <style:style style:name="T377_44" style:family="text"/>
    <style:style style:name="T377_45" style:family="text"/>
    <style:style style:name="T377_46" style:family="text"/>
    <style:style style:name="T377_47" style:family="text"/>
    <style:style style:name="T377_48" style:family="text"/>
    <style:style style:name="T377_49" style:family="text"/>
    <style:style style:name="T377_50" style:family="text"/>
    <style:style style:name="T377_51" style:family="text"/>
    <style:style style:name="T377_52" style:family="text"/>
    <style:style style:name="T377_53" style:family="text"/>
    <style:style style:name="T377_54" style:family="text"/>
    <style:style style:name="T377_55" style:family="text"/>
    <style:style style:name="T377_56" style:family="text"/>
    <style:style style:name="T377_57" style:family="text"/>
    <style:style style:name="T377_58" style:family="text"/>
    <style:style style:name="T377_59" style:family="text"/>
    <style:style style:name="T377_60" style:family="text"/>
    <style:style style:name="T377_61" style:family="text"/>
    <style:style style:name="T377_62" style:family="text"/>
    <style:style style:name="T377_63" style:family="text"/>
    <style:style style:name="T377_64" style:family="text"/>
    <style:style style:name="T377_65" style:family="text"/>
    <style:style style:name="T377_66" style:family="text"/>
    <style:style style:name="T377_67" style:family="text"/>
    <style:style style:name="T377_68" style:family="text"/>
    <style:style style:name="T377_69" style:family="text"/>
    <style:style style:name="T377_70" style:family="text"/>
    <style:style style:name="T377_71" style:family="text"/>
    <style:style style:name="T377_72" style:family="text"/>
    <style:style style:name="T377_73" style:family="text"/>
    <style:style style:name="T377_74" style:family="text"/>
    <style:style style:name="T377_75" style:family="text"/>
    <style:style style:name="T377_76" style:family="text"/>
    <style:style style:name="T377_77" style:family="text"/>
    <style:style style:name="T377_78" style:family="text"/>
    <style:style style:name="T377_79" style:family="text"/>
    <style:style style:name="T377_80" style:family="text"/>
    <style:style style:name="T377_81" style:family="text"/>
    <style:style style:name="T377_82" style:family="text"/>
    <style:style style:name="T377_83" style:family="text"/>
    <style:style style:name="T377_84" style:family="text"/>
    <style:style style:name="T377_85" style:family="text"/>
    <style:style style:name="T377_86" style:family="text"/>
    <style:style style:name="T377_87" style:family="text"/>
    <style:style style:name="T377_88" style:family="text"/>
    <style:style style:name="T377_89" style:family="text"/>
    <style:style style:name="T377_90" style:family="text"/>
    <style:style style:name="T377_91" style:family="text"/>
    <style:style style:name="T377_92" style:family="text"/>
    <style:style style:name="T377_93" style:family="text"/>
    <style:style style:name="T377_94" style:family="text"/>
    <style:style style:name="T377_95" style:family="text"/>
    <style:style style:name="T377_96" style:family="text"/>
    <style:style style:name="P378" style:family="paragraph" style:parent-style-name="Standard">
      <style:paragraph-properties fo:text-align="justify"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P379" style:family="paragraph" style:parent-style-name="Standard">
      <style:paragraph-properties fo:text-align="justify" fo:break-before="auto" fo:line-height="115%" style:writing-mode="lr-tb"/>
    </style:style>
    <style:style style:name="P380" style:family="paragraph" style:parent-style-name="Standard">
      <style:paragraph-properties fo:text-align="justify"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T380_18" style:family="text"/>
    <style:style style:name="T380_19" style:family="text"/>
    <style:style style:name="T380_20" style:family="text"/>
    <style:style style:name="T380_21" style:family="text"/>
    <style:style style:name="T380_22" style:family="text"/>
    <style:style style:name="T380_23" style:family="text"/>
    <style:style style:name="T380_24" style:family="text"/>
    <style:style style:name="T380_25" style:family="text"/>
    <style:style style:name="T380_26" style:family="text"/>
    <style:style style:name="P381" style:family="paragraph" style:parent-style-name="Standard">
      <style:paragraph-properties fo:text-align="justify" fo:break-before="auto" fo:line-height="115%" style:writing-mode="lr-tb"/>
    </style:style>
    <style:style style:name="P382" style:family="paragraph" style:parent-style-name="Standard">
      <style:paragraph-properties fo:text-align="justify" fo:break-before="auto" fo:line-height="115%" style:writing-mode="lr-tb"/>
    </style:style>
    <style:style style:name="T382_1" style:family="text">
      <style:text-properties fo:font-size="14pt" style:font-size-asian="14pt" style:font-size-complex="14pt"/>
    </style:style>
    <style:style style:name="P383" style:family="paragraph" style:parent-style-name="Standard">
      <style:paragraph-properties fo:text-align="justify"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T383_14" style:family="text"/>
    <style:style style:name="T383_15" style:family="text"/>
    <style:style style:name="T383_16" style:family="text"/>
    <style:style style:name="T383_17" style:family="text"/>
    <style:style style:name="T383_18" style:family="text"/>
    <style:style style:name="T383_19" style:family="text"/>
    <style:style style:name="T383_20" style:family="text"/>
    <style:style style:name="T383_21" style:family="text"/>
    <style:style style:name="T383_22" style:family="text"/>
    <style:style style:name="T383_23" style:family="text"/>
    <style:style style:name="T383_24" style:family="text"/>
    <style:style style:name="T383_25" style:family="text"/>
    <style:style style:name="T383_26" style:family="text"/>
    <style:style style:name="T383_27" style:family="text"/>
    <style:style style:name="T383_28" style:family="text"/>
    <style:style style:name="T383_29" style:family="text"/>
    <style:style style:name="T383_30" style:family="text"/>
    <style:style style:name="T383_31" style:family="text"/>
    <style:style style:name="T383_32" style:family="text"/>
    <style:style style:name="T383_33" style:family="text"/>
    <style:style style:name="T383_34" style:family="text"/>
    <style:style style:name="T383_35" style:family="text"/>
    <style:style style:name="T383_36" style:family="text"/>
    <style:style style:name="T383_37" style:family="text"/>
    <style:style style:name="T383_38" style:family="text"/>
    <style:style style:name="P384" style:family="paragraph" style:parent-style-name="Standard">
      <style:paragraph-properties fo:text-align="justify" fo:break-before="auto" fo:line-height="115%" style:writing-mode="lr-tb"/>
    </style:style>
    <style:style style:name="P385" style:family="paragraph" style:parent-style-name="Standard">
      <style:paragraph-properties fo:text-align="justify"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T385_26" style:family="text"/>
    <style:style style:name="T385_27" style:family="text"/>
    <style:style style:name="T385_28" style:family="text"/>
    <style:style style:name="T385_29" style:family="text"/>
    <style:style style:name="T385_30" style:family="text"/>
    <style:style style:name="T385_31" style:family="text"/>
    <style:style style:name="T385_32" style:family="text"/>
    <style:style style:name="T385_33" style:family="text"/>
    <style:style style:name="T385_34" style:family="text"/>
    <style:style style:name="T385_35" style:family="text"/>
    <style:style style:name="T385_36" style:family="text"/>
    <style:style style:name="T385_37" style:family="text"/>
    <style:style style:name="T385_38" style:family="text"/>
    <style:style style:name="T385_39" style:family="text"/>
    <style:style style:name="T385_40" style:family="text"/>
    <style:style style:name="T385_41" style:family="text"/>
    <style:style style:name="T385_42" style:family="text"/>
    <style:style style:name="T385_43" style:family="text"/>
    <style:style style:name="T385_44" style:family="text"/>
    <style:style style:name="T385_45" style:family="text"/>
    <style:style style:name="T385_46" style:family="text"/>
    <style:style style:name="T385_47" style:family="text"/>
    <style:style style:name="T385_48" style:family="text"/>
    <style:style style:name="T385_49" style:family="text"/>
    <style:style style:name="T385_50" style:family="text"/>
    <style:style style:name="T385_51" style:family="text"/>
    <style:style style:name="T385_52" style:family="text"/>
    <style:style style:name="T385_53" style:family="text"/>
    <style:style style:name="T385_54" style:family="text"/>
    <style:style style:name="T385_55" style:family="text"/>
    <style:style style:name="T385_56" style:family="text"/>
    <style:style style:name="T385_57" style:family="text"/>
    <style:style style:name="T385_58" style:family="text"/>
    <style:style style:name="T385_59" style:family="text"/>
    <style:style style:name="T385_60" style:family="text"/>
    <style:style style:name="T385_61" style:family="text"/>
    <style:style style:name="T385_62" style:family="text"/>
    <style:style style:name="T385_63" style:family="text"/>
    <style:style style:name="T385_64" style:family="text"/>
    <style:style style:name="T385_65" style:family="text"/>
    <style:style style:name="T385_66" style:family="text"/>
    <style:style style:name="T385_67" style:family="text"/>
    <style:style style:name="T385_68" style:family="text"/>
    <style:style style:name="T385_69" style:family="text"/>
    <style:style style:name="T385_70" style:family="text"/>
    <style:style style:name="T385_71" style:family="text"/>
    <style:style style:name="T385_72" style:family="text"/>
    <style:style style:name="T385_73" style:family="text"/>
    <style:style style:name="T385_74" style:family="text"/>
    <style:style style:name="T385_75" style:family="text"/>
    <style:style style:name="T385_76" style:family="text"/>
    <style:style style:name="T385_77" style:family="text"/>
    <style:style style:name="T385_78" style:family="text"/>
    <style:style style:name="T385_79" style:family="text"/>
    <style:style style:name="T385_80" style:family="text"/>
    <style:style style:name="T385_81" style:family="text"/>
    <style:style style:name="T385_82" style:family="text"/>
    <style:style style:name="T385_83" style:family="text"/>
    <style:style style:name="T385_84" style:family="text"/>
    <style:style style:name="T385_85" style:family="text"/>
    <style:style style:name="T385_86" style:family="text"/>
    <style:style style:name="T385_87" style:family="text"/>
    <style:style style:name="T385_88" style:family="text"/>
    <style:style style:name="T385_89" style:family="text"/>
    <style:style style:name="T385_90" style:family="text"/>
    <style:style style:name="T385_91" style:family="text"/>
    <style:style style:name="T385_92" style:family="text"/>
    <style:style style:name="T385_93" style:family="text"/>
    <style:style style:name="T385_94" style:family="text"/>
    <style:style style:name="T385_95" style:family="text"/>
    <style:style style:name="T385_96" style:family="text"/>
    <style:style style:name="T385_97" style:family="text"/>
    <style:style style:name="T385_98" style:family="text"/>
    <style:style style:name="T385_99" style:family="text"/>
    <style:style style:name="T385_100" style:family="text"/>
    <style:style style:name="T385_101" style:family="text"/>
    <style:style style:name="T385_102" style:family="text"/>
    <style:style style:name="T385_103" style:family="text"/>
    <style:style style:name="T385_104" style:family="text"/>
    <style:style style:name="T385_105" style:family="text"/>
    <style:style style:name="T385_106" style:family="text"/>
    <style:style style:name="T385_107" style:family="text"/>
    <style:style style:name="T385_108" style:family="text"/>
    <style:style style:name="T385_109" style:family="text"/>
    <style:style style:name="T385_110" style:family="text"/>
    <style:style style:name="T385_111" style:family="text"/>
    <style:style style:name="T385_112" style:family="text"/>
    <style:style style:name="T385_113" style:family="text"/>
    <style:style style:name="T385_114" style:family="text"/>
    <style:style style:name="T385_115" style:family="text"/>
    <style:style style:name="T385_116" style:family="text"/>
    <style:style style:name="T385_117" style:family="text"/>
    <style:style style:name="T385_118" style:family="text"/>
    <style:style style:name="T385_119" style:family="text"/>
    <style:style style:name="T385_120" style:family="text"/>
    <style:style style:name="T385_121" style:family="text"/>
    <style:style style:name="T385_122" style:family="text"/>
    <style:style style:name="P386" style:family="paragraph" style:parent-style-name="Standard">
      <style:paragraph-properties fo:text-align="justify" fo:break-before="auto" fo:line-height="115%" style:writing-mode="lr-tb"/>
    </style:style>
    <style:style style:name="P387" style:family="paragraph" style:parent-style-name="Standard">
      <style:paragraph-properties fo:text-align="justify"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T387_8" style:family="text"/>
    <style:style style:name="T387_9" style:family="text"/>
    <style:style style:name="T387_10" style:family="text"/>
    <style:style style:name="T387_11" style:family="text"/>
    <style:style style:name="T387_12" style:family="text"/>
    <style:style style:name="T387_13" style:family="text"/>
    <style:style style:name="T387_14" style:family="text"/>
    <style:style style:name="T387_15" style:family="text"/>
    <style:style style:name="T387_16" style:family="text"/>
    <style:style style:name="T387_17" style:family="text"/>
    <style:style style:name="T387_18" style:family="text"/>
    <style:style style:name="T387_19" style:family="text"/>
    <style:style style:name="T387_20" style:family="text"/>
    <style:style style:name="T387_21" style:family="text"/>
    <style:style style:name="T387_22" style:family="text"/>
    <style:style style:name="T387_23" style:family="text"/>
    <style:style style:name="T387_24" style:family="text"/>
    <style:style style:name="T387_25" style:family="text"/>
    <style:style style:name="T387_26" style:family="text"/>
    <style:style style:name="T387_27" style:family="text"/>
    <style:style style:name="T387_28" style:family="text"/>
    <style:style style:name="T387_29" style:family="text"/>
    <style:style style:name="T387_30" style:family="text"/>
    <style:style style:name="T387_31" style:family="text"/>
    <style:style style:name="T387_32" style:family="text"/>
    <style:style style:name="T387_33" style:family="text"/>
    <style:style style:name="T387_34" style:family="text"/>
    <style:style style:name="T387_35" style:family="text"/>
    <style:style style:name="T387_36" style:family="text"/>
    <style:style style:name="T387_37" style:family="text"/>
    <style:style style:name="T387_38" style:family="text"/>
    <style:style style:name="T387_39" style:family="text"/>
    <style:style style:name="T387_40" style:family="text"/>
    <style:style style:name="T387_41" style:family="text"/>
    <style:style style:name="T387_42" style:family="text"/>
    <style:style style:name="T387_43" style:family="text"/>
    <style:style style:name="T387_44" style:family="text"/>
    <style:style style:name="T387_45" style:family="text"/>
    <style:style style:name="T387_46" style:family="text"/>
    <style:style style:name="T387_47" style:family="text"/>
    <style:style style:name="T387_48" style:family="text"/>
    <style:style style:name="T387_49" style:family="text"/>
    <style:style style:name="T387_50" style:family="text"/>
    <style:style style:name="T387_51" style:family="text"/>
    <style:style style:name="T387_52" style:family="text"/>
    <style:style style:name="T387_53" style:family="text"/>
    <style:style style:name="T387_54" style:family="text"/>
    <style:style style:name="T387_55" style:family="text"/>
    <style:style style:name="T387_56" style:family="text"/>
    <style:style style:name="T387_57" style:family="text"/>
    <style:style style:name="T387_58" style:family="text"/>
    <style:style style:name="T387_59" style:family="text"/>
    <style:style style:name="T387_60" style:family="text"/>
    <style:style style:name="T387_61" style:family="text"/>
    <style:style style:name="T387_62" style:family="text"/>
    <style:style style:name="T387_63" style:family="text"/>
    <style:style style:name="T387_64" style:family="text"/>
    <style:style style:name="T387_65" style:family="text"/>
    <style:style style:name="T387_66" style:family="text"/>
    <style:style style:name="T387_67" style:family="text"/>
    <style:style style:name="T387_68" style:family="text"/>
    <style:style style:name="T387_69" style:family="text"/>
    <style:style style:name="T387_70" style:family="text"/>
    <style:style style:name="T387_71" style:family="text"/>
    <style:style style:name="T387_72" style:family="text"/>
    <style:style style:name="T387_73" style:family="text"/>
    <style:style style:name="T387_74" style:family="text"/>
    <style:style style:name="T387_75" style:family="text"/>
    <style:style style:name="T387_76" style:family="text"/>
    <style:style style:name="T387_77" style:family="text"/>
    <style:style style:name="T387_78" style:family="text"/>
    <style:style style:name="P388" style:family="paragraph" style:parent-style-name="Standard">
      <style:paragraph-properties fo:text-align="justify" fo:break-before="auto" fo:line-height="115%" style:writing-mode="lr-tb"/>
    </style:style>
    <style:style style:name="P389" style:family="paragraph" style:parent-style-name="Standard">
      <style:paragraph-properties fo:text-align="justify"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T389_19" style:family="text"/>
    <style:style style:name="T389_20" style:family="text"/>
    <style:style style:name="T389_21" style:family="text"/>
    <style:style style:name="T389_22" style:family="text"/>
    <style:style style:name="T389_23" style:family="text"/>
    <style:style style:name="T389_24" style:family="text"/>
    <style:style style:name="T389_25" style:family="text"/>
    <style:style style:name="T389_26" style:family="text"/>
    <style:style style:name="T389_27" style:family="text"/>
    <style:style style:name="T389_28" style:family="text"/>
    <style:style style:name="T389_29" style:family="text"/>
    <style:style style:name="T389_30" style:family="text"/>
    <style:style style:name="T389_31" style:family="text"/>
    <style:style style:name="T389_32" style:family="text"/>
    <style:style style:name="T389_33" style:family="text"/>
    <style:style style:name="T389_34" style:family="text"/>
    <style:style style:name="T389_35" style:family="text"/>
    <style:style style:name="T389_36" style:family="text"/>
    <style:style style:name="T389_37" style:family="text"/>
    <style:style style:name="T389_38" style:family="text"/>
    <style:style style:name="T389_39" style:family="text"/>
    <style:style style:name="T389_40" style:family="text"/>
    <style:style style:name="T389_41" style:family="text"/>
    <style:style style:name="T389_42" style:family="text"/>
    <style:style style:name="T389_43" style:family="text"/>
    <style:style style:name="T389_44" style:family="text"/>
    <style:style style:name="T389_45" style:family="text"/>
    <style:style style:name="T389_46" style:family="text"/>
    <style:style style:name="T389_47" style:family="text"/>
    <style:style style:name="T389_48" style:family="text"/>
    <style:style style:name="T389_49" style:family="text"/>
    <style:style style:name="T389_50" style:family="text"/>
    <style:style style:name="T389_51" style:family="text"/>
    <style:style style:name="T389_52" style:family="text"/>
    <style:style style:name="T389_53" style:family="text"/>
    <style:style style:name="T389_54" style:family="text"/>
    <style:style style:name="P390" style:family="paragraph" style:parent-style-name="Standard">
      <style:paragraph-properties fo:text-align="justify" fo:break-before="auto" fo:line-height="115%" style:writing-mode="lr-tb"/>
    </style:style>
    <style:style style:name="P391" style:family="paragraph" style:parent-style-name="Standard">
      <style:paragraph-properties fo:text-align="justify" fo:break-before="auto" fo:line-height="115%" style:writing-mode="lr-tb"/>
    </style:style>
    <style:style style:name="P392" style:family="paragraph" style:parent-style-name="Standard">
      <style:paragraph-properties fo:text-align="justify" fo:break-before="auto" fo:line-height="115%" style:writing-mode="lr-tb"/>
    </style:style>
    <style:style style:name="P393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394" style:family="paragraph" style:parent-style-name="Standard">
      <style:paragraph-properties fo:text-align="justify" fo:break-before="auto" fo:line-height="115%" style:writing-mode="lr-tb"/>
    </style:style>
    <style:style style:name="T394_1" style:family="text">
      <style:text-properties fo:font-size="14pt" style:font-size-asian="14pt" style:font-size-complex="14pt"/>
    </style:style>
    <style:style style:name="T394_2" style:family="text">
      <style:text-properties fo:font-size="14pt" style:font-size-asian="14pt" style:font-size-complex="14pt"/>
    </style:style>
    <style:style style:name="T394_3" style:family="text">
      <style:text-properties fo:font-size="14pt" style:font-size-asian="14pt" style:font-size-complex="14pt"/>
    </style:style>
    <style:style style:name="P395" style:family="paragraph" style:parent-style-name="Standard">
      <style:paragraph-properties fo:text-align="justify"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T395_23" style:family="text"/>
    <style:style style:name="T395_24" style:family="text"/>
    <style:style style:name="T395_25" style:family="text"/>
    <style:style style:name="T395_26" style:family="text"/>
    <style:style style:name="T395_27" style:family="text"/>
    <style:style style:name="T395_28" style:family="text"/>
    <style:style style:name="T395_29" style:family="text"/>
    <style:style style:name="T395_30" style:family="text"/>
    <style:style style:name="T395_31" style:family="text"/>
    <style:style style:name="T395_32" style:family="text"/>
    <style:style style:name="T395_33" style:family="text"/>
    <style:style style:name="T395_34" style:family="text"/>
    <style:style style:name="T395_35" style:family="text"/>
    <style:style style:name="T395_36" style:family="text"/>
    <style:style style:name="T395_37" style:family="text"/>
    <style:style style:name="T395_38" style:family="text"/>
    <style:style style:name="T395_39" style:family="text"/>
    <style:style style:name="T395_40" style:family="text"/>
    <style:style style:name="T395_41" style:family="text"/>
    <style:style style:name="T395_42" style:family="text"/>
    <style:style style:name="T395_43" style:family="text"/>
    <style:style style:name="T395_44" style:family="text"/>
    <style:style style:name="T395_45" style:family="text"/>
    <style:style style:name="T395_46" style:family="text"/>
    <style:style style:name="T395_47" style:family="text"/>
    <style:style style:name="T395_48" style:family="text"/>
    <style:style style:name="T395_49" style:family="text"/>
    <style:style style:name="T395_50" style:family="text"/>
    <style:style style:name="T395_51" style:family="text"/>
    <style:style style:name="T395_52" style:family="text"/>
    <style:style style:name="T395_53" style:family="text"/>
    <style:style style:name="T395_54" style:family="text"/>
    <style:style style:name="T395_55" style:family="text"/>
    <style:style style:name="T395_56" style:family="text"/>
    <style:style style:name="T395_57" style:family="text"/>
    <style:style style:name="T395_58" style:family="text"/>
    <style:style style:name="T395_59" style:family="text"/>
    <style:style style:name="T395_60" style:family="text"/>
    <style:style style:name="T395_61" style:family="text"/>
    <style:style style:name="T395_62" style:family="text"/>
    <style:style style:name="P396" style:family="paragraph" style:parent-style-name="Standard">
      <style:paragraph-properties fo:text-align="justify" fo:break-before="auto" fo:line-height="115%" style:writing-mode="lr-tb"/>
    </style:style>
    <style:style style:name="P397" style:family="paragraph" style:parent-style-name="Standard">
      <style:paragraph-properties fo:text-align="justify"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T397_33" style:family="text"/>
    <style:style style:name="T397_34" style:family="text"/>
    <style:style style:name="T397_35" style:family="text"/>
    <style:style style:name="T397_36" style:family="text"/>
    <style:style style:name="T397_37" style:family="text"/>
    <style:style style:name="T397_38" style:family="text"/>
    <style:style style:name="T397_39" style:family="text"/>
    <style:style style:name="T397_40" style:family="text"/>
    <style:style style:name="T397_41" style:family="text"/>
    <style:style style:name="T397_42" style:family="text"/>
    <style:style style:name="T397_43" style:family="text"/>
    <style:style style:name="T397_44" style:family="text"/>
    <style:style style:name="T397_45" style:family="text"/>
    <style:style style:name="T397_46" style:family="text"/>
    <style:style style:name="P398" style:family="paragraph" style:parent-style-name="Standard">
      <style:paragraph-properties fo:text-align="justify" fo:break-before="auto" fo:line-height="115%" style:writing-mode="lr-tb"/>
    </style:style>
    <style:style style:name="P399" style:family="paragraph" style:parent-style-name="Standard">
      <style:paragraph-properties fo:text-align="justify" fo:break-before="auto" fo:line-height="115%" style:writing-mode="lr-tb"/>
    </style:style>
    <style:style style:name="T399_1" style:family="text">
      <style:text-properties fo:font-size="14pt" style:font-size-asian="14pt" style:font-size-complex="14pt"/>
    </style:style>
    <style:style style:name="T399_2" style:family="text">
      <style:text-properties fo:font-size="14pt" style:font-size-asian="14pt" style:font-size-complex="14pt"/>
    </style:style>
    <style:style style:name="T399_3" style:family="text">
      <style:text-properties fo:font-size="14pt" style:font-size-asian="14pt" style:font-size-complex="14pt"/>
    </style:style>
    <style:style style:name="P400" style:family="paragraph" style:parent-style-name="Standard">
      <style:paragraph-properties fo:text-align="justify"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T400_27" style:family="text"/>
    <style:style style:name="T400_28" style:family="text"/>
    <style:style style:name="T400_29" style:family="text"/>
    <style:style style:name="T400_30" style:family="text"/>
    <style:style style:name="T400_31" style:family="text"/>
    <style:style style:name="T400_32" style:family="text"/>
    <style:style style:name="T400_33" style:family="text"/>
    <style:style style:name="T400_34" style:family="text"/>
    <style:style style:name="T400_35" style:family="text"/>
    <style:style style:name="T400_36" style:family="text"/>
    <style:style style:name="T400_37" style:family="text"/>
    <style:style style:name="T400_38" style:family="text"/>
    <style:style style:name="T400_39" style:family="text"/>
    <style:style style:name="T400_40" style:family="text"/>
    <style:style style:name="T400_41" style:family="text"/>
    <style:style style:name="T400_42" style:family="text"/>
    <style:style style:name="T400_43" style:family="text"/>
    <style:style style:name="T400_44" style:family="text"/>
    <style:style style:name="T400_45" style:family="text"/>
    <style:style style:name="T400_46" style:family="text"/>
    <style:style style:name="T400_47" style:family="text"/>
    <style:style style:name="T400_48" style:family="text"/>
    <style:style style:name="T400_49" style:family="text"/>
    <style:style style:name="T400_50" style:family="text"/>
    <style:style style:name="T400_51" style:family="text"/>
    <style:style style:name="T400_52" style:family="text"/>
    <style:style style:name="T400_53" style:family="text"/>
    <style:style style:name="T400_54" style:family="text"/>
    <style:style style:name="T400_55" style:family="text"/>
    <style:style style:name="T400_56" style:family="text"/>
    <style:style style:name="T400_57" style:family="text"/>
    <style:style style:name="T400_58" style:family="text"/>
    <style:style style:name="T400_59" style:family="text"/>
    <style:style style:name="T400_60" style:family="text"/>
    <style:style style:name="P401" style:family="paragraph" style:parent-style-name="Standard">
      <style:paragraph-properties fo:text-align="justify" fo:break-before="auto" fo:line-height="115%" style:writing-mode="lr-tb"/>
    </style:style>
    <style:style style:name="P402" style:family="paragraph" style:parent-style-name="Standard">
      <style:paragraph-properties fo:text-align="justify"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T402_25" style:family="text"/>
    <style:style style:name="T402_26" style:family="text"/>
    <style:style style:name="T402_27" style:family="text"/>
    <style:style style:name="T402_28" style:family="text"/>
    <style:style style:name="T402_29" style:family="text"/>
    <style:style style:name="T402_30" style:family="text"/>
    <style:style style:name="T402_31" style:family="text"/>
    <style:style style:name="T402_32" style:family="text"/>
    <style:style style:name="T402_33" style:family="text"/>
    <style:style style:name="T402_34" style:family="text"/>
    <style:style style:name="T402_35" style:family="text"/>
    <style:style style:name="T402_36" style:family="text"/>
    <style:style style:name="T402_37" style:family="text"/>
    <style:style style:name="T402_38" style:family="text"/>
    <style:style style:name="T402_39" style:family="text"/>
    <style:style style:name="T402_40" style:family="text"/>
    <style:style style:name="T402_41" style:family="text"/>
    <style:style style:name="T402_42" style:family="text"/>
    <style:style style:name="T402_43" style:family="text"/>
    <style:style style:name="T402_44" style:family="text"/>
    <style:style style:name="T402_45" style:family="text"/>
    <style:style style:name="T402_46" style:family="text"/>
    <style:style style:name="T402_47" style:family="text"/>
    <style:style style:name="T402_48" style:family="text"/>
    <style:style style:name="T402_49" style:family="text"/>
    <style:style style:name="T402_50" style:family="text"/>
    <style:style style:name="T402_51" style:family="text"/>
    <style:style style:name="T402_52" style:family="text"/>
    <style:style style:name="T402_53" style:family="text"/>
    <style:style style:name="T402_54" style:family="text"/>
    <style:style style:name="T402_55" style:family="text"/>
    <style:style style:name="T402_56" style:family="text"/>
    <style:style style:name="T402_57" style:family="text"/>
    <style:style style:name="T402_58" style:family="text"/>
    <style:style style:name="T402_59" style:family="text"/>
    <style:style style:name="T402_60" style:family="text"/>
    <style:style style:name="T402_61" style:family="text"/>
    <style:style style:name="T402_62" style:family="text"/>
    <style:style style:name="T402_63" style:family="text"/>
    <style:style style:name="T402_64" style:family="text"/>
    <style:style style:name="T402_65" style:family="text"/>
    <style:style style:name="T402_66" style:family="text"/>
    <style:style style:name="T402_67" style:family="text"/>
    <style:style style:name="T402_68" style:family="text"/>
    <style:style style:name="T402_69" style:family="text"/>
    <style:style style:name="T402_70" style:family="text"/>
    <style:style style:name="T402_71" style:family="text"/>
    <style:style style:name="T402_72" style:family="text"/>
    <style:style style:name="T402_73" style:family="text"/>
    <style:style style:name="T402_74" style:family="text"/>
    <style:style style:name="P403" style:family="paragraph" style:parent-style-name="Standard">
      <style:paragraph-properties fo:text-align="justify" fo:break-before="auto" fo:line-height="115%" style:writing-mode="lr-tb"/>
    </style:style>
    <style:style style:name="P404" style:family="paragraph" style:parent-style-name="Standard">
      <style:paragraph-properties fo:text-align="justify"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T404_29" style:family="text"/>
    <style:style style:name="T404_30" style:family="text"/>
    <style:style style:name="T404_31" style:family="text"/>
    <style:style style:name="T404_32" style:family="text"/>
    <style:style style:name="T404_33" style:family="text"/>
    <style:style style:name="T404_34" style:family="text"/>
    <style:style style:name="T404_35" style:family="text"/>
    <style:style style:name="T404_36" style:family="text"/>
    <style:style style:name="T404_37" style:family="text"/>
    <style:style style:name="T404_38" style:family="text"/>
    <style:style style:name="T404_39" style:family="text"/>
    <style:style style:name="T404_40" style:family="text"/>
    <style:style style:name="T404_41" style:family="text"/>
    <style:style style:name="T404_42" style:family="text"/>
    <style:style style:name="T404_43" style:family="text"/>
    <style:style style:name="T404_44" style:family="text"/>
    <style:style style:name="T404_45" style:family="text"/>
    <style:style style:name="T404_46" style:family="text"/>
    <style:style style:name="T404_47" style:family="text"/>
    <style:style style:name="T404_48" style:family="text"/>
    <style:style style:name="T404_49" style:family="text"/>
    <style:style style:name="T404_50" style:family="text"/>
    <style:style style:name="T404_51" style:family="text"/>
    <style:style style:name="T404_52" style:family="text"/>
    <style:style style:name="T404_53" style:family="text"/>
    <style:style style:name="T404_54" style:family="text"/>
    <style:style style:name="T404_55" style:family="text"/>
    <style:style style:name="T404_56" style:family="text"/>
    <style:style style:name="T404_57" style:family="text"/>
    <style:style style:name="T404_58" style:family="text"/>
    <style:style style:name="T404_59" style:family="text"/>
    <style:style style:name="T404_60" style:family="text"/>
    <style:style style:name="T404_61" style:family="text"/>
    <style:style style:name="T404_62" style:family="text"/>
    <style:style style:name="T404_63" style:family="text"/>
    <style:style style:name="T404_64" style:family="text"/>
    <style:style style:name="T404_65" style:family="text"/>
    <style:style style:name="T404_66" style:family="text"/>
    <style:style style:name="T404_67" style:family="text"/>
    <style:style style:name="T404_68" style:family="text"/>
    <style:style style:name="P405" style:family="paragraph" style:parent-style-name="Standard">
      <style:paragraph-properties fo:text-align="justify" fo:break-before="auto" fo:line-height="115%" style:writing-mode="lr-tb"/>
    </style:style>
    <style:style style:name="P406" style:family="paragraph" style:parent-style-name="Standard">
      <style:paragraph-properties fo:text-align="justify" fo:break-before="auto" fo:line-height="115%" style:writing-mode="lr-tb"/>
    </style:style>
    <style:style style:name="P407" style:family="paragraph" style:parent-style-name="Standard">
      <style:paragraph-properties fo:text-align="justify" fo:break-before="auto" fo:line-height="115%" style:writing-mode="lr-tb"/>
    </style:style>
    <style:style style:name="T407_1" style:family="text">
      <style:text-properties fo:font-size="14pt" style:font-size-asian="14pt" style:font-size-complex="14pt"/>
    </style:style>
    <style:style style:name="P408" style:family="paragraph" style:parent-style-name="Standard">
      <style:paragraph-properties fo:text-align="justify"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T408_17" style:family="text"/>
    <style:style style:name="T408_18" style:family="text"/>
    <style:style style:name="T408_19" style:family="text"/>
    <style:style style:name="T408_20" style:family="text"/>
    <style:style style:name="T408_21" style:family="text"/>
    <style:style style:name="T408_22" style:family="text"/>
    <style:style style:name="T408_23" style:family="text"/>
    <style:style style:name="T408_24" style:family="text"/>
    <style:style style:name="T408_25" style:family="text"/>
    <style:style style:name="T408_26" style:family="text"/>
    <style:style style:name="T408_27" style:family="text"/>
    <style:style style:name="T408_28" style:family="text"/>
    <style:style style:name="T408_29" style:family="text"/>
    <style:style style:name="T408_30" style:family="text"/>
    <style:style style:name="T408_31" style:family="text"/>
    <style:style style:name="T408_32" style:family="text"/>
    <style:style style:name="T408_33" style:family="text"/>
    <style:style style:name="T408_34" style:family="text"/>
    <style:style style:name="T408_35" style:family="text"/>
    <style:style style:name="T408_36" style:family="text"/>
    <style:style style:name="T408_37" style:family="text"/>
    <style:style style:name="T408_38" style:family="text"/>
    <style:style style:name="T408_39" style:family="text"/>
    <style:style style:name="T408_40" style:family="text"/>
    <style:style style:name="T408_41" style:family="text"/>
    <style:style style:name="T408_42" style:family="text"/>
    <style:style style:name="T408_43" style:family="text"/>
    <style:style style:name="T408_44" style:family="text"/>
    <style:style style:name="T408_45" style:family="text"/>
    <style:style style:name="T408_46" style:family="text"/>
    <style:style style:name="T408_47" style:family="text"/>
    <style:style style:name="T408_48" style:family="text"/>
    <style:style style:name="T408_49" style:family="text"/>
    <style:style style:name="T408_50" style:family="text"/>
    <style:style style:name="T408_51" style:family="text"/>
    <style:style style:name="T408_52" style:family="text"/>
    <style:style style:name="T408_53" style:family="text"/>
    <style:style style:name="T408_54" style:family="text"/>
    <style:style style:name="T408_55" style:family="text"/>
    <style:style style:name="T408_56" style:family="text"/>
    <style:style style:name="T408_57" style:family="text"/>
    <style:style style:name="T408_58" style:family="text"/>
    <style:style style:name="T408_59" style:family="text"/>
    <style:style style:name="T408_60" style:family="text"/>
    <style:style style:name="T408_61" style:family="text"/>
    <style:style style:name="T408_62" style:family="text"/>
    <style:style style:name="T408_63" style:family="text"/>
    <style:style style:name="T408_64" style:family="text"/>
    <style:style style:name="P409" style:family="paragraph" style:parent-style-name="Standard">
      <style:paragraph-properties fo:text-align="justify" fo:break-before="auto" fo:line-height="115%" style:writing-mode="lr-tb"/>
    </style:style>
    <style:style style:name="P410" style:family="paragraph" style:parent-style-name="Standard">
      <style:paragraph-properties fo:text-align="justify"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T410_16" style:family="text"/>
    <style:style style:name="T410_17" style:family="text"/>
    <style:style style:name="T410_18" style:family="text"/>
    <style:style style:name="T410_19" style:family="text"/>
    <style:style style:name="T410_20" style:family="text"/>
    <style:style style:name="T410_21" style:family="text"/>
    <style:style style:name="T410_22" style:family="text"/>
    <style:style style:name="T410_23" style:family="text"/>
    <style:style style:name="T410_24" style:family="text"/>
    <style:style style:name="T410_25" style:family="text"/>
    <style:style style:name="T410_26" style:family="text"/>
    <style:style style:name="T410_27" style:family="text"/>
    <style:style style:name="T410_28" style:family="text"/>
    <style:style style:name="T410_29" style:family="text"/>
    <style:style style:name="T410_30" style:family="text"/>
    <style:style style:name="T410_31" style:family="text"/>
    <style:style style:name="T410_32" style:family="text"/>
    <style:style style:name="T410_33" style:family="text"/>
    <style:style style:name="T410_34" style:family="text"/>
    <style:style style:name="T410_35" style:family="text"/>
    <style:style style:name="T410_36" style:family="text"/>
    <style:style style:name="T410_37" style:family="text"/>
    <style:style style:name="T410_38" style:family="text"/>
    <style:style style:name="T410_39" style:family="text"/>
    <style:style style:name="T410_40" style:family="text"/>
    <style:style style:name="T410_41" style:family="text"/>
    <style:style style:name="T410_42" style:family="text"/>
    <style:style style:name="T410_43" style:family="text"/>
    <style:style style:name="T410_44" style:family="text"/>
    <style:style style:name="T410_45" style:family="text"/>
    <style:style style:name="T410_46" style:family="text"/>
    <style:style style:name="T410_47" style:family="text"/>
    <style:style style:name="T410_48" style:family="text"/>
    <style:style style:name="T410_49" style:family="text"/>
    <style:style style:name="T410_50" style:family="text"/>
    <style:style style:name="T410_51" style:family="text"/>
    <style:style style:name="T410_52" style:family="text"/>
    <style:style style:name="T410_53" style:family="text"/>
    <style:style style:name="T410_54" style:family="text"/>
    <style:style style:name="T410_55" style:family="text"/>
    <style:style style:name="T410_56" style:family="text"/>
    <style:style style:name="T410_57" style:family="text"/>
    <style:style style:name="T410_58" style:family="text"/>
    <style:style style:name="T410_59" style:family="text"/>
    <style:style style:name="T410_60" style:family="text"/>
    <style:style style:name="T410_61" style:family="text"/>
    <style:style style:name="T410_62" style:family="text"/>
    <style:style style:name="P411" style:family="paragraph" style:parent-style-name="Standard">
      <style:paragraph-properties fo:text-align="justify" fo:break-before="auto" fo:line-height="115%" style:writing-mode="lr-tb"/>
    </style:style>
    <style:style style:name="P412" style:family="paragraph" style:parent-style-name="Standard">
      <style:paragraph-properties fo:text-align="justify"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T412_27" style:family="text"/>
    <style:style style:name="T412_28" style:family="text"/>
    <style:style style:name="T412_29" style:family="text"/>
    <style:style style:name="T412_30" style:family="text"/>
    <style:style style:name="T412_31" style:family="text"/>
    <style:style style:name="T412_32" style:family="text"/>
    <style:style style:name="T412_33" style:family="text"/>
    <style:style style:name="T412_34" style:family="text"/>
    <style:style style:name="T412_35" style:family="text"/>
    <style:style style:name="T412_36" style:family="text"/>
    <style:style style:name="T412_37" style:family="text"/>
    <style:style style:name="T412_38" style:family="text"/>
    <style:style style:name="P413" style:family="paragraph" style:parent-style-name="Standard">
      <style:paragraph-properties fo:text-align="justify" fo:break-before="auto" fo:line-height="115%" style:writing-mode="lr-tb"/>
    </style:style>
    <style:style style:name="P414" style:family="paragraph" style:parent-style-name="Standard">
      <style:paragraph-properties fo:text-align="justify" fo:break-before="auto" fo:line-height="115%" style:writing-mode="lr-tb"/>
    </style:style>
    <style:style style:name="P415" style:family="paragraph" style:parent-style-name="Standard">
      <style:paragraph-properties fo:text-align="justify" fo:break-before="auto" fo:line-height="115%" style:writing-mode="lr-tb"/>
    </style:style>
    <style:style style:name="P416" style:family="paragraph" style:parent-style-name="Standard">
      <style:paragraph-properties fo:text-align="justify" fo:break-before="auto" fo:line-height="115%" style:writing-mode="lr-tb"/>
    </style:style>
    <style:style style:name="P417" style:family="paragraph" style:parent-style-name="Standard">
      <style:paragraph-properties fo:text-align="justify" fo:break-before="auto" fo:line-height="115%" style:writing-mode="lr-tb"/>
    </style:style>
    <style:style style:name="T417_1" style:family="text">
      <style:text-properties fo:font-size="14pt" style:font-size-asian="14pt" style:font-size-complex="14pt"/>
    </style:style>
    <style:style style:name="P418" style:family="paragraph" style:parent-style-name="Standard">
      <style:paragraph-properties fo:text-align="justify"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T418_19" style:family="text"/>
    <style:style style:name="T418_20" style:family="text"/>
    <style:style style:name="T418_21" style:family="text"/>
    <style:style style:name="T418_22" style:family="text"/>
    <style:style style:name="T418_23" style:family="text"/>
    <style:style style:name="T418_24" style:family="text"/>
    <style:style style:name="T418_25" style:family="text"/>
    <style:style style:name="T418_26" style:family="text"/>
    <style:style style:name="T418_27" style:family="text"/>
    <style:style style:name="T418_28" style:family="text"/>
    <style:style style:name="T418_29" style:family="text"/>
    <style:style style:name="T418_30" style:family="text"/>
    <style:style style:name="T418_31" style:family="text"/>
    <style:style style:name="T418_32" style:family="text"/>
    <style:style style:name="T418_33" style:family="text"/>
    <style:style style:name="T418_34" style:family="text"/>
    <style:style style:name="T418_35" style:family="text"/>
    <style:style style:name="T418_36" style:family="text"/>
    <style:style style:name="T418_37" style:family="text"/>
    <style:style style:name="T418_38" style:family="text"/>
    <style:style style:name="T418_39" style:family="text"/>
    <style:style style:name="T418_40" style:family="text"/>
    <style:style style:name="T418_41" style:family="text"/>
    <style:style style:name="T418_42" style:family="text"/>
    <style:style style:name="T418_43" style:family="text"/>
    <style:style style:name="T418_44" style:family="text"/>
    <style:style style:name="T418_45" style:family="text"/>
    <style:style style:name="T418_46" style:family="text"/>
    <style:style style:name="T418_47" style:family="text"/>
    <style:style style:name="T418_48" style:family="text"/>
    <style:style style:name="T418_49" style:family="text"/>
    <style:style style:name="T418_50" style:family="text"/>
    <style:style style:name="T418_51" style:family="text"/>
    <style:style style:name="T418_52" style:family="text"/>
    <style:style style:name="T418_53" style:family="text"/>
    <style:style style:name="T418_54" style:family="text"/>
    <style:style style:name="T418_55" style:family="text"/>
    <style:style style:name="T418_56" style:family="text"/>
    <style:style style:name="T418_57" style:family="text"/>
    <style:style style:name="T418_58" style:family="text"/>
    <style:style style:name="T418_59" style:family="text"/>
    <style:style style:name="T418_60" style:family="text"/>
    <style:style style:name="T418_61" style:family="text"/>
    <style:style style:name="T418_62" style:family="text"/>
    <style:style style:name="T418_63" style:family="text"/>
    <style:style style:name="T418_64" style:family="text"/>
    <style:style style:name="T418_65" style:family="text"/>
    <style:style style:name="T418_66" style:family="text"/>
    <style:style style:name="T418_67" style:family="text"/>
    <style:style style:name="T418_68" style:family="text"/>
    <style:style style:name="T418_69" style:family="text"/>
    <style:style style:name="T418_70" style:family="text"/>
    <style:style style:name="T418_71" style:family="text"/>
    <style:style style:name="T418_72" style:family="text"/>
    <style:style style:name="T418_73" style:family="text"/>
    <style:style style:name="T418_74" style:family="text"/>
    <style:style style:name="T418_75" style:family="text"/>
    <style:style style:name="T418_76" style:family="text"/>
    <style:style style:name="T418_77" style:family="text"/>
    <style:style style:name="T418_78" style:family="text"/>
    <style:style style:name="T418_79" style:family="text"/>
    <style:style style:name="T418_80" style:family="text"/>
    <style:style style:name="T418_81" style:family="text"/>
    <style:style style:name="T418_82" style:family="text"/>
    <style:style style:name="T418_83" style:family="text"/>
    <style:style style:name="T418_84" style:family="text"/>
    <style:style style:name="T418_85" style:family="text"/>
    <style:style style:name="T418_86" style:family="text"/>
    <style:style style:name="T418_87" style:family="text"/>
    <style:style style:name="T418_88" style:family="text"/>
    <style:style style:name="T418_89" style:family="text"/>
    <style:style style:name="T418_90" style:family="text"/>
    <style:style style:name="T418_91" style:family="text"/>
    <style:style style:name="T418_92" style:family="text"/>
    <style:style style:name="T418_93" style:family="text"/>
    <style:style style:name="T418_94" style:family="text"/>
    <style:style style:name="T418_95" style:family="text"/>
    <style:style style:name="T418_96" style:family="text"/>
    <style:style style:name="P419" style:family="paragraph" style:parent-style-name="Standard">
      <style:paragraph-properties fo:text-align="justify" fo:break-before="auto" fo:line-height="115%" style:writing-mode="lr-tb"/>
    </style:style>
    <style:style style:name="P420" style:family="paragraph" style:parent-style-name="Standard">
      <style:paragraph-properties fo:text-align="justify"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T420_18" style:family="text"/>
    <style:style style:name="T420_19" style:family="text"/>
    <style:style style:name="T420_20" style:family="text"/>
    <style:style style:name="T420_21" style:family="text"/>
    <style:style style:name="T420_22" style:family="text"/>
    <style:style style:name="T420_23" style:family="text"/>
    <style:style style:name="T420_24" style:family="text"/>
    <style:style style:name="T420_25" style:family="text"/>
    <style:style style:name="T420_26" style:family="text"/>
    <style:style style:name="T420_27" style:family="text"/>
    <style:style style:name="T420_28" style:family="text"/>
    <style:style style:name="T420_29" style:family="text"/>
    <style:style style:name="T420_30" style:family="text"/>
    <style:style style:name="T420_31" style:family="text"/>
    <style:style style:name="T420_32" style:family="text"/>
    <style:style style:name="T420_33" style:family="text"/>
    <style:style style:name="T420_34" style:family="text"/>
    <style:style style:name="T420_35" style:family="text"/>
    <style:style style:name="T420_36" style:family="text"/>
    <style:style style:name="T420_37" style:family="text"/>
    <style:style style:name="T420_38" style:family="text"/>
    <style:style style:name="T420_39" style:family="text"/>
    <style:style style:name="T420_40" style:family="text"/>
    <style:style style:name="T420_41" style:family="text"/>
    <style:style style:name="T420_42" style:family="text"/>
    <style:style style:name="T420_43" style:family="text"/>
    <style:style style:name="T420_44" style:family="text"/>
    <style:style style:name="T420_45" style:family="text"/>
    <style:style style:name="T420_46" style:family="text"/>
    <style:style style:name="T420_47" style:family="text"/>
    <style:style style:name="T420_48" style:family="text"/>
    <style:style style:name="T420_49" style:family="text"/>
    <style:style style:name="T420_50" style:family="text"/>
    <style:style style:name="T420_51" style:family="text"/>
    <style:style style:name="T420_52" style:family="text"/>
    <style:style style:name="T420_53" style:family="text"/>
    <style:style style:name="T420_54" style:family="text"/>
    <style:style style:name="P421" style:family="paragraph" style:parent-style-name="Standard">
      <style:paragraph-properties fo:text-align="justify"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P422" style:family="paragraph" style:parent-style-name="Standard">
      <style:paragraph-properties fo:text-align="justify" fo:break-before="auto" fo:line-height="115%" style:writing-mode="lr-tb"/>
    </style:style>
    <style:style style:name="P423" style:family="paragraph" style:parent-style-name="Standard">
      <style:paragraph-properties fo:text-align="justify" fo:break-before="auto" fo:line-height="115%" style:writing-mode="lr-tb"/>
    </style:style>
    <style:style style:name="T423_1" style:family="text">
      <style:text-properties fo:font-size="14pt" style:font-size-asian="14pt" style:font-size-complex="14pt"/>
    </style:style>
    <style:style style:name="T423_2" style:family="text">
      <style:text-properties fo:font-size="14pt" style:font-size-asian="14pt" style:font-size-complex="14pt"/>
    </style:style>
    <style:style style:name="T423_3" style:family="text">
      <style:text-properties fo:font-size="14pt" style:font-size-asian="14pt" style:font-size-complex="14pt"/>
    </style:style>
    <style:style style:name="P424" style:family="paragraph" style:parent-style-name="Standard">
      <style:paragraph-properties fo:text-align="justify" fo:break-before="auto" fo:line-height="115%" style:writing-mode="lr-tb"/>
    </style:style>
    <style:style style:name="T424_1" style:family="text">
      <style:text-properties fo:font-size="14pt" style:font-size-asian="14pt" style:font-size-complex="14pt"/>
    </style:style>
    <style:style style:name="P425" style:family="paragraph" style:parent-style-name="Standard">
      <style:paragraph-properties fo:text-align="justify"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T425_17" style:family="text"/>
    <style:style style:name="T425_18" style:family="text"/>
    <style:style style:name="T425_19" style:family="text"/>
    <style:style style:name="T425_20" style:family="text"/>
    <style:style style:name="T425_21" style:family="text"/>
    <style:style style:name="T425_22" style:family="text"/>
    <style:style style:name="T425_23" style:family="text"/>
    <style:style style:name="T425_24" style:family="text"/>
    <style:style style:name="T425_25" style:family="text"/>
    <style:style style:name="T425_26" style:family="text"/>
    <style:style style:name="T425_27" style:family="text"/>
    <style:style style:name="T425_28" style:family="text"/>
    <style:style style:name="T425_29" style:family="text"/>
    <style:style style:name="T425_30" style:family="text"/>
    <style:style style:name="P426" style:family="paragraph" style:parent-style-name="Standard">
      <style:paragraph-properties fo:text-align="justify" fo:break-before="auto" fo:line-height="115%" style:writing-mode="lr-tb"/>
    </style:style>
    <style:style style:name="P427" style:family="paragraph" style:parent-style-name="Standard">
      <style:paragraph-properties fo:text-align="justify"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T427_14" style:family="text"/>
    <style:style style:name="T427_15" style:family="text"/>
    <style:style style:name="T427_16" style:family="text"/>
    <style:style style:name="T427_17" style:family="text"/>
    <style:style style:name="T427_18" style:family="text"/>
    <style:style style:name="T427_19" style:family="text"/>
    <style:style style:name="T427_20" style:family="text"/>
    <style:style style:name="T427_21" style:family="text"/>
    <style:style style:name="T427_22" style:family="text"/>
    <style:style style:name="T427_23" style:family="text"/>
    <style:style style:name="T427_24" style:family="text"/>
    <style:style style:name="T427_25" style:family="text"/>
    <style:style style:name="T427_26" style:family="text"/>
    <style:style style:name="T427_27" style:family="text"/>
    <style:style style:name="T427_28" style:family="text"/>
    <style:style style:name="T427_29" style:family="text"/>
    <style:style style:name="T427_30" style:family="text"/>
    <style:style style:name="T427_31" style:family="text"/>
    <style:style style:name="T427_32" style:family="text"/>
    <style:style style:name="T427_33" style:family="text"/>
    <style:style style:name="T427_34" style:family="text"/>
    <style:style style:name="T427_35" style:family="text"/>
    <style:style style:name="T427_36" style:family="text"/>
    <style:style style:name="T427_37" style:family="text"/>
    <style:style style:name="T427_38" style:family="text"/>
    <style:style style:name="T427_39" style:family="text"/>
    <style:style style:name="T427_40" style:family="text"/>
    <style:style style:name="T427_41" style:family="text"/>
    <style:style style:name="T427_42" style:family="text"/>
    <style:style style:name="T427_43" style:family="text"/>
    <style:style style:name="T427_44" style:family="text"/>
    <style:style style:name="T427_45" style:family="text"/>
    <style:style style:name="T427_46" style:family="text"/>
    <style:style style:name="T427_47" style:family="text"/>
    <style:style style:name="T427_48" style:family="text"/>
    <style:style style:name="T427_49" style:family="text"/>
    <style:style style:name="T427_50" style:family="text"/>
    <style:style style:name="T427_51" style:family="text"/>
    <style:style style:name="T427_52" style:family="text"/>
    <style:style style:name="T427_53" style:family="text"/>
    <style:style style:name="T427_54" style:family="text"/>
    <style:style style:name="T427_55" style:family="text"/>
    <style:style style:name="T427_56" style:family="text"/>
    <style:style style:name="T427_57" style:family="text"/>
    <style:style style:name="T427_58" style:family="text"/>
    <style:style style:name="T427_59" style:family="text"/>
    <style:style style:name="T427_60" style:family="text"/>
    <style:style style:name="T427_61" style:family="text"/>
    <style:style style:name="T427_62" style:family="text"/>
    <style:style style:name="T427_63" style:family="text"/>
    <style:style style:name="T427_64" style:family="text"/>
    <style:style style:name="T427_65" style:family="text"/>
    <style:style style:name="T427_66" style:family="text"/>
    <style:style style:name="T427_67" style:family="text"/>
    <style:style style:name="T427_68" style:family="text"/>
    <style:style style:name="T427_69" style:family="text"/>
    <style:style style:name="T427_70" style:family="text"/>
    <style:style style:name="T427_71" style:family="text"/>
    <style:style style:name="T427_72" style:family="text"/>
    <style:style style:name="T427_73" style:family="text"/>
    <style:style style:name="T427_74" style:family="text"/>
    <style:style style:name="T427_75" style:family="text"/>
    <style:style style:name="T427_76" style:family="text"/>
    <style:style style:name="T427_77" style:family="text"/>
    <style:style style:name="T427_78" style:family="text"/>
    <style:style style:name="P428" style:family="paragraph" style:parent-style-name="Standard">
      <style:paragraph-properties fo:text-align="justify" fo:break-before="auto" fo:line-height="115%" style:writing-mode="lr-tb"/>
    </style:style>
    <style:style style:name="P429" style:family="paragraph" style:parent-style-name="Standard">
      <style:paragraph-properties fo:text-align="justify" fo:break-before="auto" fo:line-height="115%" style:writing-mode="lr-tb"/>
    </style:style>
    <style:style style:name="T429_1" style:family="text">
      <style:text-properties fo:font-size="14pt" style:font-size-asian="14pt" style:font-size-complex="14pt"/>
    </style:style>
    <style:style style:name="P430" style:family="paragraph" style:parent-style-name="Standard">
      <style:paragraph-properties fo:text-align="justify"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T430_25" style:family="text"/>
    <style:style style:name="T430_26" style:family="text"/>
    <style:style style:name="T430_27" style:family="text"/>
    <style:style style:name="T430_28" style:family="text"/>
    <style:style style:name="T430_29" style:family="text"/>
    <style:style style:name="T430_30" style:family="text"/>
    <style:style style:name="P431" style:family="paragraph" style:parent-style-name="Standard">
      <style:paragraph-properties fo:text-align="justify" fo:break-before="auto" fo:line-height="115%" style:writing-mode="lr-tb"/>
    </style:style>
    <style:style style:name="P432" style:family="paragraph" style:parent-style-name="Standard">
      <style:paragraph-properties fo:text-align="justify"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/>
    <style:style style:name="T432_34" style:family="text"/>
    <style:style style:name="T432_35" style:family="text"/>
    <style:style style:name="T432_36" style:family="text"/>
    <style:style style:name="T432_37" style:family="text"/>
    <style:style style:name="T432_38" style:family="text"/>
    <style:style style:name="T432_39" style:family="text"/>
    <style:style style:name="T432_40" style:family="text"/>
    <style:style style:name="T432_41" style:family="text"/>
    <style:style style:name="T432_42" style:family="text"/>
    <style:style style:name="T432_43" style:family="text"/>
    <style:style style:name="T432_44" style:family="text"/>
    <style:style style:name="T432_45" style:family="text"/>
    <style:style style:name="T432_46" style:family="text"/>
    <style:style style:name="T432_47" style:family="text"/>
    <style:style style:name="T432_48" style:family="text"/>
    <style:style style:name="T432_49" style:family="text"/>
    <style:style style:name="T432_50" style:family="text"/>
    <style:style style:name="T432_51" style:family="text"/>
    <style:style style:name="T432_52" style:family="text"/>
    <style:style style:name="T432_53" style:family="text"/>
    <style:style style:name="T432_54" style:family="text"/>
    <style:style style:name="T432_55" style:family="text"/>
    <style:style style:name="T432_56" style:family="text"/>
    <style:style style:name="T432_57" style:family="text"/>
    <style:style style:name="T432_58" style:family="text"/>
    <style:style style:name="T432_59" style:family="text"/>
    <style:style style:name="T432_60" style:family="text"/>
    <style:style style:name="P433" style:family="paragraph" style:parent-style-name="Standard">
      <style:paragraph-properties fo:text-align="justify" fo:break-before="auto" fo:line-height="115%" style:writing-mode="lr-tb"/>
    </style:style>
    <style:style style:name="T433_1" style:family="text"/>
    <style:style style:name="P434" style:family="paragraph" style:parent-style-name="Standard">
      <style:paragraph-properties fo:text-align="justify" fo:break-before="auto" fo:line-height="115%" style:writing-mode="lr-tb"/>
    </style:style>
    <style:style style:name="T434_1" style:family="text">
      <style:text-properties fo:font-size="14pt" style:font-size-asian="14pt" style:font-size-complex="14pt"/>
    </style:style>
    <style:style style:name="P435" style:family="paragraph" style:parent-style-name="Standard">
      <style:paragraph-properties fo:text-align="justify"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T435_27" style:family="text"/>
    <style:style style:name="T435_28" style:family="text"/>
    <style:style style:name="T435_29" style:family="text"/>
    <style:style style:name="T435_30" style:family="text"/>
    <style:style style:name="P436" style:family="paragraph" style:parent-style-name="Standard">
      <style:paragraph-properties fo:text-align="justify" fo:break-before="auto" fo:line-height="115%" style:writing-mode="lr-tb"/>
    </style:style>
    <style:style style:name="P437" style:family="paragraph" style:parent-style-name="Standard">
      <style:paragraph-properties fo:text-align="justify"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T437_37" style:family="text"/>
    <style:style style:name="T437_38" style:family="text"/>
    <style:style style:name="T437_39" style:family="text"/>
    <style:style style:name="T437_40" style:family="text"/>
    <style:style style:name="T437_41" style:family="text"/>
    <style:style style:name="T437_42" style:family="text"/>
    <style:style style:name="T437_43" style:family="text"/>
    <style:style style:name="T437_44" style:family="text"/>
    <style:style style:name="T437_45" style:family="text"/>
    <style:style style:name="T437_46" style:family="text"/>
    <style:style style:name="T437_47" style:family="text"/>
    <style:style style:name="T437_48" style:family="text"/>
    <style:style style:name="T437_49" style:family="text"/>
    <style:style style:name="T437_50" style:family="text"/>
    <style:style style:name="T437_51" style:family="text"/>
    <style:style style:name="T437_52" style:family="text"/>
    <style:style style:name="T437_53" style:family="text"/>
    <style:style style:name="T437_54" style:family="text"/>
    <style:style style:name="T437_55" style:family="text"/>
    <style:style style:name="T437_56" style:family="text"/>
    <style:style style:name="T437_57" style:family="text"/>
    <style:style style:name="T437_58" style:family="text"/>
    <style:style style:name="T437_59" style:family="text"/>
    <style:style style:name="T437_60" style:family="text"/>
    <style:style style:name="T437_61" style:family="text"/>
    <style:style style:name="T437_62" style:family="text"/>
    <style:style style:name="T437_63" style:family="text"/>
    <style:style style:name="T437_64" style:family="text"/>
    <style:style style:name="T437_65" style:family="text"/>
    <style:style style:name="T437_66" style:family="text"/>
    <style:style style:name="T437_67" style:family="text"/>
    <style:style style:name="T437_68" style:family="text"/>
    <style:style style:name="T437_69" style:family="text"/>
    <style:style style:name="T437_70" style:family="text"/>
    <style:style style:name="T437_71" style:family="text"/>
    <style:style style:name="T437_72" style:family="text"/>
    <style:style style:name="T437_73" style:family="text"/>
    <style:style style:name="T437_74" style:family="text"/>
    <style:style style:name="T437_75" style:family="text"/>
    <style:style style:name="T437_76" style:family="text"/>
    <style:style style:name="T437_77" style:family="text"/>
    <style:style style:name="T437_78" style:family="text"/>
    <style:style style:name="T437_79" style:family="text"/>
    <style:style style:name="T437_80" style:family="text"/>
    <style:style style:name="T437_81" style:family="text"/>
    <style:style style:name="T437_82" style:family="text"/>
    <style:style style:name="T437_83" style:family="text"/>
    <style:style style:name="T437_84" style:family="text"/>
    <style:style style:name="T437_85" style:family="text"/>
    <style:style style:name="T437_86" style:family="text"/>
    <style:style style:name="T437_87" style:family="text"/>
    <style:style style:name="T437_88" style:family="text"/>
    <style:style style:name="T437_89" style:family="text"/>
    <style:style style:name="T437_90" style:family="text"/>
    <style:style style:name="T437_91" style:family="text"/>
    <style:style style:name="T437_92" style:family="text"/>
    <style:style style:name="T437_93" style:family="text"/>
    <style:style style:name="T437_94" style:family="text"/>
    <style:style style:name="T437_95" style:family="text"/>
    <style:style style:name="T437_96" style:family="text"/>
    <style:style style:name="T437_97" style:family="text"/>
    <style:style style:name="T437_98" style:family="text"/>
    <style:style style:name="T437_99" style:family="text"/>
    <style:style style:name="T437_100" style:family="text"/>
    <style:style style:name="T437_101" style:family="text"/>
    <style:style style:name="T437_102" style:family="text"/>
    <style:style style:name="T437_103" style:family="text"/>
    <style:style style:name="T437_104" style:family="text"/>
    <style:style style:name="T437_105" style:family="text"/>
    <style:style style:name="T437_106" style:family="text"/>
    <style:style style:name="P438" style:family="paragraph" style:parent-style-name="Standard">
      <style:paragraph-properties fo:text-align="justify" fo:break-before="auto" fo:line-height="115%" style:writing-mode="lr-tb"/>
    </style:style>
    <style:style style:name="T438_1" style:family="text"/>
    <style:style style:name="P439" style:family="paragraph" style:parent-style-name="Standard">
      <style:paragraph-properties fo:text-align="justify" fo:break-before="auto" fo:line-height="115%" style:writing-mode="lr-tb"/>
    </style:style>
    <style:style style:name="T439_1" style:family="text">
      <style:text-properties fo:font-size="14pt" style:font-size-asian="14pt" style:font-size-complex="14pt"/>
    </style:style>
    <style:style style:name="P440" style:family="paragraph" style:parent-style-name="Standard">
      <style:paragraph-properties fo:text-align="justify"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T440_24" style:family="text"/>
    <style:style style:name="T440_25" style:family="text"/>
    <style:style style:name="T440_26" style:family="text"/>
    <style:style style:name="T440_27" style:family="text"/>
    <style:style style:name="T440_28" style:family="text"/>
    <style:style style:name="T440_29" style:family="text"/>
    <style:style style:name="T440_30" style:family="text"/>
    <style:style style:name="T440_31" style:family="text"/>
    <style:style style:name="T440_32" style:family="text"/>
    <style:style style:name="T440_33" style:family="text"/>
    <style:style style:name="T440_34" style:family="text"/>
    <style:style style:name="T440_35" style:family="text"/>
    <style:style style:name="T440_36" style:family="text"/>
    <style:style style:name="T440_37" style:family="text"/>
    <style:style style:name="T440_38" style:family="text"/>
    <style:style style:name="T440_39" style:family="text"/>
    <style:style style:name="T440_40" style:family="text"/>
    <style:style style:name="P441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442" style:family="paragraph" style:parent-style-name="Standard">
      <style:paragraph-properties fo:text-align="justify"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T442_23" style:family="text"/>
    <style:style style:name="T442_24" style:family="text"/>
    <style:style style:name="T442_25" style:family="text"/>
    <style:style style:name="T442_26" style:family="text"/>
    <style:style style:name="T442_27" style:family="text"/>
    <style:style style:name="T442_28" style:family="text"/>
    <style:style style:name="T442_29" style:family="text"/>
    <style:style style:name="T442_30" style:family="text"/>
    <style:style style:name="T442_31" style:family="text"/>
    <style:style style:name="T442_32" style:family="text"/>
    <style:style style:name="T442_33" style:family="text"/>
    <style:style style:name="T442_34" style:family="text"/>
    <style:style style:name="T442_35" style:family="text"/>
    <style:style style:name="T442_36" style:family="text"/>
    <style:style style:name="T442_37" style:family="text"/>
    <style:style style:name="T442_38" style:family="text"/>
    <style:style style:name="T442_39" style:family="text"/>
    <style:style style:name="T442_40" style:family="text"/>
    <style:style style:name="T442_41" style:family="text"/>
    <style:style style:name="T442_42" style:family="text"/>
    <style:style style:name="T442_43" style:family="text"/>
    <style:style style:name="T442_44" style:family="text"/>
    <style:style style:name="T442_45" style:family="text"/>
    <style:style style:name="T442_46" style:family="text"/>
    <style:style style:name="T442_47" style:family="text"/>
    <style:style style:name="T442_48" style:family="text"/>
    <style:style style:name="T442_49" style:family="text"/>
    <style:style style:name="T442_50" style:family="text"/>
    <style:style style:name="T442_51" style:family="text"/>
    <style:style style:name="T442_52" style:family="text"/>
    <style:style style:name="T442_53" style:family="text"/>
    <style:style style:name="T442_54" style:family="text"/>
    <style:style style:name="T442_55" style:family="text"/>
    <style:style style:name="T442_56" style:family="text"/>
    <style:style style:name="T442_57" style:family="text"/>
    <style:style style:name="T442_58" style:family="text"/>
    <style:style style:name="T442_59" style:family="text"/>
    <style:style style:name="T442_60" style:family="text"/>
    <style:style style:name="T442_61" style:family="text"/>
    <style:style style:name="T442_62" style:family="text"/>
    <style:style style:name="T442_63" style:family="text"/>
    <style:style style:name="T442_64" style:family="text"/>
    <style:style style:name="T442_65" style:family="text"/>
    <style:style style:name="T442_66" style:family="text"/>
    <style:style style:name="T442_67" style:family="text"/>
    <style:style style:name="T442_68" style:family="text"/>
    <style:style style:name="T442_69" style:family="text"/>
    <style:style style:name="T442_70" style:family="text"/>
    <style:style style:name="T442_71" style:family="text"/>
    <style:style style:name="T442_72" style:family="text"/>
    <style:style style:name="T442_73" style:family="text"/>
    <style:style style:name="T442_74" style:family="text"/>
    <style:style style:name="T442_75" style:family="text"/>
    <style:style style:name="T442_76" style:family="text"/>
    <style:style style:name="T442_77" style:family="text"/>
    <style:style style:name="T442_78" style:family="text"/>
    <style:style style:name="T442_79" style:family="text"/>
    <style:style style:name="T442_80" style:family="text"/>
    <style:style style:name="T442_81" style:family="text"/>
    <style:style style:name="T442_82" style:family="text"/>
    <style:style style:name="P443" style:family="paragraph" style:parent-style-name="Standard">
      <style:paragraph-properties fo:text-align="justify" fo:break-before="auto" fo:line-height="115%" style:writing-mode="lr-tb"/>
    </style:style>
    <style:style style:name="P444" style:family="paragraph" style:parent-style-name="Standard">
      <style:paragraph-properties fo:text-align="justify"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T444_24" style:family="text"/>
    <style:style style:name="T444_25" style:family="text"/>
    <style:style style:name="T444_26" style:family="text"/>
    <style:style style:name="T444_27" style:family="text"/>
    <style:style style:name="T444_28" style:family="text"/>
    <style:style style:name="T444_29" style:family="text"/>
    <style:style style:name="T444_30" style:family="text"/>
    <style:style style:name="T444_31" style:family="text"/>
    <style:style style:name="T444_32" style:family="text"/>
    <style:style style:name="T444_33" style:family="text"/>
    <style:style style:name="T444_34" style:family="text"/>
    <style:style style:name="T444_35" style:family="text"/>
    <style:style style:name="T444_36" style:family="text"/>
    <style:style style:name="T444_37" style:family="text"/>
    <style:style style:name="T444_38" style:family="text"/>
    <style:style style:name="T444_39" style:family="text"/>
    <style:style style:name="T444_40" style:family="text"/>
    <style:style style:name="T444_41" style:family="text"/>
    <style:style style:name="T444_42" style:family="text"/>
    <style:style style:name="T444_43" style:family="text"/>
    <style:style style:name="T444_44" style:family="text"/>
    <style:style style:name="T444_45" style:family="text"/>
    <style:style style:name="T444_46" style:family="text"/>
    <style:style style:name="T444_47" style:family="text"/>
    <style:style style:name="T444_48" style:family="text"/>
    <style:style style:name="T444_49" style:family="text"/>
    <style:style style:name="T444_50" style:family="text"/>
    <style:style style:name="T444_51" style:family="text"/>
    <style:style style:name="T444_52" style:family="text"/>
    <style:style style:name="T444_53" style:family="text"/>
    <style:style style:name="T444_54" style:family="text"/>
    <style:style style:name="T444_55" style:family="text"/>
    <style:style style:name="T444_56" style:family="text"/>
    <style:style style:name="T444_57" style:family="text"/>
    <style:style style:name="T444_58" style:family="text"/>
    <style:style style:name="T444_59" style:family="text"/>
    <style:style style:name="T444_60" style:family="text"/>
    <style:style style:name="T444_61" style:family="text"/>
    <style:style style:name="T444_62" style:family="text"/>
    <style:style style:name="T444_63" style:family="text"/>
    <style:style style:name="T444_64" style:family="text"/>
    <style:style style:name="T444_65" style:family="text"/>
    <style:style style:name="T444_66" style:family="text"/>
    <style:style style:name="T444_67" style:family="text"/>
    <style:style style:name="T444_68" style:family="text"/>
    <style:style style:name="T444_69" style:family="text"/>
    <style:style style:name="T444_70" style:family="text"/>
    <style:style style:name="T444_71" style:family="text"/>
    <style:style style:name="T444_72" style:family="text"/>
    <style:style style:name="T444_73" style:family="text"/>
    <style:style style:name="T444_74" style:family="text"/>
    <style:style style:name="T444_75" style:family="text"/>
    <style:style style:name="T444_76" style:family="text"/>
    <style:style style:name="P445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446" style:family="paragraph" style:parent-style-name="Standard">
      <style:paragraph-properties fo:text-align="justify" fo:break-before="auto" fo:line-height="115%" style:writing-mode="lr-tb"/>
    </style:style>
    <style:style style:name="T446_1" style:family="text">
      <style:text-properties fo:font-size="14pt" style:font-size-asian="14pt" style:font-size-complex="14pt"/>
    </style:style>
    <style:style style:name="T446_2" style:family="text">
      <style:text-properties fo:font-size="14pt" style:font-size-asian="14pt" style:font-size-complex="14pt"/>
    </style:style>
    <style:style style:name="T446_3" style:family="text">
      <style:text-properties fo:font-size="14pt" style:font-size-asian="14pt" style:font-size-complex="14pt"/>
    </style:style>
    <style:style style:name="P447" style:family="paragraph" style:parent-style-name="Standard">
      <style:paragraph-properties fo:text-align="justify" fo:break-before="auto" fo:line-height="115%" style:writing-mode="lr-tb"/>
    </style:style>
    <style:style style:name="T447_1" style:family="text">
      <style:text-properties fo:font-size="14pt" style:font-size-asian="14pt" style:font-size-complex="14pt"/>
    </style:style>
    <style:style style:name="P448" style:family="paragraph" style:parent-style-name="Standard">
      <style:paragraph-properties fo:text-align="justify" fo:break-before="auto" fo:line-height="115%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T448_27" style:family="text"/>
    <style:style style:name="T448_28" style:family="text"/>
    <style:style style:name="T448_29" style:family="text"/>
    <style:style style:name="T448_30" style:family="text"/>
    <style:style style:name="T448_31" style:family="text">
      <style:text-properties fo:font-size="14pt" style:font-size-asian="14pt" style:font-size-complex="14pt"/>
    </style:style>
    <style:style style:name="T448_32" style:family="text"/>
    <style:style style:name="T448_33" style:family="text"/>
    <style:style style:name="T448_34" style:family="text"/>
    <style:style style:name="T448_35" style:family="text"/>
    <style:style style:name="T448_36" style:family="text"/>
    <style:style style:name="T448_37" style:family="text"/>
    <style:style style:name="T448_38" style:family="text"/>
    <style:style style:name="T448_39" style:family="text"/>
    <style:style style:name="T448_40" style:family="text"/>
    <style:style style:name="T448_41" style:family="text"/>
    <style:style style:name="T448_42" style:family="text"/>
    <style:style style:name="T448_43" style:family="text"/>
    <style:style style:name="T448_44" style:family="text"/>
    <style:style style:name="T448_45" style:family="text"/>
    <style:style style:name="T448_46" style:family="text"/>
    <style:style style:name="T448_47" style:family="text"/>
    <style:style style:name="T448_48" style:family="text"/>
    <style:style style:name="T448_49" style:family="text"/>
    <style:style style:name="T448_50" style:family="text"/>
    <style:style style:name="T448_51" style:family="text"/>
    <style:style style:name="T448_52" style:family="text"/>
    <style:style style:name="T448_53" style:family="text"/>
    <style:style style:name="P449" style:family="paragraph" style:parent-style-name="Standard">
      <style:paragraph-properties fo:text-align="justify" fo:break-before="auto" fo:line-height="115%" style:writing-mode="lr-tb"/>
    </style:style>
    <style:style style:name="P450" style:family="paragraph" style:parent-style-name="Standard">
      <style:paragraph-properties fo:text-align="justify"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T450_27" style:family="text"/>
    <style:style style:name="T450_28" style:family="text"/>
    <style:style style:name="T450_29" style:family="text"/>
    <style:style style:name="T450_30" style:family="text"/>
    <style:style style:name="T450_31" style:family="text"/>
    <style:style style:name="T450_32" style:family="text"/>
    <style:style style:name="T450_33" style:family="text"/>
    <style:style style:name="T450_34" style:family="text"/>
    <style:style style:name="T450_35" style:family="text"/>
    <style:style style:name="T450_36" style:family="text"/>
    <style:style style:name="T450_37" style:family="text"/>
    <style:style style:name="T450_38" style:family="text"/>
    <style:style style:name="T450_39" style:family="text"/>
    <style:style style:name="T450_40" style:family="text"/>
    <style:style style:name="T450_41" style:family="text"/>
    <style:style style:name="T450_42" style:family="text"/>
    <style:style style:name="T450_43" style:family="text"/>
    <style:style style:name="T450_44" style:family="text"/>
    <style:style style:name="T450_45" style:family="text"/>
    <style:style style:name="T450_46" style:family="text"/>
    <style:style style:name="T450_47" style:family="text"/>
    <style:style style:name="T450_48" style:family="text"/>
    <style:style style:name="T450_49" style:family="text"/>
    <style:style style:name="T450_50" style:family="text"/>
    <style:style style:name="T450_51" style:family="text"/>
    <style:style style:name="T450_52" style:family="text"/>
    <style:style style:name="T450_53" style:family="text"/>
    <style:style style:name="T450_54" style:family="text"/>
    <style:style style:name="T450_55" style:family="text"/>
    <style:style style:name="T450_56" style:family="text"/>
    <style:style style:name="T450_57" style:family="text"/>
    <style:style style:name="T450_58" style:family="text"/>
    <style:style style:name="T450_59" style:family="text"/>
    <style:style style:name="T450_60" style:family="text"/>
    <style:style style:name="T450_61" style:family="text"/>
    <style:style style:name="T450_62" style:family="text"/>
    <style:style style:name="T450_63" style:family="text"/>
    <style:style style:name="T450_64" style:family="text"/>
    <style:style style:name="P451" style:family="paragraph" style:parent-style-name="Standard">
      <style:paragraph-properties fo:text-align="justify" fo:break-before="auto" fo:line-height="115%" style:writing-mode="lr-tb"/>
    </style:style>
    <style:style style:name="P452" style:family="paragraph" style:parent-style-name="Standard">
      <style:paragraph-properties fo:text-align="justify"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T452_25" style:family="text"/>
    <style:style style:name="T452_26" style:family="text"/>
    <style:style style:name="T452_27" style:family="text"/>
    <style:style style:name="T452_28" style:family="text"/>
    <style:style style:name="T452_29" style:family="text"/>
    <style:style style:name="T452_30" style:family="text"/>
    <style:style style:name="T452_31" style:family="text"/>
    <style:style style:name="T452_32" style:family="text"/>
    <style:style style:name="P453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454" style:family="paragraph" style:parent-style-name="Standard">
      <style:paragraph-properties fo:text-align="justify" fo:break-before="auto" fo:line-height="115%" style:writing-mode="lr-tb"/>
    </style:style>
    <style:style style:name="T454_1" style:family="text">
      <style:text-properties fo:font-size="14pt" style:font-size-asian="14pt" style:font-size-complex="14pt"/>
    </style:style>
    <style:style style:name="P455" style:family="paragraph" style:parent-style-name="Standard">
      <style:paragraph-properties fo:text-align="justify"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T455_25" style:family="text"/>
    <style:style style:name="T455_26" style:family="text"/>
    <style:style style:name="T455_27" style:family="text"/>
    <style:style style:name="T455_28" style:family="text"/>
    <style:style style:name="T455_29" style:family="text"/>
    <style:style style:name="T455_30" style:family="text"/>
    <style:style style:name="T455_31" style:family="text"/>
    <style:style style:name="T455_32" style:family="text"/>
    <style:style style:name="T455_33" style:family="text"/>
    <style:style style:name="T455_34" style:family="text"/>
    <style:style style:name="T455_35" style:family="text"/>
    <style:style style:name="T455_36" style:family="text"/>
    <style:style style:name="T455_37" style:family="text"/>
    <style:style style:name="T455_38" style:family="text"/>
    <style:style style:name="T455_39" style:family="text"/>
    <style:style style:name="T455_40" style:family="text"/>
    <style:style style:name="T455_41" style:family="text"/>
    <style:style style:name="T455_42" style:family="text"/>
    <style:style style:name="T455_43" style:family="text"/>
    <style:style style:name="T455_44" style:family="text"/>
    <style:style style:name="T455_45" style:family="text"/>
    <style:style style:name="T455_46" style:family="text"/>
    <style:style style:name="T455_47" style:family="text"/>
    <style:style style:name="T455_48" style:family="text"/>
    <style:style style:name="T455_49" style:family="text"/>
    <style:style style:name="T455_50" style:family="text"/>
    <style:style style:name="T455_51" style:family="text"/>
    <style:style style:name="T455_52" style:family="text"/>
    <style:style style:name="T455_53" style:family="text"/>
    <style:style style:name="T455_54" style:family="text"/>
    <style:style style:name="T455_55" style:family="text"/>
    <style:style style:name="T455_56" style:family="text"/>
    <style:style style:name="T455_57" style:family="text"/>
    <style:style style:name="T455_58" style:family="text"/>
    <style:style style:name="T455_59" style:family="text"/>
    <style:style style:name="T455_60" style:family="text"/>
    <style:style style:name="T455_61" style:family="text"/>
    <style:style style:name="T455_62" style:family="text"/>
    <style:style style:name="T455_63" style:family="text"/>
    <style:style style:name="T455_64" style:family="text"/>
    <style:style style:name="T455_65" style:family="text"/>
    <style:style style:name="T455_66" style:family="text"/>
    <style:style style:name="T455_67" style:family="text"/>
    <style:style style:name="T455_68" style:family="text"/>
    <style:style style:name="T455_69" style:family="text"/>
    <style:style style:name="T455_70" style:family="text"/>
    <style:style style:name="T455_71" style:family="text"/>
    <style:style style:name="T455_72" style:family="text"/>
    <style:style style:name="T455_73" style:family="text"/>
    <style:style style:name="T455_74" style:family="text"/>
    <style:style style:name="T455_75" style:family="text"/>
    <style:style style:name="T455_76" style:family="text"/>
    <style:style style:name="T455_77" style:family="text"/>
    <style:style style:name="T455_78" style:family="text"/>
    <style:style style:name="T455_79" style:family="text"/>
    <style:style style:name="T455_80" style:family="text"/>
    <style:style style:name="T455_81" style:family="text"/>
    <style:style style:name="T455_82" style:family="text"/>
    <style:style style:name="T455_83" style:family="text"/>
    <style:style style:name="T455_84" style:family="text"/>
    <style:style style:name="T455_85" style:family="text"/>
    <style:style style:name="T455_86" style:family="text"/>
    <style:style style:name="T455_87" style:family="text"/>
    <style:style style:name="T455_88" style:family="text"/>
    <style:style style:name="P456" style:family="paragraph" style:parent-style-name="Standard">
      <style:paragraph-properties fo:text-align="justify" fo:break-before="auto" fo:line-height="115%" style:writing-mode="lr-tb"/>
    </style:style>
    <style:style style:name="P457" style:family="paragraph" style:parent-style-name="Standard">
      <style:paragraph-properties fo:text-align="justify"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T457_33" style:family="text"/>
    <style:style style:name="T457_34" style:family="text"/>
    <style:style style:name="T457_35" style:family="text"/>
    <style:style style:name="T457_36" style:family="text"/>
    <style:style style:name="T457_37" style:family="text"/>
    <style:style style:name="T457_38" style:family="text"/>
    <style:style style:name="T457_39" style:family="text"/>
    <style:style style:name="T457_40" style:family="text"/>
    <style:style style:name="T457_41" style:family="text"/>
    <style:style style:name="T457_42" style:family="text"/>
    <style:style style:name="T457_43" style:family="text"/>
    <style:style style:name="T457_44" style:family="text"/>
    <style:style style:name="T457_45" style:family="text"/>
    <style:style style:name="T457_46" style:family="text"/>
    <style:style style:name="T457_47" style:family="text"/>
    <style:style style:name="T457_48" style:family="text"/>
    <style:style style:name="T457_49" style:family="text"/>
    <style:style style:name="T457_50" style:family="text"/>
    <style:style style:name="T457_51" style:family="text"/>
    <style:style style:name="T457_52" style:family="text"/>
    <style:style style:name="T457_53" style:family="text"/>
    <style:style style:name="T457_54" style:family="text"/>
    <style:style style:name="T457_55" style:family="text"/>
    <style:style style:name="T457_56" style:family="text"/>
    <style:style style:name="T457_57" style:family="text"/>
    <style:style style:name="T457_58" style:family="text"/>
    <style:style style:name="T457_59" style:family="text"/>
    <style:style style:name="T457_60" style:family="text"/>
    <style:style style:name="T457_61" style:family="text"/>
    <style:style style:name="T457_62" style:family="text"/>
    <style:style style:name="T457_63" style:family="text"/>
    <style:style style:name="T457_64" style:family="text"/>
    <style:style style:name="T457_65" style:family="text"/>
    <style:style style:name="T457_66" style:family="text"/>
    <style:style style:name="T457_67" style:family="text"/>
    <style:style style:name="T457_68" style:family="text"/>
    <style:style style:name="T457_69" style:family="text"/>
    <style:style style:name="T457_70" style:family="text"/>
    <style:style style:name="T457_71" style:family="text"/>
    <style:style style:name="T457_72" style:family="text"/>
    <style:style style:name="T457_73" style:family="text"/>
    <style:style style:name="T457_74" style:family="text"/>
    <style:style style:name="P458" style:family="paragraph" style:parent-style-name="Standard">
      <style:paragraph-properties fo:text-align="justify" fo:break-before="auto" fo:line-height="115%" style:writing-mode="lr-tb"/>
    </style:style>
    <style:style style:name="P459" style:family="paragraph" style:parent-style-name="Standard">
      <style:paragraph-properties fo:text-align="justify"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T459_29" style:family="text"/>
    <style:style style:name="T459_30" style:family="text"/>
    <style:style style:name="T459_31" style:family="text"/>
    <style:style style:name="T459_32" style:family="text"/>
    <style:style style:name="P460" style:family="paragraph" style:parent-style-name="Standard">
      <style:paragraph-properties fo:text-align="justify" fo:break-before="auto" fo:line-height="115%" style:writing-mode="lr-tb"/>
    </style:style>
    <style:style style:name="P461" style:family="paragraph" style:parent-style-name="Standard">
      <style:paragraph-properties fo:text-align="justify" fo:break-before="auto" fo:line-height="115%" style:writing-mode="lr-tb"/>
    </style:style>
    <style:style style:name="P462" style:family="paragraph" style:parent-style-name="Standard">
      <style:paragraph-properties fo:text-align="justify" fo:break-before="auto" fo:line-height="115%" style:writing-mode="lr-tb"/>
    </style:style>
    <style:style style:name="T462_1" style:family="text">
      <style:text-properties fo:font-size="14pt" style:font-size-asian="14pt" style:font-size-complex="14pt"/>
    </style:style>
    <style:style style:name="P463" style:family="paragraph" style:parent-style-name="Standard">
      <style:paragraph-properties fo:text-align="justify"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>
      <style:text-properties fo:font-size="14pt" style:font-size-asian="14pt" style:font-size-complex="14pt"/>
    </style:style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/>
    <style:style style:name="T463_43" style:family="text"/>
    <style:style style:name="T463_44" style:family="text"/>
    <style:style style:name="T463_45" style:family="text"/>
    <style:style style:name="T463_46" style:family="text"/>
    <style:style style:name="T463_47" style:family="text"/>
    <style:style style:name="T463_48" style:family="text"/>
    <style:style style:name="T463_49" style:family="text"/>
    <style:style style:name="T463_50" style:family="text"/>
    <style:style style:name="T463_51" style:family="text"/>
    <style:style style:name="T463_52" style:family="text"/>
    <style:style style:name="T463_53" style:family="text"/>
    <style:style style:name="P464" style:family="paragraph" style:parent-style-name="Standard">
      <style:paragraph-properties fo:text-align="justify" fo:break-before="auto" fo:line-height="115%" style:writing-mode="lr-tb"/>
    </style:style>
    <style:style style:name="P465" style:family="paragraph" style:parent-style-name="Standard">
      <style:paragraph-properties fo:text-align="justify"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P466" style:family="paragraph" style:parent-style-name="Standard">
      <style:paragraph-properties fo:text-align="justify" fo:break-before="auto" fo:line-height="115%" style:writing-mode="lr-tb"/>
    </style:style>
    <style:style style:name="P467" style:family="paragraph" style:parent-style-name="Standard">
      <style:paragraph-properties fo:text-align="justify" fo:break-before="auto" fo:line-height="115%" style:writing-mode="lr-tb"/>
    </style:style>
    <style:style style:name="P468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469" style:family="paragraph" style:parent-style-name="Standard">
      <style:paragraph-properties fo:text-align="justify" fo:break-before="auto" fo:line-height="115%" style:writing-mode="lr-tb"/>
    </style:style>
    <style:style style:name="T469_1" style:family="text">
      <style:text-properties fo:font-size="14pt" style:font-size-asian="14pt" style:font-size-complex="14pt"/>
    </style:style>
    <style:style style:name="P470" style:family="paragraph" style:parent-style-name="Standard">
      <style:paragraph-properties fo:text-align="justify"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T470_24" style:family="text"/>
    <style:style style:name="T470_25" style:family="text"/>
    <style:style style:name="T470_26" style:family="text"/>
    <style:style style:name="T470_27" style:family="text"/>
    <style:style style:name="T470_28" style:family="text"/>
    <style:style style:name="T470_29" style:family="text"/>
    <style:style style:name="T470_30" style:family="text"/>
    <style:style style:name="T470_31" style:family="text"/>
    <style:style style:name="T470_32" style:family="text"/>
    <style:style style:name="T470_33" style:family="text"/>
    <style:style style:name="T470_34" style:family="text"/>
    <style:style style:name="P471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472" style:family="paragraph" style:parent-style-name="Standard">
      <style:paragraph-properties fo:text-align="justify" fo:break-before="auto" fo:line-height="115%" style:writing-mode="lr-tb"/>
    </style:style>
    <style:style style:name="P473" style:family="paragraph" style:parent-style-name="Standard">
      <style:paragraph-properties fo:text-align="justify" fo:break-before="auto" fo:line-height="115%" style:writing-mode="lr-tb"/>
    </style:style>
    <style:style style:name="P474" style:family="paragraph" style:parent-style-name="Standard">
      <style:paragraph-properties fo:text-align="justify" fo:break-before="auto" fo:line-height="115%" style:writing-mode="lr-tb"/>
    </style:style>
    <style:style style:name="P475" style:family="paragraph" style:parent-style-name="Standard">
      <style:paragraph-properties fo:text-align="justify" fo:break-before="auto" fo:line-height="115%" style:writing-mode="lr-tb"/>
    </style:style>
    <style:style style:name="T475_1" style:family="text">
      <style:text-properties fo:font-size="14pt" style:font-size-asian="14pt" style:font-size-complex="14pt"/>
    </style:style>
    <style:style style:name="P476" style:family="paragraph" style:parent-style-name="Standard">
      <style:paragraph-properties fo:text-align="justify" fo:break-before="auto" fo:line-height="115%" style:writing-mode="lr-tb"/>
    </style:style>
    <style:style style:name="P477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478" style:family="paragraph" style:parent-style-name="Standard">
      <style:paragraph-properties fo:text-align="justify" fo:break-before="auto" fo:line-height="115%" style:writing-mode="lr-tb"/>
    </style:style>
    <style:style style:name="T478_1" style:family="text">
      <style:text-properties fo:font-size="14pt" style:font-size-asian="14pt" style:font-size-complex="14pt"/>
    </style:style>
    <style:style style:name="P479" style:family="paragraph" style:parent-style-name="Standard">
      <style:paragraph-properties fo:text-align="justify" fo:break-before="auto" fo:line-height="115%" style:writing-mode="lr-tb"/>
    </style:style>
    <style:style style:name="P480" style:family="paragraph" style:parent-style-name="Standard">
      <style:paragraph-properties fo:text-align="justify" fo:break-before="auto" fo:line-height="115%" style:writing-mode="lr-tb"/>
      <style:text-properties fo:font-size="14pt" style:font-size-asian="14pt" style:font-size-complex="14pt"/>
    </style:style>
    <style:style style:name="P481" style:family="paragraph" style:parent-style-name="Standard">
      <style:paragraph-properties fo:text-align="justify" fo:break-before="auto" fo:line-height="115%" style:writing-mode="lr-tb"/>
    </style:style>
    <style:style style:name="P482" style:family="paragraph" style:parent-style-name="Standard">
      <style:paragraph-properties fo:text-align="justify" fo:break-before="auto" fo:line-height="115%" style:writing-mode="lr-tb"/>
      <style:text-properties fo:font-size="24pt" style:font-size-asian="24pt" style:font-size-complex="24pt"/>
    </style:style>
    <style:style style:name="P483" style:family="paragraph" style:parent-style-name="Standard">
      <style:paragraph-properties fo:text-align="justify" fo:break-before="auto" fo:line-height="115%" style:writing-mode="lr-tb"/>
    </style:style>
    <style:style style:name="T483_1" style:family="text">
      <style:text-properties fo:font-size="24pt" style:font-size-asian="24pt" style:font-size-complex="24pt"/>
    </style:style>
    <style:style style:name="T483_2" style:family="text">
      <style:text-properties fo:font-size="24pt" style:font-size-asian="24pt" style:font-size-complex="24pt"/>
    </style:style>
    <style:style style:name="T483_3" style:family="text">
      <style:text-properties fo:font-size="24pt" style:font-size-asian="24pt" style:font-size-complex="24pt"/>
    </style:style>
    <style:style style:name="T483_4" style:family="text">
      <style:text-properties fo:font-size="24pt" style:font-size-asian="24pt" style:font-size-complex="24pt"/>
    </style:style>
    <style:style style:name="T483_5" style:family="text">
      <style:text-properties fo:font-size="24pt" style:font-size-asian="24pt" style:font-size-complex="24pt"/>
    </style:style>
    <style:style style:name="T483_6" style:family="text">
      <style:text-properties fo:font-size="24pt" style:font-size-asian="24pt" style:font-size-complex="24pt"/>
    </style:style>
    <style:style style:name="T483_7" style:family="text">
      <style:text-properties fo:font-size="24pt" style:font-size-asian="24pt" style:font-size-complex="24pt"/>
    </style:style>
    <style:style style:name="T483_8" style:family="text">
      <style:text-properties fo:font-size="24pt" style:font-size-asian="24pt" style:font-size-complex="24pt"/>
    </style:style>
    <style:style style:name="T483_9" style:family="text">
      <style:text-properties fo:font-size="24pt" style:font-size-asian="24pt" style:font-size-complex="24pt"/>
    </style:style>
    <style:style style:name="P484" style:family="paragraph" style:parent-style-name="Standard">
      <style:paragraph-properties fo:text-align="justify" fo:break-before="auto" fo:line-height="115%" style:writing-mode="lr-tb"/>
      <style:text-properties fo:font-size="24pt" style:font-size-asian="24pt" style:font-size-complex="24pt"/>
    </style:style>
    <style:style style:name="P485" style:family="paragraph" style:parent-style-name="Standard">
      <style:paragraph-properties fo:text-align="justify" fo:break-before="auto" fo:line-height="115%" style:writing-mode="lr-tb"/>
    </style:style>
    <style:style style:name="T485_1" style:family="text">
      <style:text-properties fo:font-size="24pt" style:font-size-asian="24pt" style:font-size-complex="24pt"/>
    </style:style>
    <style:style style:name="T485_2" style:family="text">
      <style:text-properties fo:font-size="24pt" style:font-size-asian="24pt" style:font-size-complex="24pt"/>
    </style:style>
    <style:style style:name="T485_3" style:family="text">
      <style:text-properties fo:font-size="24pt" style:font-size-asian="24pt" style:font-size-complex="24pt"/>
    </style:style>
    <style:style style:name="T485_4" style:family="text">
      <style:text-properties fo:font-size="24pt" style:font-size-asian="24pt" style:font-size-complex="24pt"/>
    </style:style>
    <style:style style:name="T485_5" style:family="text">
      <style:text-properties fo:font-size="24pt" style:font-size-asian="24pt" style:font-size-complex="24pt"/>
    </style:style>
    <style:style style:name="T485_6" style:family="text">
      <style:text-properties fo:font-size="24pt" style:font-size-asian="24pt" style:font-size-complex="24pt"/>
    </style:style>
    <style:style style:name="T485_7" style:family="text">
      <style:text-properties fo:font-size="24pt" style:font-size-asian="24pt" style:font-size-complex="24pt"/>
    </style:style>
    <style:style style:name="P486" style:family="paragraph" style:parent-style-name="Standard">
      <style:paragraph-properties fo:text-align="justify" fo:break-before="auto" fo:line-height="115%" style:writing-mode="lr-tb"/>
      <style:text-properties fo:font-size="24pt" style:font-size-asian="24pt" style:font-size-complex="24pt"/>
    </style:style>
    <style:style style:name="P487" style:family="paragraph" style:parent-style-name="Standard">
      <style:paragraph-properties fo:text-align="justify" fo:break-before="auto" fo:line-height="115%" style:writing-mode="lr-tb"/>
      <style:text-properties fo:font-size="24pt" style:font-size-asian="24pt" style:font-size-complex="24pt"/>
    </style:style>
    <style:style style:name="P488" style:family="paragraph" style:parent-style-name="Standard">
      <style:paragraph-properties fo:text-align="justify" fo:break-before="auto" fo:line-height="115%" style:writing-mode="lr-tb"/>
    </style:style>
    <style:style style:name="P489" style:family="paragraph" style:parent-style-name="Standard">
      <style:paragraph-properties fo:text-align="justify" fo:break-before="auto" fo:line-height="115%" style:writing-mode="lr-tb"/>
    </style:style>
    <style:style style:name="P490" style:family="paragraph" style:parent-style-name="Standard">
      <style:paragraph-properties fo:text-align="justify" fo:break-before="auto" fo:line-height="115%" style:writing-mode="lr-tb"/>
    </style:style>
    <style:style style:name="P491" style:family="paragraph" style:parent-style-name="Standard">
      <style:paragraph-properties fo:text-align="justify" fo:break-before="auto" fo:line-height="115%" style:writing-mode="lr-tb"/>
    </style:style>
    <style:style style:name="P492" style:family="paragraph" style:parent-style-name="Standard">
      <style:paragraph-properties fo:text-align="justify" fo:break-before="auto" fo:line-height="115%" style:writing-mode="lr-tb"/>
    </style:style>
    <style:style style:name="P493" style:family="paragraph" style:parent-style-name="Standard">
      <style:paragraph-properties fo:text-align="justify" fo:break-before="auto" fo:line-height="115%" style:writing-mode="lr-tb"/>
    </style:style>
    <style:style style:name="P494" style:family="paragraph" style:parent-style-name="Standard">
      <style:paragraph-properties fo:text-align="justify" fo:break-before="auto" fo:line-height="115%" style:writing-mode="lr-tb"/>
    </style:style>
    <style:style style:name="P495" style:family="paragraph" style:parent-style-name="Standard">
      <style:paragraph-properties fo:text-align="justify" fo:break-before="auto" fo:line-height="115%" style:writing-mode="lr-tb"/>
    </style:style>
    <style:style style:name="P496" style:family="paragraph" style:parent-style-name="Standard">
      <style:paragraph-properties fo:text-align="justify" fo:break-before="auto" fo:line-height="115%" style:writing-mode="lr-tb"/>
    </style:style>
    <style:style style:name="P497" style:family="paragraph" style:parent-style-name="Standard">
      <style:paragraph-properties fo:text-align="justify" fo:break-before="auto" fo:line-height="115%" style:writing-mode="lr-tb"/>
    </style:style>
    <style:style style:name="P498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Introduccion</text:span></text:p>
      <text:p text:style-name="P2"><text:span text:style-name="T2_1">1</text:span><text:span text:style-name="T2_2">ºPresentacion</text:span><text:span text:style-name="T2_3"><text:s/></text:span><text:span text:style-name="T2_4">del</text:span><text:span text:style-name="T2_5"><text:s/></text:span><text:span text:style-name="T2_6">problema</text:span></text:p>
      <text:p text:style-name="P3"><text:span text:style-name="T3_1">En</text:span><text:span text:style-name="T3_2"><text:s/></text:span><text:span text:style-name="T3_3">el</text:span><text:span text:style-name="T3_4"><text:s/></text:span><text:span text:style-name="T3_5">presente</text:span><text:span text:style-name="T3_6"><text:s/></text:span><text:span text:style-name="T3_7">proyecto</text:span><text:span text:style-name="T3_8">,<text:s/></text:span><text:span text:style-name="T3_9">se</text:span><text:span text:style-name="T3_10"><text:s/></text:span><text:span text:style-name="T3_11">busca</text:span><text:span text:style-name="T3_12"><text:s/></text:span><text:span text:style-name="T3_13">crear</text:span><text:span text:style-name="T3_14"><text:s/></text:span><text:span text:style-name="T3_15">un</text:span><text:span text:style-name="T3_16"><text:s/></text:span><text:span text:style-name="T3_17">entorno</text:span><text:span text:style-name="T3_18"><text:s/></text:span><text:span text:style-name="T3_19">virtual</text:span><text:span text:style-name="T3_20"><text:s/></text:span><text:span text:style-name="T3_21">de</text:span><text:span text:style-name="T3_22"><text:s/></text:span><text:span text:style-name="T3_23">pruebas</text:span><text:span text:style-name="T3_24"><text:s/></text:span><text:span text:style-name="T3_25">para</text:span><text:span text:style-name="T3_26"><text:s/></text:span><text:span text:style-name="T3_27">poder</text:span><text:span text:style-name="T3_28"><text:s/></text:span><text:span text:style-name="T3_29">analizar</text:span><text:span text:style-name="T3_30"><text:s/></text:span><text:span text:style-name="T3_31">los</text:span><text:span text:style-name="T3_32"><text:s/></text:span><text:span text:style-name="T3_33">comportamientos</text:span><text:span text:style-name="T3_34"><text:s/></text:span><text:span text:style-name="T3_35">asociados</text:span><text:span text:style-name="T3_36"><text:s/></text:span><text:span text:style-name="T3_37">a</text:span><text:span text:style-name="T3_38"><text:s/></text:span><text:span text:style-name="T3_39">estados</text:span><text:span text:style-name="T3_40"><text:s/></text:span><text:span text:style-name="T3_41">de</text:span><text:span text:style-name="T3_42"><text:s/></text:span><text:span text:style-name="T3_43">animo</text:span><text:span text:style-name="T3_44"><text:s/></text:span><text:span text:style-name="T3_45">en</text:span><text:span text:style-name="T3_46"><text:s/></text:span><text:span text:style-name="T3_47">un</text:span><text:span text:style-name="T3_48"><text:s/></text:span><text:span text:style-name="T3_49">conjunto</text:span><text:span text:style-name="T3_50"><text:s/></text:span><text:span text:style-name="T3_51">de</text:span><text:span text:style-name="T3_52"><text:s/></text:span><text:span text:style-name="T3_53">caracteres</text:span><text:span text:style-name="T3_54"><text:s/></text:span><text:span text:style-name="T3_55">autonomos</text:span><text:span text:style-name="T3_56">.<text:s/></text:span><text:span text:style-name="T3_57">Dichos</text:span><text:span text:style-name="T3_58"><text:s/></text:span><text:span text:style-name="T3_59">comportamientos</text:span><text:span text:style-name="T3_60"><text:s/></text:span><text:span text:style-name="T3_61">dependeran</text:span><text:span text:style-name="T3_62"><text:s/></text:span><text:span text:style-name="T3_63">del</text:span><text:span text:style-name="T3_64"><text:s/></text:span><text:span text:style-name="T3_65">nivel</text:span><text:span text:style-name="T3_66"><text:s/></text:span><text:span text:style-name="T3_67">de</text:span><text:span text:style-name="T3_68"><text:s/></text:span><text:span text:style-name="T3_69">animo</text:span><text:span text:style-name="T3_70"><text:s/></text:span><text:span text:style-name="T3_71">y</text:span><text:span text:style-name="T3_72"><text:s/></text:span><text:span text:style-name="T3_73">este</text:span><text:span text:style-name="T3_74">,<text:s/></text:span><text:span text:style-name="T3_75">a</text:span><text:span text:style-name="T3_76"><text:s/></text:span><text:span text:style-name="T3_77">su</text:span><text:span text:style-name="T3_78"><text:s/></text:span><text:span text:style-name="T3_79">vez</text:span><text:span text:style-name="T3_80">,<text:s/></text:span><text:span text:style-name="T3_81">cambiara</text:span><text:span text:style-name="T3_82"><text:s/></text:span><text:span text:style-name="T3_83">en</text:span><text:span text:style-name="T3_84"><text:s/></text:span><text:span text:style-name="T3_85">funcion</text:span><text:span text:style-name="T3_86"><text:s/></text:span><text:span text:style-name="T3_87">de</text:span><text:span text:style-name="T3_88"><text:s/></text:span><text:span text:style-name="T3_89">lo</text:span><text:span text:style-name="T3_90"><text:s/></text:span><text:span text:style-name="T3_91">que</text:span><text:span text:style-name="T3_92"><text:s/></text:span><text:span text:style-name="T3_93">perciban</text:span><text:span text:style-name="T3_94"><text:s/></text:span><text:span text:style-name="T3_95">por</text:span><text:span text:style-name="T3_96"><text:s/></text:span><text:span text:style-name="T3_97">medio</text:span><text:span text:style-name="T3_98"><text:s/></text:span><text:span text:style-name="T3_99">de</text:span><text:span text:style-name="T3_100"><text:s/></text:span><text:span text:style-name="T3_101">su</text:span><text:span text:style-name="T3_102"><text:s/></text:span><text:span text:style-name="T3_103">sistema</text:span><text:span text:style-name="T3_104"><text:s/></text:span><text:span text:style-name="T3_105">auditivo</text:span><text:span text:style-name="T3_106">.</text:span></text:p>
      <text:p text:style-name="P4"/>
      <text:p text:style-name="P5"><text:span text:style-name="T5_1">2</text:span><text:span text:style-name="T5_2">º</text:span><text:span text:style-name="T5_3"><text:s/></text:span><text:span text:style-name="T5_4">Objetivos</text:span></text:p>
      <text:list text:style-name="LS1" xml:id="list0">
        <text:list-item>
          <text:p text:style-name="P6"><text:span text:style-name="T6_1">Crear</text:span><text:span text:style-name="T6_2"><text:s/></text:span><text:span text:style-name="T6_3">los</text:span><text:span text:style-name="T6_4"><text:s/></text:span><text:span text:style-name="T6_5">boids</text:span></text:p>
        </text:list-item>
        <text:list-item>
          <text:p text:style-name="P7"><text:span text:style-name="T7_1">analizar</text:span><text:span text:style-name="T7_2"><text:s/></text:span><text:span text:style-name="T7_3">sonido</text:span></text:p>
        </text:list-item>
        <text:list-item>
          <text:p text:style-name="P8"><text:span text:style-name="T8_1">comunicacion</text:span><text:span text:style-name="T8_2"><text:s/></text:span><text:span text:style-name="T8_3">entre</text:span><text:span text:style-name="T8_4"><text:s/></text:span><text:span text:style-name="T8_5">boids</text:span></text:p>
        </text:list-item>
        <text:list-item>
          <text:p text:style-name="P9"><text:span text:style-name="T9_1">añadir</text:span><text:span text:style-name="T9_2"><text:s/></text:span><text:span text:style-name="T9_3">sistema</text:span><text:span text:style-name="T9_4"><text:s/></text:span><text:span text:style-name="T9_5">auditivo</text:span></text:p>
        </text:list-item>
        <text:list-item>
          <text:p text:style-name="P10"><text:span text:style-name="T10_1">crear</text:span><text:span text:style-name="T10_2"><text:s/></text:span><text:span text:style-name="T10_3">un</text:span><text:span text:style-name="T10_4"><text:s/></text:span><text:span text:style-name="T10_5">entorno</text:span><text:span text:style-name="T10_6"><text:s/></text:span><text:span text:style-name="T10_7">de</text:span><text:span text:style-name="T10_8"><text:s/></text:span><text:span text:style-name="T10_9">trabajo</text:span><text:span text:style-name="T10_10"><text:s/></text:span><text:span text:style-name="T10_11">para</text:span><text:span text:style-name="T10_12"><text:s/></text:span><text:span text:style-name="T10_13">las</text:span><text:span text:style-name="T10_14"><text:s/></text:span><text:span text:style-name="T10_15">pruebas</text:span></text:p>
        </text:list-item>
        <text:list-item>
          <text:p text:style-name="P11"><text:span text:style-name="T11_1">analizar</text:span><text:span text:style-name="T11_2"><text:s/></text:span><text:span text:style-name="T11_3">el</text:span><text:span text:style-name="T11_4"><text:s/></text:span><text:span text:style-name="T11_5">comportamiento</text:span><text:span text:style-name="T11_6"><text:s/></text:span><text:span text:style-name="T11_7">en</text:span><text:span text:style-name="T11_8"><text:s/></text:span><text:span text:style-name="T11_9">funcion</text:span><text:span text:style-name="T11_10"><text:s/></text:span><text:span text:style-name="T11_11">de</text:span><text:span text:style-name="T11_12"><text:s/></text:span><text:span text:style-name="T11_13">unos</text:span><text:span text:style-name="T11_14"><text:s/></text:span><text:span text:style-name="T11_15">parametros</text:span><text:span text:style-name="T11_16"><text:s/></text:span><text:span text:style-name="T11_17">definidos</text:span><text:span text:style-name="T11_18"><text:s/></text:span><text:span text:style-name="T11_19">por</text:span><text:span text:style-name="T11_20"><text:s/></text:span><text:span text:style-name="T11_21">el</text:span><text:span text:style-name="T11_22"><text:s/></text:span><text:span text:style-name="T11_23">usuario</text:span><text:span text:style-name="T11_24"><text:s/></text:span><text:span text:style-name="T11_25">a</text:span><text:span text:style-name="T11_26"><text:s/></text:span><text:span text:style-name="T11_27">traves</text:span><text:span text:style-name="T11_28"><text:s/></text:span><text:span text:style-name="T11_29">de</text:span><text:span text:style-name="T11_30"><text:s/></text:span><text:span text:style-name="T11_31">la</text:span><text:span text:style-name="T11_32"><text:s/></text:span><text:span text:style-name="T11_33">interface</text:span><text:span text:style-name="T11_34">.</text:span></text:p>
        </text:list-item>
      </text:list>
      <text:p text:style-name="P12"/>
      <text:p text:style-name="P13"/>
      <text:p text:style-name="P14"><text:span text:style-name="T14_1">3</text:span><text:span text:style-name="T14_2">º</text:span><text:span text:style-name="T14_3"><text:s/></text:span><text:span text:style-name="T14_4">descripcion</text:span><text:span text:style-name="T14_5"><text:s/></text:span><text:span text:style-name="T14_6">de</text:span><text:span text:style-name="T14_7"><text:s/></text:span><text:span text:style-name="T14_8">las</text:span><text:span text:style-name="T14_9"><text:s/></text:span><text:span text:style-name="T14_10">bondades</text:span><text:span text:style-name="T14_11"><text:s/></text:span><text:span text:style-name="T14_12">de</text:span><text:span text:style-name="T14_13"><text:s/></text:span><text:span text:style-name="T14_14">la</text:span><text:span text:style-name="T14_15"><text:s/></text:span><text:span text:style-name="T14_16">solucion</text:span><text:span text:style-name="T14_17"><text:s/></text:span></text:p>
      <text:p text:style-name="P15"/>
      <text:p text:style-name="P16"><text:span text:style-name="T16_1">4</text:span><text:span text:style-name="T16_2">º</text:span><text:span text:style-name="T16_3"><text:s/></text:span><text:span text:style-name="T16_4">descripcion</text:span><text:span text:style-name="T16_5"><text:s/></text:span><text:span text:style-name="T16_6">del</text:span><text:span text:style-name="T16_7"><text:s/></text:span><text:span text:style-name="T16_8">resto</text:span><text:span text:style-name="T16_9"><text:s/></text:span><text:span text:style-name="T16_10">de</text:span><text:span text:style-name="T16_11"><text:s/></text:span><text:span text:style-name="T16_12">la</text:span><text:span text:style-name="T16_13"><text:s/></text:span><text:span text:style-name="T16_14">memoria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1_1">Antecedentes</text:span></text:p>
      <text:p text:style-name="P32"/>
      <text:p text:style-name="P33"><text:span text:style-name="T33_1">En</text:span><text:span text:style-name="T33_2"><text:s/></text:span><text:span text:style-name="T33_3">primer</text:span><text:span text:style-name="T33_4"><text:s/></text:span><text:span text:style-name="T33_5">lugar</text:span><text:span text:style-name="T33_6">,<text:s/></text:span><text:span text:style-name="T33_7">Craig</text:span><text:span text:style-name="T33_8"><text:s/></text:span><text:span text:style-name="T33_9">W</text:span><text:span text:style-name="T33_10">.<text:s/></text:span><text:span text:style-name="T33_11">Reynolds</text:span><text:span text:style-name="T33_12">,<text:s/></text:span><text:span text:style-name="T33_13">publica</text:span><text:span text:style-name="T33_14"><text:s/>“</text:span><text:span text:style-name="T33_15">Steering</text:span><text:span text:style-name="T33_16"><text:s/></text:span><text:span text:style-name="T33_17">Behaviors</text:span><text:span text:style-name="T33_18"><text:s/></text:span><text:span text:style-name="T33_19">For</text:span><text:span text:style-name="T33_20"><text:s/></text:span><text:span text:style-name="T33_21">Autonomous</text:span><text:span text:style-name="T33_22"><text:s/></text:span><text:span text:style-name="T33_23">Characters</text:span><text:span text:style-name="T33_24">”<text:s/></text:span><text:span text:style-name="T33_25">en</text:span><text:span text:style-name="T33_26"><text:s/></text:span><text:span text:style-name="T33_27">este</text:span><text:span text:style-name="T33_28"><text:s/></text:span><text:span text:style-name="T33_29">trabajo</text:span><text:span text:style-name="T33_30"><text:s/></text:span><text:span text:style-name="T33_31">se</text:span><text:span text:style-name="T33_32"><text:s/></text:span><text:span text:style-name="T33_33">explica</text:span><text:span text:style-name="T33_34"><text:s/></text:span><text:span text:style-name="T33_35">la</text:span><text:span text:style-name="T33_36"><text:s/></text:span><text:span text:style-name="T33_37">forma</text:span><text:span text:style-name="T33_38"><text:s/></text:span><text:span text:style-name="T33_39">de</text:span><text:span text:style-name="T33_40"><text:s/></text:span><text:span text:style-name="T33_41">crear</text:span><text:span text:style-name="T33_42"><text:s/></text:span><text:span text:style-name="T33_43">un</text:span><text:span text:style-name="T33_44"><text:s/></text:span><text:span text:style-name="T33_45">modelo</text:span><text:span text:style-name="T33_46"><text:s/></text:span><text:span text:style-name="T33_47">computacional</text:span><text:span text:style-name="T33_48"><text:s/></text:span><text:span text:style-name="T33_49">para</text:span><text:span text:style-name="T33_50"><text:s/></text:span><text:span text:style-name="T33_51">el</text:span><text:span text:style-name="T33_52"><text:s/></text:span><text:span text:style-name="T33_53">movimiento</text:span><text:span text:style-name="T33_54"><text:s/></text:span><text:span text:style-name="T33_55">coordinado</text:span><text:span text:style-name="T33_56"><text:s/></text:span><text:span text:style-name="T33_57">de</text:span><text:span text:style-name="T33_58"><text:s/></text:span><text:span text:style-name="T33_59">grupos</text:span><text:span text:style-name="T33_60"><text:s/></text:span><text:span text:style-name="T33_61">de</text:span><text:span text:style-name="T33_62"><text:s/></text:span><text:span text:style-name="T33_63">caracteres</text:span><text:span text:style-name="T33_64"><text:s/></text:span><text:span text:style-name="T33_65">autonomos</text:span><text:span text:style-name="T33_66">(</text:span><text:span text:style-name="T33_67">llamados</text:span><text:span text:style-name="T33_68"><text:s/></text:span><text:span text:style-name="T33_69">boids</text:span><text:span text:style-name="T33_70">).</text:span></text:p>
      <text:p text:style-name="P34"/>
      <text:p text:style-name="P35"><text:span text:style-name="T35_1">Estas</text:span><text:span text:style-name="T35_2"><text:s/></text:span><text:span text:style-name="T35_3">entidades</text:span><text:span text:style-name="T35_4"><text:s/></text:span><text:span text:style-name="T35_5">son</text:span><text:span text:style-name="T35_6"><text:s/></text:span><text:span text:style-name="T35_7">capaces</text:span><text:span text:style-name="T35_8"><text:s/></text:span><text:span text:style-name="T35_9">de</text:span><text:span text:style-name="T35_10"><text:s/></text:span><text:span text:style-name="T35_11">moverse</text:span><text:span text:style-name="T35_12"><text:s/></text:span><text:span text:style-name="T35_13">por</text:span><text:span text:style-name="T35_14"><text:s/></text:span><text:span text:style-name="T35_15">su</text:span><text:span text:style-name="T35_16"><text:s/></text:span><text:span text:style-name="T35_17">mundo</text:span><text:span text:style-name="T35_18"><text:s/></text:span><text:span text:style-name="T35_19">de</text:span><text:span text:style-name="T35_20"><text:s/></text:span><text:span text:style-name="T35_21">una</text:span><text:span text:style-name="T35_22"><text:s/></text:span><text:span text:style-name="T35_23">manera</text:span><text:span text:style-name="T35_24"><text:s/></text:span><text:span text:style-name="T35_25">improvisada</text:span><text:span text:style-name="T35_26"><text:s/></text:span><text:span text:style-name="T35_27">y</text:span><text:span text:style-name="T35_28"><text:s/></text:span><text:span text:style-name="T35_29">realista</text:span><text:span text:style-name="T35_30">.<text:s/></text:span><text:span text:style-name="T35_31">Para</text:span><text:span text:style-name="T35_32"><text:s/></text:span><text:span text:style-name="T35_33">ello</text:span><text:span text:style-name="T35_34"><text:s/></text:span><text:span text:style-name="T35_35">el</text:span><text:span text:style-name="T35_36"><text:s/></text:span><text:span text:style-name="T35_37">modelo</text:span><text:span text:style-name="T35_38"><text:s/></text:span><text:span text:style-name="T35_39">tiene</text:span><text:span text:style-name="T35_40"><text:s/></text:span><text:span text:style-name="T35_41">que</text:span><text:span text:style-name="T35_42"><text:s/></text:span><text:span text:style-name="T35_43">respetar</text:span><text:span text:style-name="T35_44"><text:s/></text:span><text:span text:style-name="T35_45">ciertas</text:span><text:span text:style-name="T35_46"><text:s/></text:span><text:span text:style-name="T35_47">reglas</text:span><text:span text:style-name="T35_48"><text:s/></text:span><text:span text:style-name="T35_49">que</text:span><text:span text:style-name="T35_50"><text:s/></text:span><text:span text:style-name="T35_51">aseguren</text:span><text:span text:style-name="T35_52"><text:s/></text:span><text:span text:style-name="T35_53">las</text:span><text:span text:style-name="T35_54"><text:s/></text:span><text:span text:style-name="T35_55">condiciones</text:span><text:span text:style-name="T35_56"><text:s/></text:span><text:span text:style-name="T35_57">reales</text:span><text:span text:style-name="T35_58"><text:s/></text:span><text:span text:style-name="T35_59">del</text:span><text:span text:style-name="T35_60"><text:s/></text:span><text:span text:style-name="T35_61">movimiento</text:span><text:span text:style-name="T35_62"><text:s/></text:span><text:span text:style-name="T35_63">de</text:span><text:span text:style-name="T35_64"><text:s/></text:span><text:span text:style-name="T35_65">caracteres</text:span><text:span text:style-name="T35_66"><text:s/></text:span><text:span text:style-name="T35_67">coodinados</text:span><text:span text:style-name="T35_68">.<text:s/></text:span><text:span text:style-name="T35_69">Siendo</text:span><text:span text:style-name="T35_70"><text:s/></text:span><text:span text:style-name="T35_71">las</text:span><text:span text:style-name="T35_72"><text:s/></text:span><text:span text:style-name="T35_73">dos</text:span><text:span text:style-name="T35_74"><text:s/></text:span><text:span text:style-name="T35_75">reglas</text:span><text:span text:style-name="T35_76"><text:s/></text:span><text:span text:style-name="T35_77">mas</text:span><text:span text:style-name="T35_78"><text:s/></text:span><text:span text:style-name="T35_79">importantes</text:span><text:span text:style-name="T35_80"><text:s/></text:span><text:span text:style-name="T35_81">las</text:span><text:span text:style-name="T35_82"><text:s/></text:span><text:span text:style-name="T35_83">siguientes</text:span><text:span text:style-name="T35_84">:</text:span></text:p>
      <text:list text:style-name="LS2" xml:id="list6">
        <text:list-item>
          <text:p text:style-name="P36"><text:span text:style-name="T36_1">No</text:span><text:span text:style-name="T36_2"><text:s/></text:span><text:span text:style-name="T36_3">puede</text:span><text:span text:style-name="T36_4"><text:s/></text:span><text:span text:style-name="T36_5">existir</text:span><text:span text:style-name="T36_6"><text:s/></text:span><text:span text:style-name="T36_7">una</text:span><text:span text:style-name="T36_8"><text:s/></text:span><text:span text:style-name="T36_9">inteligencia</text:span><text:span text:style-name="T36_10"><text:s/></text:span><text:span text:style-name="T36_11">superior</text:span><text:span text:style-name="T36_12"><text:s/></text:span><text:span text:style-name="T36_13">al</text:span><text:span text:style-name="T36_14"><text:s/></text:span><text:span text:style-name="T36_15">resto</text:span><text:span text:style-name="T36_16">.</text:span></text:p>
        </text:list-item>
        <text:list-item>
          <text:p text:style-name="P37"><text:span text:style-name="T37_1">Cada</text:span><text:span text:style-name="T37_2"><text:s/></text:span><text:span text:style-name="T37_3">entidad</text:span><text:span text:style-name="T37_4"><text:s/></text:span><text:span text:style-name="T37_5">se</text:span><text:span text:style-name="T37_6"><text:s/></text:span><text:span text:style-name="T37_7">mueve</text:span><text:span text:style-name="T37_8"><text:s/></text:span><text:span text:style-name="T37_9">de</text:span><text:span text:style-name="T37_10"><text:s/></text:span><text:span text:style-name="T37_11">modo</text:span><text:span text:style-name="T37_12"><text:s/></text:span><text:span text:style-name="T37_13">independiente</text:span><text:span text:style-name="T37_14"><text:s/></text:span><text:span text:style-name="T37_15">segun</text:span><text:span text:style-name="T37_16"><text:s/></text:span><text:span text:style-name="T37_17">las</text:span><text:span text:style-name="T37_18"><text:s/></text:span><text:span text:style-name="T37_19">reglas</text:span><text:span text:style-name="T37_20"><text:s/></text:span><text:span text:style-name="T37_21">del</text:span><text:span text:style-name="T37_22"><text:s/></text:span><text:span text:style-name="T37_23">modelo</text:span><text:span text:style-name="T37_24"><text:s/></text:span><text:span text:style-name="T37_25">y</text:span><text:span text:style-name="T37_26"><text:s/></text:span><text:span text:style-name="T37_27">su</text:span><text:span text:style-name="T37_28"><text:s/></text:span><text:span text:style-name="T37_29">ponderacion</text:span><text:span text:style-name="T37_30"><text:s/></text:span><text:span text:style-name="T37_31">respectiva</text:span><text:span text:style-name="T37_32">.</text:span></text:p>
        </text:list-item>
      </text:list>
      <text:p text:style-name="P38"/>
      <text:p text:style-name="P39"><text:span text:style-name="T39_1">Gracias</text:span><text:span text:style-name="T39_2"><text:s/></text:span><text:span text:style-name="T39_3">a</text:span><text:span text:style-name="T39_4"><text:s/></text:span><text:span text:style-name="T39_5">estas</text:span><text:span text:style-name="T39_6"><text:s/></text:span><text:span text:style-name="T39_7">reglas</text:span><text:span text:style-name="T39_8">,<text:s/></text:span><text:span text:style-name="T39_9">y</text:span><text:span text:style-name="T39_10"><text:s/></text:span><text:span text:style-name="T39_11">modificando</text:span><text:span text:style-name="T39_12"><text:s/></text:span><text:span text:style-name="T39_13">los</text:span><text:span text:style-name="T39_14"><text:s/></text:span><text:span text:style-name="T39_15">valores</text:span><text:span text:style-name="T39_16"><text:s/></text:span><text:span text:style-name="T39_17">ponderables</text:span><text:span text:style-name="T39_18"><text:s/></text:span><text:span text:style-name="T39_19">de</text:span><text:span text:style-name="T39_20"><text:s/></text:span><text:span text:style-name="T39_21">los</text:span><text:span text:style-name="T39_22"><text:s/></text:span><text:span text:style-name="T39_23">comportamientos</text:span><text:span text:style-name="T39_24"><text:s/></text:span><text:span text:style-name="T39_25">la</text:span><text:span text:style-name="T39_26"><text:s/></text:span><text:span text:style-name="T39_27">simulacion</text:span><text:span text:style-name="T39_28"><text:s/></text:span><text:span text:style-name="T39_29">se</text:span><text:span text:style-name="T39_30"><text:s/></text:span><text:span text:style-name="T39_31">asemejara</text:span><text:span text:style-name="T39_32"><text:s/></text:span><text:span text:style-name="T39_33">mucho</text:span><text:span text:style-name="T39_34"><text:s/></text:span><text:span text:style-name="T39_35">a</text:span><text:span text:style-name="T39_36"><text:s/></text:span><text:span text:style-name="T39_37">la</text:span><text:span text:style-name="T39_38"><text:s/></text:span><text:span text:style-name="T39_39">conducta</text:span><text:span text:style-name="T39_40"><text:s/></text:span><text:span text:style-name="T39_41">real</text:span><text:span text:style-name="T39_42"><text:s/></text:span><text:span text:style-name="T39_43">de</text:span><text:span text:style-name="T39_44"><text:s/></text:span><text:span text:style-name="T39_45">diferentes</text:span><text:span text:style-name="T39_46"><text:s/></text:span><text:span text:style-name="T39_47">especies</text:span><text:span text:style-name="T39_48">,<text:s/></text:span><text:span text:style-name="T39_49">desde</text:span><text:span text:style-name="T39_50"><text:s/></text:span><text:span text:style-name="T39_51">bancos</text:span><text:span text:style-name="T39_52"><text:s/></text:span><text:span text:style-name="T39_53">de</text:span><text:span text:style-name="T39_54"><text:s/></text:span><text:span text:style-name="T39_55">peces</text:span><text:span text:style-name="T39_56"><text:s/></text:span><text:span text:style-name="T39_57">a</text:span><text:span text:style-name="T39_58"><text:s/></text:span><text:span text:style-name="T39_59">bandadas</text:span><text:span text:style-name="T39_60"><text:s/></text:span><text:span text:style-name="T39_61">de</text:span><text:span text:style-name="T39_62"><text:s/></text:span><text:span text:style-name="T39_63">aves</text:span><text:span text:style-name="T39_64">.<text:s/></text:span><text:span text:style-name="T39_65">Existiendo</text:span><text:span text:style-name="T39_66"><text:s/></text:span><text:span text:style-name="T39_67">siempre</text:span><text:span text:style-name="T39_68"><text:s/></text:span><text:span text:style-name="T39_69">una</text:span><text:span text:style-name="T39_70"><text:s/></text:span><text:span text:style-name="T39_71">cohesion</text:span><text:span text:style-name="T39_72"><text:s/></text:span><text:span text:style-name="T39_73">para</text:span><text:span text:style-name="T39_74"><text:s/></text:span><text:span text:style-name="T39_75">que</text:span><text:span text:style-name="T39_76"><text:s/></text:span><text:span text:style-name="T39_77">se</text:span><text:span text:style-name="T39_78"><text:s/></text:span><text:span text:style-name="T39_79">desplacen</text:span><text:span text:style-name="T39_80"><text:s/></text:span><text:span text:style-name="T39_81">en</text:span><text:span text:style-name="T39_82"><text:s/></text:span><text:span text:style-name="T39_83">manada</text:span><text:span text:style-name="T39_84">,<text:s/></text:span><text:span text:style-name="T39_85">una</text:span><text:span text:style-name="T39_86"><text:s/></text:span><text:span text:style-name="T39_87">alineacion</text:span><text:span text:style-name="T39_88"><text:s/></text:span><text:span text:style-name="T39_89">para</text:span><text:span text:style-name="T39_90"><text:s/></text:span><text:span text:style-name="T39_91">que</text:span><text:span text:style-name="T39_92"><text:s/></text:span><text:span text:style-name="T39_93">se</text:span><text:span text:style-name="T39_94"><text:s/></text:span><text:span text:style-name="T39_95">dirijan</text:span><text:span text:style-name="T39_96"><text:s/></text:span><text:span text:style-name="T39_97">en</text:span><text:span text:style-name="T39_98"><text:s/></text:span><text:span text:style-name="T39_99">la</text:span><text:span text:style-name="T39_100"><text:s/></text:span><text:span text:style-name="T39_101">misma</text:span><text:span text:style-name="T39_102"><text:s/></text:span><text:span text:style-name="T39_103">direccion</text:span><text:span text:style-name="T39_104"><text:s/></text:span><text:span text:style-name="T39_105">y</text:span><text:span text:style-name="T39_106"><text:s/></text:span><text:span text:style-name="T39_107">una</text:span><text:span text:style-name="T39_108"><text:s/></text:span><text:span text:style-name="T39_109">separacion</text:span><text:span text:style-name="T39_110"><text:s/></text:span><text:span text:style-name="T39_111">para</text:span><text:span text:style-name="T39_112"><text:s/></text:span><text:span text:style-name="T39_113">evitar</text:span><text:span text:style-name="T39_114"><text:s/></text:span><text:span text:style-name="T39_115">que</text:span><text:span text:style-name="T39_116"><text:s/></text:span><text:span text:style-name="T39_117">choquen</text:span><text:span text:style-name="T39_118"><text:s/></text:span><text:span text:style-name="T39_119">los</text:span><text:span text:style-name="T39_120"><text:s/></text:span><text:span text:style-name="T39_121">unos</text:span><text:span text:style-name="T39_122"><text:s/></text:span><text:span text:style-name="T39_123">con</text:span><text:span text:style-name="T39_124"><text:s/></text:span><text:span text:style-name="T39_125">los</text:span><text:span text:style-name="T39_126"><text:s/></text:span><text:span text:style-name="T39_127">otros</text:span><text:span text:style-name="T39_128">.</text:span></text:p>
      <text:p text:style-name="P40"/>
      <text:p text:style-name="P41"><text:span text:style-name="T41_1">Ademas</text:span><text:span text:style-name="T41_2">,<text:s/></text:span><text:span text:style-name="T41_3">aunando</text:span><text:span text:style-name="T41_4"><text:s/></text:span><text:span text:style-name="T41_5">diferentes</text:span><text:span text:style-name="T41_6"><text:s/></text:span><text:span text:style-name="T41_7">comportamientos</text:span><text:span text:style-name="T41_8"><text:s/></text:span><text:span text:style-name="T41_9">se</text:span><text:span text:style-name="T41_10"><text:s/></text:span><text:span text:style-name="T41_11">pueden</text:span><text:span text:style-name="T41_12"><text:s/></text:span><text:span text:style-name="T41_13">crear</text:span><text:span text:style-name="T41_14"><text:s/></text:span><text:span text:style-name="T41_15">otros</text:span><text:span text:style-name="T41_16"><text:s/></text:span><text:span text:style-name="T41_17">mas</text:span><text:span text:style-name="T41_18"><text:s/></text:span><text:span text:style-name="T41_19">complejos</text:span><text:span text:style-name="T41_20"><text:s/></text:span><text:span text:style-name="T41_21">que</text:span><text:span text:style-name="T41_22"><text:s/></text:span><text:span text:style-name="T41_23">pueden</text:span><text:span text:style-name="T41_24"><text:s/></text:span><text:span text:style-name="T41_25">dar</text:span><text:span text:style-name="T41_26"><text:s/></text:span><text:span text:style-name="T41_27">lugar</text:span><text:span text:style-name="T41_28"><text:s/></text:span><text:span text:style-name="T41_29">a</text:span><text:span text:style-name="T41_30"><text:s/></text:span><text:span text:style-name="T41_31">situaciones</text:span><text:span text:style-name="T41_32"><text:s/></text:span><text:span text:style-name="T41_33">donde</text:span><text:span text:style-name="T41_34"><text:s/></text:span><text:span text:style-name="T41_35">las</text:span><text:span text:style-name="T41_36"><text:s/></text:span><text:span text:style-name="T41_37">entidades</text:span><text:span text:style-name="T41_38"><text:s/></text:span><text:span text:style-name="T41_39">sean</text:span><text:span text:style-name="T41_40"><text:s/></text:span><text:span text:style-name="T41_41">capaces</text:span><text:span text:style-name="T41_42"><text:s/></text:span><text:span text:style-name="T41_43">de</text:span><text:span text:style-name="T41_44"><text:s/></text:span><text:span text:style-name="T41_45">evitar</text:span><text:span text:style-name="T41_46"><text:s/></text:span><text:span text:style-name="T41_47">obstaculos</text:span><text:span text:style-name="T41_48"><text:s/></text:span><text:span text:style-name="T41_49">del</text:span><text:span text:style-name="T41_50"><text:s/></text:span><text:span text:style-name="T41_51">mundo</text:span><text:span text:style-name="T41_52"><text:s/></text:span><text:span text:style-name="T41_53">o</text:span><text:span text:style-name="T41_54"><text:s/></text:span><text:span text:style-name="T41_55">seguir</text:span><text:span text:style-name="T41_56"><text:s/></text:span><text:span text:style-name="T41_57">un</text:span><text:span text:style-name="T41_58"><text:s/></text:span><text:span text:style-name="T41_59">camino</text:span><text:span text:style-name="T41_60"><text:s/></text:span><text:span text:style-name="T41_61">prefijado</text:span><text:span text:style-name="T41_62"><text:s/></text:span><text:span text:style-name="T41_63">como</text:span><text:span text:style-name="T41_64"><text:s/></text:span><text:span text:style-name="T41_65">una</text:span><text:span text:style-name="T41_66"><text:s/></text:span><text:span text:style-name="T41_67">manada</text:span><text:span text:style-name="T41_68">.<text:s/></text:span></text:p>
      <text:p text:style-name="P42"/>
      <text:p text:style-name="P43"><text:span text:style-name="T43_1">Algunas</text:span><text:span text:style-name="T43_2"><text:s/></text:span><text:span text:style-name="T43_3">de</text:span><text:span text:style-name="T43_4"><text:s/></text:span><text:span text:style-name="T43_5">las</text:span><text:span text:style-name="T43_6"><text:s/></text:span><text:span text:style-name="T43_7">caracteristicas</text:span><text:span text:style-name="T43_8"><text:s/></text:span><text:span text:style-name="T43_9">mas</text:span><text:span text:style-name="T43_10"><text:s/></text:span><text:span text:style-name="T43_11">importantes</text:span><text:span text:style-name="T43_12"><text:s/></text:span><text:span text:style-name="T43_13">del</text:span><text:span text:style-name="T43_14"><text:s/></text:span><text:span text:style-name="T43_15">modelo</text:span><text:span text:style-name="T43_16"><text:s/></text:span><text:span text:style-name="T43_17">son</text:span><text:span text:style-name="T43_18">:<text:s/></text:span><text:span text:style-name="T43_19">la</text:span><text:span text:style-name="T43_20"><text:s/></text:span><text:span text:style-name="T43_21">falta</text:span><text:span text:style-name="T43_22"><text:s/></text:span><text:span text:style-name="T43_23">de</text:span><text:span text:style-name="T43_24"><text:s/></text:span><text:span text:style-name="T43_25">predictibilidad</text:span><text:span text:style-name="T43_26"><text:s/></text:span><text:span text:style-name="T43_27">en</text:span><text:span text:style-name="T43_28"><text:s/></text:span><text:span text:style-name="T43_29">un</text:span><text:span text:style-name="T43_30"><text:s/></text:span><text:span text:style-name="T43_31">lapso</text:span><text:span text:style-name="T43_32"><text:s/></text:span><text:span text:style-name="T43_33">de</text:span><text:span text:style-name="T43_34"><text:s/></text:span><text:span text:style-name="T43_35">tiempo</text:span><text:span text:style-name="T43_36"><text:s/></text:span><text:span text:style-name="T43_37">considerable</text:span><text:span text:style-name="T43_38"><text:s/></text:span><text:span text:style-name="T43_39">y</text:span><text:span text:style-name="T43_40"><text:s/></text:span><text:span text:style-name="T43_41">la</text:span><text:span text:style-name="T43_42"><text:s/></text:span><text:span text:style-name="T43_43">formacion</text:span><text:span text:style-name="T43_44"><text:s/></text:span><text:span text:style-name="T43_45">de</text:span><text:span text:style-name="T43_46"><text:s/></text:span><text:span text:style-name="T43_47">comportamientos</text:span><text:span text:style-name="T43_48"><text:s/></text:span><text:span text:style-name="T43_49">emergentes</text:span><text:span text:style-name="T43_50">,<text:s/></text:span><text:span text:style-name="T43_51">es</text:span><text:span text:style-name="T43_52"><text:s/></text:span><text:span text:style-name="T43_53">decir</text:span><text:span text:style-name="T43_54">,<text:s/></text:span><text:span text:style-name="T43_55">que</text:span><text:span text:style-name="T43_56"><text:s/></text:span><text:span text:style-name="T43_57">no</text:span><text:span text:style-name="T43_58"><text:s/></text:span><text:span text:style-name="T43_59">estan</text:span><text:span text:style-name="T43_60"><text:s/></text:span><text:span text:style-name="T43_61">planeados</text:span><text:span text:style-name="T43_62"><text:s/></text:span><text:span text:style-name="T43_63">y</text:span><text:span text:style-name="T43_64"><text:s/></text:span><text:span text:style-name="T43_65">que</text:span><text:span text:style-name="T43_66"><text:s/></text:span><text:span text:style-name="T43_67">pueden</text:span><text:span text:style-name="T43_68"><text:s/></text:span><text:span text:style-name="T43_69">sorprender</text:span><text:span text:style-name="T43_70"><text:s/></text:span><text:span text:style-name="T43_71">al</text:span><text:span text:style-name="T43_72"><text:s/></text:span><text:span text:style-name="T43_73">propio</text:span><text:span text:style-name="T43_74"><text:s/></text:span><text:span text:style-name="T43_75">creador</text:span><text:span text:style-name="T43_76">.</text:span></text:p>
      <text:p text:style-name="P44"/>
      <text:p text:style-name="P45"><text:span text:style-name="T45_1">(</text:span><text:span text:style-name="T45_2">poner</text:span><text:span text:style-name="T45_3"><text:s/></text:span><text:span text:style-name="T45_4">algo</text:span><text:span text:style-name="T45_5"><text:s/></text:span><text:span text:style-name="T45_6">mas</text:span><text:span text:style-name="T45_7">...)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<text:span text:style-name="T60_1">Analisis</text:span></text:p>
      <text:p text:style-name="P61"/>
      <text:p text:style-name="P62"><text:span text:style-name="T62_1">Cosas</text:span><text:span text:style-name="T62_2"><text:s/></text:span><text:span text:style-name="T62_3">a</text:span><text:span text:style-name="T62_4"><text:s/></text:span><text:span text:style-name="T62_5">poner</text:span><text:span text:style-name="T62_6">:</text:span></text:p>
      <text:list text:style-name="LS3" xml:id="list8">
        <text:list-item>
          <text:p text:style-name="P63"><text:span text:style-name="T63_1">Lluvia</text:span></text:p>
        </text:list-item>
        <text:list-item>
          <text:p text:style-name="P64"><text:span text:style-name="T64_1">Sistema</text:span><text:span text:style-name="T64_2"><text:s/></text:span><text:span text:style-name="T64_3">de</text:span><text:span text:style-name="T64_4"><text:s/></text:span><text:span text:style-name="T64_5">devices</text:span></text:p>
        </text:list-item>
        <text:list-item>
          <text:p text:style-name="P65"><text:span text:style-name="T65_1">Sistema</text:span><text:span text:style-name="T65_2"><text:s/></text:span><text:span text:style-name="T65_3">de</text:span><text:span text:style-name="T65_4"><text:s/></text:span><text:span text:style-name="T65_5">gates</text:span></text:p>
        </text:list-item>
      </text:list>
      <text:list text:style-name="LS4" xml:id="list11">
        <text:list-item>
          <text:p text:style-name="P66"><text:span text:style-name="T66_1">Boids</text:span></text:p>
        </text:list-item>
        <text:list-item>
          <text:p text:style-name="P67"><text:span text:style-name="T67_1">Brain</text:span></text:p>
        </text:list-item>
        <text:list-item>
          <text:p text:style-name="P68"><text:span text:style-name="T68_1">Nanobots</text:span></text:p>
        </text:list-item>
        <text:list-item>
          <text:p text:style-name="P69"><text:span text:style-name="T69_1">Speakers</text:span></text:p>
        </text:list-item>
        <text:list-item>
          <text:p text:style-name="P70"><text:span text:style-name="T70_1">Sistema</text:span><text:span text:style-name="T70_2"><text:s/></text:span><text:span text:style-name="T70_3">de</text:span><text:span text:style-name="T70_4"><text:s/></text:span><text:span text:style-name="T70_5">audicion</text:span></text:p>
        </text:list-item>
        <text:list-item>
          <text:p text:style-name="P71"><text:span text:style-name="T71_1">Sistema</text:span><text:span text:style-name="T71_2"><text:s/></text:span><text:span text:style-name="T71_3">de</text:span><text:span text:style-name="T71_4"><text:s/></text:span><text:span text:style-name="T71_5">comunicacion</text:span><text:span text:style-name="T71_6"><text:s/></text:span><text:span text:style-name="T71_7">entre</text:span><text:span text:style-name="T71_8"><text:s/></text:span><text:span text:style-name="T71_9">boids</text:span></text:p>
        </text:list-item>
        <text:list-item>
          <text:p text:style-name="P72"><text:span text:style-name="T72_1">Sistema</text:span><text:span text:style-name="T72_2"><text:s/></text:span><text:span text:style-name="T72_3">de</text:span><text:span text:style-name="T72_4"><text:s/></text:span><text:span text:style-name="T72_5">estres</text:span></text:p>
        </text:list-item>
        <text:list-item>
          <text:p text:style-name="P73"><text:span text:style-name="T73_1">Sistema</text:span><text:span text:style-name="T73_2"><text:s/></text:span><text:span text:style-name="T73_3">de</text:span><text:span text:style-name="T73_4"><text:s/></text:span><text:span text:style-name="T73_5">colores</text:span></text:p>
        </text:list-item>
        <text:list-item>
          <text:p text:style-name="P74"><text:span text:style-name="T74_1">Comportamientos</text:span></text:p>
        </text:list-item>
        <text:list-item>
          <text:p text:style-name="P75"><text:span text:style-name="T75_1">Flujo</text:span><text:span text:style-name="T75_2"><text:s/></text:span><text:span text:style-name="T75_3">de</text:span><text:span text:style-name="T75_4"><text:s/></text:span><text:span text:style-name="T75_5">trabajo</text:span></text:p>
        </text:list-item>
        <text:list-item>
          <text:p text:style-name="P76"><text:span text:style-name="T76_1">Diseño</text:span><text:span text:style-name="T76_2"><text:s/></text:span><text:span text:style-name="T76_3">de</text:span><text:span text:style-name="T76_4"><text:s/></text:span><text:span text:style-name="T76_5">la</text:span><text:span text:style-name="T76_6"><text:s/></text:span><text:span text:style-name="T76_7">pagina</text:span></text:p>
        </text:list-item>
      </text:list>
      <text:p text:style-name="P77"/>
      <text:p text:style-name="P78"><text:span text:style-name="T78_1">1.<text:s/></text:span><text:span text:style-name="T78_2">Lluvia</text:span></text:p>
      <text:p text:style-name="P79"><text:span text:style-name="T79_1">2.<text:s/></text:span><text:span text:style-name="T79_2">Sistema</text:span><text:span text:style-name="T79_3"><text:s/></text:span><text:span text:style-name="T79_4">de</text:span><text:span text:style-name="T79_5"><text:s/></text:span><text:span text:style-name="T79_6">devices</text:span></text:p>
      <text:p text:style-name="P80"><text:span text:style-name="T80_1">3.<text:s/></text:span><text:span text:style-name="T80_2">Sistema</text:span><text:span text:style-name="T80_3"><text:s/></text:span><text:span text:style-name="T80_4">de</text:span><text:span text:style-name="T80_5"><text:s/></text:span><text:span text:style-name="T80_6">gates</text:span></text:p>
      <text:p text:style-name="P81"><text:span text:style-name="T81_1">4.<text:s/></text:span><text:span text:style-name="T81_2">Boids</text:span></text:p>
      <text:p text:style-name="P82"/>
      <text:p text:style-name="P83"/>
      <text:p text:style-name="P84"/>
      <text:list text:style-name="LS5" xml:id="list22">
        <text:list-item>
          <text:p text:style-name="P85"><text:span text:style-name="T85_1">Crear</text:span><text:span text:style-name="T85_2"><text:s/></text:span><text:span text:style-name="T85_3">los</text:span><text:span text:style-name="T85_4"><text:s/></text:span><text:span text:style-name="T85_5">boids</text:span></text:p>
        </text:list-item>
        <text:list-item>
          <text:p text:style-name="P86"><text:span text:style-name="T86_1">Mundo</text:span><text:span text:style-name="T86_2"><text:s/></text:span><text:span text:style-name="T86_3">y</text:span><text:span text:style-name="T86_4"><text:s/></text:span><text:span text:style-name="T86_5">que</text:span><text:span text:style-name="T86_6"><text:s/></text:span><text:span text:style-name="T86_7">es</text:span><text:span text:style-name="T86_8"><text:s/></text:span><text:span text:style-name="T86_9">en</text:span><text:span text:style-name="T86_10"><text:s/></text:span><text:span text:style-name="T86_11">dos</text:span><text:span text:style-name="T86_12"><text:s/></text:span><text:span text:style-name="T86_13">dimensiones</text:span></text:p>
        </text:list-item>
        <text:list-item>
          <text:p text:style-name="P87"><text:span text:style-name="T87_1">Caracteristicas</text:span><text:span text:style-name="T87_2"><text:s/></text:span><text:span text:style-name="T87_3">dde</text:span><text:span text:style-name="T87_4"><text:s/></text:span><text:span text:style-name="T87_5">los</text:span><text:span text:style-name="T87_6"><text:s/></text:span><text:span text:style-name="T87_7">boids</text:span><text:span text:style-name="T87_8"><text:s/></text:span><text:span text:style-name="T87_9">incluidos</text:span><text:span text:style-name="T87_10"><text:s/></text:span><text:span text:style-name="T87_11">sus</text:span><text:span text:style-name="T87_12"><text:s/></text:span><text:span text:style-name="T87_13">limites</text:span></text:p>
        </text:list-item>
        <text:list-item>
          <text:p text:style-name="P88"><text:span text:style-name="T88_1">Darles</text:span><text:span text:style-name="T88_2"><text:s/></text:span><text:span text:style-name="T88_3">un</text:span><text:span text:style-name="T88_4"><text:s/></text:span><text:span text:style-name="T88_5">sitema</text:span><text:span text:style-name="T88_6"><text:s/></text:span><text:span text:style-name="T88_7">de</text:span><text:span text:style-name="T88_8"><text:s/></text:span><text:span text:style-name="T88_9">auditvo</text:span><text:span text:style-name="T88_10"><text:s/></text:span></text:p>
        </text:list-item>
        <text:list-item>
          <text:p text:style-name="P89"><text:span text:style-name="T89_1">Y</text:span><text:span text:style-name="T89_2"><text:s/></text:span><text:span text:style-name="T89_3">de</text:span><text:span text:style-name="T89_4"><text:s/></text:span><text:span text:style-name="T89_5">comunicacion</text:span><text:span text:style-name="T89_6"><text:s/></text:span><text:span text:style-name="T89_7">entre</text:span><text:span text:style-name="T89_8"><text:s/></text:span><text:span text:style-name="T89_9">ellos</text:span><text:span text:style-name="T89_10">(</text:span><text:span text:style-name="T89_11">habla</text:span><text:span text:style-name="T89_12">)</text:span></text:p>
        </text:list-item>
        <text:list-item>
          <text:p text:style-name="P90"><text:span text:style-name="T90_1">crear</text:span><text:span text:style-name="T90_2"><text:s/></text:span><text:span text:style-name="T90_3">comportamientos</text:span><text:span text:style-name="T90_4"><text:s/></text:span><text:span text:style-name="T90_5">de</text:span><text:span text:style-name="T90_6"><text:s/></text:span><text:span text:style-name="T90_7">manada</text:span><text:span text:style-name="T90_8"><text:s/></text:span></text:p>
        </text:list-item>
        <text:list-item>
          <text:p text:style-name="P91"><text:span text:style-name="T91_1">y</text:span><text:span text:style-name="T91_2"><text:s/></text:span><text:span text:style-name="T91_3">singulares</text:span></text:p>
        </text:list-item>
        <text:list-item>
          <text:p text:style-name="P92"><text:span text:style-name="T92_1">que</text:span><text:span text:style-name="T92_2"><text:s/></text:span><text:span text:style-name="T92_3">se</text:span><text:span text:style-name="T92_4"><text:s/></text:span><text:span text:style-name="T92_5">han</text:span><text:span text:style-name="T92_6"><text:s/></text:span><text:span text:style-name="T92_7">capaces</text:span><text:span text:style-name="T92_8"><text:s/></text:span><text:span text:style-name="T92_9">de</text:span><text:span text:style-name="T92_10"><text:s/></text:span><text:span text:style-name="T92_11">esquivar</text:span><text:span text:style-name="T92_12"><text:s/></text:span><text:span text:style-name="T92_13">obstaculos</text:span></text:p>
        </text:list-item>
        <text:list-item>
          <text:p text:style-name="P93"><text:span text:style-name="T93_1">crear</text:span><text:span text:style-name="T93_2"><text:s/></text:span><text:span text:style-name="T93_3">una</text:span><text:span text:style-name="T93_4"><text:s/></text:span><text:span text:style-name="T93_5">interfece</text:span><text:span text:style-name="T93_6"><text:s/></text:span><text:span text:style-name="T93_7">apropiada</text:span><text:span text:style-name="T93_8"><text:s/></text:span><text:span text:style-name="T93_9">y</text:span><text:span text:style-name="T93_10"><text:s/></text:span><text:span text:style-name="T93_11">capaz</text:span><text:span text:style-name="T93_12"><text:s/></text:span><text:span text:style-name="T93_13">de</text:span><text:span text:style-name="T93_14"><text:s/></text:span><text:span text:style-name="T93_15">poder</text:span><text:span text:style-name="T93_16"><text:s/></text:span><text:span text:style-name="T93_17">realizar</text:span><text:span text:style-name="T93_18"><text:s/></text:span><text:span text:style-name="T93_19">experimentos</text:span></text:p>
        </text:list-item>
      </text:list>
      <text:p text:style-name="P94"><text:span text:style-name="T94_1"><text:tab/></text:span><text:span text:style-name="T94_2">crear</text:span><text:span text:style-name="T94_3"><text:s/></text:span><text:span text:style-name="T94_4">una</text:span><text:span text:style-name="T94_5"><text:s/></text:span><text:span text:style-name="T94_6">serie</text:span><text:span text:style-name="T94_7"><text:s/></text:span><text:span text:style-name="T94_8">de</text:span><text:span text:style-name="T94_9"><text:s/></text:span><text:span text:style-name="T94_10">experimenos</text:span><text:span text:style-name="T94_11"><text:s/></text:span><text:span text:style-name="T94_12">para</text:span><text:span text:style-name="T94_13"><text:s/></text:span><text:span text:style-name="T94_14">medir</text:span><text:span text:style-name="T94_15"><text:s/></text:span><text:span text:style-name="T94_16">el</text:span><text:span text:style-name="T94_17"><text:s/></text:span><text:span text:style-name="T94_18">estres</text:span><text:span text:style-name="T94_19"><text:s/></text:span><text:span text:style-name="T94_20">y</text:span><text:span text:style-name="T94_21"><text:s/></text:span><text:span text:style-name="T94_22">su</text:span><text:span text:style-name="T94_23"><text:s/></text:span><text:span text:style-name="T94_24">reacion</text:span><text:span text:style-name="T94_25"><text:s/></text:span><text:span text:style-name="T94_26">en</text:span><text:span text:style-name="T94_27"><text:s/></text:span><text:span text:style-name="T94_28">manadas</text:span><text:span text:style-name="T94_29"><text:s/></text:span></text:p>
      <text:p text:style-name="P95"><text:span text:style-name="T95_1">descripcion</text:span><text:span text:style-name="T95_2"><text:s/></text:span><text:span text:style-name="T95_3">del</text:span><text:span text:style-name="T95_4"><text:s/></text:span><text:span text:style-name="T95_5">fulo</text:span><text:span text:style-name="T95_6"><text:s/></text:span><text:span text:style-name="T95_7">de</text:span><text:span text:style-name="T95_8"><text:s/></text:span><text:span text:style-name="T95_9">trabajo</text:span><text:span text:style-name="T95_10">,<text:s/></text:span><text:span text:style-name="T95_11">es</text:span><text:span text:style-name="T95_12"><text:s/></text:span><text:span text:style-name="T95_13">decir</text:span><text:span text:style-name="T95_14"><text:s/></text:span><text:span text:style-name="T95_15">como</text:span><text:span text:style-name="T95_16"><text:s/></text:span><text:span text:style-name="T95_17">los</text:span><text:span text:style-name="T95_18"><text:s/></text:span><text:span text:style-name="T95_19">boids</text:span><text:span text:style-name="T95_20"><text:s/></text:span><text:span text:style-name="T95_21">procesan</text:span><text:span text:style-name="T95_22"><text:s/></text:span><text:span text:style-name="T95_23">todo</text:span><text:span text:style-name="T95_24">.</text:span></text:p>
      <text:p text:style-name="P96"><text:span text:style-name="T96_1">Esto</text:span><text:span text:style-name="T96_2"><text:s/></text:span><text:span text:style-name="T96_3">mejor</text:span><text:span text:style-name="T96_4"><text:s/></text:span><text:span text:style-name="T96_5">en</text:span><text:span text:style-name="T96_6"><text:s/></text:span><text:span text:style-name="T96_7">nanobot</text:span><text:span text:style-name="T96_8"><text:s/></text:span><text:span text:style-name="T96_9">o</text:span><text:span text:style-name="T96_10"><text:s/></text:span><text:span text:style-name="T96_11">speaker</text:span></text:p>
      <text:p text:style-name="P97"><text:span text:style-name="T97_1">Audicion</text:span><text:span text:style-name="T97_2">:</text:span></text:p>
      <text:p text:style-name="P98"><text:span text:style-name="T98_1">Capacidad</text:span><text:span text:style-name="T98_2"><text:s/></text:span><text:span text:style-name="T98_3">para</text:span><text:span text:style-name="T98_4"><text:s/></text:span><text:span text:style-name="T98_5">emitir</text:span><text:span text:style-name="T98_6"><text:s/></text:span><text:span text:style-name="T98_7">sonido</text:span><text:span text:style-name="T98_8">:</text:span></text:p>
      <text:p text:style-name="P99"/>
      <text:p text:style-name="P100"/>
      <text:p text:style-name="P101"><text:span text:style-name="T101_1">Siendo</text:span><text:span text:style-name="T101_2"><text:s/></text:span><text:span text:style-name="T101_3">el</text:span><text:span text:style-name="T101_4"><text:s/></text:span><text:span text:style-name="T101_5">objetivo</text:span><text:span text:style-name="T101_6"><text:s/></text:span><text:span text:style-name="T101_7">principal</text:span><text:span text:style-name="T101_8"><text:s/></text:span><text:span text:style-name="T101_9">del</text:span><text:span text:style-name="T101_10"><text:s/></text:span><text:span text:style-name="T101_11">proyecto</text:span><text:span text:style-name="T101_12"><text:s/></text:span><text:span text:style-name="T101_13">crear</text:span><text:span text:style-name="T101_14"><text:s/></text:span><text:span text:style-name="T101_15">un</text:span><text:span text:style-name="T101_16"><text:s/></text:span><text:span text:style-name="T101_17">banco</text:span><text:span text:style-name="T101_18"><text:s/></text:span><text:span text:style-name="T101_19">de</text:span><text:span text:style-name="T101_20"><text:s/></text:span><text:span text:style-name="T101_21">pruebas</text:span><text:span text:style-name="T101_22"><text:s/></text:span><text:span text:style-name="T101_23">para</text:span><text:span text:style-name="T101_24"><text:s/></text:span><text:span text:style-name="T101_25">la</text:span><text:span text:style-name="T101_26"><text:s/></text:span><text:span text:style-name="T101_27">medicion</text:span><text:span text:style-name="T101_28"><text:s/></text:span><text:span text:style-name="T101_29">del</text:span><text:span text:style-name="T101_30"><text:s/></text:span><text:span text:style-name="T101_31">estres</text:span><text:span text:style-name="T101_32"><text:s/></text:span><text:span text:style-name="T101_33">en</text:span><text:span text:style-name="T101_34"><text:s/></text:span><text:span text:style-name="T101_35">manadas</text:span><text:span text:style-name="T101_36"><text:s/></text:span><text:span text:style-name="T101_37">de</text:span><text:span text:style-name="T101_38"><text:s/></text:span><text:span text:style-name="T101_39">entidades</text:span><text:span text:style-name="T101_40"><text:s/></text:span><text:span text:style-name="T101_41">autonomas</text:span><text:span text:style-name="T101_42"><text:s/></text:span><text:span text:style-name="T101_43">por</text:span><text:span text:style-name="T101_44"><text:s/></text:span><text:span text:style-name="T101_45">medio</text:span><text:span text:style-name="T101_46"><text:s/></text:span><text:span text:style-name="T101_47">del</text:span><text:span text:style-name="T101_48"><text:s/></text:span><text:span text:style-name="T101_49">sistema</text:span><text:span text:style-name="T101_50"><text:s/></text:span><text:span text:style-name="T101_51">auditivo</text:span><text:span text:style-name="T101_52"><text:s/></text:span><text:span text:style-name="T101_53">reproduciremos</text:span><text:span text:style-name="T101_54"><text:s/></text:span><text:span text:style-name="T101_55">el</text:span><text:span text:style-name="T101_56"><text:s/></text:span><text:span text:style-name="T101_57">modelo</text:span><text:span text:style-name="T101_58"><text:s/></text:span><text:span text:style-name="T101_59">propuesto</text:span><text:span text:style-name="T101_60"><text:s/></text:span><text:span text:style-name="T101_61">por</text:span><text:span text:style-name="T101_62"><text:s/></text:span><text:span text:style-name="T101_63">Craig</text:span><text:span text:style-name="T101_64"><text:s/></text:span><text:span text:style-name="T101_65">W</text:span><text:span text:style-name="T101_66">.<text:s/></text:span><text:span text:style-name="T101_67">Reynolds</text:span><text:span text:style-name="T101_68"><text:s/></text:span><text:span text:style-name="T101_69">en</text:span><text:span text:style-name="T101_70"><text:s/></text:span><text:span text:style-name="T101_71">su</text:span><text:span text:style-name="T101_72"><text:s/></text:span><text:span text:style-name="T101_73">trabajo</text:span><text:span text:style-name="T101_74"><text:s/>“</text:span><text:span text:style-name="T101_75">Steering</text:span><text:span text:style-name="T101_76"><text:s/></text:span><text:span text:style-name="T101_77">Behaviors</text:span><text:span text:style-name="T101_78"><text:s/></text:span><text:span text:style-name="T101_79">For</text:span><text:span text:style-name="T101_80"><text:s/></text:span><text:span text:style-name="T101_81">Autonomous</text:span><text:span text:style-name="T101_82"><text:s/></text:span><text:span text:style-name="T101_83">Characters</text:span><text:span text:style-name="T101_84">”<text:s/></text:span><text:span text:style-name="T101_85">para</text:span><text:span text:style-name="T101_86"><text:s/></text:span><text:span text:style-name="T101_87">la</text:span><text:span text:style-name="T101_88"><text:s/></text:span><text:span text:style-name="T101_89">creacion</text:span><text:span text:style-name="T101_90"><text:s/></text:span><text:span text:style-name="T101_91">de</text:span><text:span text:style-name="T101_92"><text:s/></text:span><text:span text:style-name="T101_93">dichos</text:span><text:span text:style-name="T101_94"><text:s/></text:span><text:span text:style-name="T101_95">agentes</text:span><text:span text:style-name="T101_96"><text:s/></text:span><text:span text:style-name="T101_97">autonomos</text:span><text:span text:style-name="T101_98">.</text:span></text:p>
      <text:p text:style-name="P102"/>
      <text:p text:style-name="P103"/>
      <text:p text:style-name="P104"><text:span text:style-name="T104_1">El</text:span><text:span text:style-name="T104_2"><text:s/></text:span><text:span text:style-name="T104_3">mundo</text:span></text:p>
      <text:p text:style-name="P105"><text:span text:style-name="T105_1">Para</text:span><text:span text:style-name="T105_2"><text:s/></text:span><text:span text:style-name="T105_3">que</text:span><text:span text:style-name="T105_4"><text:s/></text:span><text:span text:style-name="T105_5">las</text:span><text:span text:style-name="T105_6"><text:s/></text:span><text:span text:style-name="T105_7">entidades</text:span><text:span text:style-name="T105_8"><text:s/></text:span><text:span text:style-name="T105_9">puedan</text:span><text:span text:style-name="T105_10"><text:s/></text:span><text:span text:style-name="T105_11">existir</text:span><text:span text:style-name="T105_12"><text:s/></text:span><text:span text:style-name="T105_13">es</text:span><text:span text:style-name="T105_14"><text:s/></text:span><text:span text:style-name="T105_15">necesario</text:span><text:span text:style-name="T105_16"><text:s/></text:span><text:span text:style-name="T105_17">crear</text:span><text:span text:style-name="T105_18"><text:s/></text:span><text:span text:style-name="T105_19">previamente</text:span><text:span text:style-name="T105_20"><text:s/></text:span><text:span text:style-name="T105_21">un</text:span><text:span text:style-name="T105_22"><text:s/></text:span><text:span text:style-name="T105_23">espacio</text:span><text:span text:style-name="T105_24"><text:s/></text:span><text:span text:style-name="T105_25">con</text:span><text:span text:style-name="T105_26"><text:s/></text:span><text:span text:style-name="T105_27">ciertas</text:span><text:span text:style-name="T105_28"><text:s/></text:span><text:span text:style-name="T105_29">características</text:span><text:span text:style-name="T105_30"><text:s/></text:span><text:span text:style-name="T105_31">donde</text:span><text:span text:style-name="T105_32"><text:s/></text:span><text:span text:style-name="T105_33">puedan</text:span><text:span text:style-name="T105_34"><text:s/></text:span><text:span text:style-name="T105_35">cohabitar</text:span><text:span text:style-name="T105_36"><text:s/></text:span><text:span text:style-name="T105_37">grupos</text:span><text:span text:style-name="T105_38"><text:s/></text:span><text:span text:style-name="T105_39">de</text:span><text:span text:style-name="T105_40"><text:s/></text:span><text:span text:style-name="T105_41">dichas</text:span><text:span text:style-name="T105_42"><text:s/></text:span><text:span text:style-name="T105_43">entidades</text:span><text:span text:style-name="T105_44">.</text:span></text:p>
      <text:p text:style-name="P106"/>
      <text:p text:style-name="P107"><text:span text:style-name="T107_1">Para</text:span><text:span text:style-name="T107_2"><text:s/></text:span><text:span text:style-name="T107_3">ello</text:span><text:span text:style-name="T107_4">,<text:s/></text:span><text:span text:style-name="T107_5">se</text:span><text:span text:style-name="T107_6"><text:s/></text:span><text:span text:style-name="T107_7">creará</text:span><text:span text:style-name="T107_8"><text:s/></text:span><text:span text:style-name="T107_9">un</text:span><text:span text:style-name="T107_10"><text:s/></text:span><text:span text:style-name="T107_11">mundo</text:span><text:span text:style-name="T107_12"><text:s/></text:span><text:span text:style-name="T107_13">en</text:span><text:span text:style-name="T107_14"><text:s/></text:span><text:span text:style-name="T107_15">dos</text:span><text:span text:style-name="T107_16"><text:s/></text:span><text:span text:style-name="T107_17">dimensiones</text:span><text:span text:style-name="T107_18"><text:s/>(</text:span><text:span text:style-name="T107_19">x</text:span><text:span text:style-name="T107_20">,</text:span><text:span text:style-name="T107_21">y</text:span><text:span text:style-name="T107_22">)<text:s/></text:span><text:span text:style-name="T107_23">con</text:span><text:span text:style-name="T107_24"><text:s/></text:span><text:span text:style-name="T107_25">una</text:span><text:span text:style-name="T107_26"><text:s/></text:span><text:span text:style-name="T107_27">perspectiva</text:span><text:span text:style-name="T107_28"><text:s/></text:span><text:span text:style-name="T107_29">de</text:span><text:span text:style-name="T107_30"><text:s/></text:span><text:span text:style-name="T107_31">planta</text:span><text:span text:style-name="T107_32"><text:s/></text:span><text:span text:style-name="T107_33">para</text:span><text:span text:style-name="T107_34"><text:s/></text:span><text:span text:style-name="T107_35">su</text:span><text:span text:style-name="T107_36"><text:s/></text:span><text:span text:style-name="T107_37">representación</text:span><text:span text:style-name="T107_38"><text:s/></text:span><text:span text:style-name="T107_39">gráfica</text:span><text:span text:style-name="T107_40">.<text:s/></text:span><text:span text:style-name="T107_41">La</text:span><text:span text:style-name="T107_42"><text:s/></text:span><text:span text:style-name="T107_43">coordenada</text:span><text:span text:style-name="T107_44"><text:s/>(0,0)<text:s/></text:span><text:span text:style-name="T107_45">se</text:span><text:span text:style-name="T107_46"><text:s/></text:span><text:span text:style-name="T107_47">situará</text:span><text:span text:style-name="T107_48"><text:s/></text:span><text:span text:style-name="T107_49">en</text:span><text:span text:style-name="T107_50"><text:s/></text:span><text:span text:style-name="T107_51">la</text:span><text:span text:style-name="T107_52"><text:s/></text:span><text:span text:style-name="T107_53">esquina</text:span><text:span text:style-name="T107_54"><text:s/></text:span><text:span text:style-name="T107_55">superior</text:span><text:span text:style-name="T107_56"><text:s/></text:span><text:span text:style-name="T107_57">izquierda</text:span><text:span text:style-name="T107_58"><text:s/></text:span><text:span text:style-name="T107_59">del</text:span><text:span text:style-name="T107_60"><text:s/></text:span><text:span text:style-name="T107_61">canvas</text:span><text:span text:style-name="T107_62">.</text:span></text:p>
      <text:p text:style-name="P108"/>
      <text:p text:style-name="P109"><text:span text:style-name="T109_1">El</text:span><text:span text:style-name="T109_2"><text:s/></text:span><text:span text:style-name="T109_3">mundo</text:span><text:span text:style-name="T109_4"><text:s/></text:span><text:span text:style-name="T109_5">contará</text:span><text:span text:style-name="T109_6"><text:s/></text:span><text:span text:style-name="T109_7">con</text:span><text:span text:style-name="T109_8"><text:s/></text:span><text:span text:style-name="T109_9">un</text:span><text:span text:style-name="T109_10"><text:s/></text:span><text:span text:style-name="T109_11">tiempo</text:span><text:span text:style-name="T109_12"><text:s/></text:span><text:span text:style-name="T109_13">inicial</text:span><text:span text:style-name="T109_14"><text:s/></text:span><text:span text:style-name="T109_15">y</text:span><text:span text:style-name="T109_16"><text:s/></text:span><text:span text:style-name="T109_17">actual</text:span><text:span text:style-name="T109_18">,<text:s/></text:span><text:span text:style-name="T109_19">esta</text:span><text:span text:style-name="T109_20"><text:s/></text:span><text:span text:style-name="T109_21">magnitud</text:span><text:span text:style-name="T109_22"><text:s/></text:span><text:span text:style-name="T109_23">medible</text:span><text:span text:style-name="T109_24"><text:s/></text:span><text:span text:style-name="T109_25">es</text:span><text:span text:style-name="T109_26"><text:s/></text:span><text:span text:style-name="T109_27">necesaria</text:span><text:span text:style-name="T109_28"><text:s/></text:span><text:span text:style-name="T109_29">para</text:span><text:span text:style-name="T109_30"><text:s/></text:span><text:span text:style-name="T109_31">el</text:span><text:span text:style-name="T109_32"><text:s/></text:span><text:span text:style-name="T109_33">correcto</text:span><text:span text:style-name="T109_34"><text:s/></text:span><text:span text:style-name="T109_35">funcionamiento</text:span><text:span text:style-name="T109_36"><text:s/></text:span><text:span text:style-name="T109_37">del</text:span><text:span text:style-name="T109_38"><text:s/></text:span><text:span text:style-name="T109_39">sistema</text:span><text:span text:style-name="T109_40">.<text:s/></text:span><text:span text:style-name="T109_41">Con</text:span><text:span text:style-name="T109_42"><text:s/></text:span><text:span text:style-name="T109_43">ella</text:span><text:span text:style-name="T109_44"><text:s/></text:span><text:span text:style-name="T109_45">la</text:span><text:span text:style-name="T109_46"><text:s/></text:span><text:span text:style-name="T109_47">velocidad</text:span><text:span text:style-name="T109_48"><text:s/></text:span><text:span text:style-name="T109_49">máxima</text:span><text:span text:style-name="T109_50"><text:s/></text:span><text:span text:style-name="T109_51">de</text:span><text:span text:style-name="T109_52"><text:s/></text:span><text:span text:style-name="T109_53">ciclos</text:span><text:span text:style-name="T109_54"><text:s/></text:span><text:span text:style-name="T109_55">de</text:span><text:span text:style-name="T109_56"><text:s/></text:span><text:span text:style-name="T109_57">procesamiento</text:span><text:span text:style-name="T109_58"><text:s/></text:span><text:span text:style-name="T109_59">dependerá</text:span><text:span text:style-name="T109_60"><text:s/></text:span><text:span text:style-name="T109_61">del</text:span><text:span text:style-name="T109_62"><text:s/></text:span><text:span text:style-name="T109_63">aumento</text:span><text:span text:style-name="T109_64"><text:s/></text:span><text:span text:style-name="T109_65">del</text:span><text:span text:style-name="T109_66"><text:s/></text:span><text:span text:style-name="T109_67">tiempo</text:span><text:span text:style-name="T109_68"><text:s/></text:span><text:span text:style-name="T109_69">y</text:span><text:span text:style-name="T109_70"><text:s/></text:span><text:span text:style-name="T109_71">no</text:span><text:span text:style-name="T109_72"><text:s/></text:span><text:span text:style-name="T109_73">de</text:span><text:span text:style-name="T109_74"><text:s/></text:span><text:span text:style-name="T109_75">la</text:span><text:span text:style-name="T109_76"><text:s/></text:span><text:span text:style-name="T109_77">velocidad</text:span><text:span text:style-name="T109_78"><text:s/></text:span><text:span text:style-name="T109_79">propia</text:span><text:span text:style-name="T109_80"><text:s/></text:span><text:span text:style-name="T109_81">que</text:span><text:span text:style-name="T109_82"><text:s/></text:span><text:span text:style-name="T109_83">pueda</text:span><text:span text:style-name="T109_84"><text:s/></text:span><text:span text:style-name="T109_85">alcanzar</text:span><text:span text:style-name="T109_86"><text:s/></text:span><text:span text:style-name="T109_87">el</text:span><text:span text:style-name="T109_88"><text:s/></text:span><text:span text:style-name="T109_89">procesador</text:span><text:span text:style-name="T109_90"><text:s/></text:span><text:span text:style-name="T109_91">principal</text:span><text:span text:style-name="T109_92"><text:s/></text:span><text:span text:style-name="T109_93">del</text:span><text:span text:style-name="T109_94"><text:s/></text:span><text:span text:style-name="T109_95">sistema</text:span><text:span text:style-name="T109_96">.<text:s/></text:span><text:span text:style-name="T109_97">Esto</text:span><text:span text:style-name="T109_98"><text:s/></text:span><text:span text:style-name="T109_99">es</text:span><text:span text:style-name="T109_100"><text:s/></text:span><text:span text:style-name="T109_101">de</text:span><text:span text:style-name="T109_102"><text:s/></text:span><text:span text:style-name="T109_103">suma</text:span><text:span text:style-name="T109_104"><text:s/></text:span><text:span text:style-name="T109_105">importancia</text:span><text:span text:style-name="T109_106"><text:s/></text:span><text:span text:style-name="T109_107">porque</text:span><text:span text:style-name="T109_108"><text:s/></text:span><text:span text:style-name="T109_109">proporciona</text:span><text:span text:style-name="T109_110"><text:s/></text:span><text:span text:style-name="T109_111">una</text:span><text:span text:style-name="T109_112"><text:s/></text:span><text:span text:style-name="T109_113">independencia</text:span><text:span text:style-name="T109_114"><text:s/></text:span><text:span text:style-name="T109_115">a</text:span><text:span text:style-name="T109_116"><text:s/></text:span><text:span text:style-name="T109_117">la</text:span><text:span text:style-name="T109_118"><text:s/></text:span><text:span text:style-name="T109_119">hora</text:span><text:span text:style-name="T109_120"><text:s/></text:span><text:span text:style-name="T109_121">de</text:span><text:span text:style-name="T109_122"><text:s/></text:span><text:span text:style-name="T109_123">ejecutar</text:span><text:span text:style-name="T109_124"><text:s/></text:span><text:span text:style-name="T109_125">la</text:span><text:span text:style-name="T109_126"><text:s/></text:span><text:span text:style-name="T109_127">aplicacion</text:span><text:span text:style-name="T109_128"><text:s/></text:span><text:span text:style-name="T109_129">en</text:span><text:span text:style-name="T109_130"><text:s/></text:span><text:span text:style-name="T109_131">diferentes</text:span><text:span text:style-name="T109_132"><text:s/></text:span><text:span text:style-name="T109_133">sistemas</text:span><text:span text:style-name="T109_134"><text:s/></text:span><text:span text:style-name="T109_135">con</text:span><text:span text:style-name="T109_136"><text:s/></text:span><text:span text:style-name="T109_137">diferentes</text:span><text:span text:style-name="T109_138"><text:s/></text:span><text:span text:style-name="T109_139">capacidades</text:span><text:span text:style-name="T109_140"><text:s/></text:span><text:span text:style-name="T109_141">de</text:span><text:span text:style-name="T109_142"><text:s/></text:span><text:span text:style-name="T109_143">calculo</text:span><text:span text:style-name="T109_144">.<text:s/></text:span></text:p>
      <text:p text:style-name="P110"/>
      <text:p text:style-name="P111"><text:span text:style-name="T111_1">Dispondrá</text:span><text:span text:style-name="T111_2"><text:s/></text:span><text:span text:style-name="T111_3">de</text:span><text:span text:style-name="T111_4"><text:s/></text:span><text:span text:style-name="T111_5">un</text:span><text:span text:style-name="T111_6"><text:s/></text:span><text:span text:style-name="T111_7">largo</text:span><text:span text:style-name="T111_8"><text:s/></text:span><text:span text:style-name="T111_9">y</text:span><text:span text:style-name="T111_10"><text:s/></text:span><text:span text:style-name="T111_11">ancho</text:span><text:span text:style-name="T111_12"><text:s/></text:span><text:span text:style-name="T111_13">para</text:span><text:span text:style-name="T111_14"><text:s/></text:span><text:span text:style-name="T111_15">su</text:span><text:span text:style-name="T111_16"><text:s/></text:span><text:span text:style-name="T111_17">representación</text:span><text:span text:style-name="T111_18"><text:s/></text:span><text:span text:style-name="T111_19">gráfica</text:span><text:span text:style-name="T111_20"><text:s/></text:span><text:span text:style-name="T111_21">pero</text:span><text:span text:style-name="T111_22"><text:s/></text:span><text:span text:style-name="T111_23">en</text:span><text:span text:style-name="T111_24"><text:s/></text:span><text:span text:style-name="T111_25">la</text:span><text:span text:style-name="T111_26"><text:s/></text:span><text:span text:style-name="T111_27">práctica</text:span><text:span text:style-name="T111_28"><text:s/></text:span><text:span text:style-name="T111_29">y</text:span><text:span text:style-name="T111_30"><text:s/></text:span><text:span text:style-name="T111_31">a</text:span><text:span text:style-name="T111_32"><text:s/></text:span><text:span text:style-name="T111_33">la</text:span><text:span text:style-name="T111_34"><text:s/></text:span><text:span text:style-name="T111_35">hora</text:span><text:span text:style-name="T111_36"><text:s/></text:span><text:span text:style-name="T111_37">de</text:span><text:span text:style-name="T111_38"><text:s/></text:span><text:span text:style-name="T111_39">realizar</text:span><text:span text:style-name="T111_40"><text:s/></text:span><text:span text:style-name="T111_41">cálculos</text:span><text:span text:style-name="T111_42"><text:s/></text:span><text:span text:style-name="T111_43">no</text:span><text:span text:style-name="T111_44"><text:s/></text:span><text:span text:style-name="T111_45">tendrá</text:span><text:span text:style-name="T111_46"><text:s/></text:span><text:span text:style-name="T111_47">ninguna</text:span><text:span text:style-name="T111_48"><text:s/></text:span><text:span text:style-name="T111_49">limitación</text:span><text:span text:style-name="T111_50"><text:s/></text:span><text:span text:style-name="T111_51">de</text:span><text:span text:style-name="T111_52"><text:s/></text:span><text:span text:style-name="T111_53">tamaño</text:span><text:span text:style-name="T111_54">.<text:s/></text:span><text:span text:style-name="T111_55">esto</text:span><text:span text:style-name="T111_56"><text:s/></text:span><text:span text:style-name="T111_57">permite</text:span><text:span text:style-name="T111_58"><text:s/></text:span><text:span text:style-name="T111_59">una</text:span><text:span text:style-name="T111_60"><text:s/></text:span><text:span text:style-name="T111_61">gran</text:span><text:span text:style-name="T111_62"><text:s/></text:span><text:span text:style-name="T111_63">libertad</text:span><text:span text:style-name="T111_64"><text:s/></text:span><text:span text:style-name="T111_65">a</text:span><text:span text:style-name="T111_66"><text:s/></text:span><text:span text:style-name="T111_67">la</text:span><text:span text:style-name="T111_68"><text:s/></text:span><text:span text:style-name="T111_69">hora</text:span><text:span text:style-name="T111_70"><text:s/></text:span><text:span text:style-name="T111_71">de</text:span><text:span text:style-name="T111_72"><text:s/></text:span><text:span text:style-name="T111_73">realizar</text:span><text:span text:style-name="T111_74"><text:s/></text:span><text:span text:style-name="T111_75">diferentes</text:span><text:span text:style-name="T111_76"><text:s/></text:span><text:span text:style-name="T111_77">comportamientos</text:span><text:span text:style-name="T111_78"><text:s/></text:span><text:span text:style-name="T111_79">por</text:span><text:span text:style-name="T111_80"><text:s/></text:span><text:span text:style-name="T111_81">las</text:span><text:span text:style-name="T111_82"><text:s/></text:span><text:span text:style-name="T111_83">entidades</text:span><text:span text:style-name="T111_84">.<text:s/></text:span><text:span text:style-name="T111_85">La</text:span><text:span text:style-name="T111_86"><text:s/></text:span><text:span text:style-name="T111_87">representación</text:span><text:span text:style-name="T111_88"><text:s/></text:span><text:span text:style-name="T111_89">gráfica</text:span><text:span text:style-name="T111_90"><text:s/></text:span><text:span text:style-name="T111_91">solo</text:span><text:span text:style-name="T111_92"><text:s/></text:span><text:span text:style-name="T111_93">es</text:span><text:span text:style-name="T111_94"><text:s/></text:span><text:span text:style-name="T111_95">una</text:span><text:span text:style-name="T111_96"><text:s/></text:span><text:span text:style-name="T111_97">ventana</text:span><text:span text:style-name="T111_98"><text:s/></text:span><text:span text:style-name="T111_99">donde</text:span><text:span text:style-name="T111_100"><text:s/></text:span><text:span text:style-name="T111_101">poder</text:span><text:span text:style-name="T111_102"><text:s/></text:span><text:span text:style-name="T111_103">observar</text:span><text:span text:style-name="T111_104"><text:s/></text:span><text:span text:style-name="T111_105">todo</text:span><text:span text:style-name="T111_106"><text:s/></text:span><text:span text:style-name="T111_107">lo</text:span><text:span text:style-name="T111_108"><text:s/></text:span><text:span text:style-name="T111_109">que</text:span><text:span text:style-name="T111_110"><text:s/></text:span><text:span text:style-name="T111_111">ocurre</text:span><text:span text:style-name="T111_112"><text:s/></text:span><text:span text:style-name="T111_113">en</text:span><text:span text:style-name="T111_114"><text:s/></text:span><text:span text:style-name="T111_115">el</text:span><text:span text:style-name="T111_116"><text:s/></text:span><text:span text:style-name="T111_117">sistema</text:span><text:span text:style-name="T111_118">.<text:s/></text:span></text:p>
      <text:p text:style-name="P112"/>
      <text:p text:style-name="P113"><text:span text:style-name="T113_1">Se</text:span><text:span text:style-name="T113_2"><text:s/></text:span><text:span text:style-name="T113_3">podrán</text:span><text:span text:style-name="T113_4"><text:s/></text:span><text:span text:style-name="T113_5">marcar</text:span><text:span text:style-name="T113_6"><text:s/></text:span><text:span text:style-name="T113_7">algunas</text:span><text:span text:style-name="T113_8"><text:s/></text:span><text:span text:style-name="T113_9">reglas</text:span><text:span text:style-name="T113_10"><text:s/></text:span><text:span text:style-name="T113_11">fisicas</text:span><text:span text:style-name="T113_12"><text:s/></text:span><text:span text:style-name="T113_13">para</text:span><text:span text:style-name="T113_14"><text:s/></text:span><text:span text:style-name="T113_15">adecuar</text:span><text:span text:style-name="T113_16"><text:s/></text:span><text:span text:style-name="T113_17">el</text:span><text:span text:style-name="T113_18"><text:s/></text:span><text:span text:style-name="T113_19">mundo</text:span><text:span text:style-name="T113_20"><text:s/></text:span><text:span text:style-name="T113_21">virtual</text:span><text:span text:style-name="T113_22"><text:s/></text:span><text:span text:style-name="T113_23">al</text:span><text:span text:style-name="T113_24"><text:s/></text:span><text:span text:style-name="T113_25">real</text:span><text:span text:style-name="T113_26"><text:s/></text:span><text:span text:style-name="T113_27">o</text:span><text:span text:style-name="T113_28"><text:s/></text:span><text:span text:style-name="T113_29">caracterizarlo</text:span><text:span text:style-name="T113_30"><text:s/></text:span><text:span text:style-name="T113_31">de</text:span><text:span text:style-name="T113_32"><text:s/></text:span><text:span text:style-name="T113_33">cierta</text:span><text:span text:style-name="T113_34"><text:s/></text:span><text:span text:style-name="T113_35">manera</text:span><text:span text:style-name="T113_36">.<text:s/></text:span><text:span text:style-name="T113_37">Se</text:span><text:span text:style-name="T113_38"><text:s/></text:span><text:span text:style-name="T113_39">puede</text:span><text:span text:style-name="T113_40"><text:s/></text:span><text:span text:style-name="T113_41">acotar</text:span><text:span text:style-name="T113_42"><text:s/></text:span><text:span text:style-name="T113_43">la</text:span><text:span text:style-name="T113_44"><text:s/></text:span><text:span text:style-name="T113_45">velocidad</text:span><text:span text:style-name="T113_46"><text:s/></text:span><text:span text:style-name="T113_47">máxima</text:span><text:span text:style-name="T113_48"><text:s/></text:span><text:span text:style-name="T113_49">y</text:span><text:span text:style-name="T113_50"><text:s/></text:span><text:span text:style-name="T113_51">la</text:span><text:span text:style-name="T113_52"><text:s/></text:span><text:span text:style-name="T113_53">aceleración</text:span><text:span text:style-name="T113_54"><text:s/></text:span><text:span text:style-name="T113_55">máxima</text:span><text:span text:style-name="T113_56"><text:s/></text:span><text:span text:style-name="T113_57">que</text:span><text:span text:style-name="T113_58"><text:s/></text:span><text:span text:style-name="T113_59">pueden</text:span><text:span text:style-name="T113_60"><text:s/></text:span><text:span text:style-name="T113_61">alcanzar</text:span><text:span text:style-name="T113_62"><text:s/></text:span><text:span text:style-name="T113_63">las</text:span><text:span text:style-name="T113_64"><text:s/></text:span><text:span text:style-name="T113_65">entidades</text:span><text:span text:style-name="T113_66">,<text:s/></text:span><text:span text:style-name="T113_67">entre</text:span><text:span text:style-name="T113_68"><text:s/></text:span><text:span text:style-name="T113_69">otras</text:span><text:span text:style-name="T113_70"><text:s/></text:span><text:span text:style-name="T113_71">cosas</text:span><text:span text:style-name="T113_72">.</text:span></text:p>
      <text:p text:style-name="P114"/>
      <text:p text:style-name="P115"><text:span text:style-name="T115_1">El</text:span><text:span text:style-name="T115_2"><text:s/></text:span><text:span text:style-name="T115_3">mundo</text:span><text:span text:style-name="T115_4"><text:s/></text:span><text:span text:style-name="T115_5">dispondra</text:span><text:span text:style-name="T115_6"><text:s/></text:span><text:span text:style-name="T115_7">de</text:span><text:span text:style-name="T115_8"><text:s/></text:span><text:span text:style-name="T115_9">una</text:span><text:span text:style-name="T115_10"><text:s/></text:span><text:span text:style-name="T115_11">lista</text:span><text:span text:style-name="T115_12"><text:s/></text:span><text:span text:style-name="T115_13">de</text:span><text:span text:style-name="T115_14"><text:s/></text:span><text:span text:style-name="T115_15">todas</text:span><text:span text:style-name="T115_16"><text:s/></text:span><text:span text:style-name="T115_17">las</text:span><text:span text:style-name="T115_18"><text:s/></text:span><text:span text:style-name="T115_19">entidades</text:span><text:span text:style-name="T115_20"><text:s/></text:span><text:span text:style-name="T115_21">y</text:span><text:span text:style-name="T115_22"><text:s/></text:span><text:span text:style-name="T115_23">objetos</text:span><text:span text:style-name="T115_24"><text:s/></text:span><text:span text:style-name="T115_25">que</text:span><text:span text:style-name="T115_26"><text:s/></text:span><text:span text:style-name="T115_27">se</text:span><text:span text:style-name="T115_28"><text:s/></text:span><text:span text:style-name="T115_29">encuentren</text:span><text:span text:style-name="T115_30"><text:s/></text:span><text:span text:style-name="T115_31">dentro</text:span><text:span text:style-name="T115_32"><text:s/></text:span><text:span text:style-name="T115_33">del</text:span><text:span text:style-name="T115_34"><text:s/></text:span><text:span text:style-name="T115_35">mismo</text:span><text:span text:style-name="T115_36">.<text:s/></text:span><text:span text:style-name="T115_37">Gracias</text:span><text:span text:style-name="T115_38"><text:s/></text:span><text:span text:style-name="T115_39">a</text:span><text:span text:style-name="T115_40"><text:s/></text:span><text:span text:style-name="T115_41">esto</text:span><text:span text:style-name="T115_42">,<text:s/></text:span><text:span text:style-name="T115_43">sera</text:span><text:span text:style-name="T115_44"><text:s/></text:span><text:span text:style-name="T115_45">mas</text:span><text:span text:style-name="T115_46"><text:s/></text:span><text:span text:style-name="T115_47">facil</text:span><text:span text:style-name="T115_48"><text:s/></text:span><text:span text:style-name="T115_49">el</text:span><text:span text:style-name="T115_50"><text:s/></text:span><text:span text:style-name="T115_51">calculo</text:span><text:span text:style-name="T115_52"><text:s/></text:span><text:span text:style-name="T115_53">y</text:span><text:span text:style-name="T115_54"><text:s/></text:span><text:span text:style-name="T115_55">programacion</text:span><text:span text:style-name="T115_56"><text:s/></text:span><text:span text:style-name="T115_57">de</text:span><text:span text:style-name="T115_58"><text:s/></text:span><text:span text:style-name="T115_59">comportamientos</text:span><text:span text:style-name="T115_60">,<text:s/></text:span><text:span text:style-name="T115_61">ademas</text:span><text:span text:style-name="T115_62"><text:s/></text:span><text:span text:style-name="T115_63">de</text:span><text:span text:style-name="T115_64">,<text:s/></text:span><text:span text:style-name="T115_65">para</text:span><text:span text:style-name="T115_66"><text:s/></text:span><text:span text:style-name="T115_67">labores</text:span><text:span text:style-name="T115_68"><text:s/></text:span><text:span text:style-name="T115_69">de</text:span><text:span text:style-name="T115_70"><text:s/></text:span><text:span text:style-name="T115_71">optimización</text:span><text:span text:style-name="T115_72"><text:s/></text:span><text:span text:style-name="T115_73">de</text:span><text:span text:style-name="T115_74"><text:s/></text:span><text:span text:style-name="T115_75">la</text:span><text:span text:style-name="T115_76"><text:s/></text:span><text:span text:style-name="T115_77">aplicacion</text:span><text:span text:style-name="T115_78">.<text:s/></text:span></text:p>
      <text:p text:style-name="P116"/>
      <text:p text:style-name="P117"><text:span text:style-name="T117_1">Los</text:span><text:span text:style-name="T117_2"><text:s/></text:span><text:span text:style-name="T117_3">objetos</text:span><text:span text:style-name="T117_4"><text:s/></text:span><text:span text:style-name="T117_5">u</text:span><text:span text:style-name="T117_6"><text:s/></text:span><text:span text:style-name="T117_7">obstaculos</text:span><text:span text:style-name="T117_8"><text:s/></text:span><text:span text:style-name="T117_9">se</text:span><text:span text:style-name="T117_10"><text:s/></text:span><text:span text:style-name="T117_11">definiran</text:span><text:span text:style-name="T117_12"><text:s/></text:span><text:span text:style-name="T117_13">con</text:span><text:span text:style-name="T117_14"><text:s/></text:span><text:span text:style-name="T117_15">lineas</text:span><text:span text:style-name="T117_16"><text:s/></text:span><text:span text:style-name="T117_17">rectas</text:span><text:span text:style-name="T117_18"><text:s/></text:span><text:span text:style-name="T117_19">y</text:span><text:span text:style-name="T117_20"><text:s/></text:span><text:span text:style-name="T117_21">se</text:span><text:span text:style-name="T117_22"><text:s/></text:span><text:span text:style-name="T117_23">podran</text:span><text:span text:style-name="T117_24"><text:s/></text:span><text:span text:style-name="T117_25">formar</text:span><text:span text:style-name="T117_26"><text:s/></text:span><text:span text:style-name="T117_27">figuras</text:span><text:span text:style-name="T117_28"><text:s/></text:span><text:span text:style-name="T117_29">geometricas</text:span><text:span text:style-name="T117_30"><text:s/></text:span><text:span text:style-name="T117_31">con</text:span><text:span text:style-name="T117_32"><text:s/></text:span><text:span text:style-name="T117_33">ellas</text:span><text:span text:style-name="T117_34">.<text:s text:c="2"/></text:span><text:span text:style-name="T117_35">Dando</text:span><text:span text:style-name="T117_36"><text:s/></text:span><text:span text:style-name="T117_37">la</text:span><text:span text:style-name="T117_38"><text:s/></text:span><text:span text:style-name="T117_39">posibilidad</text:span><text:span text:style-name="T117_40"><text:s/></text:span><text:span text:style-name="T117_41">desde</text:span><text:span text:style-name="T117_42"><text:s/></text:span><text:span text:style-name="T117_43">crear</text:span><text:span text:style-name="T117_44"><text:s/></text:span><text:span text:style-name="T117_45">recintos</text:span><text:span text:style-name="T117_46"><text:s/></text:span><text:span text:style-name="T117_47">para</text:span><text:span text:style-name="T117_48"><text:s/></text:span><text:span text:style-name="T117_49">acotar</text:span><text:span text:style-name="T117_50"><text:s/></text:span><text:span text:style-name="T117_51">el</text:span><text:span text:style-name="T117_52"><text:s/></text:span><text:span text:style-name="T117_53">espacio</text:span><text:span text:style-name="T117_54"><text:s/></text:span><text:span text:style-name="T117_55">de</text:span><text:span text:style-name="T117_56"><text:s/></text:span><text:span text:style-name="T117_57">movimiento</text:span><text:span text:style-name="T117_58"><text:s/></text:span><text:span text:style-name="T117_59">de</text:span><text:span text:style-name="T117_60"><text:s/></text:span><text:span text:style-name="T117_61">las</text:span><text:span text:style-name="T117_62"><text:s/></text:span><text:span text:style-name="T117_63">entidades</text:span><text:span text:style-name="T117_64"><text:s/></text:span><text:span text:style-name="T117_65">a</text:span><text:span text:style-name="T117_66"><text:s/></text:span><text:span text:style-name="T117_67">crear</text:span><text:span text:style-name="T117_68"><text:s/></text:span><text:span text:style-name="T117_69">obstaculos</text:span><text:span text:style-name="T117_70"><text:s/></text:span><text:span text:style-name="T117_71">para</text:span><text:span text:style-name="T117_72"><text:s/></text:span><text:span text:style-name="T117_73">definir</text:span><text:span text:style-name="T117_74"><text:s/></text:span><text:span text:style-name="T117_75">caminos</text:span><text:span text:style-name="T117_76"><text:s/></text:span><text:span text:style-name="T117_77">o</text:span><text:span text:style-name="T117_78"><text:s/></text:span><text:span text:style-name="T117_79">simplemente</text:span><text:span text:style-name="T117_80"><text:s/></text:span><text:span text:style-name="T117_81">para</text:span><text:span text:style-name="T117_82"><text:s/></text:span><text:span text:style-name="T117_83">que</text:span><text:span text:style-name="T117_84"><text:s/></text:span><text:span text:style-name="T117_85">sean</text:span><text:span text:style-name="T117_86"><text:s/></text:span><text:span text:style-name="T117_87">evitados</text:span><text:span text:style-name="T117_88">.<text:s/></text:span></text:p>
      <text:p text:style-name="P118"/>
      <text:p text:style-name="P119"><text:span text:style-name="T119_1">Poner</text:span><text:span text:style-name="T119_2"><text:s/></text:span><text:span text:style-name="T119_3">q</text:span><text:span text:style-name="T119_4"><text:s/></text:span><text:span text:style-name="T119_5">el</text:span><text:span text:style-name="T119_6"><text:s/></text:span><text:span text:style-name="T119_7">en</text:span><text:span text:style-name="T119_8"><text:s/></text:span><text:span text:style-name="T119_9">el</text:span><text:span text:style-name="T119_10"><text:s/></text:span><text:span text:style-name="T119_11">mundo</text:span><text:span text:style-name="T119_12"><text:s/></text:span><text:span text:style-name="T119_13">se</text:span><text:span text:style-name="T119_14"><text:s/></text:span><text:span text:style-name="T119_15">pueden</text:span><text:span text:style-name="T119_16"><text:s/></text:span><text:span text:style-name="T119_17">tranitir</text:span><text:span text:style-name="T119_18"><text:s/></text:span><text:span text:style-name="T119_19">ondas</text:span><text:span text:style-name="T119_20"><text:s/></text:span><text:span text:style-name="T119_21">de</text:span><text:span text:style-name="T119_22"><text:s/></text:span><text:span text:style-name="T119_23">sonido</text:span><text:span text:style-name="T119_24"><text:s/></text:span><text:span text:style-name="T119_25">o</text:span><text:span text:style-name="T119_26"><text:s/></text:span><text:span text:style-name="T119_27">algo</text:span><text:span text:style-name="T119_28"><text:s/></text:span><text:span text:style-name="T119_29">asi</text:span><text:span text:style-name="T119_30">.</text:span></text:p>
      <text:p text:style-name="P120"><text:span text:style-name="T120_1">Dispondra</text:span><text:span text:style-name="T120_2"><text:s/></text:span><text:span text:style-name="T120_3">de</text:span><text:span text:style-name="T120_4"><text:s/></text:span><text:span text:style-name="T120_5">un</text:span><text:span text:style-name="T120_6"><text:s/></text:span><text:span text:style-name="T120_7">metodo</text:span><text:span text:style-name="T120_8"><text:s/></text:span><text:span text:style-name="T120_9">para</text:span><text:span text:style-name="T120_10"><text:s/></text:span><text:span text:style-name="T120_11">crear</text:span><text:span text:style-name="T120_12"><text:s/></text:span><text:span text:style-name="T120_13">el</text:span><text:span text:style-name="T120_14"><text:s/></text:span><text:span text:style-name="T120_15">mismo</text:span><text:span text:style-name="T120_16"><text:s/></text:span><text:span text:style-name="T120_17">los</text:span><text:span text:style-name="T120_18"><text:s/></text:span><text:span text:style-name="T120_19">boids</text:span></text:p>
      <text:p text:style-name="P121"/>
      <text:p text:style-name="P122"/>
      <text:p text:style-name="P123"/>
      <text:p text:style-name="P124"/>
      <text:p text:style-name="P125"><text:span text:style-name="T125_1">Boids</text:span></text:p>
      <text:p text:style-name="P126"><text:span text:style-name="T126_1">Propiedades</text:span><text:span text:style-name="T126_2"><text:s/></text:span><text:span text:style-name="T126_3">basicas</text:span></text:p>
      <text:p text:style-name="P127"/>
      <text:p text:style-name="P128"><text:span text:style-name="T128_1">Cada</text:span><text:span text:style-name="T128_2"><text:s/></text:span><text:span text:style-name="T128_3">agente</text:span><text:span text:style-name="T128_4"><text:s/></text:span><text:span text:style-name="T128_5">es</text:span><text:span text:style-name="T128_6"><text:s/></text:span><text:span text:style-name="T128_7">una</text:span><text:span text:style-name="T128_8"><text:s/></text:span><text:span text:style-name="T128_9">entidad</text:span><text:span text:style-name="T128_10"><text:s/></text:span><text:span text:style-name="T128_11">que</text:span><text:span text:style-name="T128_12"><text:s/></text:span><text:span text:style-name="T128_13">percibe</text:span><text:span text:style-name="T128_14"><text:s/></text:span><text:span text:style-name="T128_15">su</text:span><text:span text:style-name="T128_16"><text:s/></text:span><text:span text:style-name="T128_17">entorno</text:span><text:span text:style-name="T128_18"><text:s/></text:span><text:span text:style-name="T128_19">y</text:span><text:span text:style-name="T128_20"><text:s/></text:span><text:span text:style-name="T128_21">que</text:span><text:span text:style-name="T128_22"><text:s/></text:span><text:span text:style-name="T128_23">es</text:span><text:span text:style-name="T128_24"><text:s/></text:span><text:span text:style-name="T128_25">capaz</text:span><text:span text:style-name="T128_26"><text:s/></text:span><text:span text:style-name="T128_27">de</text:span><text:span text:style-name="T128_28"><text:s/></text:span><text:span text:style-name="T128_29">actuar</text:span><text:span text:style-name="T128_30"><text:s/></text:span><text:span text:style-name="T128_31">en</text:span><text:span text:style-name="T128_32"><text:s/></text:span><text:span text:style-name="T128_33">consecuencia</text:span><text:span text:style-name="T128_34"><text:s/></text:span><text:span text:style-name="T128_35">decidiendo</text:span><text:span text:style-name="T128_36"><text:s/></text:span><text:span text:style-name="T128_37">que</text:span><text:span text:style-name="T128_38"><text:s/></text:span><text:span text:style-name="T128_39">hacer</text:span><text:span text:style-name="T128_40"><text:s/></text:span><text:span text:style-name="T128_41">por</text:span><text:span text:style-name="T128_42"><text:s/></text:span><text:span text:style-name="T128_43">medio</text:span><text:span text:style-name="T128_44"><text:s/></text:span><text:span text:style-name="T128_45">de</text:span><text:span text:style-name="T128_46"><text:s/></text:span><text:span text:style-name="T128_47">unas</text:span><text:span text:style-name="T128_48"><text:s/></text:span><text:span text:style-name="T128_49">reglas</text:span><text:span text:style-name="T128_50"><text:s/></text:span><text:span text:style-name="T128_51">de</text:span><text:span text:style-name="T128_52"><text:s/></text:span><text:span text:style-name="T128_53">logica</text:span><text:span text:style-name="T128_54"><text:s/></text:span><text:span text:style-name="T128_55">propias</text:span><text:span text:style-name="T128_56"><text:s/></text:span><text:span text:style-name="T128_57">del</text:span><text:span text:style-name="T128_58"><text:s/></text:span><text:span text:style-name="T128_59">modelo</text:span><text:span text:style-name="T128_60">.</text:span></text:p>
      <text:p text:style-name="P129"/>
      <text:p text:style-name="P130"><text:span text:style-name="T130_1">Dibujo</text:span><text:span text:style-name="T130_2"><text:s/></text:span><text:span text:style-name="T130_3">de</text:span><text:span text:style-name="T130_4">:</text:span></text:p>
      <text:p text:style-name="P131"><text:span text:style-name="T131_1"><text:s text:c="2"/></text:span><text:span text:style-name="T131_2">percepcion</text:span><text:span text:style-name="T131_3">-&gt;-&gt;</text:span><text:span text:style-name="T131_4">reglas</text:span><text:span text:style-name="T131_5"><text:s/></text:span><text:span text:style-name="T131_6">de</text:span><text:span text:style-name="T131_7"><text:s/></text:span><text:span text:style-name="T131_8">logica</text:span><text:span text:style-name="T131_9">(</text:span><text:span text:style-name="T131_10">toma</text:span><text:span text:style-name="T131_11"><text:s/></text:span><text:span text:style-name="T131_12">de</text:span><text:span text:style-name="T131_13"><text:s/></text:span><text:span text:style-name="T131_14">decisiones</text:span><text:span text:style-name="T131_15">)-&gt;<text:s/></text:span><text:span text:style-name="T131_16">accion</text:span></text:p>
      <text:p text:style-name="P132"/>
      <text:p text:style-name="P133"><text:span text:style-name="T133_1">Gracias</text:span><text:span text:style-name="T133_2"><text:s/></text:span><text:span text:style-name="T133_3">a</text:span><text:span text:style-name="T133_4"><text:s/></text:span><text:span text:style-name="T133_5">esto</text:span><text:span text:style-name="T133_6"><text:s/></text:span><text:span text:style-name="T133_7">cada</text:span><text:span text:style-name="T133_8"><text:s/></text:span><text:span text:style-name="T133_9">entidad</text:span><text:span text:style-name="T133_10"><text:s/></text:span><text:span text:style-name="T133_11">del</text:span><text:span text:style-name="T133_12"><text:s/></text:span><text:span text:style-name="T133_13">grupo</text:span><text:span text:style-name="T133_14"><text:s/></text:span><text:span text:style-name="T133_15">poseera</text:span><text:span text:style-name="T133_16"><text:s/></text:span><text:span text:style-name="T133_17">cierto</text:span><text:span text:style-name="T133_18"><text:s/></text:span><text:span text:style-name="T133_19">nivel</text:span><text:span text:style-name="T133_20"><text:s/></text:span><text:span text:style-name="T133_21">de</text:span><text:span text:style-name="T133_22"><text:s/></text:span><text:span text:style-name="T133_23">inteligencia</text:span><text:span text:style-name="T133_24">,<text:s/></text:span><text:span text:style-name="T133_25">sera</text:span><text:span text:style-name="T133_26"><text:s/></text:span><text:span text:style-name="T133_27">capaz</text:span><text:span text:style-name="T133_28"><text:s/></text:span><text:span text:style-name="T133_29">de</text:span><text:span text:style-name="T133_30"><text:s/></text:span><text:span text:style-name="T133_31">actuar</text:span><text:span text:style-name="T133_32"><text:s/></text:span><text:span text:style-name="T133_33">de</text:span><text:span text:style-name="T133_34"><text:s/></text:span><text:span text:style-name="T133_35">manera</text:span><text:span text:style-name="T133_36"><text:s/></text:span><text:span text:style-name="T133_37">autonoma</text:span><text:span text:style-name="T133_38"><text:s/></text:span><text:span text:style-name="T133_39">y</text:span><text:span text:style-name="T133_40"><text:s text:c="2"/></text:span><text:span text:style-name="T133_41">tener</text:span><text:span text:style-name="T133_42"><text:s/></text:span><text:span text:style-name="T133_43">un</text:span><text:span text:style-name="T133_44"><text:s/></text:span><text:span text:style-name="T133_45">nivel</text:span><text:span text:style-name="T133_46"><text:s/></text:span><text:span text:style-name="T133_47">complejo</text:span><text:span text:style-name="T133_48"><text:s/></text:span><text:span text:style-name="T133_49">de</text:span><text:span text:style-name="T133_50"><text:s/></text:span><text:span text:style-name="T133_51">predictibilidad</text:span><text:span text:style-name="T133_52"><text:s text:c="2"/></text:span><text:span text:style-name="T133_53">a</text:span><text:span text:style-name="T133_54"><text:s/></text:span><text:span text:style-name="T133_55">largo</text:span><text:span text:style-name="T133_56"><text:s/></text:span><text:span text:style-name="T133_57">plazo</text:span><text:span text:style-name="T133_58">.<text:s/></text:span><text:span text:style-name="T133_59">Al</text:span><text:span text:style-name="T133_60"><text:s/></text:span><text:span text:style-name="T133_61">no</text:span><text:span text:style-name="T133_62"><text:s/></text:span><text:span text:style-name="T133_63">tratarse</text:span><text:span text:style-name="T133_64"><text:s/></text:span><text:span text:style-name="T133_65">de</text:span><text:span text:style-name="T133_66"><text:s/></text:span><text:span text:style-name="T133_67">un</text:span><text:span text:style-name="T133_68"><text:s/></text:span><text:span text:style-name="T133_69">sistema</text:span><text:span text:style-name="T133_70"><text:s/></text:span><text:span text:style-name="T133_71">ideal</text:span><text:span text:style-name="T133_72"><text:s/></text:span><text:span text:style-name="T133_73">toda</text:span><text:span text:style-name="T133_74"><text:s/></text:span><text:span text:style-name="T133_75">la</text:span><text:span text:style-name="T133_76"><text:s/></text:span><text:span text:style-name="T133_77">informacion</text:span><text:span text:style-name="T133_78"><text:s/></text:span><text:span text:style-name="T133_79">que</text:span><text:span text:style-name="T133_80"><text:s/></text:span><text:span text:style-name="T133_81">le</text:span><text:span text:style-name="T133_82"><text:s/></text:span><text:span text:style-name="T133_83">llegue</text:span><text:span text:style-name="T133_84"><text:s/></text:span><text:span text:style-name="T133_85">sera</text:span><text:span text:style-name="T133_86"><text:s/></text:span><text:span text:style-name="T133_87">acotada</text:span><text:span text:style-name="T133_88"><text:s/></text:span><text:span text:style-name="T133_89">para</text:span><text:span text:style-name="T133_90"><text:s/></text:span><text:span text:style-name="T133_91">simular</text:span><text:span text:style-name="T133_92"><text:s/></text:span><text:span text:style-name="T133_93">un</text:span><text:span text:style-name="T133_94"><text:s/></text:span><text:span text:style-name="T133_95">entorno</text:span><text:span text:style-name="T133_96"><text:s/></text:span><text:span text:style-name="T133_97">real</text:span><text:span text:style-name="T133_98">,<text:s/></text:span><text:span text:style-name="T133_99">es</text:span><text:span text:style-name="T133_100"><text:s/></text:span><text:span text:style-name="T133_101">decir</text:span><text:span text:style-name="T133_102">,<text:s/></text:span><text:span text:style-name="T133_103">tanto</text:span><text:span text:style-name="T133_104"><text:s/></text:span><text:span text:style-name="T133_105">su</text:span><text:span text:style-name="T133_106"><text:s/></text:span><text:span text:style-name="T133_107">sistema</text:span><text:span text:style-name="T133_108"><text:s/></text:span><text:span text:style-name="T133_109">visual</text:span><text:span text:style-name="T133_110"><text:s/></text:span><text:span text:style-name="T133_111">y</text:span><text:span text:style-name="T133_112"><text:s/></text:span><text:span text:style-name="T133_113">auditivo</text:span><text:span text:style-name="T133_114"><text:s/></text:span><text:span text:style-name="T133_115">seran</text:span><text:span text:style-name="T133_116"><text:s/></text:span><text:span text:style-name="T133_117">finitos</text:span><text:span text:style-name="T133_118"><text:s/></text:span><text:span text:style-name="T133_119">y</text:span><text:span text:style-name="T133_120"><text:s/></text:span><text:span text:style-name="T133_121">acordes</text:span><text:span text:style-name="T133_122"><text:s/></text:span><text:span text:style-name="T133_123">a</text:span><text:span text:style-name="T133_124"><text:s/></text:span><text:span text:style-name="T133_125">los</text:span><text:span text:style-name="T133_126"><text:s/></text:span><text:span text:style-name="T133_127">animales</text:span><text:span text:style-name="T133_128"><text:s/></text:span><text:span text:style-name="T133_129">que</text:span><text:span text:style-name="T133_130"><text:s/></text:span><text:span text:style-name="T133_131">representen</text:span><text:span text:style-name="T133_132">,<text:s/></text:span><text:span text:style-name="T133_133">es</text:span><text:span text:style-name="T133_134"><text:s/></text:span><text:span text:style-name="T133_135">decir</text:span><text:span text:style-name="T133_136">,<text:s/></text:span><text:span text:style-name="T133_137">solo</text:span><text:span text:style-name="T133_138"><text:s/></text:span><text:span text:style-name="T133_139">seran</text:span><text:span text:style-name="T133_140"><text:s/></text:span><text:span text:style-name="T133_141">conscientes</text:span><text:span text:style-name="T133_142"><text:s/></text:span><text:span text:style-name="T133_143">de</text:span><text:span text:style-name="T133_144"><text:s/></text:span><text:span text:style-name="T133_145">las</text:span><text:span text:style-name="T133_146"><text:s/></text:span><text:span text:style-name="T133_147">entidades</text:span><text:span text:style-name="T133_148"><text:s/></text:span><text:span text:style-name="T133_149">proximas</text:span><text:span text:style-name="T133_150"><text:s/></text:span><text:span text:style-name="T133_151">a</text:span><text:span text:style-name="T133_152"><text:s/></text:span><text:span text:style-name="T133_153">ellos</text:span><text:span text:style-name="T133_154">.</text:span></text:p>
      <text:p text:style-name="P134"/>
      <text:p text:style-name="P135"><text:span text:style-name="T135_1">Caracteristicas</text:span><text:span text:style-name="T135_2"><text:s/></text:span><text:span text:style-name="T135_3">basicas</text:span><text:span text:style-name="T135_4">:</text:span></text:p>
      <text:p text:style-name="P136"/>
      <text:p text:style-name="P137"><text:span text:style-name="T137_1">cerebro</text:span><text:span text:style-name="T137_2">:<text:s/></text:span><text:span text:style-name="T137_3">En</text:span><text:span text:style-name="T137_4"><text:s/></text:span><text:span text:style-name="T137_5">el</text:span><text:span text:style-name="T137_6"><text:s/></text:span><text:span text:style-name="T137_7">cerebro</text:span><text:span text:style-name="T137_8"><text:s/></text:span><text:span text:style-name="T137_9">se</text:span><text:span text:style-name="T137_10"><text:s/></text:span><text:span text:style-name="T137_11">gestinona</text:span><text:span text:style-name="T137_12"><text:s/></text:span><text:span text:style-name="T137_13">todos</text:span><text:span text:style-name="T137_14"><text:s/></text:span><text:span text:style-name="T137_15">los</text:span><text:span text:style-name="T137_16"><text:s/></text:span><text:span text:style-name="T137_17">comportamientos</text:span><text:span text:style-name="T137_18">.<text:s/></text:span><text:span text:style-name="T137_19">Se</text:span><text:span text:style-name="T137_20"><text:s/></text:span><text:span text:style-name="T137_21">dispondra</text:span><text:span text:style-name="T137_22"><text:s/></text:span><text:span text:style-name="T137_23">de</text:span><text:span text:style-name="T137_24"><text:s/></text:span><text:span text:style-name="T137_25">una</text:span><text:span text:style-name="T137_26"><text:s/></text:span><text:span text:style-name="T137_27">lista</text:span><text:span text:style-name="T137_28"><text:s/></text:span><text:span text:style-name="T137_29">de</text:span><text:span text:style-name="T137_30"><text:s/></text:span><text:span text:style-name="T137_31">la</text:span><text:span text:style-name="T137_32"><text:s/></text:span><text:span text:style-name="T137_33">cual</text:span><text:span text:style-name="T137_34"><text:s/></text:span><text:span text:style-name="T137_35">se</text:span><text:span text:style-name="T137_36"><text:s/></text:span><text:span text:style-name="T137_37">podra</text:span><text:span text:style-name="T137_38"><text:s/></text:span><text:span text:style-name="T137_39">elegir</text:span><text:span text:style-name="T137_40"><text:s/></text:span><text:span text:style-name="T137_41">el</text:span><text:span text:style-name="T137_42"><text:s/></text:span><text:span text:style-name="T137_43">comportamiento</text:span><text:span text:style-name="T137_44"><text:s/></text:span><text:span text:style-name="T137_45">adecuado</text:span><text:span text:style-name="T137_46"><text:s/></text:span><text:span text:style-name="T137_47">en</text:span><text:span text:style-name="T137_48"><text:s/></text:span><text:span text:style-name="T137_49">cada</text:span><text:span text:style-name="T137_50"><text:s/></text:span><text:span text:style-name="T137_51">momento</text:span><text:span text:style-name="T137_52"><text:s/></text:span><text:span text:style-name="T137_53">para</text:span><text:span text:style-name="T137_54"><text:s/></text:span><text:span text:style-name="T137_55">el</text:span><text:span text:style-name="T137_56"><text:s/></text:span><text:span text:style-name="T137_57">correcto</text:span><text:span text:style-name="T137_58"><text:s/></text:span><text:span text:style-name="T137_59">funcionamiento</text:span><text:span text:style-name="T137_60"><text:s/></text:span><text:span text:style-name="T137_61">del</text:span><text:span text:style-name="T137_62"><text:s/></text:span><text:span text:style-name="T137_63">modelo</text:span><text:span text:style-name="T137_64">.<text:s/></text:span><text:span text:style-name="T137_65">Tambien</text:span><text:span text:style-name="T137_66"><text:s/></text:span><text:span text:style-name="T137_67">se</text:span><text:span text:style-name="T137_68"><text:s/></text:span><text:span text:style-name="T137_69">podran</text:span><text:span text:style-name="T137_70"><text:s/></text:span><text:span text:style-name="T137_71">activar</text:span><text:span text:style-name="T137_72"><text:s/></text:span><text:span text:style-name="T137_73">mas</text:span><text:span text:style-name="T137_74"><text:s/></text:span><text:span text:style-name="T137_75">de</text:span><text:span text:style-name="T137_76"><text:s/></text:span><text:span text:style-name="T137_77">un</text:span><text:span text:style-name="T137_78"><text:s/></text:span><text:span text:style-name="T137_79">comportamiento</text:span><text:span text:style-name="T137_80"><text:s/></text:span><text:span text:style-name="T137_81">dando</text:span><text:span text:style-name="T137_82"><text:s/></text:span><text:span text:style-name="T137_83">lugar</text:span><text:span text:style-name="T137_84"><text:s/></text:span><text:span text:style-name="T137_85">a</text:span><text:span text:style-name="T137_86"><text:s/></text:span><text:span text:style-name="T137_87">otro</text:span><text:span text:style-name="T137_88"><text:s/></text:span><text:span text:style-name="T137_89">comportamientos</text:span><text:span text:style-name="T137_90"><text:s/></text:span><text:span text:style-name="T137_91">mas</text:span><text:span text:style-name="T137_92"><text:s/></text:span><text:span text:style-name="T137_93">complejos</text:span><text:span text:style-name="T137_94"><text:s/></text:span><text:span text:style-name="T137_95">e</text:span><text:span text:style-name="T137_96"><text:s/></text:span><text:span text:style-name="T137_97">impredecibles</text:span><text:span text:style-name="T137_98">.<text:s/></text:span><text:span text:style-name="T137_99">Sera</text:span><text:span text:style-name="T137_100"><text:s/></text:span><text:span text:style-name="T137_101">capaz</text:span><text:span text:style-name="T137_102"><text:s/></text:span><text:span text:style-name="T137_103">de</text:span><text:span text:style-name="T137_104"><text:s/></text:span><text:span text:style-name="T137_105">saber</text:span><text:span text:style-name="T137_106"><text:s/></text:span><text:span text:style-name="T137_107">cual</text:span><text:span text:style-name="T137_108"><text:s/></text:span><text:span text:style-name="T137_109">es</text:span><text:span text:style-name="T137_110"><text:s/></text:span><text:span text:style-name="T137_111">la</text:span><text:span text:style-name="T137_112"><text:s/></text:span><text:span text:style-name="T137_113">aceleracion</text:span><text:span text:style-name="T137_114"><text:s/></text:span><text:span text:style-name="T137_115">adecuada</text:span><text:span text:style-name="T137_116"><text:s/></text:span><text:span text:style-name="T137_117">para</text:span><text:span text:style-name="T137_118"><text:s/></text:span><text:span text:style-name="T137_119">poder</text:span><text:span text:style-name="T137_120"><text:s/></text:span><text:span text:style-name="T137_121">variar</text:span><text:span text:style-name="T137_122"><text:s/></text:span><text:span text:style-name="T137_123">la</text:span><text:span text:style-name="T137_124"><text:s/></text:span><text:span text:style-name="T137_125">velocidad</text:span><text:span text:style-name="T137_126"><text:s/></text:span><text:span text:style-name="T137_127">de</text:span><text:span text:style-name="T137_128"><text:s/></text:span><text:span text:style-name="T137_129">manera</text:span><text:span text:style-name="T137_130"><text:s/></text:span><text:span text:style-name="T137_131">correcta</text:span><text:span text:style-name="T137_132">.<text:s/></text:span><text:span text:style-name="T137_133">Esto</text:span><text:span text:style-name="T137_134"><text:s/></text:span><text:span text:style-name="T137_135">lo</text:span><text:span text:style-name="T137_136"><text:s/></text:span><text:span text:style-name="T137_137">realizara</text:span><text:span text:style-name="T137_138"><text:s/></text:span><text:span text:style-name="T137_139">haciendo</text:span><text:span text:style-name="T137_140"><text:s/></text:span><text:span text:style-name="T137_141">la</text:span><text:span text:style-name="T137_142"><text:s/></text:span><text:span text:style-name="T137_143">media</text:span><text:span text:style-name="T137_144"><text:s/></text:span><text:span text:style-name="T137_145">de</text:span><text:span text:style-name="T137_146"><text:s/></text:span><text:span text:style-name="T137_147">todas</text:span><text:span text:style-name="T137_148"><text:s/></text:span><text:span text:style-name="T137_149">las</text:span><text:span text:style-name="T137_150"><text:s/></text:span><text:span text:style-name="T137_151">aceleraciones</text:span><text:span text:style-name="T137_152"><text:s/></text:span><text:span text:style-name="T137_153">devueltas</text:span><text:span text:style-name="T137_154"><text:s/></text:span><text:span text:style-name="T137_155">por</text:span><text:span text:style-name="T137_156"><text:s/></text:span><text:span text:style-name="T137_157">los</text:span><text:span text:style-name="T137_158"><text:s/></text:span><text:span text:style-name="T137_159">comportamientos</text:span><text:span text:style-name="T137_160"><text:s/></text:span><text:span text:style-name="T137_161">y</text:span><text:span text:style-name="T137_162"><text:s/></text:span><text:span text:style-name="T137_163">en</text:span><text:span text:style-name="T137_164"><text:s/></text:span><text:span text:style-name="T137_165">funcion</text:span><text:span text:style-name="T137_166"><text:s/></text:span><text:span text:style-name="T137_167">de</text:span><text:span text:style-name="T137_168"><text:s/></text:span><text:span text:style-name="T137_169">esa</text:span><text:span text:style-name="T137_170"><text:s/></text:span><text:span text:style-name="T137_171">aceleracion</text:span><text:span text:style-name="T137_172"><text:s/></text:span><text:span text:style-name="T137_173">la</text:span><text:span text:style-name="T137_174"><text:s/></text:span><text:span text:style-name="T137_175">velocidad</text:span><text:span text:style-name="T137_176"><text:s/></text:span><text:span text:style-name="T137_177">de</text:span><text:span text:style-name="T137_178"><text:s/></text:span><text:span text:style-name="T137_179">la</text:span><text:span text:style-name="T137_180"><text:s/></text:span><text:span text:style-name="T137_181">entidad</text:span><text:span text:style-name="T137_182"><text:s/></text:span><text:span text:style-name="T137_183">se</text:span><text:span text:style-name="T137_184"><text:s/></text:span><text:span text:style-name="T137_185">adecuara</text:span><text:span text:style-name="T137_186"><text:s/></text:span><text:span text:style-name="T137_187">a</text:span><text:span text:style-name="T137_188"><text:s/></text:span><text:span text:style-name="T137_189">la</text:span><text:span text:style-name="T137_190"><text:s/></text:span><text:span text:style-name="T137_191">situacion</text:span><text:span text:style-name="T137_192"><text:s/></text:span><text:span text:style-name="T137_193">actual</text:span><text:span text:style-name="T137_194">.</text:span></text:p>
      <text:p text:style-name="P138"/>
      <text:p text:style-name="P139"><text:span text:style-name="T139_1">Imagen</text:span><text:span text:style-name="T139_2"><text:s/></text:span><text:span text:style-name="T139_3">de</text:span><text:span text:style-name="T139_4"><text:s/></text:span><text:span text:style-name="T139_5">la</text:span><text:span text:style-name="T139_6"><text:s/></text:span><text:span text:style-name="T139_7">formula</text:span><text:span text:style-name="T139_8"><text:s/></text:span><text:span text:style-name="T139_9">de</text:span><text:span text:style-name="T139_10"><text:s/></text:span><text:span text:style-name="T139_11">la</text:span><text:span text:style-name="T139_12"><text:s/></text:span><text:span text:style-name="T139_13">velocidad</text:span><text:span text:style-name="T139_14"><text:s/></text:span><text:span text:style-name="T139_15">y</text:span><text:span text:style-name="T139_16"><text:s/></text:span><text:span text:style-name="T139_17">la</text:span><text:span text:style-name="T139_18"><text:s/></text:span><text:span text:style-name="T139_19">aceleracion</text:span></text:p>
      <text:p text:style-name="P140"/>
      <text:p text:style-name="P141"><text:span text:style-name="T141_1">geo</text:span><text:span text:style-name="T141_2">_</text:span><text:span text:style-name="T141_3">data</text:span><text:span text:style-name="T141_4">:<text:s/></text:span><text:span text:style-name="T141_5">Se</text:span><text:span text:style-name="T141_6"><text:s/></text:span><text:span text:style-name="T141_7">debe</text:span><text:span text:style-name="T141_8"><text:s/></text:span><text:span text:style-name="T141_9">conocer</text:span><text:span text:style-name="T141_10"><text:s/></text:span><text:span text:style-name="T141_11">en</text:span><text:span text:style-name="T141_12"><text:s/></text:span><text:span text:style-name="T141_13">todo</text:span><text:span text:style-name="T141_14"><text:s/></text:span><text:span text:style-name="T141_15">momento</text:span><text:span text:style-name="T141_16"><text:s/></text:span><text:span text:style-name="T141_17">la</text:span><text:span text:style-name="T141_18"><text:s/></text:span><text:span text:style-name="T141_19">posicion</text:span><text:span text:style-name="T141_20"><text:s/></text:span><text:span text:style-name="T141_21">de</text:span><text:span text:style-name="T141_22"><text:s/></text:span><text:span text:style-name="T141_23">la</text:span><text:span text:style-name="T141_24"><text:s/></text:span><text:span text:style-name="T141_25">entidad</text:span><text:span text:style-name="T141_26">,<text:s/></text:span><text:span text:style-name="T141_27">asi</text:span><text:span text:style-name="T141_28"><text:s/></text:span><text:span text:style-name="T141_29">como</text:span><text:span text:style-name="T141_30">,<text:s/></text:span><text:span text:style-name="T141_31">su</text:span><text:span text:style-name="T141_32"><text:s/></text:span><text:span text:style-name="T141_33">velocidad</text:span><text:span text:style-name="T141_34"><text:s/></text:span><text:span text:style-name="T141_35">y</text:span><text:span text:style-name="T141_36"><text:s/></text:span><text:span text:style-name="T141_37">aceleraccion</text:span><text:span text:style-name="T141_38">.<text:s/></text:span><text:span text:style-name="T141_39">Imprescindible</text:span><text:span text:style-name="T141_40"><text:s/></text:span><text:span text:style-name="T141_41">para</text:span><text:span text:style-name="T141_42"><text:s/></text:span><text:span text:style-name="T141_43">poder</text:span><text:span text:style-name="T141_44"><text:s/></text:span><text:span text:style-name="T141_45">realizar</text:span><text:span text:style-name="T141_46"><text:s/></text:span><text:span text:style-name="T141_47">todos</text:span><text:span text:style-name="T141_48"><text:s/></text:span><text:span text:style-name="T141_49">los</text:span><text:span text:style-name="T141_50"><text:s/></text:span><text:span text:style-name="T141_51">calculos</text:span><text:span text:style-name="T141_52"><text:s/></text:span><text:span text:style-name="T141_53">de</text:span><text:span text:style-name="T141_54"><text:s/></text:span><text:span text:style-name="T141_55">los</text:span><text:span text:style-name="T141_56"><text:s/></text:span><text:span text:style-name="T141_57">comportamientos</text:span><text:span text:style-name="T141_58"><text:s/></text:span><text:span text:style-name="T141_59">y</text:span><text:span text:style-name="T141_60"><text:s/></text:span><text:span text:style-name="T141_61">de</text:span><text:span text:style-name="T141_62"><text:s/></text:span><text:span text:style-name="T141_63">su</text:span><text:span text:style-name="T141_64"><text:s/></text:span><text:span text:style-name="T141_65">representacion</text:span><text:span text:style-name="T141_66"><text:s/></text:span><text:span text:style-name="T141_67">grafica</text:span><text:span text:style-name="T141_68">.<text:s/></text:span><text:span text:style-name="T141_69">Estas</text:span><text:span text:style-name="T141_70"><text:s/></text:span><text:span text:style-name="T141_71">tres</text:span><text:span text:style-name="T141_72"><text:s/></text:span><text:span text:style-name="T141_73">magnitudes</text:span><text:span text:style-name="T141_74"><text:s/></text:span><text:span text:style-name="T141_75">seran</text:span><text:span text:style-name="T141_76"><text:s/></text:span><text:span text:style-name="T141_77">representadas</text:span><text:span text:style-name="T141_78"><text:s/></text:span><text:span text:style-name="T141_79">por</text:span><text:span text:style-name="T141_80"><text:s/></text:span><text:span text:style-name="T141_81">vectores</text:span><text:span text:style-name="T141_82"><text:s/></text:span><text:span text:style-name="T141_83">de</text:span><text:span text:style-name="T141_84"><text:s/></text:span><text:span text:style-name="T141_85">dos</text:span><text:span text:style-name="T141_86"><text:s/></text:span><text:span text:style-name="T141_87">dimensiones</text:span><text:span text:style-name="T141_88"><text:s/></text:span><text:span text:style-name="T141_89">al</text:span><text:span text:style-name="T141_90"><text:s/></text:span><text:span text:style-name="T141_91">igual</text:span><text:span text:style-name="T141_92"><text:s/></text:span><text:span text:style-name="T141_93">que</text:span><text:span text:style-name="T141_94"><text:s/></text:span><text:span text:style-name="T141_95">el</text:span><text:span text:style-name="T141_96"><text:s/></text:span><text:span text:style-name="T141_97">mundo</text:span><text:span text:style-name="T141_98">.</text:span></text:p>
      <text:p text:style-name="P142"/>
      <text:p text:style-name="P143"><text:span text:style-name="T143_1">masa</text:span><text:span text:style-name="T143_2">:<text:s/></text:span><text:span text:style-name="T143_3">es</text:span><text:span text:style-name="T143_4"><text:s/></text:span><text:span text:style-name="T143_5">la</text:span><text:span text:style-name="T143_6"><text:s/></text:span><text:span text:style-name="T143_7">cantida</text:span><text:span text:style-name="T143_8"><text:s/></text:span><text:span text:style-name="T143_9">de</text:span><text:span text:style-name="T143_10"><text:s/></text:span><text:span text:style-name="T143_11">materia</text:span><text:span text:style-name="T143_12"><text:s/></text:span><text:span text:style-name="T143_13">que</text:span><text:span text:style-name="T143_14"><text:s/></text:span><text:span text:style-name="T143_15">posee</text:span><text:span text:style-name="T143_16"><text:s/></text:span><text:span text:style-name="T143_17">cada</text:span><text:span text:style-name="T143_18"><text:s/></text:span><text:span text:style-name="T143_19">entidad</text:span><text:span text:style-name="T143_20">.<text:s/></text:span><text:span text:style-name="T143_21">Necesaria</text:span><text:span text:style-name="T143_22"><text:s/></text:span><text:span text:style-name="T143_23">para</text:span><text:span text:style-name="T143_24"><text:s/></text:span><text:span text:style-name="T143_25">calcular</text:span><text:span text:style-name="T143_26"><text:s/></text:span><text:span text:style-name="T143_27">la</text:span><text:span text:style-name="T143_28"><text:s/></text:span><text:span text:style-name="T143_29">inercia</text:span><text:span text:style-name="T143_30"><text:s/></text:span><text:span text:style-name="T143_31">mecánica</text:span><text:span text:style-name="T143_32"><text:s/></text:span><text:span text:style-name="T143_33">del</text:span><text:span text:style-name="T143_34"><text:s/></text:span><text:span text:style-name="T143_35">movil</text:span><text:span text:style-name="T143_36">.<text:s/></text:span></text:p>
      <text:p text:style-name="P144"/>
      <text:p text:style-name="P145"><text:span text:style-name="T145_1">vision</text:span><text:span text:style-name="T145_2">:<text:s/></text:span><text:span text:style-name="T145_3">define</text:span><text:span text:style-name="T145_4"><text:s/></text:span><text:span text:style-name="T145_5">el</text:span><text:span text:style-name="T145_6"><text:s/></text:span><text:span text:style-name="T145_7">ángulo</text:span><text:span text:style-name="T145_8"><text:s/></text:span><text:span text:style-name="T145_9">y</text:span><text:span text:style-name="T145_10"><text:s/></text:span><text:span text:style-name="T145_11">radio</text:span><text:span text:style-name="T145_12"><text:s/></text:span><text:span text:style-name="T145_13">de</text:span><text:span text:style-name="T145_14"><text:s/></text:span><text:span text:style-name="T145_15">vision</text:span><text:span text:style-name="T145_16"><text:s/></text:span><text:span text:style-name="T145_17">con</text:span><text:span text:style-name="T145_18"><text:s/></text:span><text:span text:style-name="T145_19">ello</text:span><text:span text:style-name="T145_20"><text:s/></text:span><text:span text:style-name="T145_21">se</text:span><text:span text:style-name="T145_22"><text:s/></text:span><text:span text:style-name="T145_23">podra</text:span><text:span text:style-name="T145_24"><text:s/></text:span><text:span text:style-name="T145_25">calcular</text:span><text:span text:style-name="T145_26"><text:s/></text:span><text:span text:style-name="T145_27">todas</text:span><text:span text:style-name="T145_28"><text:s/></text:span><text:span text:style-name="T145_29">las</text:span><text:span text:style-name="T145_30"><text:s/></text:span><text:span text:style-name="T145_31">entidades</text:span><text:span text:style-name="T145_32"><text:s/></text:span><text:span text:style-name="T145_33">que</text:span><text:span text:style-name="T145_34"><text:s/></text:span><text:span text:style-name="T145_35">son</text:span><text:span text:style-name="T145_36"><text:s/></text:span><text:span text:style-name="T145_37">susceptibles</text:span><text:span text:style-name="T145_38"><text:s/></text:span><text:span text:style-name="T145_39">a</text:span><text:span text:style-name="T145_40"><text:s/></text:span><text:span text:style-name="T145_41">ser</text:span><text:span text:style-name="T145_42"><text:s/></text:span><text:span text:style-name="T145_43">vistas</text:span><text:span text:style-name="T145_44">.</text:span></text:p>
      <text:p text:style-name="P146"/>
      <text:p text:style-name="P147"><text:span text:style-name="T147_1">direccion</text:span><text:span text:style-name="T147_2"><text:s/></text:span><text:span text:style-name="T147_3">en</text:span><text:span text:style-name="T147_4"><text:s/></text:span><text:span text:style-name="T147_5">la</text:span><text:span text:style-name="T147_6"><text:s/></text:span><text:span text:style-name="T147_7">que</text:span><text:span text:style-name="T147_8"><text:s/></text:span><text:span text:style-name="T147_9">mira</text:span><text:span text:style-name="T147_10">:<text:s/></text:span><text:span text:style-name="T147_11">con</text:span><text:span text:style-name="T147_12"><text:s/></text:span><text:span text:style-name="T147_13">ella</text:span><text:span text:style-name="T147_14"><text:s/></text:span><text:span text:style-name="T147_15">se</text:span><text:span text:style-name="T147_16"><text:s/></text:span><text:span text:style-name="T147_17">podra</text:span><text:span text:style-name="T147_18"><text:s/></text:span><text:span text:style-name="T147_19">determinatar</text:span><text:span text:style-name="T147_20"><text:s/></text:span><text:span text:style-name="T147_21">la</text:span><text:span text:style-name="T147_22"><text:s/></text:span><text:span text:style-name="T147_23">direecion</text:span><text:span text:style-name="T147_24"><text:s/></text:span><text:span text:style-name="T147_25">en</text:span><text:span text:style-name="T147_26"><text:s/></text:span><text:span text:style-name="T147_27">la</text:span><text:span text:style-name="T147_28"><text:s/></text:span><text:span text:style-name="T147_29">que</text:span><text:span text:style-name="T147_30"><text:s/></text:span><text:span text:style-name="T147_31">mira</text:span><text:span text:style-name="T147_32">,<text:s/></text:span><text:span text:style-name="T147_33">sera</text:span><text:span text:style-name="T147_34"><text:s/></text:span><text:span text:style-name="T147_35">determinada</text:span><text:span text:style-name="T147_36"><text:s/></text:span><text:span text:style-name="T147_37">por</text:span><text:span text:style-name="T147_38"><text:s/></text:span><text:span text:style-name="T147_39">la</text:span><text:span text:style-name="T147_40"><text:s/></text:span><text:span text:style-name="T147_41">direccion</text:span><text:span text:style-name="T147_42"><text:s/></text:span><text:span text:style-name="T147_43">de</text:span><text:span text:style-name="T147_44"><text:s/></text:span><text:span text:style-name="T147_45">la</text:span><text:span text:style-name="T147_46"><text:s/></text:span><text:span text:style-name="T147_47">velocidad</text:span><text:span text:style-name="T147_48">.</text:span></text:p>
      <text:p text:style-name="P148"/>
      <text:p text:style-name="P149"><text:span text:style-name="T149_1">limites</text:span><text:span text:style-name="T149_2"><text:s/></text:span><text:span text:style-name="T149_3">de</text:span><text:span text:style-name="T149_4"><text:s/></text:span><text:span text:style-name="T149_5">la</text:span><text:span text:style-name="T149_6"><text:s/></text:span><text:span text:style-name="T149_7">fuerza</text:span><text:span text:style-name="T149_8">(</text:span><text:span text:style-name="T149_9">mi</text:span><text:span text:style-name="T149_10"><text:s/></text:span><text:span text:style-name="T149_11">joven</text:span><text:span text:style-name="T149_12"><text:s/></text:span><text:span text:style-name="T149_13">padawan</text:span><text:span text:style-name="T149_14">):<text:s/></text:span><text:span text:style-name="T149_15">cada</text:span><text:span text:style-name="T149_16"><text:s/></text:span><text:span text:style-name="T149_17">entidad</text:span><text:span text:style-name="T149_18"><text:s/></text:span><text:span text:style-name="T149_19">poseerá</text:span><text:span text:style-name="T149_20"><text:s/></text:span><text:span text:style-name="T149_21">unos</text:span><text:span text:style-name="T149_22"><text:s/></text:span><text:span text:style-name="T149_23">limites</text:span><text:span text:style-name="T149_24"><text:s/></text:span><text:span text:style-name="T149_25">fisicos</text:span><text:span text:style-name="T149_26"><text:s/></text:span><text:span text:style-name="T149_27">para</text:span><text:span text:style-name="T149_28"><text:s/></text:span><text:span text:style-name="T149_29">la</text:span><text:span text:style-name="T149_30"><text:s/></text:span><text:span text:style-name="T149_31">correcta</text:span><text:span text:style-name="T149_32"><text:s/></text:span><text:span text:style-name="T149_33">simulacción</text:span><text:span text:style-name="T149_34"><text:s/></text:span><text:span text:style-name="T149_35">del</text:span><text:span text:style-name="T149_36"><text:s/></text:span><text:span text:style-name="T149_37">modelo</text:span><text:span text:style-name="T149_38">.<text:s/></text:span><text:span text:style-name="T149_39">Estos</text:span><text:span text:style-name="T149_40"><text:s/></text:span><text:span text:style-name="T149_41">limites</text:span><text:span text:style-name="T149_42"><text:s/></text:span><text:span text:style-name="T149_43">son</text:span><text:span text:style-name="T149_44">:</text:span></text:p>
      <text:list text:style-name="LS6" xml:id="list31">
        <text:list-item>
          <text:p text:style-name="P150"><text:span text:style-name="T150_1">aceleración</text:span><text:span text:style-name="T150_2">:<text:s/></text:span><text:span text:style-name="T150_3">solo</text:span><text:span text:style-name="T150_4"><text:s/></text:span><text:span text:style-name="T150_5">sera</text:span><text:span text:style-name="T150_6"><text:s/></text:span><text:span text:style-name="T150_7">posible</text:span><text:span text:style-name="T150_8"><text:s/></text:span><text:span text:style-name="T150_9">una</text:span><text:span text:style-name="T150_10"><text:s/></text:span><text:span text:style-name="T150_11">aceleración</text:span><text:span text:style-name="T150_12"><text:s/></text:span><text:span text:style-name="T150_13">máxima</text:span><text:span text:style-name="T150_14">.<text:s/></text:span><text:span text:style-name="T150_15">Superada</text:span><text:span text:style-name="T150_16"><text:s/></text:span><text:span text:style-name="T150_17">esa</text:span><text:span text:style-name="T150_18"><text:s/></text:span><text:span text:style-name="T150_19">aceleraccion</text:span><text:span text:style-name="T150_20"><text:s/></text:span><text:span text:style-name="T150_21">se</text:span><text:span text:style-name="T150_22"><text:s/></text:span><text:span text:style-name="T150_23">volverá</text:span><text:span text:style-name="T150_24"><text:s/></text:span><text:span text:style-name="T150_25">inmediatamente</text:span><text:span text:style-name="T150_26"><text:s/></text:span><text:span text:style-name="T150_27">a</text:span><text:span text:style-name="T150_28"><text:s/></text:span><text:span text:style-name="T150_29">la</text:span><text:span text:style-name="T150_30"><text:s/></text:span><text:span text:style-name="T150_31">aceleraccion</text:span><text:span text:style-name="T150_32"><text:s/></text:span><text:span text:style-name="T150_33">maxima</text:span><text:span text:style-name="T150_34">.</text:span></text:p>
        </text:list-item>
        <text:list-item>
          <text:p text:style-name="P151"><text:span text:style-name="T151_1">giro</text:span><text:span text:style-name="T151_2">:<text:s/></text:span><text:span text:style-name="T151_3">solo</text:span><text:span text:style-name="T151_4"><text:s/></text:span><text:span text:style-name="T151_5">se</text:span><text:span text:style-name="T151_6"><text:s/></text:span><text:span text:style-name="T151_7">podra</text:span><text:span text:style-name="T151_8"><text:s/></text:span><text:span text:style-name="T151_9">girar</text:span><text:span text:style-name="T151_10"><text:s/></text:span><text:span text:style-name="T151_11">una</text:span><text:span text:style-name="T151_12"><text:s/></text:span><text:span text:style-name="T151_13">determinada</text:span><text:span text:style-name="T151_14"><text:s/></text:span><text:span text:style-name="T151_15">cantidad</text:span><text:span text:style-name="T151_16"><text:s/></text:span><text:span text:style-name="T151_17">máxima</text:span><text:span text:style-name="T151_18">.</text:span></text:p>
        </text:list-item>
        <text:list-item>
          <text:p text:style-name="P152"><text:span text:style-name="T152_1">frenado</text:span><text:span text:style-name="T152_2">:<text:s/></text:span><text:span text:style-name="T152_3">solo</text:span><text:span text:style-name="T152_4"><text:s/></text:span><text:span text:style-name="T152_5">se</text:span><text:span text:style-name="T152_6"><text:s/></text:span><text:span text:style-name="T152_7">podra</text:span><text:span text:style-name="T152_8"><text:s/></text:span><text:span text:style-name="T152_9">frenar</text:span><text:span text:style-name="T152_10"><text:s/></text:span><text:span text:style-name="T152_11">una</text:span><text:span text:style-name="T152_12"><text:s/></text:span><text:span text:style-name="T152_13">determinada</text:span><text:span text:style-name="T152_14"><text:s/></text:span><text:span text:style-name="T152_15">cantidad</text:span><text:span text:style-name="T152_16">.<text:s/></text:span></text:p>
        </text:list-item>
      </text:list>
      <text:p text:style-name="P153"><text:span text:style-name="T153_1">Con</text:span><text:span text:style-name="T153_2"><text:s/></text:span><text:span text:style-name="T153_3">estos</text:span><text:span text:style-name="T153_4"><text:s/></text:span><text:span text:style-name="T153_5">límites</text:span><text:span text:style-name="T153_6"><text:s/></text:span><text:span text:style-name="T153_7">se</text:span><text:span text:style-name="T153_8"><text:s/></text:span><text:span text:style-name="T153_9">busca</text:span><text:span text:style-name="T153_10"><text:s/></text:span><text:span text:style-name="T153_11">dotar</text:span><text:span text:style-name="T153_12"><text:s/></text:span><text:span text:style-name="T153_13">de</text:span><text:span text:style-name="T153_14"><text:s/></text:span><text:span text:style-name="T153_15">realismo</text:span><text:span text:style-name="T153_16"><text:s/></text:span><text:span text:style-name="T153_17">a</text:span><text:span text:style-name="T153_18"><text:s/></text:span><text:span text:style-name="T153_19">la</text:span><text:span text:style-name="T153_20"><text:s/></text:span><text:span text:style-name="T153_21">simulación</text:span><text:span text:style-name="T153_22">.</text:span></text:p>
      <text:p text:style-name="P154"/>
      <text:p text:style-name="P155"><text:span text:style-name="T155_1">velocidad</text:span><text:span text:style-name="T155_2"><text:s/></text:span><text:span text:style-name="T155_3">maaxima</text:span><text:span text:style-name="T155_4">:<text:s/></text:span><text:span text:style-name="T155_5">en</text:span><text:span text:style-name="T155_6"><text:s/></text:span><text:span text:style-name="T155_7">todo</text:span><text:span text:style-name="T155_8"><text:s/></text:span><text:span text:style-name="T155_9">momento</text:span><text:span text:style-name="T155_10"><text:s/></text:span><text:span text:style-name="T155_11">se</text:span><text:span text:style-name="T155_12"><text:s/></text:span><text:span text:style-name="T155_13">debe</text:span><text:span text:style-name="T155_14"><text:s/></text:span><text:span text:style-name="T155_15">revisar</text:span><text:span text:style-name="T155_16"><text:s/></text:span><text:span text:style-name="T155_17">el</text:span><text:span text:style-name="T155_18"><text:s/></text:span><text:span text:style-name="T155_19">valor</text:span><text:span text:style-name="T155_20"><text:s/></text:span><text:span text:style-name="T155_21">de</text:span><text:span text:style-name="T155_22"><text:s/></text:span><text:span text:style-name="T155_23">la</text:span><text:span text:style-name="T155_24"><text:s/></text:span><text:span text:style-name="T155_25">velocidad</text:span><text:span text:style-name="T155_26">,<text:s/></text:span><text:span text:style-name="T155_27">si</text:span><text:span text:style-name="T155_28"><text:s/></text:span><text:span text:style-name="T155_29">el</text:span><text:span text:style-name="T155_30"><text:s/></text:span><text:span text:style-name="T155_31">modulo</text:span><text:span text:style-name="T155_32"><text:s/></text:span><text:span text:style-name="T155_33">del</text:span><text:span text:style-name="T155_34"><text:s/></text:span><text:span text:style-name="T155_35">vector</text:span><text:span text:style-name="T155_36"><text:s/></text:span><text:span text:style-name="T155_37">velocidad</text:span><text:span text:style-name="T155_38"><text:s/></text:span><text:span text:style-name="T155_39">es</text:span><text:span text:style-name="T155_40"><text:s/></text:span><text:span text:style-name="T155_41">mayor</text:span><text:span text:style-name="T155_42"><text:s/></text:span><text:span text:style-name="T155_43">que</text:span><text:span text:style-name="T155_44"><text:s/></text:span><text:span text:style-name="T155_45">la</text:span><text:span text:style-name="T155_46"><text:s/></text:span><text:span text:style-name="T155_47">velocidad</text:span><text:span text:style-name="T155_48"><text:s/></text:span><text:span text:style-name="T155_49">maxima</text:span><text:span text:style-name="T155_50"><text:s/></text:span><text:span text:style-name="T155_51">impuesta</text:span><text:span text:style-name="T155_52">,<text:s/></text:span><text:span text:style-name="T155_53">esta</text:span><text:span text:style-name="T155_54"><text:s/></text:span><text:span text:style-name="T155_55">se</text:span><text:span text:style-name="T155_56"><text:s/></text:span><text:span text:style-name="T155_57">reducira</text:span><text:span text:style-name="T155_58"><text:s/></text:span><text:span text:style-name="T155_59">inmediatamente</text:span><text:span text:style-name="T155_60">.</text:span></text:p>
      <text:p text:style-name="P156"/>
      <text:p text:style-name="P157"><text:span text:style-name="T157_1">nivel</text:span><text:span text:style-name="T157_2"><text:s/></text:span><text:span text:style-name="T157_3">de</text:span><text:span text:style-name="T157_4"><text:s/></text:span><text:span text:style-name="T157_5">estres</text:span><text:span text:style-name="T157_6">:<text:s/></text:span><text:span text:style-name="T157_7">se</text:span><text:span text:style-name="T157_8"><text:s/></text:span><text:span text:style-name="T157_9">dispone</text:span><text:span text:style-name="T157_10"><text:s/></text:span><text:span text:style-name="T157_11">de</text:span><text:span text:style-name="T157_12"><text:s/></text:span><text:span text:style-name="T157_13">un</text:span><text:span text:style-name="T157_14"><text:s/></text:span><text:span text:style-name="T157_15">sistema</text:span><text:span text:style-name="T157_16"><text:s/></text:span><text:span text:style-name="T157_17">para</text:span><text:span text:style-name="T157_18"><text:s/></text:span><text:span text:style-name="T157_19">medir</text:span><text:span text:style-name="T157_20"><text:s/></text:span><text:span text:style-name="T157_21">el</text:span><text:span text:style-name="T157_22"><text:s/></text:span><text:span text:style-name="T157_23">estres</text:span><text:span text:style-name="T157_24"><text:s/></text:span><text:span text:style-name="T157_25">del</text:span><text:span text:style-name="T157_26"><text:s/></text:span><text:span text:style-name="T157_27">sujeto</text:span><text:span text:style-name="T157_28">.<text:s/></text:span><text:span text:style-name="T157_29">Con</text:span><text:span text:style-name="T157_30"><text:s/></text:span><text:span text:style-name="T157_31">el</text:span><text:span text:style-name="T157_32"><text:s/></text:span><text:span text:style-name="T157_33">se</text:span><text:span text:style-name="T157_34"><text:s/></text:span><text:span text:style-name="T157_35">podra</text:span><text:span text:style-name="T157_36"><text:s/></text:span><text:span text:style-name="T157_37">definir</text:span><text:span text:style-name="T157_38"><text:s/></text:span><text:span text:style-name="T157_39">un</text:span><text:span text:style-name="T157_40"><text:s/></text:span><text:span text:style-name="T157_41">nivel</text:span><text:span text:style-name="T157_42"><text:s/></text:span><text:span text:style-name="T157_43">de</text:span><text:span text:style-name="T157_44"><text:s/></text:span><text:span text:style-name="T157_45">estres</text:span><text:span text:style-name="T157_46"><text:s/></text:span><text:span text:style-name="T157_47">en</text:span><text:span text:style-name="T157_48"><text:s/></text:span><text:span text:style-name="T157_49">funcion</text:span><text:span text:style-name="T157_50"><text:s/></text:span><text:span text:style-name="T157_51">de</text:span><text:span text:style-name="T157_52"><text:s/></text:span><text:span text:style-name="T157_53">todo</text:span><text:span text:style-name="T157_54"><text:s/></text:span><text:span text:style-name="T157_55">lo</text:span><text:span text:style-name="T157_56"><text:s/></text:span><text:span text:style-name="T157_57">que</text:span><text:span text:style-name="T157_58"><text:s/></text:span><text:span text:style-name="T157_59">escuche</text:span><text:span text:style-name="T157_60"><text:s/></text:span><text:span text:style-name="T157_61">desde</text:span><text:span text:style-name="T157_62"><text:s/></text:span><text:span text:style-name="T157_63">musica</text:span><text:span text:style-name="T157_64"><text:s/></text:span><text:span text:style-name="T157_65">a</text:span><text:span text:style-name="T157_66"><text:s/></text:span><text:span text:style-name="T157_67">otros</text:span><text:span text:style-name="T157_68"><text:s/></text:span><text:span text:style-name="T157_69">nanobots</text:span><text:span text:style-name="T157_70">.</text:span></text:p>
      <text:p text:style-name="P158"/>
      <text:p text:style-name="P159"><text:span text:style-name="T159_1">distancia</text:span><text:span text:style-name="T159_2"><text:s/></text:span><text:span text:style-name="T159_3">que</text:span><text:span text:style-name="T159_4"><text:s/></text:span><text:span text:style-name="T159_5">recorre</text:span><text:span text:style-name="T159_6"><text:s/></text:span><text:span text:style-name="T159_7">la</text:span><text:span text:style-name="T159_8"><text:s/></text:span><text:span text:style-name="T159_9">onda</text:span><text:span text:style-name="T159_10"><text:s/></text:span><text:span text:style-name="T159_11">de</text:span><text:span text:style-name="T159_12"><text:s/></text:span><text:span text:style-name="T159_13">sonido</text:span><text:span text:style-name="T159_14">:<text:s/></text:span><text:span text:style-name="T159_15">al</text:span><text:span text:style-name="T159_16"><text:s/></text:span><text:span text:style-name="T159_17">poder</text:span><text:span text:style-name="T159_18"><text:s/></text:span><text:span text:style-name="T159_19">producir</text:span><text:span text:style-name="T159_20"><text:s/></text:span><text:span text:style-name="T159_21">sonido</text:span><text:span text:style-name="T159_22">,<text:s/></text:span><text:span text:style-name="T159_23">se</text:span><text:span text:style-name="T159_24"><text:s/></text:span><text:span text:style-name="T159_25">define</text:span><text:span text:style-name="T159_26"><text:s/></text:span><text:span text:style-name="T159_27">una</text:span><text:span text:style-name="T159_28"><text:s/></text:span><text:span text:style-name="T159_29">distancia</text:span><text:span text:style-name="T159_30"><text:s/></text:span><text:span text:style-name="T159_31">maxima</text:span><text:span text:style-name="T159_32"><text:s/></text:span><text:span text:style-name="T159_33">a</text:span><text:span text:style-name="T159_34"><text:s/></text:span><text:span text:style-name="T159_35">la</text:span><text:span text:style-name="T159_36"><text:s/></text:span><text:span text:style-name="T159_37">que</text:span><text:span text:style-name="T159_38"><text:s/></text:span><text:span text:style-name="T159_39">el</text:span><text:span text:style-name="T159_40"><text:s/></text:span><text:span text:style-name="T159_41">sonido</text:span><text:span text:style-name="T159_42"><text:s/></text:span><text:span text:style-name="T159_43">producido</text:span><text:span text:style-name="T159_44"><text:s/></text:span><text:span text:style-name="T159_45">puede</text:span><text:span text:style-name="T159_46"><text:s/></text:span><text:span text:style-name="T159_47">llegar</text:span><text:span text:style-name="T159_48">.</text:span></text:p>
      <text:p text:style-name="P160"/>
      <text:p text:style-name="P161"><text:span text:style-name="T161_1">Sentidos</text:span><text:span text:style-name="T161_2"><text:s/></text:span><text:span text:style-name="T161_3">de</text:span><text:span text:style-name="T161_4"><text:s/></text:span><text:span text:style-name="T161_5">los</text:span><text:span text:style-name="T161_6"><text:s/></text:span><text:span text:style-name="T161_7">que</text:span><text:span text:style-name="T161_8"><text:s/></text:span><text:span text:style-name="T161_9">dispone</text:span><text:span text:style-name="T161_10"><text:s/></text:span><text:span text:style-name="T161_11">un</text:span><text:span text:style-name="T161_12"><text:s/></text:span><text:span text:style-name="T161_13">boid</text:span></text:p>
      <text:p text:style-name="P162"/>
      <text:p text:style-name="P163"><text:span text:style-name="T163_1">Vision</text:span><text:span text:style-name="T163_2">:</text:span></text:p>
      <text:p text:style-name="P164"><text:span text:style-name="T164_1">Cada</text:span><text:span text:style-name="T164_2"><text:s/></text:span><text:span text:style-name="T164_3">entidad</text:span><text:span text:style-name="T164_4"><text:s/></text:span><text:span text:style-name="T164_5">posee</text:span><text:span text:style-name="T164_6"><text:s/></text:span><text:span text:style-name="T164_7">un</text:span><text:span text:style-name="T164_8"><text:s/></text:span><text:span text:style-name="T164_9">campo</text:span><text:span text:style-name="T164_10"><text:s/></text:span><text:span text:style-name="T164_11">de</text:span><text:span text:style-name="T164_12"><text:s/></text:span><text:span text:style-name="T164_13">vision</text:span><text:span text:style-name="T164_14"><text:s/></text:span><text:span text:style-name="T164_15">que</text:span><text:span text:style-name="T164_16"><text:s/></text:span><text:span text:style-name="T164_17">esta</text:span><text:span text:style-name="T164_18"><text:s/></text:span><text:span text:style-name="T164_19">determinado</text:span><text:span text:style-name="T164_20"><text:s/></text:span><text:span text:style-name="T164_21">por</text:span><text:span text:style-name="T164_22"><text:s/></text:span><text:span text:style-name="T164_23">un</text:span><text:span text:style-name="T164_24"><text:s/></text:span><text:span text:style-name="T164_25">radio</text:span><text:span text:style-name="T164_26"><text:s/></text:span><text:span text:style-name="T164_27">de</text:span><text:span text:style-name="T164_28"><text:s/></text:span><text:span text:style-name="T164_29">vision</text:span><text:span text:style-name="T164_30"><text:s/></text:span><text:span text:style-name="T164_31">desde</text:span><text:span text:style-name="T164_32"><text:s/></text:span><text:span text:style-name="T164_33">su</text:span><text:span text:style-name="T164_34"><text:s/></text:span><text:span text:style-name="T164_35">propio</text:span><text:span text:style-name="T164_36"><text:s/></text:span><text:span text:style-name="T164_37">centro</text:span><text:span text:style-name="T164_38"><text:s/></text:span><text:span text:style-name="T164_39">y</text:span><text:span text:style-name="T164_40"><text:s/></text:span><text:span text:style-name="T164_41">un</text:span><text:span text:style-name="T164_42"><text:s/></text:span><text:span text:style-name="T164_43">angulo</text:span><text:span text:style-name="T164_44">[</text:span><text:span text:style-name="T164_45">Figura</text:span><text:span text:style-name="T164_46"><text:s/></text:span><text:span text:style-name="T164_47">la</text:span><text:span text:style-name="T164_48"><text:s/></text:span><text:span text:style-name="T164_49">que</text:span><text:span text:style-name="T164_50"><text:s/></text:span><text:span text:style-name="T164_51">sea</text:span><text:span text:style-name="T164_52">].<text:s/></text:span><text:span text:style-name="T164_53">Estos</text:span><text:span text:style-name="T164_54"><text:s/></text:span><text:span text:style-name="T164_55">dos</text:span><text:span text:style-name="T164_56"><text:s/></text:span><text:span text:style-name="T164_57">valores</text:span><text:span text:style-name="T164_58"><text:s/></text:span><text:span text:style-name="T164_59">pueden</text:span><text:span text:style-name="T164_60"><text:s/></text:span><text:span text:style-name="T164_61">ser</text:span><text:span text:style-name="T164_62"><text:s/></text:span><text:span text:style-name="T164_63">parametrizados</text:span><text:span text:style-name="T164_64"><text:s/></text:span><text:span text:style-name="T164_65">para</text:span><text:span text:style-name="T164_66"><text:s/></text:span><text:span text:style-name="T164_67">observar</text:span><text:span text:style-name="T164_68"><text:s/></text:span><text:span text:style-name="T164_69">diferentes</text:span><text:span text:style-name="T164_70"><text:s/></text:span><text:span text:style-name="T164_71">reacciones</text:span><text:span text:style-name="T164_72"><text:s/></text:span><text:span text:style-name="T164_73">y</text:span><text:span text:style-name="T164_74"><text:s/></text:span><text:span text:style-name="T164_75">comportamientos</text:span><text:span text:style-name="T164_76">.<text:s/></text:span></text:p>
      <text:p text:style-name="P165"/>
      <text:p text:style-name="P166"><text:span text:style-name="T166_1">Para</text:span><text:span text:style-name="T166_2"><text:s/></text:span><text:span text:style-name="T166_3">la</text:span><text:span text:style-name="T166_4"><text:s/></text:span><text:span text:style-name="T166_5">obtencion</text:span><text:span text:style-name="T166_6"><text:s/></text:span><text:span text:style-name="T166_7">de</text:span><text:span text:style-name="T166_8"><text:s/></text:span><text:span text:style-name="T166_9">las</text:span><text:span text:style-name="T166_10"><text:s/></text:span><text:span text:style-name="T166_11">entidades</text:span><text:span text:style-name="T166_12"><text:s/></text:span><text:span text:style-name="T166_13">locales</text:span><text:span text:style-name="T166_14"><text:s/></text:span><text:span text:style-name="T166_15">que</text:span><text:span text:style-name="T166_16"><text:s/></text:span><text:span text:style-name="T166_17">es</text:span><text:span text:style-name="T166_18"><text:s/></text:span><text:span text:style-name="T166_19">capaz</text:span><text:span text:style-name="T166_20"><text:s/></text:span><text:span text:style-name="T166_21">de</text:span><text:span text:style-name="T166_22"><text:s/></text:span><text:span text:style-name="T166_23">visualizar</text:span><text:span text:style-name="T166_24"><text:s/></text:span><text:span text:style-name="T166_25">se</text:span><text:span text:style-name="T166_26"><text:s/></text:span><text:span text:style-name="T166_27">realizara</text:span><text:span text:style-name="T166_28"><text:s/></text:span><text:span text:style-name="T166_29">una</text:span><text:span text:style-name="T166_30"><text:s/></text:span><text:span text:style-name="T166_31">resta</text:span><text:span text:style-name="T166_32"><text:s/></text:span><text:span text:style-name="T166_33">de</text:span><text:span text:style-name="T166_34"><text:s/></text:span><text:span text:style-name="T166_35">los</text:span><text:span text:style-name="T166_36"><text:s/></text:span><text:span text:style-name="T166_37">vectores</text:span><text:span text:style-name="T166_38"><text:s/></text:span><text:span text:style-name="T166_39">de</text:span><text:span text:style-name="T166_40"><text:s/></text:span><text:span text:style-name="T166_41">posicion</text:span><text:span text:style-name="T166_42"><text:s/></text:span><text:span text:style-name="T166_43">en</text:span><text:span text:style-name="T166_44"><text:s/></text:span><text:span text:style-name="T166_45">el</text:span><text:span text:style-name="T166_46"><text:s/></text:span><text:span text:style-name="T166_47">espacio</text:span><text:span text:style-name="T166_48"><text:s/></text:span><text:span text:style-name="T166_49">desde</text:span><text:span text:style-name="T166_50"><text:s/></text:span><text:span text:style-name="T166_51">el</text:span><text:span text:style-name="T166_52"><text:s/></text:span><text:span text:style-name="T166_53">origen</text:span><text:span text:style-name="T166_54"><text:s/></text:span><text:span text:style-name="T166_55">de</text:span><text:span text:style-name="T166_56"><text:s/></text:span><text:span text:style-name="T166_57">coordenadas</text:span><text:span text:style-name="T166_58"><text:s/></text:span><text:span text:style-name="T166_59">de</text:span><text:span text:style-name="T166_60"><text:s/></text:span><text:span text:style-name="T166_61">cada</text:span><text:span text:style-name="T166_62"><text:s/></text:span><text:span text:style-name="T166_63">integrante</text:span><text:span text:style-name="T166_64"><text:s/></text:span><text:span text:style-name="T166_65">del</text:span><text:span text:style-name="T166_66"><text:s/></text:span><text:span text:style-name="T166_67">grupo</text:span><text:span text:style-name="T166_68"><text:s/></text:span><text:span text:style-name="T166_69">con</text:span><text:span text:style-name="T166_70"><text:s/></text:span><text:span text:style-name="T166_71">respecto</text:span><text:span text:style-name="T166_72"><text:s/></text:span><text:span text:style-name="T166_73">al</text:span><text:span text:style-name="T166_74"><text:s/></text:span><text:span text:style-name="T166_75">observador</text:span><text:span text:style-name="T166_76">,<text:s/></text:span><text:span text:style-name="T166_77">si</text:span><text:span text:style-name="T166_78"><text:s/></text:span><text:span text:style-name="T166_79">la</text:span><text:span text:style-name="T166_80"><text:s/></text:span><text:span text:style-name="T166_81">distancia</text:span><text:span text:style-name="T166_82"><text:s/></text:span><text:span text:style-name="T166_83">es</text:span><text:span text:style-name="T166_84"><text:s/></text:span><text:span text:style-name="T166_85">menor</text:span><text:span text:style-name="T166_86"><text:s/></text:span><text:span text:style-name="T166_87">al</text:span><text:span text:style-name="T166_88"><text:s/></text:span><text:span text:style-name="T166_89">radio</text:span><text:span text:style-name="T166_90"><text:s/></text:span><text:span text:style-name="T166_91">de</text:span><text:span text:style-name="T166_92"><text:s/></text:span><text:span text:style-name="T166_93">vision</text:span><text:span text:style-name="T166_94"><text:s/></text:span><text:span text:style-name="T166_95">es</text:span><text:span text:style-name="T166_96"><text:s/></text:span><text:span text:style-name="T166_97">un</text:span><text:span text:style-name="T166_98"><text:s/></text:span><text:span text:style-name="T166_99">objeto</text:span><text:span text:style-name="T166_100"><text:s/></text:span><text:span text:style-name="T166_101">o</text:span><text:span text:style-name="T166_102"><text:s/></text:span><text:span text:style-name="T166_103">entidad</text:span><text:span text:style-name="T166_104"><text:s/></text:span><text:span text:style-name="T166_105">susceptible</text:span><text:span text:style-name="T166_106"><text:s/></text:span><text:span text:style-name="T166_107">a</text:span><text:span text:style-name="T166_108"><text:s/></text:span><text:span text:style-name="T166_109">ser</text:span><text:span text:style-name="T166_110"><text:s/></text:span><text:span text:style-name="T166_111">observada</text:span><text:span text:style-name="T166_112"><text:s/>,<text:s/></text:span><text:span text:style-name="T166_113">para</text:span><text:span text:style-name="T166_114"><text:s/></text:span><text:span text:style-name="T166_115">asegurarlo</text:span><text:span text:style-name="T166_116"><text:s/></text:span><text:span text:style-name="T166_117">se</text:span><text:span text:style-name="T166_118"><text:s/></text:span><text:span text:style-name="T166_119">realizara</text:span><text:span text:style-name="T166_120"><text:s/></text:span><text:span text:style-name="T166_121">ademas</text:span><text:span text:style-name="T166_122"><text:s/></text:span><text:span text:style-name="T166_123">una</text:span><text:span text:style-name="T166_124"><text:s/></text:span><text:span text:style-name="T166_125">segunda</text:span><text:span text:style-name="T166_126"><text:s/></text:span><text:span text:style-name="T166_127">comprobacion</text:span><text:span text:style-name="T166_128"><text:s/></text:span><text:span text:style-name="T166_129">con</text:span><text:span text:style-name="T166_130"><text:s/></text:span><text:span text:style-name="T166_131">respecto</text:span><text:span text:style-name="T166_132"><text:s/></text:span><text:span text:style-name="T166_133">al</text:span><text:span text:style-name="T166_134"><text:s/></text:span><text:span text:style-name="T166_135">angulo</text:span><text:span text:style-name="T166_136"><text:s/></text:span><text:span text:style-name="T166_137">forma</text:span><text:span text:style-name="T166_138"><text:s/></text:span><text:span text:style-name="T166_139">con</text:span><text:span text:style-name="T166_140"><text:s/></text:span><text:span text:style-name="T166_141">la</text:span><text:span text:style-name="T166_142"><text:s/></text:span><text:span text:style-name="T166_143">otra</text:span><text:span text:style-name="T166_144"><text:s/></text:span><text:span text:style-name="T166_145">entidad</text:span><text:span text:style-name="T166_146">,<text:s/></text:span><text:span text:style-name="T166_147">si</text:span><text:span text:style-name="T166_148"><text:s/></text:span><text:span text:style-name="T166_149">este</text:span><text:span text:style-name="T166_150"><text:s text:c="2"/></text:span><text:span text:style-name="T166_151">es</text:span><text:span text:style-name="T166_152"><text:s/></text:span><text:span text:style-name="T166_153">menor</text:span><text:span text:style-name="T166_154"><text:s/></text:span><text:span text:style-name="T166_155">al</text:span><text:span text:style-name="T166_156"><text:s/></text:span><text:span text:style-name="T166_157">angulo</text:span><text:span text:style-name="T166_158"><text:s/></text:span><text:span text:style-name="T166_159">de</text:span><text:span text:style-name="T166_160"><text:s/></text:span><text:span text:style-name="T166_161">vision</text:span><text:span text:style-name="T166_162"><text:s/></text:span><text:span text:style-name="T166_163">es</text:span><text:span text:style-name="T166_164"><text:s/></text:span><text:span text:style-name="T166_165">un</text:span><text:span text:style-name="T166_166"><text:s/></text:span><text:span text:style-name="T166_167">objeto</text:span><text:span text:style-name="T166_168"><text:s/></text:span><text:span text:style-name="T166_169">que</text:span><text:span text:style-name="T166_170"><text:s/></text:span><text:span text:style-name="T166_171">es</text:span><text:span text:style-name="T166_172"><text:s/></text:span><text:span text:style-name="T166_173">visualizado</text:span><text:span text:style-name="T166_174"><text:s/></text:span><text:span text:style-name="T166_175">por</text:span><text:span text:style-name="T166_176"><text:s/></text:span><text:span text:style-name="T166_177">la</text:span><text:span text:style-name="T166_178"><text:s/></text:span><text:span text:style-name="T166_179">entidad</text:span><text:span text:style-name="T166_180">.</text:span></text:p>
      <text:p text:style-name="P167"/>
      <text:p text:style-name="P168"/>
      <text:p text:style-name="P169"><text:span text:style-name="T169_1">Imagen</text:span><text:span text:style-name="T169_2"><text:s/></text:span><text:span text:style-name="T169_3">de</text:span><text:span text:style-name="T169_4"><text:s/></text:span><text:span text:style-name="T169_5">la</text:span><text:span text:style-name="T169_6"><text:s/></text:span><text:span text:style-name="T169_7">vision</text:span><text:span text:style-name="T169_8"><text:s/></text:span><text:span text:style-name="T169_9">de</text:span><text:span text:style-name="T169_10"><text:s/></text:span><text:span text:style-name="T169_11">un</text:span><text:span text:style-name="T169_12"><text:s/></text:span><text:span text:style-name="T169_13">boid</text:span></text:p>
      <text:p text:style-name="P170"><text:span text:style-name="T170_1">Imagen</text:span><text:span text:style-name="T170_2"><text:s/></text:span><text:span text:style-name="T170_3">de</text:span><text:span text:style-name="T170_4"><text:s/></text:span><text:span text:style-name="T170_5">la</text:span><text:span text:style-name="T170_6"><text:s/></text:span><text:span text:style-name="T170_7">resta</text:span><text:span text:style-name="T170_8"><text:s/></text:span><text:span text:style-name="T170_9">de</text:span><text:span text:style-name="T170_10"><text:s/></text:span><text:span text:style-name="T170_11">vectores</text:span></text:p>
      <text:p text:style-name="P171"><text:span text:style-name="T171_1">Imagen</text:span><text:span text:style-name="T171_2"><text:s/></text:span><text:span text:style-name="T171_3">de</text:span><text:span text:style-name="T171_4"><text:s/></text:span><text:span text:style-name="T171_5">la</text:span><text:span text:style-name="T171_6"><text:s/></text:span><text:span text:style-name="T171_7">formula</text:span><text:span text:style-name="T171_8"><text:s/></text:span><text:span text:style-name="T171_9">de</text:span><text:span text:style-name="T171_10"><text:s/></text:span><text:span text:style-name="T171_11">la</text:span><text:span text:style-name="T171_12"><text:s/></text:span><text:span text:style-name="T171_13">vision</text:span></text:p>
      <text:p text:style-name="P172"/>
      <text:p text:style-name="P173"><text:span text:style-name="T173_1">Audicion</text:span><text:span text:style-name="T173_2">:</text:span></text:p>
      <text:p text:style-name="P174"><text:span text:style-name="T174_1">Cada</text:span><text:span text:style-name="T174_2"><text:s/></text:span><text:span text:style-name="T174_3">entidad</text:span><text:span text:style-name="T174_4"><text:s/></text:span><text:span text:style-name="T174_5">poseerá</text:span><text:span text:style-name="T174_6"><text:s/></text:span><text:span text:style-name="T174_7">un</text:span><text:span text:style-name="T174_8"><text:s/></text:span><text:span text:style-name="T174_9">sistema</text:span><text:span text:style-name="T174_10"><text:s/></text:span><text:span text:style-name="T174_11">auditivo</text:span><text:span text:style-name="T174_12"><text:s/></text:span><text:span text:style-name="T174_13">que</text:span><text:span text:style-name="T174_14"><text:s/></text:span><text:span text:style-name="T174_15">hara</text:span><text:span text:style-name="T174_16"><text:s/></text:span><text:span text:style-name="T174_17">posible</text:span><text:span text:style-name="T174_18"><text:s/></text:span><text:span text:style-name="T174_19">el</text:span><text:span text:style-name="T174_20"><text:s/></text:span><text:span text:style-name="T174_21">sentido</text:span><text:span text:style-name="T174_22"><text:s/></text:span><text:span text:style-name="T174_23">del</text:span><text:span text:style-name="T174_24"><text:s/></text:span><text:span text:style-name="T174_25">oido</text:span><text:span text:style-name="T174_26">,<text:s/></text:span><text:span text:style-name="T174_27">es</text:span><text:span text:style-name="T174_28"><text:s/></text:span><text:span text:style-name="T174_29">decir</text:span><text:span text:style-name="T174_30">,<text:s/></text:span><text:span text:style-name="T174_31">lo</text:span><text:span text:style-name="T174_32"><text:s/></text:span><text:span text:style-name="T174_33">facultan</text:span><text:span text:style-name="T174_34"><text:s/></text:span><text:span text:style-name="T174_35">para</text:span><text:span text:style-name="T174_36"><text:s/></text:span><text:span text:style-name="T174_37">ser</text:span><text:span text:style-name="T174_38"><text:s/></text:span><text:span text:style-name="T174_39">sensible</text:span><text:span text:style-name="T174_40"><text:s/></text:span><text:span text:style-name="T174_41">a</text:span><text:span text:style-name="T174_42"><text:s/></text:span><text:span text:style-name="T174_43">los</text:span><text:span text:style-name="T174_44"><text:s/></text:span><text:span text:style-name="T174_45">sonidos</text:span><text:span text:style-name="T174_46">.<text:s/></text:span><text:span text:style-name="T174_47">La</text:span><text:span text:style-name="T174_48"><text:s/></text:span><text:span text:style-name="T174_49">funcion</text:span><text:span text:style-name="T174_50"><text:s/></text:span><text:span text:style-name="T174_51">principal</text:span><text:span text:style-name="T174_52"><text:s/></text:span><text:span text:style-name="T174_53">de</text:span><text:span text:style-name="T174_54"><text:s/></text:span><text:span text:style-name="T174_55">esto</text:span><text:span text:style-name="T174_56"><text:s/></text:span><text:span text:style-name="T174_57">sera</text:span><text:span text:style-name="T174_58"><text:s/></text:span><text:span text:style-name="T174_59">transformar</text:span><text:span text:style-name="T174_60"><text:s/></text:span><text:span text:style-name="T174_61">las</text:span><text:span text:style-name="T174_62"><text:s/></text:span><text:span text:style-name="T174_63">ondas</text:span><text:span text:style-name="T174_64"><text:s/></text:span><text:span text:style-name="T174_65">sonoras</text:span><text:span text:style-name="T174_66"><text:s/></text:span><text:span text:style-name="T174_67">que</text:span><text:span text:style-name="T174_68"><text:s/></text:span><text:span text:style-name="T174_69">se</text:span><text:span text:style-name="T174_70"><text:s/></text:span><text:span text:style-name="T174_71">propagan</text:span><text:span text:style-name="T174_72"><text:s/></text:span><text:span text:style-name="T174_73">por</text:span><text:span text:style-name="T174_74"><text:s/></text:span><text:span text:style-name="T174_75">el</text:span><text:span text:style-name="T174_76"><text:s/></text:span><text:span text:style-name="T174_77">aire</text:span><text:span text:style-name="T174_78"><text:s/></text:span><text:span text:style-name="T174_79">en</text:span><text:span text:style-name="T174_80"><text:s/></text:span><text:span text:style-name="T174_81">informacion</text:span><text:span text:style-name="T174_82"><text:s/></text:span><text:span text:style-name="T174_83">que</text:span><text:span text:style-name="T174_84"><text:s/></text:span><text:span text:style-name="T174_85">capta</text:span><text:span text:style-name="T174_86"><text:s/></text:span><text:span text:style-name="T174_87">la</text:span><text:span text:style-name="T174_88"><text:s/></text:span><text:span text:style-name="T174_89">entidad</text:span><text:span text:style-name="T174_90"><text:s/></text:span><text:span text:style-name="T174_91">y</text:span><text:span text:style-name="T174_92"><text:s/></text:span><text:span text:style-name="T174_93">transmite</text:span><text:span text:style-name="T174_94"><text:s/></text:span><text:span text:style-name="T174_95">al</text:span><text:span text:style-name="T174_96"><text:s/></text:span><text:span text:style-name="T174_97">cerebro</text:span><text:span text:style-name="T174_98"><text:s/></text:span><text:span text:style-name="T174_99">para</text:span><text:span text:style-name="T174_100"><text:s/></text:span><text:span text:style-name="T174_101">su</text:span><text:span text:style-name="T174_102"><text:s/></text:span><text:span text:style-name="T174_103">procesamiento</text:span><text:span text:style-name="T174_104"><text:s/></text:span><text:span text:style-name="T174_105">y</text:span><text:span text:style-name="T174_106"><text:s/></text:span><text:span text:style-name="T174_107">posterior</text:span><text:span text:style-name="T174_108"><text:s/></text:span><text:span text:style-name="T174_109">reacción</text:span><text:span text:style-name="T174_110">.</text:span></text:p>
      <text:p text:style-name="P175"/>
      <text:p text:style-name="P176"/>
      <text:p text:style-name="P177"/>
      <text:p text:style-name="P178"><text:span text:style-name="T178_1">sistema</text:span><text:span text:style-name="T178_2"><text:s/></text:span><text:span text:style-name="T178_3">de</text:span><text:span text:style-name="T178_4"><text:s/></text:span><text:span text:style-name="T178_5">comportamientos</text:span></text:p>
      <text:p text:style-name="P179"/>
      <text:p text:style-name="P180"><text:span text:style-name="T180_1">Reglas</text:span><text:span text:style-name="T180_2">:</text:span></text:p>
      <text:p text:style-name="P181"><text:span text:style-name="T181_1">Inexistencia</text:span><text:span text:style-name="T181_2"><text:s/></text:span><text:span text:style-name="T181_3">de</text:span><text:span text:style-name="T181_4"><text:s/></text:span><text:span text:style-name="T181_5">una</text:span><text:span text:style-name="T181_6"><text:s/></text:span><text:span text:style-name="T181_7">inteligencia</text:span><text:span text:style-name="T181_8"><text:s/></text:span><text:span text:style-name="T181_9">predominante</text:span><text:span text:style-name="T181_10">:</text:span></text:p>
      <text:p text:style-name="P182"><text:span text:style-name="T182_1">La</text:span><text:span text:style-name="T182_2"><text:s/></text:span><text:span text:style-name="T182_3">principal</text:span><text:span text:style-name="T182_4"><text:s/></text:span><text:span text:style-name="T182_5">regla</text:span><text:span text:style-name="T182_6"><text:s/></text:span><text:span text:style-name="T182_7">es</text:span><text:span text:style-name="T182_8"><text:s/></text:span><text:span text:style-name="T182_9">que</text:span><text:span text:style-name="T182_10"><text:s/></text:span><text:span text:style-name="T182_11">no</text:span><text:span text:style-name="T182_12"><text:s/></text:span><text:span text:style-name="T182_13">puede</text:span><text:span text:style-name="T182_14"><text:s/></text:span><text:span text:style-name="T182_15">existir</text:span><text:span text:style-name="T182_16"><text:s/></text:span><text:span text:style-name="T182_17">una</text:span><text:span text:style-name="T182_18"><text:s/></text:span><text:span text:style-name="T182_19">inteligencia</text:span><text:span text:style-name="T182_20"><text:s/></text:span><text:span text:style-name="T182_21">que</text:span><text:span text:style-name="T182_22"><text:s/></text:span><text:span text:style-name="T182_23">domine</text:span><text:span text:style-name="T182_24"><text:s/></text:span><text:span text:style-name="T182_25">a</text:span><text:span text:style-name="T182_26"><text:s/></text:span><text:span text:style-name="T182_27">todas</text:span><text:span text:style-name="T182_28"><text:s/></text:span><text:span text:style-name="T182_29">las</text:span><text:span text:style-name="T182_30"><text:s/></text:span><text:span text:style-name="T182_31">entidades</text:span><text:span text:style-name="T182_32"><text:s/></text:span><text:span text:style-name="T182_33">o</text:span><text:span text:style-name="T182_34"><text:s/></text:span><text:span text:style-name="T182_35">sobresalga</text:span><text:span text:style-name="T182_36"><text:s/></text:span><text:span text:style-name="T182_37">del</text:span><text:span text:style-name="T182_38"><text:s/></text:span><text:span text:style-name="T182_39">grupo</text:span><text:span text:style-name="T182_40">.<text:s/></text:span><text:span text:style-name="T182_41">Lo</text:span><text:span text:style-name="T182_42"><text:s/></text:span><text:span text:style-name="T182_43">contrario</text:span><text:span text:style-name="T182_44"><text:s/></text:span><text:span text:style-name="T182_45">invalida</text:span><text:span text:style-name="T182_46"><text:s/></text:span><text:span text:style-name="T182_47">el</text:span><text:span text:style-name="T182_48"><text:s/></text:span><text:span text:style-name="T182_49">modelo</text:span><text:span text:style-name="T182_50"><text:s/></text:span><text:span text:style-name="T182_51">computacional</text:span><text:span text:style-name="T182_52"><text:s/></text:span><text:span text:style-name="T182_53">y</text:span><text:span text:style-name="T182_54"><text:s/></text:span><text:span text:style-name="T182_55">lo</text:span><text:span text:style-name="T182_56"><text:s/></text:span><text:span text:style-name="T182_57">hace</text:span><text:span text:style-name="T182_58"><text:s/></text:span><text:span text:style-name="T182_59">carente</text:span><text:span text:style-name="T182_60"><text:s/></text:span><text:span text:style-name="T182_61">de</text:span><text:span text:style-name="T182_62"><text:s/></text:span><text:span text:style-name="T182_63">sentido</text:span><text:span text:style-name="T182_64"><text:s/></text:span><text:span text:style-name="T182_65">para</text:span><text:span text:style-name="T182_66"><text:s/></text:span><text:span text:style-name="T182_67">su</text:span><text:span text:style-name="T182_68"><text:s/></text:span><text:span text:style-name="T182_69">estudio</text:span><text:span text:style-name="T182_70">.<text:s/></text:span></text:p>
      <text:p text:style-name="P183"/>
      <text:p text:style-name="P184"><text:span text:style-name="T184_1">Al</text:span><text:span text:style-name="T184_2"><text:s/></text:span><text:span text:style-name="T184_3">tener</text:span><text:span text:style-name="T184_4"><text:s/></text:span><text:span text:style-name="T184_5">todos</text:span><text:span text:style-name="T184_6"><text:s/></text:span><text:span text:style-name="T184_7">los</text:span><text:span text:style-name="T184_8"><text:s/></text:span><text:span text:style-name="T184_9">agentes</text:span><text:span text:style-name="T184_10"><text:s/></text:span><text:span text:style-name="T184_11">un</text:span><text:span text:style-name="T184_12"><text:s/></text:span><text:span text:style-name="T184_13">nivel</text:span><text:span text:style-name="T184_14"><text:s/></text:span><text:span text:style-name="T184_15">similar</text:span><text:span text:style-name="T184_16"><text:s/></text:span><text:span text:style-name="T184_17">de</text:span><text:span text:style-name="T184_18"><text:s/></text:span><text:span text:style-name="T184_19">inteligencia</text:span><text:span text:style-name="T184_20"><text:s/></text:span><text:span text:style-name="T184_21">ayuda</text:span><text:span text:style-name="T184_22"><text:s/></text:span><text:span text:style-name="T184_23">a</text:span><text:span text:style-name="T184_24"><text:s/></text:span><text:span text:style-name="T184_25">la</text:span><text:span text:style-name="T184_26"><text:s/></text:span><text:span text:style-name="T184_27">hora</text:span><text:span text:style-name="T184_28"><text:s/></text:span><text:span text:style-name="T184_29">de</text:span><text:span text:style-name="T184_30"><text:s/></text:span><text:span text:style-name="T184_31">calcular</text:span><text:span text:style-name="T184_32">,<text:s/></text:span><text:span text:style-name="T184_33">estudiar</text:span><text:span text:style-name="T184_34"><text:s/></text:span><text:span text:style-name="T184_35">y</text:span><text:span text:style-name="T184_36"><text:s/></text:span><text:span text:style-name="T184_37">medir</text:span><text:span text:style-name="T184_38"><text:s/></text:span><text:span text:style-name="T184_39">los</text:span><text:span text:style-name="T184_40"><text:s/></text:span><text:span text:style-name="T184_41">patrones</text:span><text:span text:style-name="T184_42"><text:s/></text:span><text:span text:style-name="T184_43">de</text:span><text:span text:style-name="T184_44"><text:s/></text:span><text:span text:style-name="T184_45">bandadas</text:span><text:span text:style-name="T184_46"><text:s/></text:span><text:span text:style-name="T184_47">que</text:span><text:span text:style-name="T184_48"><text:s/></text:span><text:span text:style-name="T184_49">pueden</text:span><text:span text:style-name="T184_50"><text:s/></text:span><text:span text:style-name="T184_51">llegar</text:span><text:span text:style-name="T184_52"><text:s/></text:span><text:span text:style-name="T184_53">a</text:span><text:span text:style-name="T184_54"><text:s/></text:span><text:span text:style-name="T184_55">formar</text:span><text:span text:style-name="T184_56"><text:s/></text:span><text:span text:style-name="T184_57">con</text:span><text:span text:style-name="T184_58"><text:s/></text:span><text:span text:style-name="T184_59">las</text:span><text:span text:style-name="T184_60"><text:s/></text:span><text:span text:style-name="T184_61">diferentes</text:span><text:span text:style-name="T184_62"><text:s text:c="2"/></text:span><text:span text:style-name="T184_63">ponderaciones</text:span><text:span text:style-name="T184_64"><text:s/></text:span><text:span text:style-name="T184_65">que</text:span><text:span text:style-name="T184_66"><text:s/></text:span><text:span text:style-name="T184_67">se</text:span><text:span text:style-name="T184_68"><text:s/></text:span><text:span text:style-name="T184_69">pueden</text:span><text:span text:style-name="T184_70"><text:s/></text:span><text:span text:style-name="T184_71">realizar</text:span><text:span text:style-name="T184_72"><text:s/></text:span><text:span text:style-name="T184_73">a</text:span><text:span text:style-name="T184_74"><text:s/></text:span><text:span text:style-name="T184_75">sus</text:span><text:span text:style-name="T184_76"><text:s/></text:span><text:span text:style-name="T184_77">atributos</text:span><text:span text:style-name="T184_78"><text:s/></text:span><text:span text:style-name="T184_79">basicos</text:span><text:span text:style-name="T184_80">.<text:s/></text:span><text:span text:style-name="T184_81">Siendo</text:span><text:span text:style-name="T184_82"><text:s/></text:span><text:span text:style-name="T184_83">este</text:span><text:span text:style-name="T184_84"><text:s/></text:span><text:span text:style-name="T184_85">el</text:span><text:span text:style-name="T184_86"><text:s/></text:span><text:span text:style-name="T184_87">motivo</text:span><text:span text:style-name="T184_88"><text:s/></text:span><text:span text:style-name="T184_89">principal</text:span><text:span text:style-name="T184_90"><text:s/></text:span><text:span text:style-name="T184_91">de</text:span><text:span text:style-name="T184_92"><text:s/></text:span><text:span text:style-name="T184_93">estudio</text:span><text:span text:style-name="T184_94"><text:s/></text:span><text:span text:style-name="T184_95">del</text:span><text:span text:style-name="T184_96"><text:s/></text:span><text:span text:style-name="T184_97">presente</text:span><text:span text:style-name="T184_98"><text:s/></text:span><text:span text:style-name="T184_99">proyecto</text:span><text:span text:style-name="T184_100">.</text:span></text:p>
      <text:p text:style-name="P185"/>
      <text:p text:style-name="P186"><text:span text:style-name="T186_1">Comportamientos</text:span><text:span text:style-name="T186_2"><text:s/></text:span><text:span text:style-name="T186_3">de</text:span><text:span text:style-name="T186_4"><text:s/></text:span><text:span text:style-name="T186_5">manada</text:span><text:span text:style-name="T186_6">:</text:span></text:p>
      <text:p text:style-name="P187"><text:span text:style-name="T187_1">Alineacion</text:span><text:span text:style-name="T187_2">:<text:s/></text:span><text:span text:style-name="T187_3">Se</text:span><text:span text:style-name="T187_4"><text:s/></text:span><text:span text:style-name="T187_5">busca</text:span><text:span text:style-name="T187_6"><text:s/></text:span><text:span text:style-name="T187_7">que</text:span><text:span text:style-name="T187_8"><text:s/></text:span><text:span text:style-name="T187_9">todas</text:span><text:span text:style-name="T187_10"><text:s/></text:span><text:span text:style-name="T187_11">las</text:span><text:span text:style-name="T187_12"><text:s/></text:span><text:span text:style-name="T187_13">entidades</text:span><text:span text:style-name="T187_14"><text:s/></text:span><text:span text:style-name="T187_15">tengan</text:span><text:span text:style-name="T187_16"><text:s/></text:span><text:span text:style-name="T187_17">una</text:span><text:span text:style-name="T187_18"><text:s/></text:span><text:span text:style-name="T187_19">direccion</text:span><text:span text:style-name="T187_20"><text:s/></text:span><text:span text:style-name="T187_21">común</text:span><text:span text:style-name="T187_22"><text:s/></text:span><text:span text:style-name="T187_23">para</text:span><text:span text:style-name="T187_24"><text:s/></text:span><text:span text:style-name="T187_25">ello</text:span><text:span text:style-name="T187_26"><text:s/></text:span><text:span text:style-name="T187_27">se</text:span><text:span text:style-name="T187_28"><text:s/></text:span><text:span text:style-name="T187_29">obtiene</text:span><text:span text:style-name="T187_30"><text:s/></text:span><text:span text:style-name="T187_31">la</text:span><text:span text:style-name="T187_32"><text:s/></text:span><text:span text:style-name="T187_33">velocidad</text:span><text:span text:style-name="T187_34"><text:s/></text:span><text:span text:style-name="T187_35">de</text:span><text:span text:style-name="T187_36"><text:s/></text:span><text:span text:style-name="T187_37">todas</text:span><text:span text:style-name="T187_38"><text:s/></text:span><text:span text:style-name="T187_39">las</text:span><text:span text:style-name="T187_40"><text:s/></text:span><text:span text:style-name="T187_41">entidades</text:span><text:span text:style-name="T187_42"><text:s/></text:span><text:span text:style-name="T187_43">vecinas</text:span><text:span text:style-name="T187_44"><text:s/></text:span><text:span text:style-name="T187_45">y</text:span><text:span text:style-name="T187_46"><text:s/></text:span><text:span text:style-name="T187_47">se</text:span><text:span text:style-name="T187_48"><text:s/></text:span><text:span text:style-name="T187_49">calcula</text:span><text:span text:style-name="T187_50"><text:s/></text:span><text:span text:style-name="T187_51">su</text:span><text:span text:style-name="T187_52"><text:s/></text:span><text:span text:style-name="T187_53">promedio</text:span><text:span text:style-name="T187_54">,<text:s/></text:span><text:span text:style-name="T187_55">dicho</text:span><text:span text:style-name="T187_56"><text:s/></text:span><text:span text:style-name="T187_57">promedio</text:span><text:span text:style-name="T187_58"><text:s/></text:span><text:span text:style-name="T187_59">será</text:span><text:span text:style-name="T187_60"><text:s/></text:span><text:span text:style-name="T187_61">la</text:span><text:span text:style-name="T187_62"><text:s/></text:span><text:span text:style-name="T187_63">velocidad</text:span><text:span text:style-name="T187_64"><text:s/></text:span><text:span text:style-name="T187_65">deseada</text:span><text:span text:style-name="T187_66">.</text:span></text:p>
      <text:p text:style-name="P188"/>
      <text:p text:style-name="P189"><text:span text:style-name="T189_1">Imagen</text:span><text:span text:style-name="T189_2"><text:s/></text:span><text:span text:style-name="T189_3">de</text:span><text:span text:style-name="T189_4"><text:s/></text:span><text:span text:style-name="T189_5">alineacion</text:span></text:p>
      <text:p text:style-name="P190"/>
      <text:p text:style-name="P191"><text:span text:style-name="T191_1">Cohesion</text:span><text:span text:style-name="T191_2">:<text:s/></text:span><text:span text:style-name="T191_3">las</text:span><text:span text:style-name="T191_4"><text:s/></text:span><text:span text:style-name="T191_5">entidades</text:span><text:span text:style-name="T191_6"><text:s/></text:span><text:span text:style-name="T191_7">se</text:span><text:span text:style-name="T191_8"><text:s/></text:span><text:span text:style-name="T191_9">mantienen</text:span><text:span text:style-name="T191_10"><text:s/></text:span><text:span text:style-name="T191_11">unidas</text:span><text:span text:style-name="T191_12">,<text:s/></text:span><text:span text:style-name="T191_13">es</text:span><text:span text:style-name="T191_14"><text:s/></text:span><text:span text:style-name="T191_15">decir</text:span><text:span text:style-name="T191_16"><text:s/></text:span><text:span text:style-name="T191_17">se</text:span><text:span text:style-name="T191_18"><text:s/></text:span><text:span text:style-name="T191_19">busca</text:span><text:span text:style-name="T191_20"><text:s/></text:span><text:span text:style-name="T191_21">que</text:span><text:span text:style-name="T191_22"><text:s/></text:span><text:span text:style-name="T191_23">las</text:span><text:span text:style-name="T191_24"><text:s/></text:span><text:span text:style-name="T191_25">entidades</text:span><text:span text:style-name="T191_26"><text:s/></text:span><text:span text:style-name="T191_27">no</text:span><text:span text:style-name="T191_28"><text:s/></text:span><text:span text:style-name="T191_29">se</text:span><text:span text:style-name="T191_30"><text:s/></text:span><text:span text:style-name="T191_31">separen</text:span><text:span text:style-name="T191_32"><text:s/></text:span><text:span text:style-name="T191_33">una</text:span><text:span text:style-name="T191_34"><text:s/></text:span><text:span text:style-name="T191_35">distancia</text:span><text:span text:style-name="T191_36"><text:s/></text:span><text:span text:style-name="T191_37">maxima</text:span><text:span text:style-name="T191_38">.<text:s/></text:span><text:span text:style-name="T191_39">Para</text:span><text:span text:style-name="T191_40"><text:s/></text:span><text:span text:style-name="T191_41">ello</text:span><text:span text:style-name="T191_42"><text:s/></text:span><text:span text:style-name="T191_43">se</text:span><text:span text:style-name="T191_44"><text:s/></text:span><text:span text:style-name="T191_45">buscan</text:span><text:span text:style-name="T191_46"><text:s/></text:span><text:span text:style-name="T191_47">la</text:span><text:span text:style-name="T191_48"><text:s/></text:span><text:span text:style-name="T191_49">posicion</text:span><text:span text:style-name="T191_50"><text:s/></text:span><text:span text:style-name="T191_51">de</text:span><text:span text:style-name="T191_52"><text:s/></text:span><text:span text:style-name="T191_53">las</text:span><text:span text:style-name="T191_54"><text:s/></text:span><text:span text:style-name="T191_55">entidades</text:span><text:span text:style-name="T191_56"><text:s/></text:span><text:span text:style-name="T191_57">vecinas</text:span><text:span text:style-name="T191_58"><text:s/></text:span><text:span text:style-name="T191_59">y</text:span><text:span text:style-name="T191_60"><text:s/></text:span><text:span text:style-name="T191_61">el</text:span><text:span text:style-name="T191_62"><text:s/></text:span><text:span text:style-name="T191_63">promedio</text:span><text:span text:style-name="T191_64"><text:s/></text:span><text:span text:style-name="T191_65">de</text:span><text:span text:style-name="T191_66"><text:s/></text:span><text:span text:style-name="T191_67">esas</text:span><text:span text:style-name="T191_68"><text:s/></text:span><text:span text:style-name="T191_69">posiciones</text:span><text:span text:style-name="T191_70"><text:s/></text:span><text:span text:style-name="T191_71">sera</text:span><text:span text:style-name="T191_72"><text:s/></text:span><text:span text:style-name="T191_73">la</text:span><text:span text:style-name="T191_74"><text:s/></text:span><text:span text:style-name="T191_75">posicion</text:span><text:span text:style-name="T191_76"><text:s/></text:span><text:span text:style-name="T191_77">que</text:span><text:span text:style-name="T191_78"><text:s/></text:span><text:span text:style-name="T191_79">buscara</text:span><text:span text:style-name="T191_80"><text:s/></text:span><text:span text:style-name="T191_81">cada</text:span><text:span text:style-name="T191_82"><text:s/></text:span><text:span text:style-name="T191_83">entidad</text:span><text:span text:style-name="T191_84"><text:s/></text:span><text:span text:style-name="T191_85">para</text:span><text:span text:style-name="T191_86"><text:s/></text:span><text:span text:style-name="T191_87">mantenerse</text:span><text:span text:style-name="T191_88"><text:s/></text:span><text:span text:style-name="T191_89">unida</text:span><text:span text:style-name="T191_90">.<text:s/></text:span></text:p>
      <text:p text:style-name="P192"/>
      <text:p text:style-name="P193"><text:span text:style-name="T193_1">Imagen</text:span><text:span text:style-name="T193_2"><text:s/></text:span><text:span text:style-name="T193_3">de</text:span><text:span text:style-name="T193_4"><text:s/></text:span><text:span text:style-name="T193_5">cohesion</text:span><text:span text:style-name="T193_6"><text:s/></text:span></text:p>
      <text:p text:style-name="P194"/>
      <text:p text:style-name="P195"><text:span text:style-name="T195_1">Separacion</text:span><text:span text:style-name="T195_2">:<text:s/></text:span><text:span text:style-name="T195_3">las</text:span><text:span text:style-name="T195_4"><text:s/></text:span><text:span text:style-name="T195_5">entidades</text:span><text:span text:style-name="T195_6"><text:s/></text:span><text:span text:style-name="T195_7">buscan</text:span><text:span text:style-name="T195_8"><text:s/></text:span><text:span text:style-name="T195_9">una</text:span><text:span text:style-name="T195_10"><text:s/></text:span><text:span text:style-name="T195_11">separación</text:span><text:span text:style-name="T195_12"><text:s/></text:span><text:span text:style-name="T195_13">mínima</text:span><text:span text:style-name="T195_14"><text:s/></text:span><text:span text:style-name="T195_15">con</text:span><text:span text:style-name="T195_16"><text:s/></text:span><text:span text:style-name="T195_17">su</text:span><text:span text:style-name="T195_18"><text:s/></text:span><text:span text:style-name="T195_19">vecinas</text:span><text:span text:style-name="T195_20">.<text:s/></text:span><text:span text:style-name="T195_21">Para</text:span><text:span text:style-name="T195_22"><text:s/></text:span><text:span text:style-name="T195_23">ello</text:span><text:span text:style-name="T195_24"><text:s/></text:span><text:span text:style-name="T195_25">se</text:span><text:span text:style-name="T195_26"><text:s/></text:span><text:span text:style-name="T195_27">busca</text:span><text:span text:style-name="T195_28"><text:s/></text:span><text:span text:style-name="T195_29">la</text:span><text:span text:style-name="T195_30"><text:s/></text:span><text:span text:style-name="T195_31">distancia</text:span><text:span text:style-name="T195_32"><text:s/></text:span><text:span text:style-name="T195_33">de</text:span><text:span text:style-name="T195_34"><text:s/></text:span><text:span text:style-name="T195_35">separacion</text:span><text:span text:style-name="T195_36"><text:s/></text:span><text:span text:style-name="T195_37">de</text:span><text:span text:style-name="T195_38"><text:s/></text:span><text:span text:style-name="T195_39">las</text:span><text:span text:style-name="T195_40"><text:s/></text:span><text:span text:style-name="T195_41">entidades</text:span><text:span text:style-name="T195_42"><text:s/></text:span><text:span text:style-name="T195_43">con</text:span><text:span text:style-name="T195_44"><text:s/></text:span><text:span text:style-name="T195_45">respecto</text:span><text:span text:style-name="T195_46"><text:s/></text:span><text:span text:style-name="T195_47">al</text:span><text:span text:style-name="T195_48"><text:s/></text:span><text:span text:style-name="T195_49">observador</text:span><text:span text:style-name="T195_50"><text:s/></text:span><text:span text:style-name="T195_51">mientras</text:span><text:span text:style-name="T195_52"><text:s/></text:span><text:span text:style-name="T195_53">esa</text:span><text:span text:style-name="T195_54"><text:s/></text:span><text:span text:style-name="T195_55">distancia</text:span><text:span text:style-name="T195_56"><text:s/></text:span><text:span text:style-name="T195_57">sea</text:span><text:span text:style-name="T195_58"><text:s/></text:span><text:span text:style-name="T195_59">grande</text:span><text:span text:style-name="T195_60"><text:s/></text:span><text:span text:style-name="T195_61">la</text:span><text:span text:style-name="T195_62"><text:s/></text:span><text:span text:style-name="T195_63">fuerza</text:span><text:span text:style-name="T195_64"><text:s/></text:span><text:span text:style-name="T195_65">de</text:span><text:span text:style-name="T195_66"><text:s/></text:span><text:span text:style-name="T195_67">repulsion</text:span><text:span text:style-name="T195_68"><text:s/></text:span><text:span text:style-name="T195_69">sera</text:span><text:span text:style-name="T195_70"><text:s/></text:span><text:span text:style-name="T195_71">pequeña</text:span><text:span text:style-name="T195_72"><text:s/></text:span><text:span text:style-name="T195_73">y</text:span><text:span text:style-name="T195_74"><text:s/></text:span><text:span text:style-name="T195_75">viceversa</text:span><text:span text:style-name="T195_76">,<text:s/></text:span><text:span text:style-name="T195_77">a</text:span><text:span text:style-name="T195_78"><text:s/></text:span><text:span text:style-name="T195_79">una</text:span><text:span text:style-name="T195_80"><text:s/></text:span><text:span text:style-name="T195_81">distancia</text:span><text:span text:style-name="T195_82"><text:s/></text:span><text:span text:style-name="T195_83">muy</text:span><text:span text:style-name="T195_84"><text:s/></text:span><text:span text:style-name="T195_85">pequeña</text:span><text:span text:style-name="T195_86"><text:s/></text:span><text:span text:style-name="T195_87">la</text:span><text:span text:style-name="T195_88"><text:s/></text:span><text:span text:style-name="T195_89">fuerza</text:span><text:span text:style-name="T195_90"><text:s/></text:span><text:span text:style-name="T195_91">sera</text:span><text:span text:style-name="T195_92"><text:s/></text:span><text:span text:style-name="T195_93">muy</text:span><text:span text:style-name="T195_94"><text:s/></text:span><text:span text:style-name="T195_95">grande</text:span><text:span text:style-name="T195_96">.</text:span></text:p>
      <text:p text:style-name="P196"/>
      <text:p text:style-name="P197"><text:span text:style-name="T197_1">Imagen</text:span><text:span text:style-name="T197_2"><text:s/></text:span><text:span text:style-name="T197_3">de</text:span><text:span text:style-name="T197_4"><text:s/></text:span><text:span text:style-name="T197_5">separacion</text:span></text:p>
      <text:p text:style-name="P198"><text:span text:style-name="T198_1"><text:s/></text:span></text:p>
      <text:p text:style-name="P199"/>
      <text:p text:style-name="P200"/>
      <text:p text:style-name="P201"/>
      <text:p text:style-name="P202"><text:span text:style-name="T202_1">Comportamientos</text:span><text:span text:style-name="T202_2"><text:s/></text:span><text:span text:style-name="T202_3">individuales</text:span><text:span text:style-name="T202_4">:</text:span></text:p>
      <text:p text:style-name="P203"><text:span text:style-name="T203_1">Seguir</text:span><text:span text:style-name="T203_2">:<text:s/></text:span></text:p>
      <text:p text:style-name="P204"/>
      <text:p text:style-name="P205"><text:span text:style-name="T205_1">Imagen</text:span><text:span text:style-name="T205_2"><text:s/></text:span><text:span text:style-name="T205_3">de</text:span><text:span text:style-name="T205_4"><text:s/></text:span><text:span text:style-name="T205_5">seguir</text:span></text:p>
      <text:p text:style-name="P206"/>
      <text:p text:style-name="P207"><text:span text:style-name="T207_1">Alejarse</text:span><text:span text:style-name="T207_2">:</text:span></text:p>
      <text:p text:style-name="P208"/>
      <text:p text:style-name="P209"><text:span text:style-name="T209_1">Imagen</text:span><text:span text:style-name="T209_2"><text:s/></text:span><text:span text:style-name="T209_3">de</text:span><text:span text:style-name="T209_4"><text:s/></text:span><text:span text:style-name="T209_5">seguir</text:span></text:p>
      <text:p text:style-name="P210"/>
      <text:p text:style-name="P211"><text:span text:style-name="T211_1">Perseguir</text:span><text:span text:style-name="T211_2">:</text:span></text:p>
      <text:p text:style-name="P212"/>
      <text:p text:style-name="P213"><text:span text:style-name="T213_1">Imagen</text:span><text:span text:style-name="T213_2"><text:s/></text:span><text:span text:style-name="T213_3">de</text:span><text:span text:style-name="T213_4"><text:s/></text:span><text:span text:style-name="T213_5">perseguir</text:span></text:p>
      <text:p text:style-name="P214"/>
      <text:p text:style-name="P215"><text:span text:style-name="T215_1">Huir</text:span><text:span text:style-name="T215_2">:</text:span></text:p>
      <text:p text:style-name="P216"/>
      <text:p text:style-name="P217"><text:span text:style-name="T217_1">Imagen</text:span><text:span text:style-name="T217_2"><text:s/></text:span><text:span text:style-name="T217_3">de</text:span><text:span text:style-name="T217_4"><text:s/></text:span><text:span text:style-name="T217_5">huir</text:span></text:p>
      <text:p text:style-name="P218"/>
      <text:p text:style-name="P219"><text:span text:style-name="T219_1">Evitar</text:span><text:span text:style-name="T219_2"><text:s/></text:span><text:span text:style-name="T219_3">obstaculos</text:span><text:span text:style-name="T219_4">:</text:span></text:p>
      <text:p text:style-name="P220"/>
      <text:p text:style-name="P221"><text:span text:style-name="T221_1">Imagen</text:span><text:span text:style-name="T221_2"><text:s/></text:span><text:span text:style-name="T221_3">de</text:span><text:span text:style-name="T221_4"><text:s/></text:span><text:span text:style-name="T221_5">eviar</text:span><text:span text:style-name="T221_6"><text:s/></text:span><text:span text:style-name="T221_7">obstuclos</text:span></text:p>
      <text:p text:style-name="P222"/>
      <text:p text:style-name="P223"><text:span text:style-name="T223_1">Vagar</text:span><text:span text:style-name="T223_2">:</text:span></text:p>
      <text:p text:style-name="P224"/>
      <text:p text:style-name="P225"><text:span text:style-name="T225_1">Imagen</text:span><text:span text:style-name="T225_2"><text:s/></text:span><text:span text:style-name="T225_3">de</text:span><text:span text:style-name="T225_4"><text:s/></text:span><text:span text:style-name="T225_5">vagar</text:span></text:p>
      <text:p text:style-name="P226"/>
      <text:p text:style-name="P227"><text:span text:style-name="T227_1">Arrival</text:span><text:span text:style-name="T227_2">:</text:span></text:p>
      <text:p text:style-name="P228"/>
      <text:p text:style-name="P229"/>
      <text:p text:style-name="P230"/>
      <text:p text:style-name="P231"><text:span text:style-name="T231_1">Toma</text:span><text:span text:style-name="T231_2"><text:s/></text:span><text:span text:style-name="T231_3">de</text:span><text:span text:style-name="T231_4"><text:s/></text:span><text:span text:style-name="T231_5">decisiones</text:span></text:p>
      <text:p text:style-name="P232"><text:span text:style-name="T232_1">La</text:span><text:span text:style-name="T232_2"><text:s/></text:span><text:span text:style-name="T232_3">aplicacion</text:span><text:span text:style-name="T232_4"><text:s/></text:span><text:span text:style-name="T232_5">de</text:span><text:span text:style-name="T232_6"><text:s/></text:span><text:span text:style-name="T232_7">cada</text:span><text:span text:style-name="T232_8"><text:s/></text:span><text:span text:style-name="T232_9">uno</text:span><text:span text:style-name="T232_10"><text:s/></text:span><text:span text:style-name="T232_11">de</text:span><text:span text:style-name="T232_12"><text:s/></text:span><text:span text:style-name="T232_13">lo</text:span><text:span text:style-name="T232_14">s</text:span><text:span text:style-name="T232_15"><text:s/></text:span><text:span text:style-name="T232_16">comportamientos</text:span><text:span text:style-name="T232_17"><text:s/></text:span><text:span text:style-name="T232_18">nos</text:span><text:span text:style-name="T232_19"><text:s/></text:span><text:span text:style-name="T232_20">indica</text:span><text:span text:style-name="T232_21"><text:s/></text:span><text:span text:style-name="T232_22">hacia</text:span><text:span text:style-name="T232_23"><text:s/></text:span><text:span text:style-name="T232_24">donde</text:span><text:span text:style-name="T232_25"><text:s/></text:span><text:span text:style-name="T232_26">se</text:span><text:span text:style-name="T232_27"><text:s/></text:span><text:span text:style-name="T232_28">debe</text:span><text:span text:style-name="T232_29"><text:s/></text:span><text:span text:style-name="T232_30">diregir</text:span><text:span text:style-name="T232_31">,<text:s/></text:span><text:span text:style-name="T232_32">al</text:span><text:span text:style-name="T232_33"><text:s/></text:span><text:span text:style-name="T232_34">poderse</text:span><text:span text:style-name="T232_35"><text:s/></text:span><text:span text:style-name="T232_36">tener</text:span><text:span text:style-name="T232_37"><text:s/></text:span><text:span text:style-name="T232_38">activados</text:span><text:span text:style-name="T232_39"><text:s/></text:span><text:span text:style-name="T232_40">tantos</text:span><text:span text:style-name="T232_41"><text:s/></text:span><text:span text:style-name="T232_42">comportamientos</text:span><text:span text:style-name="T232_43"><text:s/></text:span><text:span text:style-name="T232_44">como</text:span><text:span text:style-name="T232_45"><text:s/></text:span><text:span text:style-name="T232_46">se</text:span><text:span text:style-name="T232_47"><text:s/></text:span><text:span text:style-name="T232_48">deseen</text:span><text:span text:style-name="T232_49"><text:s/></text:span><text:span text:style-name="T232_50">o</text:span><text:span text:style-name="T232_51"><text:s/></text:span><text:span text:style-name="T232_52">necesiten</text:span><text:span text:style-name="T232_53">,<text:s/></text:span><text:span text:style-name="T232_54">la</text:span><text:span text:style-name="T232_55"><text:s/></text:span><text:span text:style-name="T232_56">toma</text:span><text:span text:style-name="T232_57"><text:s/></text:span><text:span text:style-name="T232_58">de</text:span><text:span text:style-name="T232_59"><text:s/></text:span><text:span text:style-name="T232_60">decision</text:span><text:span text:style-name="T232_61"><text:s/></text:span><text:span text:style-name="T232_62">que</text:span><text:span text:style-name="T232_63"><text:s/></text:span><text:span text:style-name="T232_64">se</text:span><text:span text:style-name="T232_65"><text:s/></text:span><text:span text:style-name="T232_66">realizara</text:span><text:span text:style-name="T232_67"><text:s/></text:span><text:span text:style-name="T232_68">será</text:span><text:span text:style-name="T232_69"><text:s/></text:span><text:span text:style-name="T232_70">la</text:span><text:span text:style-name="T232_71"><text:s/></text:span><text:span text:style-name="T232_72">media</text:span><text:span text:style-name="T232_73"><text:s/></text:span><text:span text:style-name="T232_74">de</text:span><text:span text:style-name="T232_75"><text:s/></text:span><text:span text:style-name="T232_76">la</text:span><text:span text:style-name="T232_77"><text:s/></text:span><text:span text:style-name="T232_78">suma</text:span><text:span text:style-name="T232_79"><text:s/></text:span><text:span text:style-name="T232_80">de</text:span><text:span text:style-name="T232_81"><text:s/></text:span><text:span text:style-name="T232_82">cada</text:span><text:span text:style-name="T232_83"><text:s/></text:span><text:span text:style-name="T232_84">uno</text:span><text:span text:style-name="T232_85"><text:s/></text:span><text:span text:style-name="T232_86">de</text:span><text:span text:style-name="T232_87"><text:s/></text:span><text:span text:style-name="T232_88">los</text:span><text:span text:style-name="T232_89"><text:s/></text:span><text:span text:style-name="T232_90">comportamientos</text:span><text:span text:style-name="T232_91"><text:s/></text:span><text:span text:style-name="T232_92">dando</text:span><text:span text:style-name="T232_93"><text:s/></text:span><text:span text:style-name="T232_94">como</text:span><text:span text:style-name="T232_95"><text:s/></text:span><text:span text:style-name="T232_96">resultado</text:span><text:span text:style-name="T232_97"><text:s/></text:span><text:span text:style-name="T232_98">una</text:span><text:span text:style-name="T232_99"><text:s/></text:span><text:span text:style-name="T232_100">aceleración</text:span><text:span text:style-name="T232_101"><text:s/></text:span><text:span text:style-name="T232_102">vectorial</text:span><text:span text:style-name="T232_103"><text:s/></text:span><text:span text:style-name="T232_104">que</text:span><text:span text:style-name="T232_105"><text:s/></text:span><text:span text:style-name="T232_106">influirá</text:span><text:span text:style-name="T232_107"><text:s/></text:span><text:span text:style-name="T232_108">en</text:span><text:span text:style-name="T232_109"><text:s/></text:span><text:span text:style-name="T232_110">la</text:span><text:span text:style-name="T232_111"><text:s/></text:span><text:span text:style-name="T232_112">velocidad</text:span><text:span text:style-name="T232_113"><text:s/></text:span><text:span text:style-name="T232_114">de</text:span><text:span text:style-name="T232_115"><text:s/></text:span><text:span text:style-name="T232_116">la</text:span><text:span text:style-name="T232_117"><text:s/></text:span><text:span text:style-name="T232_118">entidad</text:span><text:span text:style-name="T232_119">.<text:s/></text:span></text:p>
      <text:p text:style-name="P233"/>
      <text:p text:style-name="P234"><text:span text:style-name="T234_1">Imagen</text:span><text:span text:style-name="T234_2"><text:s/></text:span><text:span text:style-name="T234_3">de</text:span><text:span text:style-name="T234_4"><text:s/></text:span><text:span text:style-name="T234_5">la</text:span><text:span text:style-name="T234_6"><text:s/></text:span><text:span text:style-name="T234_7">toma</text:span><text:span text:style-name="T234_8"><text:s/></text:span><text:span text:style-name="T234_9">de</text:span><text:span text:style-name="T234_10"><text:s/></text:span><text:span text:style-name="T234_11">decisiones</text:span></text:p>
      <text:p text:style-name="P235"/>
      <text:p text:style-name="P236"/>
      <text:p text:style-name="P237"/>
      <text:p text:style-name="P238"><text:span text:style-name="T238_1">Comunicacion</text:span><text:span text:style-name="T238_2"><text:s/></text:span><text:span text:style-name="T238_3">oral</text:span><text:span text:style-name="T238_4">:</text:span></text:p>
      <text:p text:style-name="P239"><text:span text:style-name="T239_1">Cada</text:span><text:span text:style-name="T239_2"><text:s/></text:span><text:span text:style-name="T239_3">entidad</text:span><text:span text:style-name="T239_4"><text:s/></text:span><text:span text:style-name="T239_5">sera</text:span><text:span text:style-name="T239_6"><text:s/></text:span><text:span text:style-name="T239_7">capaz</text:span><text:span text:style-name="T239_8"><text:s/></text:span><text:span text:style-name="T239_9">de</text:span><text:span text:style-name="T239_10"><text:s/></text:span><text:span text:style-name="T239_11">comunicarse</text:span><text:span text:style-name="T239_12"><text:s/></text:span><text:span text:style-name="T239_13">con</text:span><text:span text:style-name="T239_14"><text:s/></text:span><text:span text:style-name="T239_15">sus</text:span><text:span text:style-name="T239_16"><text:s/></text:span><text:span text:style-name="T239_17">semejantes</text:span><text:span text:style-name="T239_18"><text:s/></text:span><text:span text:style-name="T239_19">en</text:span><text:span text:style-name="T239_20"><text:s/></text:span><text:span text:style-name="T239_21">un</text:span><text:span text:style-name="T239_22"><text:s/></text:span><text:span text:style-name="T239_23">determiando</text:span><text:span text:style-name="T239_24"><text:s/></text:span><text:span text:style-name="T239_25">radio</text:span><text:span text:style-name="T239_26">.<text:s text:c="2"/></text:span><text:span text:style-name="T239_27">Como</text:span><text:span text:style-name="T239_28"><text:s/></text:span><text:span text:style-name="T239_29">emisor</text:span><text:span text:style-name="T239_30"><text:s/></text:span><text:span text:style-name="T239_31">podra</text:span><text:span text:style-name="T239_32"><text:s/></text:span><text:span text:style-name="T239_33">mandar</text:span><text:span text:style-name="T239_34"><text:s/></text:span><text:span text:style-name="T239_35">mensajes</text:span><text:span text:style-name="T239_36"><text:s/></text:span><text:span text:style-name="T239_37">que</text:span><text:span text:style-name="T239_38"><text:s/></text:span><text:span text:style-name="T239_39">podran</text:span><text:span text:style-name="T239_40"><text:s/></text:span><text:span text:style-name="T239_41">ser</text:span><text:span text:style-name="T239_42"><text:s/></text:span><text:span text:style-name="T239_43">recibidos</text:span><text:span text:style-name="T239_44"><text:s/></text:span><text:span text:style-name="T239_45">por</text:span><text:span text:style-name="T239_46"><text:s/></text:span><text:span text:style-name="T239_47">todos</text:span><text:span text:style-name="T239_48"><text:s/></text:span><text:span text:style-name="T239_49">los</text:span><text:span text:style-name="T239_50"><text:s/></text:span><text:span text:style-name="T239_51">entidades</text:span><text:span text:style-name="T239_52"><text:s/></text:span><text:span text:style-name="T239_53">que</text:span><text:span text:style-name="T239_54"><text:s/></text:span><text:span text:style-name="T239_55">se</text:span><text:span text:style-name="T239_56"><text:s/></text:span><text:span text:style-name="T239_57">encuentre</text:span><text:span text:style-name="T239_58"><text:s/></text:span><text:span text:style-name="T239_59">en</text:span><text:span text:style-name="T239_60"><text:s/></text:span><text:span text:style-name="T239_61">el</text:span><text:span text:style-name="T239_62"><text:s/></text:span><text:span text:style-name="T239_63">radio</text:span><text:span text:style-name="T239_64"><text:s/></text:span><text:span text:style-name="T239_65">de</text:span><text:span text:style-name="T239_66"><text:s/></text:span><text:span text:style-name="T239_67">la</text:span><text:span text:style-name="T239_68"><text:s/></text:span><text:span text:style-name="T239_69">onda</text:span><text:span text:style-name="T239_70"><text:s/></text:span><text:span text:style-name="T239_71">sonora</text:span><text:span text:style-name="T239_72"><text:s/></text:span><text:span text:style-name="T239_73">que</text:span><text:span text:style-name="T239_74"><text:s/></text:span><text:span text:style-name="T239_75">se</text:span><text:span text:style-name="T239_76"><text:s/></text:span><text:span text:style-name="T239_77">emita</text:span><text:span text:style-name="T239_78"><text:s/></text:span><text:span text:style-name="T239_79">convirtiéndolos</text:span><text:span text:style-name="T239_80"><text:s/></text:span><text:span text:style-name="T239_81">en</text:span><text:span text:style-name="T239_82"><text:s/></text:span><text:span text:style-name="T239_83">los</text:span><text:span text:style-name="T239_84"><text:s/></text:span><text:span text:style-name="T239_85">receptores</text:span><text:span text:style-name="T239_86"><text:s/></text:span><text:span text:style-name="T239_87">del</text:span><text:span text:style-name="T239_88"><text:s/></text:span><text:span text:style-name="T239_89">mensaje</text:span><text:span text:style-name="T239_90">.<text:s/></text:span><text:span text:style-name="T239_91">Los</text:span><text:span text:style-name="T239_92"><text:s/></text:span><text:span text:style-name="T239_93">mensajes</text:span><text:span text:style-name="T239_94"><text:s/></text:span><text:span text:style-name="T239_95">se</text:span><text:span text:style-name="T239_96"><text:s/></text:span><text:span text:style-name="T239_97">dividen</text:span><text:span text:style-name="T239_98"><text:s/></text:span><text:span text:style-name="T239_99">en</text:span><text:span text:style-name="T239_100"><text:s/></text:span><text:span text:style-name="T239_101">dos</text:span><text:span text:style-name="T239_102"><text:s/></text:span><text:span text:style-name="T239_103">tipos</text:span><text:span text:style-name="T239_104">:</text:span></text:p>
      <text:list text:style-name="LS7" xml:id="list34">
        <text:list-item>
          <text:p text:style-name="P240"><text:span text:style-name="T240_1">Comunicación</text:span><text:span text:style-name="T240_2"><text:s/></text:span><text:span text:style-name="T240_3">simple</text:span><text:span text:style-name="T240_4">:<text:s/></text:span><text:span text:style-name="T240_5">donde</text:span><text:span text:style-name="T240_6"><text:s/></text:span><text:span text:style-name="T240_7">solo</text:span><text:span text:style-name="T240_8"><text:s/></text:span><text:span text:style-name="T240_9">se</text:span><text:span text:style-name="T240_10"><text:s/></text:span><text:span text:style-name="T240_11">intercambian</text:span><text:span text:style-name="T240_12"><text:s/></text:span><text:span text:style-name="T240_13">palabras</text:span><text:span text:style-name="T240_14"><text:s/></text:span><text:span text:style-name="T240_15">para</text:span><text:span text:style-name="T240_16"><text:s/></text:span><text:span text:style-name="T240_17">poder</text:span><text:span text:style-name="T240_18"><text:s/></text:span><text:span text:style-name="T240_19">modificar</text:span><text:span text:style-name="T240_20"><text:s/></text:span><text:span text:style-name="T240_21">de</text:span><text:span text:style-name="T240_22"><text:s/></text:span><text:span text:style-name="T240_23">manera</text:span><text:span text:style-name="T240_24"><text:s/></text:span><text:span text:style-name="T240_25">muy</text:span><text:span text:style-name="T240_26"><text:s/></text:span><text:span text:style-name="T240_27">rápida</text:span><text:span text:style-name="T240_28"><text:s/></text:span><text:span text:style-name="T240_29">el</text:span><text:span text:style-name="T240_30"><text:s/></text:span><text:span text:style-name="T240_31">nivel</text:span><text:span text:style-name="T240_32"><text:s/></text:span><text:span text:style-name="T240_33">de</text:span><text:span text:style-name="T240_34"><text:s/></text:span><text:span text:style-name="T240_35">estrés</text:span><text:span text:style-name="T240_36"><text:s/></text:span><text:span text:style-name="T240_37">del</text:span><text:span text:style-name="T240_38"><text:s/></text:span><text:span text:style-name="T240_39">receptor</text:span><text:span text:style-name="T240_40">.<text:s/></text:span><text:span text:style-name="T240_41">Se</text:span><text:span text:style-name="T240_42"><text:s/></text:span><text:span text:style-name="T240_43">debe</text:span><text:span text:style-name="T240_44"><text:s/></text:span><text:span text:style-name="T240_45">diferenciar</text:span><text:span text:style-name="T240_46"><text:s/></text:span><text:span text:style-name="T240_47">el</text:span><text:span text:style-name="T240_48"><text:s/></text:span><text:span text:style-name="T240_49">receptor</text:span><text:span text:style-name="T240_50"><text:s/></text:span><text:span text:style-name="T240_51">del</text:span><text:span text:style-name="T240_52"><text:s/></text:span><text:span text:style-name="T240_53">emisor</text:span><text:span text:style-name="T240_54"><text:s/></text:span><text:span text:style-name="T240_55">para</text:span><text:span text:style-name="T240_56"><text:s/></text:span><text:span text:style-name="T240_57">que</text:span><text:span text:style-name="T240_58"><text:s/></text:span><text:span text:style-name="T240_59">al</text:span><text:span text:style-name="T240_60"><text:s/></text:span><text:span text:style-name="T240_61">responder</text:span><text:span text:style-name="T240_62"><text:s/></text:span><text:span text:style-name="T240_63">no</text:span><text:span text:style-name="T240_64"><text:s/></text:span><text:span text:style-name="T240_65">se</text:span><text:span text:style-name="T240_66"><text:s/></text:span><text:span text:style-name="T240_67">produzca</text:span><text:span text:style-name="T240_68"><text:s/></text:span><text:span text:style-name="T240_69">un</text:span><text:span text:style-name="T240_70"><text:s/></text:span><text:span text:style-name="T240_71">efecto</text:span><text:span text:style-name="T240_72"><text:s/></text:span><text:span text:style-name="T240_73">en</text:span><text:span text:style-name="T240_74"><text:s/></text:span><text:span text:style-name="T240_75">cadena</text:span><text:span text:style-name="T240_76"><text:s/></text:span><text:span text:style-name="T240_77">si</text:span><text:span text:style-name="T240_78"><text:s/></text:span><text:span text:style-name="T240_79">otro</text:span><text:span text:style-name="T240_80"><text:s/></text:span><text:span text:style-name="T240_81">esta</text:span><text:span text:style-name="T240_82"><text:s/></text:span><text:span text:style-name="T240_83">escuchando</text:span><text:span text:style-name="T240_84">.<text:s/></text:span><text:span text:style-name="T240_85">No</text:span><text:span text:style-name="T240_86"><text:s/></text:span><text:span text:style-name="T240_87">hay</text:span><text:span text:style-name="T240_88"><text:s/></text:span><text:span text:style-name="T240_89">posibilidad</text:span><text:span text:style-name="T240_90"><text:s/></text:span><text:span text:style-name="T240_91">de</text:span><text:span text:style-name="T240_92"><text:s/></text:span><text:span text:style-name="T240_93">una</text:span><text:span text:style-name="T240_94"><text:s/></text:span><text:span text:style-name="T240_95">segunda</text:span><text:span text:style-name="T240_96"><text:s/></text:span><text:span text:style-name="T240_97">réplica</text:span><text:span text:style-name="T240_98"><text:s/></text:span><text:span text:style-name="T240_99">por</text:span><text:span text:style-name="T240_100"><text:s/></text:span><text:span text:style-name="T240_101">parte</text:span><text:span text:style-name="T240_102"><text:s/></text:span><text:span text:style-name="T240_103">del</text:span><text:span text:style-name="T240_104"><text:s/></text:span><text:span text:style-name="T240_105">emisor</text:span><text:span text:style-name="T240_106">.<text:s/></text:span></text:p>
        </text:list-item>
      </text:list>
      <text:p text:style-name="P241"/>
      <text:list text:style-name="LS7" xml:id="list35">
        <text:list-item>
          <text:p text:style-name="P242"><text:span text:style-name="T242_1">Comunicación</text:span><text:span text:style-name="T242_2"><text:s/></text:span><text:span text:style-name="T242_3">ligada</text:span><text:span text:style-name="T242_4"><text:s/></text:span><text:span text:style-name="T242_5">a</text:span><text:span text:style-name="T242_6"><text:s/></text:span><text:span text:style-name="T242_7">una</text:span><text:span text:style-name="T242_8"><text:s/></text:span><text:span text:style-name="T242_9">orden</text:span><text:span text:style-name="T242_10">:<text:s/></text:span><text:span text:style-name="T242_11">se</text:span><text:span text:style-name="T242_12"><text:s/></text:span><text:span text:style-name="T242_13">trata</text:span><text:span text:style-name="T242_14"><text:s/></text:span><text:span text:style-name="T242_15">de</text:span><text:span text:style-name="T242_16"><text:s/></text:span><text:span text:style-name="T242_17">comunicar</text:span><text:span text:style-name="T242_18"><text:s/></text:span><text:span text:style-name="T242_19">una</text:span><text:span text:style-name="T242_20"><text:s/></text:span><text:span text:style-name="T242_21">orden</text:span><text:span text:style-name="T242_22"><text:s/></text:span><text:span text:style-name="T242_23">directa</text:span><text:span text:style-name="T242_24"><text:s/></text:span><text:span text:style-name="T242_25">a</text:span><text:span text:style-name="T242_26"><text:s/></text:span><text:span text:style-name="T242_27">todas</text:span><text:span text:style-name="T242_28"><text:s/></text:span><text:span text:style-name="T242_29">las</text:span><text:span text:style-name="T242_30"><text:s/></text:span><text:span text:style-name="T242_31">entidades</text:span><text:span text:style-name="T242_32"><text:s/></text:span><text:span text:style-name="T242_33">que</text:span><text:span text:style-name="T242_34"><text:s/></text:span><text:span text:style-name="T242_35">esten</text:span><text:span text:style-name="T242_36"><text:s/></text:span><text:span text:style-name="T242_37">escuchando</text:span><text:span text:style-name="T242_38">.<text:s/></text:span><text:span text:style-name="T242_39">Estas</text:span><text:span text:style-name="T242_40"><text:s/></text:span><text:span text:style-name="T242_41">entidades</text:span><text:span text:style-name="T242_42"><text:s/></text:span><text:span text:style-name="T242_43">la</text:span><text:span text:style-name="T242_44"><text:s/></text:span><text:span text:style-name="T242_45">procesaran</text:span><text:span text:style-name="T242_46"><text:s/></text:span><text:span text:style-name="T242_47">y</text:span><text:span text:style-name="T242_48"><text:s/></text:span><text:span text:style-name="T242_49">la</text:span><text:span text:style-name="T242_50"><text:s/></text:span><text:span text:style-name="T242_51">llevaran</text:span><text:span text:style-name="T242_52"><text:s/></text:span><text:span text:style-name="T242_53">a</text:span><text:span text:style-name="T242_54"><text:s/></text:span><text:span text:style-name="T242_55">cabo</text:span><text:span text:style-name="T242_56"><text:s/></text:span><text:span text:style-name="T242_57">inmediatamente</text:span><text:span text:style-name="T242_58"><text:s/></text:span><text:span text:style-name="T242_59">después</text:span><text:span text:style-name="T242_60">.<text:s/></text:span><text:span text:style-name="T242_61">Es</text:span><text:span text:style-name="T242_62"><text:s/></text:span><text:span text:style-name="T242_63">tremendamente</text:span><text:span text:style-name="T242_64"><text:s/></text:span><text:span text:style-name="T242_65">ut</text:span><text:span text:style-name="T242_66">i</text:span><text:span text:style-name="T242_67">l</text:span><text:span text:style-name="T242_68"><text:s/></text:span><text:span text:style-name="T242_69">para</text:span><text:span text:style-name="T242_70"><text:s/></text:span><text:span text:style-name="T242_71">mostrar</text:span><text:span text:style-name="T242_72"><text:s/></text:span><text:span text:style-name="T242_73">los</text:span><text:span text:style-name="T242_74"><text:s/></text:span><text:span text:style-name="T242_75">comportamientos</text:span><text:span text:style-name="T242_76"><text:s/></text:span><text:span text:style-name="T242_77">individuales</text:span><text:span text:style-name="T242_78"><text:s/></text:span><text:span text:style-name="T242_79">de</text:span><text:span text:style-name="T242_80"><text:s/></text:span><text:span text:style-name="T242_81">las</text:span><text:span text:style-name="T242_82"><text:s/></text:span><text:span text:style-name="T242_83">entidades</text:span><text:span text:style-name="T242_84">.<text:s text:c="2"/></text:span></text:p>
        </text:list-item>
      </text:list>
      <text:p text:style-name="P243"/>
      <text:p text:style-name="P244"><text:span text:style-name="T244_1"><text:s/></text:span><text:span text:style-name="T244_2">De</text:span><text:span text:style-name="T244_3"><text:s/></text:span><text:span text:style-name="T244_4">esta</text:span><text:span text:style-name="T244_5"><text:s/></text:span><text:span text:style-name="T244_6">forma</text:span><text:span text:style-name="T244_7"><text:s/></text:span><text:span text:style-name="T244_8">estarán</text:span><text:span text:style-name="T244_9"><text:s/></text:span><text:span text:style-name="T244_10">capacitados</text:span><text:span text:style-name="T244_11"><text:s/></text:span><text:span text:style-name="T244_12">para</text:span><text:span text:style-name="T244_13"><text:s/></text:span><text:span text:style-name="T244_14">poder</text:span><text:span text:style-name="T244_15"><text:s/></text:span><text:span text:style-name="T244_16">comunicarse</text:span><text:span text:style-name="T244_17"><text:s/></text:span><text:span text:style-name="T244_18">de</text:span><text:span text:style-name="T244_19"><text:s/></text:span><text:span text:style-name="T244_20">una</text:span><text:span text:style-name="T244_21"><text:s/></text:span><text:span text:style-name="T244_22">manera</text:span><text:span text:style-name="T244_23"><text:s/></text:span><text:span text:style-name="T244_24">simple</text:span><text:span text:style-name="T244_25">.<text:s/></text:span></text:p>
      <text:p text:style-name="P245"/>
      <text:p text:style-name="P246"/>
      <text:p text:style-name="P247"><text:span text:style-name="T247_1">Nivel</text:span><text:span text:style-name="T247_2"><text:s/></text:span><text:span text:style-name="T247_3">de</text:span><text:span text:style-name="T247_4"><text:s/></text:span><text:span text:style-name="T247_5">estres</text:span></text:p>
      <text:p text:style-name="P248"><text:span text:style-name="T248_1">Cada</text:span><text:span text:style-name="T248_2"><text:s/></text:span><text:span text:style-name="T248_3">nanobot</text:span><text:span text:style-name="T248_4"><text:s/></text:span><text:span text:style-name="T248_5">poseera</text:span><text:span text:style-name="T248_6"><text:s/></text:span><text:span text:style-name="T248_7">un</text:span><text:span text:style-name="T248_8"><text:s/></text:span><text:span text:style-name="T248_9">nivel</text:span><text:span text:style-name="T248_10"><text:s/></text:span><text:span text:style-name="T248_11">de</text:span><text:span text:style-name="T248_12"><text:s/></text:span><text:span text:style-name="T248_13">estres</text:span><text:span text:style-name="T248_14"><text:s/></text:span><text:span text:style-name="T248_15">para</text:span><text:span text:style-name="T248_16"><text:s/></text:span><text:span text:style-name="T248_17">reaccionar</text:span><text:span text:style-name="T248_18"><text:s/></text:span><text:span text:style-name="T248_19">deacuerdo</text:span><text:span text:style-name="T248_20"><text:s/></text:span><text:span text:style-name="T248_21">a</text:span><text:span text:style-name="T248_22"><text:s/></text:span><text:span text:style-name="T248_23">el</text:span><text:span text:style-name="T248_24">.<text:s/></text:span><text:span text:style-name="T248_25">Segun</text:span><text:span text:style-name="T248_26"><text:s/></text:span><text:span text:style-name="T248_27">el</text:span><text:span text:style-name="T248_28"><text:s/></text:span><text:span text:style-name="T248_29">nivel</text:span><text:span text:style-name="T248_30"><text:s/></text:span><text:span text:style-name="T248_31">de</text:span><text:span text:style-name="T248_32"><text:s/></text:span><text:span text:style-name="T248_33">estres</text:span><text:span text:style-name="T248_34"><text:s/></text:span><text:span text:style-name="T248_35">ciertos</text:span><text:span text:style-name="T248_36"><text:s/></text:span><text:span text:style-name="T248_37">valores</text:span><text:span text:style-name="T248_38"><text:s/></text:span><text:span text:style-name="T248_39">basicos</text:span><text:span text:style-name="T248_40"><text:s/></text:span><text:span text:style-name="T248_41">del</text:span><text:span text:style-name="T248_42"><text:s/></text:span><text:span text:style-name="T248_43">nanobot</text:span><text:span text:style-name="T248_44"><text:s/></text:span><text:span text:style-name="T248_45">cambiaran</text:span><text:span text:style-name="T248_46">.<text:s/></text:span><text:span text:style-name="T248_47">Estos</text:span><text:span text:style-name="T248_48"><text:s/></text:span><text:span text:style-name="T248_49">valores</text:span><text:span text:style-name="T248_50"><text:s/></text:span><text:span text:style-name="T248_51">son</text:span><text:span text:style-name="T248_52">:</text:span></text:p>
      <text:p text:style-name="P249"><text:span text:style-name="T249_1">poner</text:span><text:span text:style-name="T249_2"><text:s/></text:span><text:span text:style-name="T249_3">losvalores</text:span><text:span text:style-name="T249_4"><text:s/></text:span><text:span text:style-name="T249_5">cuando</text:span><text:span text:style-name="T249_6"><text:s/></text:span><text:span text:style-name="T249_7">los</text:span><text:span text:style-name="T249_8"><text:s/></text:span><text:span text:style-name="T249_9">sepa</text:span><text:span text:style-name="T249_10">…</text:span></text:p>
      <text:p text:style-name="P250"/>
      <text:p text:style-name="P251"/>
      <text:p text:style-name="P252"/>
      <text:p text:style-name="P253"><text:span text:style-name="T253_1">Speaker</text:span></text:p>
      <text:p text:style-name="P254"><text:span text:style-name="T254_1"><text:s/></text:span></text:p>
      <text:p text:style-name="P255"><text:span text:style-name="T255_1">Un</text:span><text:span text:style-name="T255_2"><text:s/></text:span><text:span text:style-name="T255_3">speaker</text:span><text:span text:style-name="T255_4">,<text:s/></text:span><text:span text:style-name="T255_5">o</text:span><text:span text:style-name="T255_6"><text:s/></text:span><text:span text:style-name="T255_7">altavoz</text:span><text:span text:style-name="T255_8">,<text:s/></text:span><text:span text:style-name="T255_9">es</text:span><text:span text:style-name="T255_10"><text:s/></text:span><text:span text:style-name="T255_11">la</text:span><text:span text:style-name="T255_12"><text:s/></text:span><text:span text:style-name="T255_13">simulación</text:span><text:span text:style-name="T255_14"><text:s/></text:span><text:span text:style-name="T255_15">de</text:span><text:span text:style-name="T255_16"><text:s/></text:span><text:span text:style-name="T255_17">un</text:span><text:span text:style-name="T255_18"><text:s/></text:span><text:span text:style-name="T255_19">transductor</text:span><text:span text:style-name="T255_20"><text:s/></text:span><text:span text:style-name="T255_21">electroacústico</text:span><text:span text:style-name="T255_22"><text:s/></text:span><text:span text:style-name="T255_23">que</text:span><text:span text:style-name="T255_24"><text:s/></text:span><text:span text:style-name="T255_25">se</text:span><text:span text:style-name="T255_26"><text:s/></text:span><text:span text:style-name="T255_27">utiliza</text:span><text:span text:style-name="T255_28"><text:s/></text:span><text:span text:style-name="T255_29">para</text:span><text:span text:style-name="T255_30"><text:s/></text:span><text:span text:style-name="T255_31">la</text:span><text:span text:style-name="T255_32"><text:a xlink:type="simple" xlink:href="http://es.wikipedia.org/wiki/Reproducci%C3%B3n_de_sonido"><text:span text:style-name="T255_33"><text:s/></text:span></text:a></text:span><text:span text:style-name="T255_34">reproducción</text:span><text:span text:style-name="T255_35"><text:s/></text:span><text:span text:style-name="T255_36">de</text:span><text:span text:style-name="T255_37"><text:s/></text:span><text:span text:style-name="T255_38">sonido</text:span><text:span text:style-name="T255_39">.<text:s/></text:span><text:span text:style-name="T255_40">Cada</text:span><text:span text:style-name="T255_41"><text:s/></text:span><text:span text:style-name="T255_42">speaker</text:span><text:span text:style-name="T255_43"><text:s/></text:span><text:span text:style-name="T255_44">es</text:span><text:span text:style-name="T255_45"><text:s/></text:span><text:span text:style-name="T255_46">capaz</text:span><text:span text:style-name="T255_47"><text:s/></text:span><text:span text:style-name="T255_48">de</text:span><text:span text:style-name="T255_49"><text:s/></text:span><text:span text:style-name="T255_50">reproducir</text:span><text:span text:style-name="T255_51"><text:s/></text:span><text:span text:style-name="T255_52">canciones</text:span><text:span text:style-name="T255_53"><text:s/></text:span><text:span text:style-name="T255_54">de</text:span><text:span text:style-name="T255_55"><text:s/></text:span><text:span text:style-name="T255_56">una</text:span><text:span text:style-name="T255_57"><text:s/></text:span><text:span text:style-name="T255_58">lista</text:span><text:span text:style-name="T255_59"><text:s/></text:span><text:span text:style-name="T255_60">de</text:span><text:span text:style-name="T255_61"><text:s/></text:span><text:span text:style-name="T255_62">reproducción</text:span><text:span text:style-name="T255_63">,<text:s/></text:span><text:span text:style-name="T255_64">estas</text:span><text:span text:style-name="T255_65"><text:s/></text:span><text:span text:style-name="T255_66">canciones</text:span><text:span text:style-name="T255_67"><text:s/></text:span><text:span text:style-name="T255_68">seran</text:span><text:span text:style-name="T255_69"><text:s/></text:span><text:span text:style-name="T255_70">analizadas</text:span><text:span text:style-name="T255_71"><text:s/></text:span><text:span text:style-name="T255_72">para</text:span><text:span text:style-name="T255_73"><text:s/></text:span><text:span text:style-name="T255_74">su</text:span><text:span text:style-name="T255_75"><text:s/></text:span><text:span text:style-name="T255_76">posterior</text:span><text:span text:style-name="T255_77"><text:s/></text:span><text:span text:style-name="T255_78">reproducción</text:span><text:span text:style-name="T255_79">.<text:s/></text:span><text:span text:style-name="T255_80">Todas</text:span><text:span text:style-name="T255_81"><text:s/></text:span><text:span text:style-name="T255_82">las</text:span><text:span text:style-name="T255_83"><text:s/></text:span><text:span text:style-name="T255_84">entidades</text:span><text:span text:style-name="T255_85"><text:s/></text:span><text:span text:style-name="T255_86">que</text:span><text:span text:style-name="T255_87"><text:s/></text:span><text:span text:style-name="T255_88">escuchen</text:span><text:span text:style-name="T255_89"><text:s/></text:span><text:span text:style-name="T255_90">al</text:span><text:span text:style-name="T255_91"><text:s/></text:span><text:span text:style-name="T255_92">speaker</text:span><text:span text:style-name="T255_93"><text:s/></text:span><text:span text:style-name="T255_94">recibiran</text:span><text:span text:style-name="T255_95"><text:s/></text:span><text:span text:style-name="T255_96">la</text:span><text:span text:style-name="T255_97"><text:s/></text:span><text:span text:style-name="T255_98">frecuencia</text:span><text:span text:style-name="T255_99"><text:s/></text:span><text:span text:style-name="T255_100">del</text:span><text:span text:style-name="T255_101"><text:s/></text:span><text:span text:style-name="T255_102">sonido</text:span><text:span text:style-name="T255_103"><text:s/></text:span><text:span text:style-name="T255_104">y</text:span><text:span text:style-name="T255_105"><text:s/></text:span><text:span text:style-name="T255_106">la</text:span><text:span text:style-name="T255_107"><text:s/></text:span><text:span text:style-name="T255_108">interpretaran</text:span><text:span text:style-name="T255_109"><text:s/></text:span><text:span text:style-name="T255_110">segun</text:span><text:span text:style-name="T255_111"><text:s/></text:span><text:span text:style-name="T255_112">sea</text:span><text:span text:style-name="T255_113"><text:s/></text:span><text:span text:style-name="T255_114">conveniente</text:span><text:span text:style-name="T255_115">.<text:s/></text:span></text:p>
      <text:p text:style-name="P256"/>
      <text:p text:style-name="P257"><text:span text:style-name="T257_1">Un</text:span><text:span text:style-name="T257_2"><text:s/></text:span><text:span text:style-name="T257_3">speaker</text:span><text:span text:style-name="T257_4"><text:s/></text:span><text:span text:style-name="T257_5">sera</text:span><text:span text:style-name="T257_6"><text:s/></text:span><text:span text:style-name="T257_7">capaz</text:span><text:span text:style-name="T257_8"><text:s/></text:span><text:span text:style-name="T257_9">de</text:span><text:span text:style-name="T257_10"><text:s/></text:span><text:span text:style-name="T257_11">estar</text:span><text:span text:style-name="T257_12">,<text:s/></text:span><text:span text:style-name="T257_13">o</text:span><text:span text:style-name="T257_14"><text:s/></text:span><text:span text:style-name="T257_15">no</text:span><text:span text:style-name="T257_16">,<text:s/></text:span><text:span text:style-name="T257_17">encendido</text:span><text:span text:style-name="T257_18">.<text:s/></text:span><text:span text:style-name="T257_19">Al</text:span><text:span text:style-name="T257_20"><text:s/></text:span><text:span text:style-name="T257_21">encenderlo</text:span><text:span text:style-name="T257_22"><text:s/></text:span><text:span text:style-name="T257_23">se</text:span><text:span text:style-name="T257_24"><text:s/></text:span><text:span text:style-name="T257_25">reproducira</text:span><text:span text:style-name="T257_26"><text:s/></text:span><text:span text:style-name="T257_27">la</text:span><text:span text:style-name="T257_28"><text:s/></text:span><text:span text:style-name="T257_29">cancion</text:span><text:span text:style-name="T257_30"><text:s/></text:span><text:span text:style-name="T257_31">que</text:span><text:span text:style-name="T257_32"><text:s/></text:span><text:span text:style-name="T257_33">este</text:span><text:span text:style-name="T257_34"><text:s/></text:span><text:span text:style-name="T257_35">actualmente</text:span><text:span text:style-name="T257_36"><text:s/></text:span><text:span text:style-name="T257_37">seleccionada</text:span><text:span text:style-name="T257_38">,<text:s/></text:span><text:span text:style-name="T257_39">existiendo</text:span><text:span text:style-name="T257_40"><text:s/></text:span><text:span text:style-name="T257_41">ademas</text:span><text:span text:style-name="T257_42"><text:s/></text:span><text:span text:style-name="T257_43">una</text:span><text:span text:style-name="T257_44"><text:s/></text:span><text:span text:style-name="T257_45">opcion</text:span><text:span text:style-name="T257_46"><text:s/></text:span><text:span text:style-name="T257_47">para</text:span><text:span text:style-name="T257_48"><text:s/></text:span><text:span text:style-name="T257_49">poder</text:span><text:span text:style-name="T257_50"><text:s/></text:span><text:span text:style-name="T257_51">pasar</text:span><text:span text:style-name="T257_52"><text:s/></text:span><text:span text:style-name="T257_53">a</text:span><text:span text:style-name="T257_54"><text:s/></text:span><text:span text:style-name="T257_55">otra</text:span><text:span text:style-name="T257_56"><text:s/></text:span><text:span text:style-name="T257_57">cancion</text:span><text:span text:style-name="T257_58">.<text:s/></text:span></text:p>
      <text:p text:style-name="P258"/>
      <text:p text:style-name="P259"><text:span text:style-name="T259_1">También</text:span><text:span text:style-name="T259_2"><text:s/></text:span><text:span text:style-name="T259_3">se</text:span><text:span text:style-name="T259_4"><text:s/></text:span><text:span text:style-name="T259_5">podrá</text:span><text:span text:style-name="T259_6"><text:s/></text:span><text:span text:style-name="T259_7">aumentar</text:span><text:span text:style-name="T259_8">,<text:s/></text:span><text:span text:style-name="T259_9">o</text:span><text:span text:style-name="T259_10"><text:s/></text:span><text:span text:style-name="T259_11">disminuir</text:span><text:span text:style-name="T259_12">,<text:s/></text:span><text:span text:style-name="T259_13">el</text:span><text:span text:style-name="T259_14"><text:s/></text:span><text:span text:style-name="T259_15">volumen</text:span><text:span text:style-name="T259_16"><text:s/></text:span><text:span text:style-name="T259_17">general</text:span><text:span text:style-name="T259_18"><text:s/></text:span><text:span text:style-name="T259_19">del</text:span><text:span text:style-name="T259_20"><text:s/></text:span><text:span text:style-name="T259_21">speaker</text:span><text:span text:style-name="T259_22">.<text:s/></text:span><text:span text:style-name="T259_23">Con</text:span><text:span text:style-name="T259_24"><text:s/></text:span><text:span text:style-name="T259_25">ello</text:span><text:span text:style-name="T259_26"><text:s/></text:span><text:span text:style-name="T259_27">variara</text:span><text:span text:style-name="T259_28">,<text:s/></text:span><text:span text:style-name="T259_29">no</text:span><text:span text:style-name="T259_30"><text:s/></text:span><text:span text:style-name="T259_31">solo</text:span><text:span text:style-name="T259_32">,<text:s/></text:span><text:span text:style-name="T259_33">el</text:span><text:span text:style-name="T259_34"><text:s/></text:span><text:span text:style-name="T259_35">volumen</text:span><text:span text:style-name="T259_36"><text:s/></text:span><text:span text:style-name="T259_37">de</text:span><text:span text:style-name="T259_38"><text:s/></text:span><text:span text:style-name="T259_39">la</text:span><text:span text:style-name="T259_40"><text:s/></text:span><text:span text:style-name="T259_41">cancion</text:span><text:span text:style-name="T259_42"><text:s/></text:span><text:span text:style-name="T259_43">sino</text:span><text:span text:style-name="T259_44"><text:s/></text:span><text:span text:style-name="T259_45">tambien</text:span><text:span text:style-name="T259_46"><text:s/></text:span><text:span text:style-name="T259_47">el</text:span><text:span text:style-name="T259_48"><text:s/></text:span><text:span text:style-name="T259_49">radio</text:span><text:span text:style-name="T259_50"><text:s/></text:span><text:span text:style-name="T259_51">de</text:span><text:span text:style-name="T259_52"><text:s/></text:span><text:span text:style-name="T259_53">alcance</text:span><text:span text:style-name="T259_54"><text:s/></text:span><text:span text:style-name="T259_55">de</text:span><text:span text:style-name="T259_56"><text:s/></text:span><text:span text:style-name="T259_57">la</text:span><text:span text:style-name="T259_58"><text:s/></text:span><text:span text:style-name="T259_59">onda</text:span><text:span text:style-name="T259_60"><text:s/></text:span><text:span text:style-name="T259_61">sonora</text:span><text:span text:style-name="T259_62">.<text:s/></text:span><text:span text:style-name="T259_63">Con</text:span><text:span text:style-name="T259_64"><text:s/></text:span><text:span text:style-name="T259_65">esto</text:span><text:span text:style-name="T259_66"><text:s/></text:span><text:span text:style-name="T259_67">se</text:span><text:span text:style-name="T259_68"><text:s/></text:span><text:span text:style-name="T259_69">podran</text:span><text:span text:style-name="T259_70"><text:s/></text:span><text:span text:style-name="T259_71">crear</text:span><text:span text:style-name="T259_72"><text:s/></text:span><text:span text:style-name="T259_73">diferentes</text:span><text:span text:style-name="T259_74"><text:s/></text:span><text:span text:style-name="T259_75">zonas</text:span><text:span text:style-name="T259_76"><text:s/></text:span><text:span text:style-name="T259_77">de</text:span><text:span text:style-name="T259_78"><text:s/></text:span><text:span text:style-name="T259_79">infuencia</text:span><text:span text:style-name="T259_80"><text:s/></text:span><text:span text:style-name="T259_81">de</text:span><text:span text:style-name="T259_82"><text:s/></text:span><text:span text:style-name="T259_83">la</text:span><text:span text:style-name="T259_84"><text:s/></text:span><text:span text:style-name="T259_85">musica</text:span><text:span text:style-name="T259_86">,<text:s/></text:span><text:span text:style-name="T259_87">con</text:span><text:span text:style-name="T259_88"><text:s/></text:span><text:span text:style-name="T259_89">todas</text:span><text:span text:style-name="T259_90"><text:s/></text:span><text:span text:style-name="T259_91">las</text:span><text:span text:style-name="T259_92"><text:s/></text:span><text:span text:style-name="T259_93">posibilidades</text:span><text:span text:style-name="T259_94"><text:s/></text:span><text:span text:style-name="T259_95">de</text:span><text:span text:style-name="T259_96"><text:s/></text:span><text:span text:style-name="T259_97">experimentacion</text:span><text:span text:style-name="T259_98"><text:s/></text:span><text:span text:style-name="T259_99">que</text:span><text:span text:style-name="T259_100"><text:s/></text:span><text:span text:style-name="T259_101">ello</text:span><text:span text:style-name="T259_102"><text:s/></text:span><text:span text:style-name="T259_103">conlleva</text:span><text:span text:style-name="T259_104">.</text:span></text:p>
      <text:p text:style-name="P260"/>
      <text:p text:style-name="P261"/>
      <text:p text:style-name="P262"/>
      <text:p text:style-name="P263"/>
      <text:p text:style-name="P264"/>
      <text:p text:style-name="P265"><text:span text:style-name="T265_1">Flujo</text:span><text:span text:style-name="T265_2"><text:s/></text:span><text:span text:style-name="T265_3">de</text:span><text:span text:style-name="T265_4"><text:s/></text:span><text:span text:style-name="T265_5">trabajo</text:span><text:span text:style-name="T265_6"><text:s/></text:span><text:span text:style-name="T265_7">de</text:span><text:span text:style-name="T265_8"><text:s/></text:span><text:span text:style-name="T265_9">la</text:span><text:span text:style-name="T265_10"><text:s/></text:span><text:span text:style-name="T265_11">aplicacion</text:span></text:p>
      <text:p text:style-name="P266"><text:span text:style-name="T266_1">La</text:span><text:span text:style-name="T266_2"><text:s/></text:span><text:span text:style-name="T266_3">aplicacion</text:span><text:span text:style-name="T266_4"><text:s/></text:span><text:span text:style-name="T266_5">se</text:span><text:span text:style-name="T266_6"><text:s/></text:span><text:span text:style-name="T266_7">encontrara</text:span><text:span text:style-name="T266_8"><text:s/></text:span><text:span text:style-name="T266_9">dentro</text:span><text:span text:style-name="T266_10"><text:s/></text:span><text:span text:style-name="T266_11">de</text:span><text:span text:style-name="T266_12"><text:s/></text:span><text:span text:style-name="T266_13">un</text:span><text:span text:style-name="T266_14"><text:s/></text:span><text:span text:style-name="T266_15">bucle</text:span><text:span text:style-name="T266_16"><text:s/></text:span><text:span text:style-name="T266_17">infinito</text:span><text:span text:style-name="T266_18"><text:s/></text:span><text:span text:style-name="T266_19">desde</text:span><text:span text:style-name="T266_20"><text:s/></text:span><text:span text:style-name="T266_21">el</text:span><text:span text:style-name="T266_22"><text:s/></text:span><text:span text:style-name="T266_23">comienzo</text:span><text:span text:style-name="T266_24"><text:s/></text:span><text:span text:style-name="T266_25">de</text:span><text:span text:style-name="T266_26"><text:s/></text:span><text:span text:style-name="T266_27">la</text:span><text:span text:style-name="T266_28"><text:s/></text:span><text:span text:style-name="T266_29">misma</text:span><text:span text:style-name="T266_30"><text:s/></text:span><text:span text:style-name="T266_31">hasta</text:span><text:span text:style-name="T266_32"><text:s/></text:span><text:span text:style-name="T266_33">su</text:span><text:span text:style-name="T266_34"><text:s/></text:span><text:span text:style-name="T266_35">final</text:span><text:span text:style-name="T266_36">.</text:span></text:p>
      <text:p text:style-name="P267"/>
      <text:p text:style-name="P268"><text:span text:style-name="T268_1">El</text:span><text:span text:style-name="T268_2"><text:s/></text:span><text:span text:style-name="T268_3">proceso</text:span><text:span text:style-name="T268_4"><text:s/></text:span><text:span text:style-name="T268_5">será</text:span><text:span text:style-name="T268_6"><text:s/></text:span><text:span text:style-name="T268_7">el</text:span><text:span text:style-name="T268_8"><text:s/></text:span><text:span text:style-name="T268_9">siguiente</text:span><text:span text:style-name="T268_10">:</text:span></text:p>
      <text:list text:style-name="LS8" xml:id="list36">
        <text:list-item>
          <text:p text:style-name="P269"><text:span text:style-name="T269_1">Inicio</text:span><text:span text:style-name="T269_2"><text:s/></text:span><text:span text:style-name="T269_3">de</text:span><text:span text:style-name="T269_4"><text:s/></text:span><text:span text:style-name="T269_5">la</text:span><text:span text:style-name="T269_6"><text:s/></text:span><text:span text:style-name="T269_7">iteración</text:span><text:span text:style-name="T269_8">.<text:s/></text:span></text:p>
        </text:list-item>
        <text:list-item>
          <text:p text:style-name="P270"><text:span text:style-name="T270_1">El</text:span><text:span text:style-name="T270_2"><text:s/></text:span><text:span text:style-name="T270_3">mundo</text:span><text:span text:style-name="T270_4"><text:s/></text:span><text:span text:style-name="T270_5">actualiza</text:span><text:span text:style-name="T270_6"><text:s/></text:span><text:span text:style-name="T270_7">su</text:span><text:span text:style-name="T270_8"><text:s/></text:span><text:span text:style-name="T270_9">tiempo</text:span><text:span text:style-name="T270_10"><text:s/></text:span><text:span text:style-name="T270_11">y</text:span><text:span text:style-name="T270_12"><text:s/></text:span><text:span text:style-name="T270_13">llama</text:span><text:span text:style-name="T270_14"><text:s/></text:span><text:span text:style-name="T270_15">a</text:span><text:span text:style-name="T270_16"><text:s/></text:span><text:span text:style-name="T270_17">cada</text:span><text:span text:style-name="T270_18"><text:s/></text:span><text:span text:style-name="T270_19">nanobot</text:span><text:span text:style-name="T270_20">(</text:span><text:span text:style-name="T270_21">comprobar</text:span><text:span text:style-name="T270_22"><text:s/></text:span><text:span text:style-name="T270_23">esto</text:span><text:span text:style-name="T270_24"><text:s/></text:span><text:span text:style-name="T270_25">ultimo</text:span><text:span text:style-name="T270_26">)</text:span></text:p>
        </text:list-item>
        <text:list-item>
          <text:p text:style-name="P271"><text:span text:style-name="T271_1">Cada</text:span><text:span text:style-name="T271_2"><text:s/></text:span><text:span text:style-name="T271_3">nanobot</text:span><text:span text:style-name="T271_4"><text:s/></text:span><text:span text:style-name="T271_5">comprueba</text:span><text:span text:style-name="T271_6"><text:s/></text:span><text:span text:style-name="T271_7">si</text:span><text:span text:style-name="T271_8"><text:s/></text:span><text:span text:style-name="T271_9">recibe</text:span><text:span text:style-name="T271_10"><text:s/></text:span><text:span text:style-name="T271_11">algún</text:span><text:span text:style-name="T271_12"><text:s/></text:span><text:span text:style-name="T271_13">estímulo</text:span><text:span text:style-name="T271_14"><text:s/></text:span><text:span text:style-name="T271_15">externo</text:span><text:span text:style-name="T271_16">,<text:s/></text:span><text:span text:style-name="T271_17">si</text:span><text:span text:style-name="T271_18"><text:s/></text:span><text:span text:style-name="T271_19">lo</text:span><text:span text:style-name="T271_20"><text:s/></text:span><text:span text:style-name="T271_21">recibe</text:span><text:span text:style-name="T271_22"><text:s/></text:span><text:span text:style-name="T271_23">almacena</text:span><text:span text:style-name="T271_24"><text:s/></text:span><text:span text:style-name="T271_25">la</text:span><text:span text:style-name="T271_26"><text:s/></text:span><text:span text:style-name="T271_27">información</text:span><text:span text:style-name="T271_28"><text:s/></text:span><text:span text:style-name="T271_29">de</text:span><text:span text:style-name="T271_30"><text:s/></text:span><text:span text:style-name="T271_31">dichos</text:span><text:span text:style-name="T271_32"><text:s/></text:span><text:span text:style-name="T271_33">estímulos</text:span><text:span text:style-name="T271_34">.</text:span></text:p>
        </text:list-item>
        <text:list-item>
          <text:p text:style-name="P272"><text:span text:style-name="T272_1">Se</text:span><text:span text:style-name="T272_2"><text:s/></text:span><text:span text:style-name="T272_3">actualiza</text:span><text:span text:style-name="T272_4"><text:s/></text:span><text:span text:style-name="T272_5">las</text:span><text:span text:style-name="T272_6"><text:s/></text:span><text:span text:style-name="T272_7">variables</text:span><text:span text:style-name="T272_8"><text:s/></text:span><text:span text:style-name="T272_9">según</text:span><text:span text:style-name="T272_10"><text:s/></text:span><text:span text:style-name="T272_11">dichos</text:span><text:span text:style-name="T272_12"><text:s/></text:span><text:span text:style-name="T272_13">estímulos</text:span><text:span text:style-name="T272_14"><text:s/></text:span><text:span text:style-name="T272_15">para</text:span><text:span text:style-name="T272_16"><text:s/></text:span><text:span text:style-name="T272_17">cada</text:span><text:span text:style-name="T272_18"><text:s/></text:span><text:span text:style-name="T272_19">nanobot</text:span><text:span text:style-name="T272_20">.</text:span></text:p>
        </text:list-item>
        <text:list-item>
          <text:p text:style-name="P273"><text:span text:style-name="T273_1">Cada</text:span><text:span text:style-name="T273_2"><text:s/></text:span><text:span text:style-name="T273_3">nanobot</text:span><text:span text:style-name="T273_4"><text:s/></text:span><text:span text:style-name="T273_5">realiza</text:span><text:span text:style-name="T273_6"><text:s/></text:span><text:span text:style-name="T273_7">los</text:span><text:span text:style-name="T273_8"><text:s/></text:span><text:span text:style-name="T273_9">cálculos</text:span><text:span text:style-name="T273_10"><text:s/></text:span><text:span text:style-name="T273_11">para</text:span><text:span text:style-name="T273_12"><text:s/></text:span><text:span text:style-name="T273_13">llevar</text:span><text:span text:style-name="T273_14"><text:s/></text:span><text:span text:style-name="T273_15">a</text:span><text:span text:style-name="T273_16"><text:s/></text:span><text:span text:style-name="T273_17">cabo</text:span><text:span text:style-name="T273_18"><text:s/></text:span><text:span text:style-name="T273_19">los</text:span><text:span text:style-name="T273_20"><text:s/></text:span><text:span text:style-name="T273_21">comportamientos</text:span><text:span text:style-name="T273_22"><text:s/></text:span><text:span text:style-name="T273_23">activos</text:span><text:span text:style-name="T273_24"><text:s/></text:span><text:span text:style-name="T273_25">según</text:span><text:span text:style-name="T273_26"><text:s/></text:span><text:span text:style-name="T273_27">las</text:span><text:span text:style-name="T273_28"><text:s/></text:span><text:span text:style-name="T273_29">variables</text:span><text:span text:style-name="T273_30"><text:s/></text:span><text:span text:style-name="T273_31">actuales</text:span><text:span text:style-name="T273_32"><text:s/></text:span><text:span text:style-name="T273_33">para</text:span><text:span text:style-name="T273_34"><text:s/></text:span><text:span text:style-name="T273_35">terminar</text:span><text:span text:style-name="T273_36"><text:s/></text:span><text:span text:style-name="T273_37">devolviendo</text:span><text:span text:style-name="T273_38"><text:s/></text:span><text:span text:style-name="T273_39">una</text:span><text:span text:style-name="T273_40"><text:s/></text:span><text:span text:style-name="T273_41">nueva</text:span><text:span text:style-name="T273_42"><text:s/></text:span><text:span text:style-name="T273_43">aceleración</text:span><text:span text:style-name="T273_44">.</text:span></text:p>
        </text:list-item>
        <text:list-item>
          <text:p text:style-name="P274"><text:span text:style-name="T274_1">Se</text:span><text:span text:style-name="T274_2"><text:s/></text:span><text:span text:style-name="T274_3">c</text:span><text:span text:style-name="T274_4">alcula</text:span><text:span text:style-name="T274_5"><text:s/></text:span><text:span text:style-name="T274_6">la</text:span><text:span text:style-name="T274_7"><text:s/></text:span><text:span text:style-name="T274_8">velocidad</text:span><text:span text:style-name="T274_9"><text:s/></text:span><text:span text:style-name="T274_10">final</text:span><text:span text:style-name="T274_11"><text:s/></text:span><text:span text:style-name="T274_12">para</text:span><text:span text:style-name="T274_13"><text:s/></text:span><text:span text:style-name="T274_14">cada</text:span><text:span text:style-name="T274_15"><text:s/></text:span><text:span text:style-name="T274_16">nanobot</text:span><text:span text:style-name="T274_17"><text:s/></text:span><text:span text:style-name="T274_18">según</text:span><text:span text:style-name="T274_19"><text:s/></text:span><text:span text:style-name="T274_20">la</text:span><text:span text:style-name="T274_21"><text:s/></text:span><text:span text:style-name="T274_22">aceleración</text:span><text:span text:style-name="T274_23"><text:s/></text:span><text:span text:style-name="T274_24">para</text:span><text:span text:style-name="T274_25"><text:s/></text:span><text:span text:style-name="T274_26">poder</text:span><text:span text:style-name="T274_27"><text:s/></text:span><text:span text:style-name="T274_28">determinar</text:span><text:span text:style-name="T274_29"><text:s/></text:span><text:span text:style-name="T274_30">la</text:span><text:span text:style-name="T274_31"><text:s/></text:span><text:span text:style-name="T274_32">nueva</text:span><text:span text:style-name="T274_33"><text:s/></text:span><text:span text:style-name="T274_34">posición</text:span><text:span text:style-name="T274_35">.</text:span></text:p>
        </text:list-item>
        <text:list-item>
          <text:p text:style-name="P275"><text:span text:style-name="T275_1">Se</text:span><text:span text:style-name="T275_2"><text:s/></text:span><text:span text:style-name="T275_3">pinta</text:span><text:span text:style-name="T275_4"><text:s/></text:span><text:span text:style-name="T275_5">el</text:span><text:span text:style-name="T275_6"><text:s/></text:span><text:span text:style-name="T275_7">mundo</text:span><text:span text:style-name="T275_8"><text:s/></text:span><text:span text:style-name="T275_9">y</text:span><text:span text:style-name="T275_10"><text:s/></text:span><text:span text:style-name="T275_11">todos</text:span><text:span text:style-name="T275_12"><text:s/></text:span><text:span text:style-name="T275_13">los</text:span><text:span text:style-name="T275_14"><text:s/></text:span><text:span text:style-name="T275_15">nanobots</text:span><text:span text:style-name="T275_16"><text:s/></text:span><text:span text:style-name="T275_17">en</text:span><text:span text:style-name="T275_18"><text:s/></text:span><text:span text:style-name="T275_19">pantalla</text:span><text:span text:style-name="T275_20"><text:s/></text:span><text:span text:style-name="T275_21">según</text:span><text:span text:style-name="T275_22"><text:s/></text:span><text:span text:style-name="T275_23">la</text:span><text:span text:style-name="T275_24"><text:s/></text:span><text:span text:style-name="T275_25">posición</text:span><text:span text:style-name="T275_26"><text:s/></text:span><text:span text:style-name="T275_27">recién</text:span><text:span text:style-name="T275_28"><text:s/></text:span><text:span text:style-name="T275_29">calculada</text:span><text:span text:style-name="T275_30">.</text:span></text:p>
        </text:list-item>
        <text:list-item>
          <text:p text:style-name="P276"><text:span text:style-name="T276_1">Termina</text:span><text:span text:style-name="T276_2"><text:s/></text:span><text:span text:style-name="T276_3">la</text:span><text:span text:style-name="T276_4"><text:s/></text:span><text:span text:style-name="T276_5">iteración</text:span><text:span text:style-name="T276_6"><text:s/></text:span><text:span text:style-name="T276_7">y</text:span><text:span text:style-name="T276_8"><text:s/></text:span><text:span text:style-name="T276_9">vuelve</text:span><text:span text:style-name="T276_10"><text:s/></text:span><text:span text:style-name="T276_11">a</text:span><text:span text:style-name="T276_12"><text:s/></text:span><text:span text:style-name="T276_13">empezar</text:span><text:span text:style-name="T276_14"><text:s/></text:span><text:span text:style-name="T276_15">el</text:span><text:span text:style-name="T276_16"><text:s/></text:span><text:span text:style-name="T276_17">bucle</text:span><text:span text:style-name="T276_18">.</text:span></text:p>
        </text:list-item>
      </text:list>
      <text:p text:style-name="P277"/>
      <text:p text:style-name="P278"/>
      <text:p text:style-name="P279"><text:span text:style-name="T279_1">Imagen</text:span><text:span text:style-name="T279_2"><text:s/></text:span><text:span text:style-name="T279_3">del</text:span><text:span text:style-name="T279_4"><text:s/></text:span><text:span text:style-name="T279_5">esquema</text:span><text:span text:style-name="T279_6"><text:s/></text:span><text:span text:style-name="T279_7">del</text:span><text:span text:style-name="T279_8"><text:s/></text:span><text:span text:style-name="T279_9">bucle</text:span><text:span text:style-name="T279_10"><text:s/></text:span><text:span text:style-name="T279_11">de</text:span><text:span text:style-name="T279_12"><text:s/></text:span><text:span text:style-name="T279_13">la</text:span><text:span text:style-name="T279_14"><text:s/></text:span><text:span text:style-name="T279_15">aplicacion</text:span><text:span text:style-name="T279_16">.</text:span><text:span text:style-name="T279_17"><text:s/></text:span></text:p>
      <text:p text:style-name="P280"/>
      <text:p text:style-name="P281"/>
      <text:p text:style-name="P282"/>
      <text:p text:style-name="P283"/>
      <text:p text:style-name="P284"/>
      <text:p text:style-name="P285"><text:span text:style-name="T285_1">Diseño</text:span></text:p>
      <text:p text:style-name="P286"><text:span text:style-name="T286_1">Hablar</text:span><text:span text:style-name="T286_2"><text:s/></text:span><text:span text:style-name="T286_3">de</text:span><text:span text:style-name="T286_4">:</text:span></text:p>
      <text:list text:style-name="LS9" xml:id="list44">
        <text:list-item>
          <text:p text:style-name="P287"><text:span text:style-name="T287_1">tecnologia</text:span><text:span text:style-name="T287_2"><text:s/></text:span><text:span text:style-name="T287_3">utilizada</text:span><text:span text:style-name="T287_4"><text:s/></text:span><text:span text:style-name="T287_5">y</text:span><text:span text:style-name="T287_6"><text:s/></text:span><text:span text:style-name="T287_7">sus</text:span><text:span text:style-name="T287_8"><text:s/></text:span><text:span text:style-name="T287_9">ventajas</text:span><text:span text:style-name="T287_10"><text:s/></text:span><text:span text:style-name="T287_11">y</text:span><text:span text:style-name="T287_12"><text:s/></text:span><text:span text:style-name="T287_13">desvnentajas</text:span></text:p>
        </text:list-item>
        <text:list-item>
          <text:p text:style-name="P288"><text:span text:style-name="T288_1">lluvia</text:span></text:p>
        </text:list-item>
        <text:list-item>
          <text:p text:style-name="P289"><text:span text:style-name="T289_1">sistema</text:span><text:span text:style-name="T289_2"><text:s/></text:span><text:span text:style-name="T289_3">de</text:span><text:span text:style-name="T289_4"><text:s/></text:span><text:span text:style-name="T289_5">devices</text:span><text:span text:style-name="T289_6"><text:s/></text:span><text:span text:style-name="T289_7">y</text:span><text:span text:style-name="T289_8"><text:s/></text:span><text:span text:style-name="T289_9">gates</text:span></text:p>
        </text:list-item>
        <text:list-item>
          <text:p text:style-name="P290"><text:span text:style-name="T290_1">todas</text:span><text:span text:style-name="T290_2"><text:s/></text:span><text:span text:style-name="T290_3">las</text:span><text:span text:style-name="T290_4"><text:s/></text:span><text:span text:style-name="T290_5">clases</text:span><text:span text:style-name="T290_6"><text:s/></text:span><text:span text:style-name="T290_7">principales</text:span><text:span text:style-name="T290_8">(</text:span><text:span text:style-name="T290_9">con</text:span><text:span text:style-name="T290_10"><text:s/></text:span><text:span text:style-name="T290_11">sus</text:span><text:span text:style-name="T290_12"><text:s/></text:span><text:span text:style-name="T290_13">diagramas</text:span><text:span text:style-name="T290_14"><text:s/></text:span><text:span text:style-name="T290_15">correspondientes</text:span><text:span text:style-name="T290_16">)</text:span></text:p>
        </text:list-item>
        <text:list-item>
          <text:p text:style-name="P291"><text:span text:style-name="T291_1">metodologia</text:span><text:span text:style-name="T291_2"><text:s/></text:span><text:span text:style-name="T291_3">de</text:span><text:span text:style-name="T291_4"><text:s/></text:span><text:span text:style-name="T291_5">desarrollo</text:span></text:p>
        </text:list-item>
        <text:list-item>
          <text:p text:style-name="P292"><text:span text:style-name="T292_1">Como</text:span><text:span text:style-name="T292_2"><text:s/></text:span><text:span text:style-name="T292_3">funciona</text:span><text:span text:style-name="T292_4"><text:s/></text:span><text:span text:style-name="T292_5">la</text:span><text:span text:style-name="T292_6"><text:s/></text:span><text:span text:style-name="T292_7">aplicacion</text:span><text:span text:style-name="T292_8"><text:s/></text:span><text:span text:style-name="T292_9">al</text:span><text:span text:style-name="T292_10"><text:s/></text:span><text:span text:style-name="T292_11">dedillo</text:span><text:span text:style-name="T292_12">(</text:span><text:span text:style-name="T292_13">sin</text:span><text:span text:style-name="T292_14"><text:s/></text:span><text:span text:style-name="T292_15">codigo</text:span><text:span text:style-name="T292_16">!!!!)</text:span></text:p>
        </text:list-item>
        <text:list-item>
          <text:p text:style-name="P293"><text:span text:style-name="T293_1">casos</text:span><text:span text:style-name="T293_2"><text:s/></text:span><text:span text:style-name="T293_3">de</text:span><text:span text:style-name="T293_4"><text:s/></text:span><text:span text:style-name="T293_5">uso</text:span><text:span text:style-name="T293_6">??</text:span></text:p>
        </text:list-item>
        <text:list-item>
          <text:p text:style-name="P294"><text:span text:style-name="T294_1">descripcion</text:span><text:span text:style-name="T294_2"><text:s/></text:span><text:span text:style-name="T294_3">de</text:span><text:span text:style-name="T294_4"><text:s/></text:span><text:span text:style-name="T294_5">la</text:span><text:span text:style-name="T294_6"><text:s/></text:span><text:span text:style-name="T294_7">interface</text:span></text:p>
        </text:list-item>
        <text:list-item>
          <text:p text:style-name="P295"/>
        </text:list-item>
      </text:list>
      <text:p text:style-name="P296"/>
      <text:p text:style-name="P297"/>
      <text:p text:style-name="P298"/>
      <text:p text:style-name="P299"/>
      <text:p text:style-name="P300"/>
      <text:p text:style-name="P301"><text:span text:style-name="T301_1">Metodología</text:span><text:span text:style-name="T301_2"><text:s/></text:span><text:span text:style-name="T301_3">de</text:span><text:span text:style-name="T301_4"><text:s/></text:span><text:span text:style-name="T301_5">desarrollo</text:span></text:p>
      <text:p text:style-name="P302"><text:span text:style-name="T302_1">Para</text:span><text:span text:style-name="T302_2"><text:s/></text:span><text:span text:style-name="T302_3">el</text:span><text:span text:style-name="T302_4"><text:s/></text:span><text:span text:style-name="T302_5">desarrollo</text:span><text:span text:style-name="T302_6"><text:s/></text:span><text:span text:style-name="T302_7">de</text:span><text:span text:style-name="T302_8"><text:s/></text:span><text:span text:style-name="T302_9">la</text:span><text:span text:style-name="T302_10"><text:s/></text:span><text:span text:style-name="T302_11">aplicacion</text:span><text:span text:style-name="T302_12"><text:s/></text:span><text:span text:style-name="T302_13">se</text:span><text:span text:style-name="T302_14"><text:s/></text:span><text:span text:style-name="T302_15">utilizo</text:span><text:span text:style-name="T302_16"><text:s/></text:span><text:span text:style-name="T302_17">el</text:span><text:span text:style-name="T302_18"><text:s/></text:span><text:span text:style-name="T302_19">desarrollo</text:span><text:span text:style-name="T302_20"><text:s/></text:span><text:span text:style-name="T302_21">guiado</text:span><text:span text:style-name="T302_22"><text:s/></text:span><text:span text:style-name="T302_23">por</text:span><text:span text:style-name="T302_24"><text:s/></text:span><text:span text:style-name="T302_25">pruebas</text:span><text:span text:style-name="T302_26"><text:s/></text:span><text:span text:style-name="T302_27">de</text:span><text:span text:style-name="T302_28"><text:s/></text:span><text:span text:style-name="T302_29">software</text:span><text:span text:style-name="T302_30">,</text:span><text:span text:style-name="T302_31"><text:s/></text:span><text:span text:style-name="T302_32">o</text:span><text:span text:style-name="T302_33"><text:s/></text:span><text:span text:style-name="T302_34">Test</text:span><text:span text:style-name="T302_35">-</text:span><text:span text:style-name="T302_36">driven</text:span><text:span text:style-name="T302_37"><text:s/></text:span><text:span text:style-name="T302_38">development</text:span><text:span text:style-name="T302_39"><text:s/>(</text:span><text:span text:style-name="T302_40">TDD</text:span><text:span text:style-name="T302_41">).<text:s/></text:span><text:span text:style-name="T302_42">Sus</text:span><text:span text:style-name="T302_43"><text:s/></text:span><text:span text:style-name="T302_44">dos</text:span><text:span text:style-name="T302_45"><text:s/></text:span><text:span text:style-name="T302_46">reglas</text:span><text:span text:style-name="T302_47"><text:s/></text:span><text:span text:style-name="T302_48">principales</text:span><text:span text:style-name="T302_49"><text:s/></text:span><text:span text:style-name="T302_50">son</text:span><text:span text:style-name="T302_51">:</text:span></text:p>
      <text:list text:style-name="LS10" xml:id="list53">
        <text:list-item>
          <text:p text:style-name="P303"><text:span text:style-name="T303_1">Escribir</text:span><text:span text:style-name="T303_2"><text:s/></text:span><text:span text:style-name="T303_3">las</text:span><text:span text:style-name="T303_4"><text:s/></text:span><text:span text:style-name="T303_5">pruebas</text:span><text:span text:style-name="T303_6"><text:s/></text:span><text:span text:style-name="T303_7">primero</text:span><text:span text:style-name="T303_8">.</text:span></text:p>
        </text:list-item>
      </text:list>
      <text:list text:style-name="LS11" xml:id="list54">
        <text:list-item>
          <text:p text:style-name="P304"><text:span text:style-name="T304_1">Refactorización</text:span><text:span text:style-name="T304_2">.</text:span></text:p>
        </text:list-item>
      </text:list>
      <text:p text:style-name="P305"/>
      <text:p text:style-name="P306"><text:span text:style-name="T306_1">Para</text:span><text:span text:style-name="T306_2"><text:s/></text:span><text:span text:style-name="T306_3">escribir</text:span><text:span text:style-name="T306_4"><text:s/></text:span><text:span text:style-name="T306_5">las</text:span><text:span text:style-name="T306_6"><text:s/></text:span><text:span text:style-name="T306_7">pruebas</text:span><text:span text:style-name="T306_8"><text:s/></text:span><text:span text:style-name="T306_9">generalmente</text:span><text:span text:style-name="T306_10"><text:s/></text:span><text:span text:style-name="T306_11">se</text:span><text:span text:style-name="T306_12"><text:s/></text:span><text:span text:style-name="T306_13">utilizan</text:span><text:span text:style-name="T306_14"><text:s/></text:span><text:span text:style-name="T306_15">las</text:span><text:span text:style-name="T306_16"><text:s/></text:span><text:span text:style-name="T306_17">pruebas</text:span><text:span text:style-name="T306_18"><text:s/></text:span><text:span text:style-name="T306_19">unitarias</text:span><text:span text:style-name="T306_20">.<text:s/></text:span><text:span text:style-name="T306_21">En</text:span><text:span text:style-name="T306_22"><text:s/></text:span><text:span text:style-name="T306_23">primer</text:span><text:span text:style-name="T306_24"><text:s/></text:span><text:span text:style-name="T306_25">lugar</text:span><text:span text:style-name="T306_26">,<text:s/></text:span><text:span text:style-name="T306_27">se</text:span><text:span text:style-name="T306_28"><text:s/></text:span><text:span text:style-name="T306_29">escribe</text:span><text:span text:style-name="T306_30"><text:s/></text:span><text:span text:style-name="T306_31">una</text:span><text:span text:style-name="T306_32"><text:s/></text:span><text:span text:style-name="T306_33">prueba</text:span><text:span text:style-name="T306_34"><text:s/></text:span><text:span text:style-name="T306_35">y</text:span><text:span text:style-name="T306_36"><text:s/></text:span><text:span text:style-name="T306_37">se</text:span><text:span text:style-name="T306_38"><text:s/></text:span><text:span text:style-name="T306_39">verifica</text:span><text:span text:style-name="T306_40"><text:s/></text:span><text:span text:style-name="T306_41">que</text:span><text:span text:style-name="T306_42"><text:s/></text:span><text:span text:style-name="T306_43">las</text:span><text:span text:style-name="T306_44"><text:s/></text:span><text:span text:style-name="T306_45">pruebas</text:span><text:span text:style-name="T306_46"><text:s/></text:span><text:span text:style-name="T306_47">fallan</text:span><text:span text:style-name="T306_48">.<text:s/></text:span><text:span text:style-name="T306_49">A</text:span><text:span text:style-name="T306_50"><text:s/></text:span><text:span text:style-name="T306_51">continuación</text:span><text:span text:style-name="T306_52">,<text:s/></text:span><text:span text:style-name="T306_53">se</text:span><text:span text:style-name="T306_54"><text:s/></text:span><text:span text:style-name="T306_55">implementa</text:span><text:span text:style-name="T306_56"><text:s/></text:span><text:span text:style-name="T306_57">el</text:span><text:span text:style-name="T306_58"><text:s/></text:span><text:span text:style-name="T306_59">código</text:span><text:span text:style-name="T306_60"><text:s/></text:span><text:span text:style-name="T306_61">que</text:span><text:span text:style-name="T306_62"><text:s/></text:span><text:span text:style-name="T306_63">hace</text:span><text:span text:style-name="T306_64"><text:s/></text:span><text:span text:style-name="T306_65">que</text:span><text:span text:style-name="T306_66"><text:s/></text:span><text:span text:style-name="T306_67">la</text:span><text:span text:style-name="T306_68"><text:s/></text:span><text:span text:style-name="T306_69">prueba</text:span><text:span text:style-name="T306_70"><text:s/></text:span><text:span text:style-name="T306_71">pase</text:span><text:span text:style-name="T306_72"><text:s/></text:span><text:span text:style-name="T306_73">satisfactoriamente</text:span><text:span text:style-name="T306_74"><text:s/></text:span><text:span text:style-name="T306_75">y</text:span><text:span text:style-name="T306_76"><text:s/></text:span><text:span text:style-name="T306_77">seguidamente</text:span><text:span text:style-name="T306_78"><text:s/></text:span><text:span text:style-name="T306_79">se</text:span><text:span text:style-name="T306_80"><text:s/></text:span><text:span text:style-name="T306_81">refactoriza</text:span><text:span text:style-name="T306_82"><text:s/></text:span><text:span text:style-name="T306_83">el</text:span><text:span text:style-name="T306_84"><text:s/></text:span><text:span text:style-name="T306_85">código</text:span><text:span text:style-name="T306_86"><text:s/></text:span><text:span text:style-name="T306_87">escrito</text:span><text:span text:style-name="T306_88">.<text:s/></text:span><text:span text:style-name="T306_89">El</text:span><text:span text:style-name="T306_90"><text:s/></text:span><text:span text:style-name="T306_91">propósito</text:span><text:span text:style-name="T306_92"><text:s/></text:span><text:span text:style-name="T306_93">del</text:span><text:span text:style-name="T306_94"><text:s/></text:span><text:span text:style-name="T306_95">desarrollo</text:span><text:span text:style-name="T306_96"><text:s/></text:span><text:span text:style-name="T306_97">guiado</text:span><text:span text:style-name="T306_98"><text:s/></text:span><text:span text:style-name="T306_99">por</text:span><text:span text:style-name="T306_100"><text:s/></text:span><text:span text:style-name="T306_101">pruebas</text:span><text:span text:style-name="T306_102"><text:s/></text:span><text:span text:style-name="T306_103">es</text:span><text:span text:style-name="T306_104"><text:s/></text:span><text:span text:style-name="T306_105">lograr</text:span><text:span text:style-name="T306_106"><text:s/></text:span><text:span text:style-name="T306_107">un</text:span><text:span text:style-name="T306_108"><text:s/></text:span><text:span text:style-name="T306_109">código</text:span><text:span text:style-name="T306_110"><text:s/></text:span><text:span text:style-name="T306_111">limpio</text:span><text:span text:style-name="T306_112"><text:s/></text:span><text:span text:style-name="T306_113">que</text:span><text:span text:style-name="T306_114"><text:s/></text:span><text:span text:style-name="T306_115">funcione</text:span><text:span text:style-name="T306_116">.<text:s/></text:span><text:span text:style-name="T306_117">La</text:span><text:span text:style-name="T306_118"><text:s/></text:span><text:span text:style-name="T306_119">idea</text:span><text:span text:style-name="T306_120"><text:s/></text:span><text:span text:style-name="T306_121">es</text:span><text:span text:style-name="T306_122"><text:s/></text:span><text:span text:style-name="T306_123">que</text:span><text:span text:style-name="T306_124"><text:s/></text:span><text:span text:style-name="T306_125">los</text:span><text:span text:style-name="T306_126"><text:s/></text:span><text:span text:style-name="T306_127">requisitos</text:span><text:span text:style-name="T306_128"><text:s/></text:span><text:span text:style-name="T306_129">sean</text:span><text:span text:style-name="T306_130"><text:s/></text:span><text:span text:style-name="T306_131">traducidos</text:span><text:span text:style-name="T306_132"><text:s/></text:span><text:span text:style-name="T306_133">a</text:span><text:span text:style-name="T306_134"><text:s/></text:span><text:span text:style-name="T306_135">pruebas</text:span><text:span text:style-name="T306_136">,<text:s/></text:span><text:span text:style-name="T306_137">de</text:span><text:span text:style-name="T306_138"><text:s/></text:span><text:span text:style-name="T306_139">este</text:span><text:span text:style-name="T306_140"><text:s/></text:span><text:span text:style-name="T306_141">modo</text:span><text:span text:style-name="T306_142">,<text:s/></text:span><text:span text:style-name="T306_143">cuando</text:span><text:span text:style-name="T306_144"><text:s/></text:span><text:span text:style-name="T306_145">las</text:span><text:span text:style-name="T306_146"><text:s/></text:span><text:span text:style-name="T306_147">pruebas</text:span><text:span text:style-name="T306_148"><text:s/></text:span><text:span text:style-name="T306_149">pasen</text:span><text:span text:style-name="T306_150"><text:s/></text:span><text:span text:style-name="T306_151">se</text:span><text:span text:style-name="T306_152"><text:s/></text:span><text:span text:style-name="T306_153">garantizará</text:span><text:span text:style-name="T306_154"><text:s/></text:span><text:span text:style-name="T306_155">que</text:span><text:span text:style-name="T306_156"><text:s/></text:span><text:span text:style-name="T306_157">el</text:span><text:span text:style-name="T306_158"><text:s/></text:span><text:span text:style-name="T306_159">software</text:span><text:span text:style-name="T306_160"><text:s/></text:span><text:span text:style-name="T306_161">cumple</text:span><text:span text:style-name="T306_162"><text:s/></text:span><text:span text:style-name="T306_163">con</text:span><text:span text:style-name="T306_164"><text:s/></text:span><text:span text:style-name="T306_165">los</text:span><text:span text:style-name="T306_166"><text:s/></text:span><text:span text:style-name="T306_167">requisitos</text:span><text:span text:style-name="T306_168"><text:s/></text:span><text:span text:style-name="T306_169">que</text:span><text:span text:style-name="T306_170"><text:s/></text:span><text:span text:style-name="T306_171">se</text:span><text:span text:style-name="T306_172"><text:s/></text:span><text:span text:style-name="T306_173">han</text:span><text:span text:style-name="T306_174"><text:s/></text:span><text:span text:style-name="T306_175">establecido</text:span><text:span text:style-name="T306_176">.</text:span></text:p>
      <text:p text:style-name="P307"/>
      <text:p text:style-name="P308"><text:span text:style-name="T308_1">Una</text:span><text:span text:style-name="T308_2"><text:s/></text:span><text:span text:style-name="T308_3">ventaja</text:span><text:span text:style-name="T308_4"><text:s/></text:span><text:span text:style-name="T308_5">de</text:span><text:span text:style-name="T308_6"><text:s/></text:span><text:span text:style-name="T308_7">esta</text:span><text:span text:style-name="T308_8"><text:s/></text:span><text:span text:style-name="T308_9">forma</text:span><text:span text:style-name="T308_10"><text:s/></text:span><text:span text:style-name="T308_11">de</text:span><text:span text:style-name="T308_12"><text:s/></text:span><text:span text:style-name="T308_13">programación</text:span><text:span text:style-name="T308_14"><text:s/></text:span><text:span text:style-name="T308_15">es</text:span><text:span text:style-name="T308_16"><text:s/></text:span><text:span text:style-name="T308_17">el</text:span><text:span text:style-name="T308_18"><text:s/></text:span><text:span text:style-name="T308_19">evitar</text:span><text:span text:style-name="T308_20"><text:s/></text:span><text:span text:style-name="T308_21">escribir</text:span><text:span text:style-name="T308_22"><text:s/></text:span><text:span text:style-name="T308_23">código</text:span><text:span text:style-name="T308_24"><text:s/></text:span><text:span text:style-name="T308_25">innecesario</text:span><text:span text:style-name="T308_26">.<text:s/></text:span><text:span text:style-name="T308_27">Se</text:span><text:span text:style-name="T308_28"><text:s/></text:span><text:span text:style-name="T308_29">intenta</text:span><text:span text:style-name="T308_30"><text:s/></text:span><text:span text:style-name="T308_31">escribir</text:span><text:span text:style-name="T308_32"><text:s/></text:span><text:span text:style-name="T308_33">el</text:span><text:span text:style-name="T308_34"><text:s/></text:span><text:span text:style-name="T308_35">mínimo</text:span><text:span text:style-name="T308_36"><text:s/></text:span><text:span text:style-name="T308_37">código</text:span><text:span text:style-name="T308_38"><text:s/></text:span><text:span text:style-name="T308_39">posible</text:span><text:span text:style-name="T308_40">,<text:s/></text:span><text:span text:style-name="T308_41">y</text:span><text:span text:style-name="T308_42"><text:s/></text:span><text:span text:style-name="T308_43">si</text:span><text:span text:style-name="T308_44"><text:s/></text:span><text:span text:style-name="T308_45">el</text:span><text:span text:style-name="T308_46"><text:s/></text:span><text:span text:style-name="T308_47">código</text:span><text:span text:style-name="T308_48"><text:s/></text:span><text:span text:style-name="T308_49">pasa</text:span><text:span text:style-name="T308_50"><text:s/></text:span><text:span text:style-name="T308_51">una</text:span><text:span text:style-name="T308_52"><text:s/></text:span><text:span text:style-name="T308_53">prueba</text:span><text:span text:style-name="T308_54"><text:s/></text:span><text:span text:style-name="T308_55">aunque</text:span><text:span text:style-name="T308_56"><text:s/></text:span><text:span text:style-name="T308_57">sepamos</text:span><text:span text:style-name="T308_58"><text:s/></text:span><text:span text:style-name="T308_59">que</text:span><text:span text:style-name="T308_60"><text:s/></text:span><text:span text:style-name="T308_61">es</text:span><text:span text:style-name="T308_62"><text:s/></text:span><text:span text:style-name="T308_63">incorrecto</text:span><text:span text:style-name="T308_64"><text:s/></text:span><text:span text:style-name="T308_65">nos</text:span><text:span text:style-name="T308_66"><text:s/></text:span><text:span text:style-name="T308_67">da</text:span><text:span text:style-name="T308_68"><text:s/></text:span><text:span text:style-name="T308_69">una</text:span><text:span text:style-name="T308_70"><text:s/></text:span><text:span text:style-name="T308_71">idea</text:span><text:span text:style-name="T308_72"><text:s/></text:span><text:span text:style-name="T308_73">de</text:span><text:span text:style-name="T308_74"><text:s/></text:span><text:span text:style-name="T308_75">que</text:span><text:span text:style-name="T308_76"><text:s/></text:span><text:span text:style-name="T308_77">tenemos</text:span><text:span text:style-name="T308_78"><text:s/></text:span><text:span text:style-name="T308_79">que</text:span><text:span text:style-name="T308_80"><text:s/></text:span><text:span text:style-name="T308_81">modificar</text:span><text:span text:style-name="T308_82"><text:s/></text:span><text:span text:style-name="T308_83">nuestra</text:span><text:span text:style-name="T308_84"><text:s/></text:span><text:span text:style-name="T308_85">lista</text:span><text:span text:style-name="T308_86"><text:s/></text:span><text:span text:style-name="T308_87">de</text:span><text:span text:style-name="T308_88"><text:s/></text:span><text:span text:style-name="T308_89">requerimientos</text:span><text:span text:style-name="T308_90"><text:s/></text:span><text:span text:style-name="T308_91">agregando</text:span><text:span text:style-name="T308_92"><text:s/></text:span><text:span text:style-name="T308_93">uno</text:span><text:span text:style-name="T308_94"><text:s/></text:span><text:span text:style-name="T308_95">nuevo</text:span><text:span text:style-name="T308_96">.</text:span></text:p>
      <text:p text:style-name="P309"/>
      <text:p text:style-name="P310"><text:span text:style-name="T310_1">La</text:span><text:span text:style-name="T310_2"><text:s/></text:span><text:span text:style-name="T310_3">generación</text:span><text:span text:style-name="T310_4"><text:s/></text:span><text:span text:style-name="T310_5">de</text:span><text:span text:style-name="T310_6"><text:s/></text:span><text:span text:style-name="T310_7">pruebas</text:span><text:span text:style-name="T310_8"><text:s/></text:span><text:span text:style-name="T310_9">para</text:span><text:span text:style-name="T310_10"><text:s/></text:span><text:span text:style-name="T310_11">cada</text:span><text:span text:style-name="T310_12"><text:s/></text:span><text:span text:style-name="T310_13">funcionalidad</text:span><text:span text:style-name="T310_14"><text:s/></text:span><text:span text:style-name="T310_15">hace</text:span><text:span text:style-name="T310_16"><text:s/></text:span><text:span text:style-name="T310_17">que</text:span><text:span text:style-name="T310_18"><text:s/></text:span><text:span text:style-name="T310_19">el</text:span><text:span text:style-name="T310_20"><text:s/></text:span><text:span text:style-name="T310_21">programador</text:span><text:span text:style-name="T310_22"><text:s/></text:span><text:span text:style-name="T310_23">confíe</text:span><text:span text:style-name="T310_24"><text:s/></text:span><text:span text:style-name="T310_25">en</text:span><text:span text:style-name="T310_26"><text:s/></text:span><text:span text:style-name="T310_27">el</text:span><text:span text:style-name="T310_28"><text:s/></text:span><text:span text:style-name="T310_29">código</text:span><text:span text:style-name="T310_30"><text:s/></text:span><text:span text:style-name="T310_31">escrito</text:span><text:span text:style-name="T310_32">.<text:s/></text:span><text:span text:style-name="T310_33">Esto</text:span><text:span text:style-name="T310_34"><text:s/></text:span><text:span text:style-name="T310_35">permite</text:span><text:span text:style-name="T310_36"><text:s/></text:span><text:span text:style-name="T310_37">hacer</text:span><text:span text:style-name="T310_38"><text:s/></text:span><text:span text:style-name="T310_39">modificaciones</text:span><text:span text:style-name="T310_40"><text:s/></text:span><text:span text:style-name="T310_41">profundas</text:span><text:span text:style-name="T310_42"><text:s/></text:span><text:span text:style-name="T310_43">del</text:span><text:span text:style-name="T310_44"><text:s/></text:span><text:span text:style-name="T310_45">código</text:span><text:span text:style-name="T310_46"><text:s/></text:span><text:span text:style-name="T310_47">pues</text:span><text:span text:style-name="T310_48"><text:s/></text:span><text:span text:style-name="T310_49">sabemos</text:span><text:span text:style-name="T310_50"><text:s/></text:span><text:span text:style-name="T310_51">que</text:span><text:span text:style-name="T310_52"><text:s/></text:span><text:span text:style-name="T310_53">si</text:span><text:span text:style-name="T310_54"><text:s/></text:span><text:span text:style-name="T310_55">luego</text:span><text:span text:style-name="T310_56"><text:s/></text:span><text:span text:style-name="T310_57">logramos</text:span><text:span text:style-name="T310_58"><text:s/></text:span><text:span text:style-name="T310_59">hacer</text:span><text:span text:style-name="T310_60"><text:s/></text:span><text:span text:style-name="T310_61">pasar</text:span><text:span text:style-name="T310_62"><text:s/></text:span><text:span text:style-name="T310_63">todas</text:span><text:span text:style-name="T310_64"><text:s/></text:span><text:span text:style-name="T310_65">las</text:span><text:span text:style-name="T310_66"><text:s/></text:span><text:span text:style-name="T310_67">pruebas</text:span><text:span text:style-name="T310_68"><text:s/></text:span><text:span text:style-name="T310_69">tendremos</text:span><text:span text:style-name="T310_70"><text:s/></text:span><text:span text:style-name="T310_71">un</text:span><text:span text:style-name="T310_72"><text:s/></text:span><text:span text:style-name="T310_73">código</text:span><text:span text:style-name="T310_74"><text:s/></text:span><text:span text:style-name="T310_75">que</text:span><text:span text:style-name="T310_76"><text:s/></text:span><text:span text:style-name="T310_77">funcione</text:span><text:span text:style-name="T310_78"><text:s/></text:span><text:span text:style-name="T310_79">correctamente</text:span><text:span text:style-name="T310_80">.</text:span></text:p>
      <text:p text:style-name="P311"/>
      <text:p text:style-name="P312"><text:span text:style-name="T312_1">Otra</text:span><text:span text:style-name="T312_2"><text:s/></text:span><text:span text:style-name="T312_3">característica</text:span><text:span text:style-name="T312_4"><text:s/></text:span><text:span text:style-name="T312_5">del</text:span><text:span text:style-name="T312_6"><text:s/></text:span><text:span text:style-name="T312_7">desarrollo</text:span><text:span text:style-name="T312_8"><text:s/></text:span><text:span text:style-name="T312_9">guiado</text:span><text:span text:style-name="T312_10"><text:s/></text:span><text:span text:style-name="T312_11">por</text:span><text:span text:style-name="T312_12"><text:s/></text:span><text:span text:style-name="T312_13">pruebas</text:span><text:span text:style-name="T312_14"><text:s/></text:span><text:span text:style-name="T312_15">de</text:span><text:span text:style-name="T312_16"><text:s/></text:span><text:span text:style-name="T312_17">software</text:span><text:span text:style-name="T312_18"><text:s/></text:span><text:span text:style-name="T312_19">es</text:span><text:span text:style-name="T312_20"><text:s/></text:span><text:span text:style-name="T312_21">que</text:span><text:span text:style-name="T312_22"><text:s/></text:span><text:span text:style-name="T312_23">requiere</text:span><text:span text:style-name="T312_24"><text:s/></text:span><text:span text:style-name="T312_25">que</text:span><text:span text:style-name="T312_26"><text:s/></text:span><text:span text:style-name="T312_27">el</text:span><text:span text:style-name="T312_28"><text:s/></text:span><text:span text:style-name="T312_29">programador</text:span><text:span text:style-name="T312_30"><text:s/></text:span><text:span text:style-name="T312_31">primero</text:span><text:span text:style-name="T312_32"><text:s/></text:span><text:span text:style-name="T312_33">haga</text:span><text:span text:style-name="T312_34"><text:s/></text:span><text:span text:style-name="T312_35">fallar</text:span><text:span text:style-name="T312_36"><text:s/></text:span><text:span text:style-name="T312_37">los</text:span><text:span text:style-name="T312_38"><text:s/></text:span><text:span text:style-name="T312_39">casos</text:span><text:span text:style-name="T312_40"><text:s/></text:span><text:span text:style-name="T312_41">de</text:span><text:span text:style-name="T312_42"><text:s/></text:span><text:span text:style-name="T312_43">prueba</text:span><text:span text:style-name="T312_44">.<text:s/></text:span><text:span text:style-name="T312_45">La</text:span><text:span text:style-name="T312_46"><text:s/></text:span><text:span text:style-name="T312_47">idea</text:span><text:span text:style-name="T312_48"><text:s/></text:span><text:span text:style-name="T312_49">es</text:span><text:span text:style-name="T312_50"><text:s/></text:span><text:span text:style-name="T312_51">asegurarse</text:span><text:span text:style-name="T312_52"><text:s/></text:span><text:span text:style-name="T312_53">de</text:span><text:span text:style-name="T312_54"><text:s/></text:span><text:span text:style-name="T312_55">que</text:span><text:span text:style-name="T312_56"><text:s/></text:span><text:span text:style-name="T312_57">los</text:span><text:span text:style-name="T312_58"><text:s/></text:span><text:span text:style-name="T312_59">casos</text:span><text:span text:style-name="T312_60"><text:s/></text:span><text:span text:style-name="T312_61">de</text:span><text:span text:style-name="T312_62"><text:s/></text:span><text:span text:style-name="T312_63">prueba</text:span><text:span text:style-name="T312_64"><text:s/></text:span><text:span text:style-name="T312_65">realmente</text:span><text:span text:style-name="T312_66"><text:s/></text:span><text:span text:style-name="T312_67">funcionen</text:span><text:span text:style-name="T312_68"><text:s/></text:span><text:span text:style-name="T312_69">y</text:span><text:span text:style-name="T312_70"><text:s/></text:span><text:span text:style-name="T312_71">puedan</text:span><text:span text:style-name="T312_72"><text:s/></text:span><text:span text:style-name="T312_73">recoger</text:span><text:span text:style-name="T312_74"><text:s/></text:span><text:span text:style-name="T312_75">un</text:span><text:span text:style-name="T312_76"><text:s/></text:span><text:span text:style-name="T312_77">error</text:span><text:span text:style-name="T312_78">.</text:span></text:p>
      <text:p text:style-name="P313"/>
      <text:p text:style-name="P314"><text:span text:style-name="T314_1">A</text:span><text:span text:style-name="T314_2"><text:s/></text:span><text:span text:style-name="T314_3">pesar</text:span><text:span text:style-name="T314_4"><text:s/></text:span><text:span text:style-name="T314_5">de</text:span><text:span text:style-name="T314_6"><text:s/></text:span><text:span text:style-name="T314_7">los</text:span><text:span text:style-name="T314_8"><text:s/></text:span><text:span text:style-name="T314_9">elevados</text:span><text:span text:style-name="T314_10"><text:s/></text:span><text:span text:style-name="T314_11">requisitos</text:span><text:span text:style-name="T314_12"><text:s/></text:span><text:span text:style-name="T314_13">iniciales</text:span><text:span text:style-name="T314_14"><text:s/></text:span><text:span text:style-name="T314_15">de</text:span><text:span text:style-name="T314_16"><text:s/></text:span><text:span text:style-name="T314_17">aplicar</text:span><text:span text:style-name="T314_18"><text:s/></text:span><text:span text:style-name="T314_19">esta</text:span><text:span text:style-name="T314_20"><text:s/></text:span><text:span text:style-name="T314_21">metodología</text:span><text:span text:style-name="T314_22">,<text:s/></text:span><text:span text:style-name="T314_23">el</text:span><text:span text:style-name="T314_24"><text:s/></text:span><text:span text:style-name="T314_25">desarrollo</text:span><text:span text:style-name="T314_26"><text:s/></text:span><text:span text:style-name="T314_27">guiado</text:span><text:span text:style-name="T314_28"><text:s/></text:span><text:span text:style-name="T314_29">por</text:span><text:span text:style-name="T314_30"><text:s/></text:span><text:span text:style-name="T314_31">pruebas</text:span><text:span text:style-name="T314_32"><text:s/>(</text:span><text:span text:style-name="T314_33">TDD</text:span><text:span text:style-name="T314_34">)<text:s/></text:span><text:span text:style-name="T314_35">puede</text:span><text:span text:style-name="T314_36"><text:s/></text:span><text:span text:style-name="T314_37">proporcionar</text:span><text:span text:style-name="T314_38"><text:s/></text:span><text:span text:style-name="T314_39">un</text:span><text:span text:style-name="T314_40"><text:s/></text:span><text:span text:style-name="T314_41">gran</text:span><text:span text:style-name="T314_42"><text:s/></text:span><text:span text:style-name="T314_43">valor</text:span><text:span text:style-name="T314_44"><text:s/></text:span><text:span text:style-name="T314_45">añadido</text:span><text:span text:style-name="T314_46"><text:s/></text:span><text:span text:style-name="T314_47">en</text:span><text:span text:style-name="T314_48"><text:s/></text:span><text:span text:style-name="T314_49">la</text:span><text:span text:style-name="T314_50"><text:s/></text:span><text:span text:style-name="T314_51">creación</text:span><text:span text:style-name="T314_52"><text:s/></text:span><text:span text:style-name="T314_53">de</text:span><text:span text:style-name="T314_54"><text:s/></text:span><text:span text:style-name="T314_55">software</text:span><text:span text:style-name="T314_56">,<text:s/></text:span><text:span text:style-name="T314_57">produciendo</text:span><text:span text:style-name="T314_58"><text:s/></text:span><text:span text:style-name="T314_59">aplicaciones</text:span><text:span text:style-name="T314_60"><text:s/></text:span><text:span text:style-name="T314_61">de</text:span><text:span text:style-name="T314_62"><text:s/></text:span><text:span text:style-name="T314_63">más</text:span><text:span text:style-name="T314_64"><text:s/></text:span><text:span text:style-name="T314_65">calidad</text:span><text:span text:style-name="T314_66"><text:s/></text:span><text:span text:style-name="T314_67">y</text:span><text:span text:style-name="T314_68"><text:s/></text:span><text:span text:style-name="T314_69">en</text:span><text:span text:style-name="T314_70"><text:s/></text:span><text:span text:style-name="T314_71">menos</text:span><text:span text:style-name="T314_72"><text:s/></text:span><text:span text:style-name="T314_73">tiempo</text:span><text:span text:style-name="T314_74">.<text:s/></text:span><text:span text:style-name="T314_75">Ofrece</text:span><text:span text:style-name="T314_76"><text:s/></text:span><text:span text:style-name="T314_77">más</text:span><text:span text:style-name="T314_78"><text:s/></text:span><text:span text:style-name="T314_79">que</text:span><text:span text:style-name="T314_80"><text:s/></text:span><text:span text:style-name="T314_81">una</text:span><text:span text:style-name="T314_82"><text:s/></text:span><text:span text:style-name="T314_83">simple</text:span><text:span text:style-name="T314_84"><text:s/></text:span><text:span text:style-name="T314_85">validación</text:span><text:span text:style-name="T314_86"><text:s/></text:span><text:span text:style-name="T314_87">del</text:span><text:span text:style-name="T314_88"><text:s/></text:span><text:span text:style-name="T314_89">cumplimiento</text:span><text:span text:style-name="T314_90"><text:s/></text:span><text:span text:style-name="T314_91">de</text:span><text:span text:style-name="T314_92"><text:s/></text:span><text:span text:style-name="T314_93">los</text:span><text:span text:style-name="T314_94"><text:s/></text:span><text:span text:style-name="T314_95">requisitos</text:span><text:span text:style-name="T314_96">,<text:s/></text:span><text:span text:style-name="T314_97">también</text:span><text:span text:style-name="T314_98"><text:s/></text:span><text:span text:style-name="T314_99">puede</text:span><text:span text:style-name="T314_100"><text:s/></text:span><text:span text:style-name="T314_101">guiar</text:span><text:span text:style-name="T314_102"><text:s/></text:span><text:span text:style-name="T314_103">el</text:span><text:span text:style-name="T314_104"><text:s/></text:span><text:span text:style-name="T314_105">diseño</text:span><text:span text:style-name="T314_106"><text:s/></text:span><text:span text:style-name="T314_107">de</text:span><text:span text:style-name="T314_108"><text:s/></text:span><text:span text:style-name="T314_109">un</text:span><text:span text:style-name="T314_110"><text:s/></text:span><text:span text:style-name="T314_111">programa</text:span><text:span text:style-name="T314_112">.<text:s/></text:span><text:span text:style-name="T314_113">Centrándose</text:span><text:span text:style-name="T314_114"><text:s/></text:span><text:span text:style-name="T314_115">en</text:span><text:span text:style-name="T314_116"><text:s/></text:span><text:span text:style-name="T314_117">primer</text:span><text:span text:style-name="T314_118"><text:s/></text:span><text:span text:style-name="T314_119">lugar</text:span><text:span text:style-name="T314_120"><text:s/></text:span><text:span text:style-name="T314_121">en</text:span><text:span text:style-name="T314_122"><text:s/></text:span><text:span text:style-name="T314_123">los</text:span><text:span text:style-name="T314_124"><text:s/></text:span><text:span text:style-name="T314_125">casos</text:span><text:span text:style-name="T314_126"><text:s/></text:span><text:span text:style-name="T314_127">de</text:span><text:span text:style-name="T314_128"><text:s/></text:span><text:span text:style-name="T314_129">prueba</text:span><text:span text:style-name="T314_130"><text:s/></text:span><text:span text:style-name="T314_131">uno</text:span><text:span text:style-name="T314_132"><text:s/></text:span><text:span text:style-name="T314_133">debe</text:span><text:span text:style-name="T314_134"><text:s/></text:span><text:span text:style-name="T314_135">imaginarse</text:span><text:span text:style-name="T314_136"><text:s/></text:span><text:span text:style-name="T314_137">cómo</text:span><text:span text:style-name="T314_138"><text:s/></text:span><text:span text:style-name="T314_139">los</text:span><text:span text:style-name="T314_140"><text:s/></text:span><text:span text:style-name="T314_141">clientes</text:span><text:span text:style-name="T314_142"><text:s/></text:span><text:span text:style-name="T314_143">utilizarán</text:span><text:span text:style-name="T314_144"><text:s/></text:span><text:span text:style-name="T314_145">la</text:span><text:span text:style-name="T314_146"><text:s/></text:span><text:span text:style-name="T314_147">funcionalidad</text:span><text:span text:style-name="T314_148"><text:s/>(</text:span><text:span text:style-name="T314_149">en</text:span><text:span text:style-name="T314_150"><text:s/></text:span><text:span text:style-name="T314_151">este</text:span><text:span text:style-name="T314_152"><text:s/></text:span><text:span text:style-name="T314_153">caso</text:span><text:span text:style-name="T314_154">,<text:s/></text:span><text:span text:style-name="T314_155">los</text:span><text:span text:style-name="T314_156"><text:s/></text:span><text:span text:style-name="T314_157">casos</text:span><text:span text:style-name="T314_158"><text:s/></text:span><text:span text:style-name="T314_159">de</text:span><text:span text:style-name="T314_160"><text:s/></text:span><text:span text:style-name="T314_161">prueba</text:span><text:span text:style-name="T314_162">).<text:s/></text:span><text:span text:style-name="T314_163">Por</text:span><text:span text:style-name="T314_164"><text:s/></text:span><text:span text:style-name="T314_165">lo</text:span><text:span text:style-name="T314_166"><text:s/></text:span><text:span text:style-name="T314_167">tanto</text:span><text:span text:style-name="T314_168">,<text:s/></text:span><text:span text:style-name="T314_169">al</text:span><text:span text:style-name="T314_170"><text:s/></text:span><text:span text:style-name="T314_171">programador</text:span><text:span text:style-name="T314_172"><text:s/></text:span><text:span text:style-name="T314_173">solo</text:span><text:span text:style-name="T314_174"><text:s/></text:span><text:span text:style-name="T314_175">le</text:span><text:span text:style-name="T314_176"><text:s/></text:span><text:span text:style-name="T314_177">importa</text:span><text:span text:style-name="T314_178"><text:s/></text:span><text:span text:style-name="T314_179">la</text:span><text:span text:style-name="T314_180"><text:s/></text:span><text:span text:style-name="T314_181">interfaz</text:span><text:span text:style-name="T314_182"><text:s/></text:span><text:span text:style-name="T314_183">y</text:span><text:span text:style-name="T314_184"><text:s/></text:span><text:span text:style-name="T314_185">no</text:span><text:span text:style-name="T314_186"><text:s/></text:span><text:span text:style-name="T314_187">la</text:span><text:span text:style-name="T314_188"><text:s/></text:span><text:span text:style-name="T314_189">implementación</text:span><text:span text:style-name="T314_190">.<text:s/></text:span><text:span text:style-name="T314_191">Esta</text:span><text:span text:style-name="T314_192"><text:s/></text:span><text:span text:style-name="T314_193">ventaja</text:span><text:span text:style-name="T314_194"><text:s/></text:span><text:span text:style-name="T314_195">es</text:span><text:span text:style-name="T314_196"><text:s/></text:span><text:span text:style-name="T314_197">similar</text:span><text:span text:style-name="T314_198"><text:s/></text:span><text:span text:style-name="T314_199">al</text:span><text:span text:style-name="T314_200"><text:a xlink:type="simple" xlink:href="http://es.wikipedia.org/w/index.php?title=Dise%C3%B1o_por_convenio&amp;action=edit&amp;redlink=1"><text:span text:style-name="T314_201"><text:s/></text:span></text:a></text:span><text:span text:style-name="T314_202">diseño</text:span><text:span text:style-name="T314_203"><text:s/></text:span><text:span text:style-name="T314_204">por</text:span><text:span text:style-name="T314_205"><text:s/></text:span><text:span text:style-name="T314_206">convenio</text:span><text:span text:style-name="T314_207"><text:s/></text:span><text:span text:style-name="T314_208">pero</text:span><text:span text:style-name="T314_209"><text:s/></text:span><text:span text:style-name="T314_210">se</text:span><text:span text:style-name="T314_211"><text:s/></text:span><text:span text:style-name="T314_212">parece</text:span><text:span text:style-name="T314_213"><text:s/></text:span><text:span text:style-name="T314_214">a</text:span><text:span text:style-name="T314_215"><text:s/></text:span><text:span text:style-name="T314_216">él</text:span><text:span text:style-name="T314_217"><text:s/></text:span><text:span text:style-name="T314_218">por</text:span><text:span text:style-name="T314_219"><text:s/></text:span><text:span text:style-name="T314_220">los</text:span><text:span text:style-name="T314_221"><text:s/></text:span><text:span text:style-name="T314_222">casos</text:span><text:span text:style-name="T314_223"><text:s/></text:span><text:span text:style-name="T314_224">de</text:span><text:span text:style-name="T314_225"><text:s/></text:span><text:span text:style-name="T314_226">prueba</text:span><text:span text:style-name="T314_227"><text:s/></text:span><text:span text:style-name="T314_228">más</text:span><text:span text:style-name="T314_229"><text:s/></text:span><text:span text:style-name="T314_230">que</text:span><text:span text:style-name="T314_231"><text:s/></text:span><text:span text:style-name="T314_232">por</text:span><text:span text:style-name="T314_233"><text:s/></text:span><text:span text:style-name="T314_234">las</text:span><text:span text:style-name="T314_235"><text:s/></text:span><text:span text:style-name="T314_236">aserciones</text:span><text:span text:style-name="T314_237"><text:s/></text:span><text:span text:style-name="T314_238">matemáticas</text:span><text:span text:style-name="T314_239">.</text:span></text:p>
      <text:p text:style-name="P315"/>
      <text:p text:style-name="P316"/>
      <text:p text:style-name="P317"/>
      <text:p text:style-name="P318"/>
      <text:p text:style-name="P319"/>
      <text:p text:style-name="P320"/>
      <text:p text:style-name="P321"><text:span text:style-name="T321_1">Tecnologia</text:span><text:span text:style-name="T321_2"><text:s/></text:span><text:span text:style-name="T321_3">utilizada</text:span><text:span text:style-name="T321_4"><text:s/></text:span></text:p>
      <text:p text:style-name="P322"><text:span text:style-name="T322_1">Para</text:span><text:span text:style-name="T322_2"><text:s/></text:span><text:span text:style-name="T322_3">la</text:span><text:span text:style-name="T322_4"><text:s/></text:span><text:span text:style-name="T322_5">codificación</text:span><text:span text:style-name="T322_6"><text:s/></text:span><text:span text:style-name="T322_7">de</text:span><text:span text:style-name="T322_8"><text:s/></text:span><text:span text:style-name="T322_9">la</text:span><text:span text:style-name="T322_10"><text:s/></text:span><text:span text:style-name="T322_11">aplicacion</text:span><text:span text:style-name="T322_12"><text:s/></text:span><text:span text:style-name="T322_13">se</text:span><text:span text:style-name="T322_14"><text:s/></text:span><text:span text:style-name="T322_15">utilizará</text:span><text:span text:style-name="T322_16"><text:s/></text:span><text:span text:style-name="T322_17">el</text:span><text:span text:style-name="T322_18"><text:s/></text:span><text:span text:style-name="T322_19">Framework</text:span><text:span text:style-name="T322_20"><text:s/></text:span><text:span text:style-name="T322_21">de</text:span><text:span text:style-name="T322_22"><text:s/></text:span><text:span text:style-name="T322_23">desarrollo</text:span><text:span text:style-name="T322_24"><text:s/></text:span><text:span text:style-name="T322_25">Lluvia</text:span><text:span text:style-name="T322_26"><text:s/></text:span><text:span text:style-name="T322_27">basado</text:span><text:span text:style-name="T322_28"><text:s/></text:span><text:span text:style-name="T322_29">en</text:span><text:span text:style-name="T322_30"><text:s/></text:span><text:span text:style-name="T322_31">el</text:span><text:span text:style-name="T322_32"><text:s/></text:span><text:span text:style-name="T322_33">lenguaje</text:span><text:span text:style-name="T322_34"><text:s/></text:span><text:span text:style-name="T322_35">de</text:span><text:span text:style-name="T322_36"><text:s/></text:span><text:span text:style-name="T322_37">programación</text:span><text:span text:style-name="T322_38"><text:s/></text:span><text:span text:style-name="T322_39">JavaScript</text:span><text:span text:style-name="T322_40">.<text:s/></text:span></text:p>
      <text:p text:style-name="P323"/>
      <text:p text:style-name="P324"/>
      <text:p text:style-name="P325"><text:span text:style-name="T325_1">Sistema</text:span><text:span text:style-name="T325_2"><text:s/></text:span><text:span text:style-name="T325_3">de</text:span><text:span text:style-name="T325_4"><text:s/></text:span><text:span text:style-name="T325_5">devices</text:span><text:span text:style-name="T325_6"><text:s/></text:span><text:span text:style-name="T325_7">y</text:span><text:span text:style-name="T325_8"><text:s/></text:span><text:span text:style-name="T325_9">gates</text:span></text:p>
      <text:p text:style-name="P326"/>
      <text:p text:style-name="P327"><text:span text:style-name="T327_1">Clases</text:span><text:span text:style-name="T327_2"><text:s/></text:span><text:span text:style-name="T327_3">principales</text:span></text:p>
      <text:p text:style-name="P328"><text:span text:style-name="T328_1">Indicar</text:span><text:span text:style-name="T328_2"><text:s/></text:span><text:span text:style-name="T328_3">que</text:span><text:span text:style-name="T328_4"><text:s/></text:span><text:span text:style-name="T328_5">la</text:span><text:span text:style-name="T328_6"><text:s/></text:span><text:span text:style-name="T328_7">lista</text:span><text:span text:style-name="T328_8"><text:s/></text:span><text:span text:style-name="T328_9">de</text:span><text:span text:style-name="T328_10"><text:s/></text:span><text:span text:style-name="T328_11">metodos</text:span><text:span text:style-name="T328_12"><text:s/></text:span><text:span text:style-name="T328_13">de</text:span><text:span text:style-name="T328_14"><text:s/></text:span><text:span text:style-name="T328_15">las</text:span><text:span text:style-name="T328_16"><text:s/></text:span><text:span text:style-name="T328_17">clases</text:span><text:span text:style-name="T328_18"><text:s/></text:span><text:span text:style-name="T328_19">se</text:span><text:span text:style-name="T328_20"><text:s/></text:span><text:span text:style-name="T328_21">encuentra</text:span><text:span text:style-name="T328_22"><text:s/></text:span><text:span text:style-name="T328_23">en</text:span><text:span text:style-name="T328_24"><text:s/></text:span><text:span text:style-name="T328_25">el</text:span><text:span text:style-name="T328_26"><text:s/></text:span><text:span text:style-name="T328_27">anexo</text:span><text:span text:style-name="T328_28"><text:s/></text:span><text:span text:style-name="T328_29">destinado</text:span><text:span text:style-name="T328_30"><text:s/></text:span><text:span text:style-name="T328_31">a</text:span><text:span text:style-name="T328_32"><text:s/></text:span><text:span text:style-name="T328_33">ello</text:span></text:p>
      <text:p text:style-name="P329"><text:span text:style-name="T329_1">Explicar</text:span><text:span text:style-name="T329_2"><text:s/></text:span><text:span text:style-name="T329_3">tambien</text:span><text:span text:style-name="T329_4"><text:s/></text:span><text:span text:style-name="T329_5">los</text:span><text:span text:style-name="T329_6"><text:s/></text:span><text:span text:style-name="T329_7">modulos</text:span><text:span text:style-name="T329_8"><text:s/></text:span><text:span text:style-name="T329_9">de</text:span><text:span text:style-name="T329_10"><text:s/></text:span><text:span text:style-name="T329_11">lluvia</text:span><text:span text:style-name="T329_12"><text:s/></text:span><text:span text:style-name="T329_13">que</text:span><text:span text:style-name="T329_14"><text:s/></text:span><text:span text:style-name="T329_15">se</text:span><text:span text:style-name="T329_16"><text:s/></text:span><text:span text:style-name="T329_17">utilizan</text:span><text:span text:style-name="T329_18">,<text:s/></text:span><text:span text:style-name="T329_19">es</text:span><text:span text:style-name="T329_20"><text:s/></text:span><text:span text:style-name="T329_21">decir</text:span><text:span text:style-name="T329_22"><text:s/></text:span><text:span text:style-name="T329_23">empezar</text:span><text:span text:style-name="T329_24"><text:s/></text:span><text:span text:style-name="T329_25">por</text:span><text:span text:style-name="T329_26"><text:s/></text:span><text:span text:style-name="T329_27">los</text:span><text:span text:style-name="T329_28"><text:s/></text:span><text:span text:style-name="T329_29">devices</text:span><text:span text:style-name="T329_30"><text:s/></text:span><text:span text:style-name="T329_31">luego</text:span><text:span text:style-name="T329_32"><text:s/></text:span><text:span text:style-name="T329_33">autamtas</text:span><text:span text:style-name="T329_34"><text:s/></text:span><text:span text:style-name="T329_35">lo</text:span><text:span text:style-name="T329_36"><text:s/></text:span><text:span text:style-name="T329_37">de</text:span><text:span text:style-name="T329_38"><text:s/></text:span><text:span text:style-name="T329_39">mates</text:span><text:span text:style-name="T329_40"><text:s/></text:span><text:span text:style-name="T329_41">lineas</text:span><text:span text:style-name="T329_42"><text:s/></text:span><text:span text:style-name="T329_43">y</text:span><text:span text:style-name="T329_44"><text:s/></text:span><text:span text:style-name="T329_45">luego</text:span><text:span text:style-name="T329_46"><text:s/></text:span><text:span text:style-name="T329_47">el</text:span><text:span text:style-name="T329_48"><text:s/></text:span><text:span text:style-name="T329_49">resto</text:span></text:p>
      <text:p text:style-name="P330"><text:span text:style-name="T330_1">Las</text:span><text:span text:style-name="T330_2"><text:s/></text:span><text:span text:style-name="T330_3">principales</text:span><text:span text:style-name="T330_4"><text:s/></text:span><text:span text:style-name="T330_5">clases</text:span><text:span text:style-name="T330_6"><text:s/></text:span><text:span text:style-name="T330_7">que</text:span><text:span text:style-name="T330_8"><text:s/></text:span><text:span text:style-name="T330_9">componen</text:span><text:span text:style-name="T330_10"><text:s/></text:span><text:span text:style-name="T330_11">la</text:span><text:span text:style-name="T330_12"><text:s/></text:span><text:span text:style-name="T330_13">aplicacion</text:span><text:span text:style-name="T330_14"><text:s/></text:span><text:span text:style-name="T330_15">son</text:span><text:span text:style-name="T330_16">:</text:span></text:p>
      <text:p text:style-name="P331"><text:span text:style-name="T331_1">Device</text:span></text:p>
      <text:p text:style-name="P332"><text:span text:style-name="T332_1">Gate</text:span></text:p>
      <text:p text:style-name="P333"><text:span text:style-name="T333_1">World</text:span></text:p>
      <text:p text:style-name="P334"><text:span text:style-name="T334_1">La</text:span><text:span text:style-name="T334_2"><text:s/></text:span><text:span text:style-name="T334_3">clase</text:span><text:span text:style-name="T334_4"><text:s/></text:span><text:span text:style-name="T334_5">world</text:span><text:span text:style-name="T334_6"><text:s/></text:span><text:span text:style-name="T334_7">deriva</text:span><text:span text:style-name="T334_8"><text:s/></text:span><text:span text:style-name="T334_9">de</text:span><text:span text:style-name="T334_10"><text:s/></text:span><text:span text:style-name="T334_11">Device</text:span><text:span text:style-name="T334_12"><text:s/></text:span><text:span text:style-name="T334_13">y</text:span><text:span text:style-name="T334_14"><text:s/></text:span><text:span text:style-name="T334_15">es</text:span><text:span text:style-name="T334_16"><text:s/></text:span><text:span text:style-name="T334_17">la</text:span><text:span text:style-name="T334_18"><text:s/></text:span><text:span text:style-name="T334_19">encargada</text:span><text:span text:style-name="T334_20"><text:s/></text:span><text:span text:style-name="T334_21">de</text:span><text:span text:style-name="T334_22"><text:s/></text:span><text:span text:style-name="T334_23">generar</text:span><text:span text:style-name="T334_24"><text:s/></text:span><text:span text:style-name="T334_25">el</text:span><text:span text:style-name="T334_26"><text:s/></text:span><text:span text:style-name="T334_27">mundo</text:span><text:span text:style-name="T334_28"><text:s/></text:span><text:span text:style-name="T334_29">donde</text:span><text:span text:style-name="T334_30"><text:s/></text:span><text:span text:style-name="T334_31">coexisten</text:span><text:span text:style-name="T334_32"><text:s/></text:span><text:span text:style-name="T334_33">los</text:span><text:span text:style-name="T334_34"><text:s/></text:span><text:span text:style-name="T334_35">nanobots</text:span><text:span text:style-name="T334_36"><text:s/></text:span><text:span text:style-name="T334_37">y</text:span><text:span text:style-name="T334_38"><text:s/></text:span><text:span text:style-name="T334_39">speakers</text:span><text:span text:style-name="T334_40">.<text:s/></text:span><text:span text:style-name="T334_41">Es</text:span><text:span text:style-name="T334_42"><text:s/></text:span><text:span text:style-name="T334_43">necesario</text:span><text:span text:style-name="T334_44"><text:s/></text:span><text:span text:style-name="T334_45">indicarle</text:span><text:span text:style-name="T334_46"><text:s/></text:span><text:span text:style-name="T334_47">el</text:span><text:span text:style-name="T334_48"><text:s/></text:span><text:span text:style-name="T334_49">canvas</text:span><text:span text:style-name="T334_50">(</text:span><text:span text:style-name="T334_51">elemento</text:span><text:span text:style-name="T334_52"><text:a xlink:type="simple" xlink:href="http://es.wikipedia.org/wiki/HTML"><text:span text:style-name="T334_53"><text:s/></text:span></text:a></text:span><text:span text:style-name="T334_54">HTML</text:span><text:span text:style-name="T334_55"><text:s/></text:span><text:span text:style-name="T334_56">incorporado</text:span><text:span text:style-name="T334_57"><text:s/></text:span><text:span text:style-name="T334_58">en</text:span><text:span text:style-name="T334_59"><text:a xlink:type="simple" xlink:href="http://es.wikipedia.org/wiki/HTML5"><text:span text:style-name="T334_60"><text:s/></text:span></text:a></text:span><text:span text:style-name="T334_61">HMTL</text:span><text:span text:style-name="T334_62">5<text:s/></text:span><text:span text:style-name="T334_63">que</text:span><text:span text:style-name="T334_64"><text:s/></text:span><text:span text:style-name="T334_65">permite</text:span><text:span text:style-name="T334_66"><text:s/></text:span><text:span text:style-name="T334_67">la</text:span><text:span text:style-name="T334_68"><text:s/></text:span><text:span text:style-name="T334_69">generación</text:span><text:span text:style-name="T334_70"><text:s/></text:span><text:span text:style-name="T334_71">de</text:span><text:span text:style-name="T334_72"><text:s/></text:span><text:span text:style-name="T334_73">gráficos</text:span><text:span text:style-name="T334_74"><text:s/></text:span><text:span text:style-name="T334_75">dinámicamente</text:span><text:span text:style-name="T334_76"><text:s/></text:span><text:span text:style-name="T334_77">por</text:span><text:span text:style-name="T334_78"><text:s/></text:span><text:span text:style-name="T334_79">medio</text:span><text:span text:style-name="T334_80"><text:s/></text:span><text:span text:style-name="T334_81">del</text:span><text:span text:style-name="T334_82"><text:a xlink:type="simple" xlink:href="http://es.wikipedia.org/wiki/Scripting"><text:span text:style-name="T334_83"><text:s/></text:span></text:a></text:span><text:span text:style-name="T334_84"><text:a xlink:type="simple" xlink:href="http://es.wikipedia.org/wiki/Scripting"><text:span text:style-name="T334_85">scripting</text:span></text:a></text:span><text:span text:style-name="T334_86">)<text:s/></text:span><text:span text:style-name="T334_87">donde</text:span><text:span text:style-name="T334_88"><text:s/></text:span><text:span text:style-name="T334_89">se</text:span><text:span text:style-name="T334_90"><text:s/></text:span><text:span text:style-name="T334_91">realizará</text:span><text:span text:style-name="T334_92"><text:s/></text:span><text:span text:style-name="T334_93">la</text:span><text:span text:style-name="T334_94"><text:s/></text:span><text:span text:style-name="T334_95">representación</text:span><text:span text:style-name="T334_96"><text:s/></text:span><text:span text:style-name="T334_97">gráfica</text:span><text:span text:style-name="T334_98"><text:s/></text:span><text:span text:style-name="T334_99">y</text:span><text:span text:style-name="T334_100"><text:s/></text:span><text:span text:style-name="T334_101">optativo</text:span><text:span text:style-name="T334_102"><text:s/></text:span><text:span text:style-name="T334_103">el</text:span><text:span text:style-name="T334_104"><text:s/></text:span><text:span text:style-name="T334_105">ancho</text:span><text:span text:style-name="T334_106"><text:s/></text:span><text:span text:style-name="T334_107">y</text:span><text:span text:style-name="T334_108"><text:s/></text:span><text:span text:style-name="T334_109">largo</text:span><text:span text:style-name="T334_110"><text:s/></text:span><text:span text:style-name="T334_111">del</text:span><text:span text:style-name="T334_112"><text:s/></text:span><text:span text:style-name="T334_113">mismo</text:span><text:span text:style-name="T334_114">.<text:s/></text:span></text:p>
      <text:p text:style-name="P335"/>
      <text:p text:style-name="P336"><text:span text:style-name="T336_1">En</text:span><text:span text:style-name="T336_2"><text:s/></text:span><text:span text:style-name="T336_3">la</text:span><text:span text:style-name="T336_4"><text:s/></text:span><text:span text:style-name="T336_5">clase</text:span><text:span text:style-name="T336_6"><text:s/></text:span><text:span text:style-name="T336_7">World</text:span><text:span text:style-name="T336_8"><text:s/></text:span><text:span text:style-name="T336_9">se</text:span><text:span text:style-name="T336_10"><text:s/></text:span><text:span text:style-name="T336_11">almacena</text:span><text:span text:style-name="T336_12"><text:s/></text:span><text:span text:style-name="T336_13">un</text:span><text:span text:style-name="T336_14"><text:s/></text:span><text:span text:style-name="T336_15">array</text:span><text:span text:style-name="T336_16"><text:s/></text:span><text:span text:style-name="T336_17">con</text:span><text:span text:style-name="T336_18"><text:s/></text:span><text:span text:style-name="T336_19">todos</text:span><text:span text:style-name="T336_20"><text:s/></text:span><text:span text:style-name="T336_21">los</text:span><text:span text:style-name="T336_22"><text:s/></text:span><text:span text:style-name="T336_23">nanobot</text:span><text:span text:style-name="T336_24"><text:s/></text:span><text:span text:style-name="T336_25">y</text:span><text:span text:style-name="T336_26"><text:s/></text:span><text:span text:style-name="T336_27">speakers</text:span><text:span text:style-name="T336_28"><text:s/></text:span><text:span text:style-name="T336_29">que</text:span><text:span text:style-name="T336_30"><text:s/></text:span><text:span text:style-name="T336_31">se</text:span><text:span text:style-name="T336_32"><text:s/></text:span><text:span text:style-name="T336_33">hayan</text:span><text:span text:style-name="T336_34"><text:s/></text:span><text:span text:style-name="T336_35">generado</text:span><text:span text:style-name="T336_36"><text:s text:c="2"/></text:span><text:span text:style-name="T336_37">para</text:span><text:span text:style-name="T336_38"><text:s/></text:span><text:span text:style-name="T336_39">su</text:span><text:span text:style-name="T336_40"><text:s/></text:span><text:span text:style-name="T336_41">facil</text:span><text:span text:style-name="T336_42"><text:s/></text:span><text:span text:style-name="T336_43">manipulacion</text:span><text:span text:style-name="T336_44">.<text:s/></text:span><text:span text:style-name="T336_45">Para</text:span><text:span text:style-name="T336_46"><text:s/></text:span><text:span text:style-name="T336_47">ir</text:span><text:span text:style-name="T336_48"><text:s/></text:span><text:span text:style-name="T336_49">almacenandolos</text:span><text:span text:style-name="T336_50"><text:s/></text:span><text:span text:style-name="T336_51">se</text:span><text:span text:style-name="T336_52"><text:s/></text:span><text:span text:style-name="T336_53">llama</text:span><text:span text:style-name="T336_54"><text:s/></text:span><text:span text:style-name="T336_55">al</text:span><text:span text:style-name="T336_56"><text:s/></text:span><text:span text:style-name="T336_57">metodo</text:span><text:span text:style-name="T336_58"><text:s/></text:span><text:span text:style-name="T336_59">has</text:span><text:span text:style-name="T336_60">_</text:span><text:span text:style-name="T336_61">born</text:span><text:span text:style-name="T336_62"><text:s/></text:span><text:span text:style-name="T336_63">que</text:span><text:span text:style-name="T336_64"><text:s/></text:span><text:span text:style-name="T336_65">se</text:span><text:span text:style-name="T336_66"><text:s/></text:span><text:span text:style-name="T336_67">encarga</text:span><text:span text:style-name="T336_68"><text:s/></text:span><text:span text:style-name="T336_69">almacenar</text:span><text:span text:style-name="T336_70"><text:s/></text:span><text:span text:style-name="T336_71">el</text:span><text:span text:style-name="T336_72"><text:s/></text:span><text:span text:style-name="T336_73">boid</text:span><text:span text:style-name="T336_74"><text:s/></text:span><text:span text:style-name="T336_75">creado</text:span><text:span text:style-name="T336_76"><text:s/></text:span><text:span text:style-name="T336_77">y</text:span><text:span text:style-name="T336_78"><text:s/></text:span><text:span text:style-name="T336_79">disparar</text:span><text:span text:style-name="T336_80"><text:s/></text:span><text:span text:style-name="T336_81">el</text:span><text:span text:style-name="T336_82"><text:s/></text:span><text:span text:style-name="T336_83">evento</text:span><text:span text:style-name="T336_84"><text:s/></text:span><text:span text:style-name="T336_85">new</text:span><text:span text:style-name="T336_86">_</text:span><text:span text:style-name="T336_87">boid</text:span><text:span text:style-name="T336_88">.</text:span></text:p>
      <text:p text:style-name="P337"/>
      <text:p text:style-name="P338"><text:span text:style-name="T338_1">Dispone</text:span><text:span text:style-name="T338_2"><text:s/></text:span><text:span text:style-name="T338_3">de</text:span><text:span text:style-name="T338_4"><text:s/></text:span><text:span text:style-name="T338_5">un</text:span><text:span text:style-name="T338_6"><text:s/></text:span><text:span text:style-name="T338_7">método</text:span><text:span text:style-name="T338_8"><text:s/></text:span><text:span text:style-name="T338_9">run</text:span><text:span text:style-name="T338_10"><text:s/></text:span><text:span text:style-name="T338_11">que</text:span><text:span text:style-name="T338_12"><text:s/></text:span><text:span text:style-name="T338_13">es</text:span><text:span text:style-name="T338_14"><text:s/></text:span><text:span text:style-name="T338_15">llamado</text:span><text:span text:style-name="T338_16"><text:s/></text:span><text:span text:style-name="T338_17">cada</text:span><text:span text:style-name="T338_18"><text:s/></text:span><text:span text:style-name="T338_19">x</text:span><text:span text:style-name="T338_20"><text:s/></text:span><text:span text:style-name="T338_21">tiempo</text:span><text:span text:style-name="T338_22"><text:s/></text:span><text:span text:style-name="T338_23">para</text:span><text:span text:style-name="T338_24"><text:s/></text:span><text:span text:style-name="T338_25">su</text:span><text:span text:style-name="T338_26"><text:s/></text:span><text:span text:style-name="T338_27">ejecución</text:span><text:span text:style-name="T338_28">.<text:s/></text:span><text:span text:style-name="T338_29">En</text:span><text:span text:style-name="T338_30"><text:s/></text:span><text:span text:style-name="T338_31">el</text:span><text:span text:style-name="T338_32"><text:s text:c="2"/></text:span><text:span text:style-name="T338_33">se</text:span><text:span text:style-name="T338_34"><text:s/></text:span><text:span text:style-name="T338_35">actualiza</text:span><text:span text:style-name="T338_36"><text:s/></text:span><text:span text:style-name="T338_37">el</text:span><text:span text:style-name="T338_38"><text:s/></text:span><text:span text:style-name="T338_39">tiempo</text:span><text:span text:style-name="T338_40"><text:s/></text:span><text:span text:style-name="T338_41">del</text:span><text:span text:style-name="T338_42"><text:s/></text:span><text:span text:style-name="T338_43">procesador</text:span><text:span text:style-name="T338_44"><text:s/></text:span><text:span text:style-name="T338_45">y</text:span><text:span text:style-name="T338_46"><text:s/></text:span><text:span text:style-name="T338_47">se</text:span><text:span text:style-name="T338_48"><text:s/></text:span><text:span text:style-name="T338_49">pinta</text:span><text:span text:style-name="T338_50"><text:s/></text:span><text:span text:style-name="T338_51">el</text:span><text:span text:style-name="T338_52"><text:s/></text:span><text:span text:style-name="T338_53">mundo</text:span><text:span text:style-name="T338_54">.<text:s/></text:span></text:p>
      <text:p text:style-name="P339"/>
      <text:p text:style-name="P340"><text:span text:style-name="T340_1">Se</text:span><text:span text:style-name="T340_2"><text:s/></text:span><text:span text:style-name="T340_3">dispone</text:span><text:span text:style-name="T340_4"><text:s/></text:span><text:span text:style-name="T340_5">de</text:span><text:span text:style-name="T340_6"><text:s/></text:span><text:span text:style-name="T340_7">un</text:span><text:span text:style-name="T340_8"><text:s/></text:span><text:span text:style-name="T340_9">método</text:span><text:span text:style-name="T340_10"><text:s/></text:span><text:span text:style-name="T340_11">para</text:span><text:span text:style-name="T340_12"><text:s/></text:span><text:span text:style-name="T340_13">crear</text:span><text:span text:style-name="T340_14"><text:s/></text:span><text:span text:style-name="T340_15">nuevos</text:span><text:span text:style-name="T340_16"><text:s/></text:span><text:span text:style-name="T340_17">boids</text:span><text:span text:style-name="T340_18"><text:s/></text:span><text:span text:style-name="T340_19">de</text:span><text:span text:style-name="T340_20"><text:s/></text:span><text:span text:style-name="T340_21">la</text:span><text:span text:style-name="T340_22"><text:s/></text:span><text:span text:style-name="T340_23">clase</text:span><text:span text:style-name="T340_24"><text:s/></text:span><text:span text:style-name="T340_25">que</text:span><text:span text:style-name="T340_26"><text:s/></text:span><text:span text:style-name="T340_27">se</text:span><text:span text:style-name="T340_28"><text:s/></text:span><text:span text:style-name="T340_29">desee</text:span><text:span text:style-name="T340_30">.<text:s/></text:span><text:span text:style-name="T340_31">Para</text:span><text:span text:style-name="T340_32"><text:s/></text:span><text:span text:style-name="T340_33">la</text:span><text:span text:style-name="T340_34"><text:s/></text:span><text:span text:style-name="T340_35">llamada</text:span><text:span text:style-name="T340_36"><text:s/></text:span><text:span text:style-name="T340_37">del</text:span><text:span text:style-name="T340_38"><text:s/></text:span><text:span text:style-name="T340_39">método</text:span><text:span text:style-name="T340_40"><text:s/></text:span><text:span text:style-name="T340_41">es</text:span><text:span text:style-name="T340_42"><text:s/></text:span><text:span text:style-name="T340_43">posible</text:span><text:span text:style-name="T340_44"><text:s/></text:span><text:span text:style-name="T340_45">pasarle</text:span><text:span text:style-name="T340_46"><text:s/></text:span><text:span text:style-name="T340_47">en</text:span><text:span text:style-name="T340_48"><text:s/></text:span><text:span text:style-name="T340_49">los</text:span><text:span text:style-name="T340_50"><text:s/></text:span><text:span text:style-name="T340_51">argumentos</text:span><text:span text:style-name="T340_52"><text:s/></text:span><text:span text:style-name="T340_53">el</text:span><text:span text:style-name="T340_54"><text:s/></text:span><text:span text:style-name="T340_55">tipo</text:span><text:span text:style-name="T340_56"><text:s/></text:span><text:span text:style-name="T340_57">de</text:span><text:span text:style-name="T340_58"><text:s/></text:span><text:span text:style-name="T340_59">entidad</text:span><text:span text:style-name="T340_60"><text:s/></text:span><text:span text:style-name="T340_61">que</text:span><text:span text:style-name="T340_62"><text:s/></text:span><text:span text:style-name="T340_63">se</text:span><text:span text:style-name="T340_64"><text:s/></text:span><text:span text:style-name="T340_65">quiere</text:span><text:span text:style-name="T340_66"><text:s/></text:span><text:span text:style-name="T340_67">crear</text:span><text:span text:style-name="T340_68">(</text:span><text:span text:style-name="T340_69">boid</text:span><text:span text:style-name="T340_70">,<text:s/></text:span><text:span text:style-name="T340_71">nanobot</text:span><text:span text:style-name="T340_72"><text:s/></text:span><text:span text:style-name="T340_73">o</text:span><text:span text:style-name="T340_74"><text:s/></text:span><text:span text:style-name="T340_75">speaker</text:span><text:span text:style-name="T340_76">)<text:s/></text:span><text:span text:style-name="T340_77">y</text:span><text:span text:style-name="T340_78"><text:s/></text:span><text:span text:style-name="T340_79">un</text:span><text:span text:style-name="T340_80"><text:s/></text:span><text:span text:style-name="T340_81">bloque</text:span><text:span text:style-name="T340_82">.<text:s/></text:span><text:span text:style-name="T340_83">En</text:span><text:span text:style-name="T340_84"><text:s/></text:span><text:span text:style-name="T340_85">el</text:span><text:span text:style-name="T340_86"><text:s/></text:span><text:span text:style-name="T340_87">bloque</text:span><text:span text:style-name="T340_88"><text:s/></text:span><text:span text:style-name="T340_89">se</text:span><text:span text:style-name="T340_90"><text:s/></text:span><text:span text:style-name="T340_91">puede</text:span><text:span text:style-name="T340_92"><text:s/></text:span><text:span text:style-name="T340_93">pasar</text:span><text:span text:style-name="T340_94"><text:s/></text:span><text:span text:style-name="T340_95">una</text:span><text:span text:style-name="T340_96"><text:s/></text:span><text:span text:style-name="T340_97">configuración</text:span><text:span text:style-name="T340_98"><text:s/></text:span><text:span text:style-name="T340_99">inicial</text:span><text:span text:style-name="T340_100"><text:s/></text:span><text:span text:style-name="T340_101">de</text:span><text:span text:style-name="T340_102"><text:s/></text:span><text:span text:style-name="T340_103">la</text:span><text:span text:style-name="T340_104"><text:s/></text:span><text:span text:style-name="T340_105">entidad</text:span><text:span text:style-name="T340_106"><text:s/></text:span><text:span text:style-name="T340_107">para</text:span><text:span text:style-name="T340_108"><text:s/></text:span><text:span text:style-name="T340_109">darle</text:span><text:span text:style-name="T340_110"><text:s/></text:span><text:span text:style-name="T340_111">valores</text:span><text:span text:style-name="T340_112"><text:s/></text:span><text:span text:style-name="T340_113">iniciales</text:span><text:span text:style-name="T340_114">.<text:s/></text:span></text:p>
      <text:p text:style-name="P341"/>
      <text:p text:style-name="P342"><text:span text:style-name="T342_1">Existen</text:span><text:span text:style-name="T342_2"><text:s/></text:span><text:span text:style-name="T342_3">dos</text:span><text:span text:style-name="T342_4"><text:s/></text:span><text:span text:style-name="T342_5">metodos</text:span><text:span text:style-name="T342_6"><text:s/></text:span><text:span text:style-name="T342_7">para</text:span><text:span text:style-name="T342_8"><text:s/></text:span><text:span text:style-name="T342_9">comprobar</text:span><text:span text:style-name="T342_10"><text:s/></text:span><text:span text:style-name="T342_11">que</text:span><text:span text:style-name="T342_12"><text:s/></text:span><text:span text:style-name="T342_13">se</text:span><text:span text:style-name="T342_14"><text:s/></text:span><text:span text:style-name="T342_15">puede</text:span><text:span text:style-name="T342_16"><text:s/></text:span><text:span text:style-name="T342_17">ver</text:span><text:span text:style-name="T342_18"><text:s/></text:span><text:span text:style-name="T342_19">o</text:span><text:span text:style-name="T342_20"><text:s/></text:span><text:span text:style-name="T342_21">escuchar</text:span><text:span text:style-name="T342_22"><text:s/></text:span><text:span text:style-name="T342_23">desde</text:span><text:span text:style-name="T342_24"><text:s/></text:span><text:span text:style-name="T342_25">determinado</text:span><text:span text:style-name="T342_26"><text:s/></text:span><text:span text:style-name="T342_27">lugar</text:span><text:span text:style-name="T342_28"><text:s/></text:span><text:span text:style-name="T342_29">del</text:span><text:span text:style-name="T342_30"><text:s/></text:span><text:span text:style-name="T342_31">mundo</text:span><text:span text:style-name="T342_32">,<text:s/></text:span><text:span text:style-name="T342_33">estos</text:span><text:span text:style-name="T342_34"><text:s/></text:span><text:span text:style-name="T342_35">metodos</text:span><text:span text:style-name="T342_36"><text:s/></text:span><text:span text:style-name="T342_37">son</text:span><text:span text:style-name="T342_38"><text:s/></text:span><text:span text:style-name="T342_39">llamados</text:span><text:span text:style-name="T342_40"><text:s/></text:span><text:span text:style-name="T342_41">desde</text:span><text:span text:style-name="T342_42"><text:s/></text:span><text:span text:style-name="T342_43">los</text:span><text:span text:style-name="T342_44"><text:s/></text:span><text:span text:style-name="T342_45">nanobots</text:span><text:span text:style-name="T342_46"><text:s/></text:span><text:span text:style-name="T342_47">o</text:span><text:span text:style-name="T342_48"><text:s/></text:span><text:span text:style-name="T342_49">speakers</text:span><text:span text:style-name="T342_50"><text:s/></text:span><text:span text:style-name="T342_51">para</text:span><text:span text:style-name="T342_52"><text:s/></text:span><text:span text:style-name="T342_53">saber</text:span><text:span text:style-name="T342_54"><text:s/></text:span><text:span text:style-name="T342_55">que</text:span><text:span text:style-name="T342_56"><text:s/></text:span><text:span text:style-name="T342_57">pueden</text:span><text:span text:style-name="T342_58"><text:s/></text:span><text:span text:style-name="T342_59">ver</text:span><text:span text:style-name="T342_60"><text:s/></text:span><text:span text:style-name="T342_61">u</text:span><text:span text:style-name="T342_62"><text:s/></text:span><text:span text:style-name="T342_63">oir</text:span><text:span text:style-name="T342_64"><text:s/></text:span><text:span text:style-name="T342_65">desde</text:span><text:span text:style-name="T342_66"><text:s/></text:span><text:span text:style-name="T342_67">su</text:span><text:span text:style-name="T342_68"><text:s/></text:span><text:span text:style-name="T342_69">posicion</text:span><text:span text:style-name="T342_70">.<text:s/></text:span><text:span text:style-name="T342_71">Se</text:span><text:span text:style-name="T342_72"><text:s/></text:span><text:span text:style-name="T342_73">considero</text:span><text:span text:style-name="T342_74"><text:s/></text:span><text:span text:style-name="T342_75">que</text:span><text:span text:style-name="T342_76"><text:s/></text:span><text:span text:style-name="T342_77">este</text:span><text:span text:style-name="T342_78"><text:s/></text:span><text:span text:style-name="T342_79">metodo</text:span><text:span text:style-name="T342_80"><text:s/></text:span><text:span text:style-name="T342_81">era</text:span><text:span text:style-name="T342_82"><text:s/></text:span><text:span text:style-name="T342_83">mas</text:span><text:span text:style-name="T342_84"><text:s/></text:span><text:span text:style-name="T342_85">adecuado</text:span><text:span text:style-name="T342_86"><text:s/></text:span><text:span text:style-name="T342_87">integrarlo</text:span><text:span text:style-name="T342_88"><text:s/></text:span><text:span text:style-name="T342_89">en</text:span><text:span text:style-name="T342_90"><text:s/></text:span><text:span text:style-name="T342_91">el</text:span><text:span text:style-name="T342_92"><text:s/></text:span><text:span text:style-name="T342_93">mundo</text:span><text:span text:style-name="T342_94"><text:s/></text:span><text:span text:style-name="T342_95">en</text:span><text:span text:style-name="T342_96"><text:s/></text:span><text:span text:style-name="T342_97">vez</text:span><text:span text:style-name="T342_98"><text:s/></text:span><text:span text:style-name="T342_99">de</text:span><text:span text:style-name="T342_100"><text:s/></text:span><text:span text:style-name="T342_101">en</text:span><text:span text:style-name="T342_102"><text:s/></text:span><text:span text:style-name="T342_103">el</text:span><text:span text:style-name="T342_104"><text:s/></text:span><text:span text:style-name="T342_105">nanobot</text:span><text:span text:style-name="T342_106"><text:s/></text:span><text:span text:style-name="T342_107">o</text:span><text:span text:style-name="T342_108"><text:s/></text:span><text:span text:style-name="T342_109">boid</text:span><text:span text:style-name="T342_110"><text:s/></text:span><text:span text:style-name="T342_111">para</text:span><text:span text:style-name="T342_112"><text:s/></text:span><text:span text:style-name="T342_113">tener</text:span><text:span text:style-name="T342_114"><text:s/></text:span><text:span text:style-name="T342_115">la</text:span><text:span text:style-name="T342_116"><text:s/></text:span><text:span text:style-name="T342_117">posibilidad</text:span><text:span text:style-name="T342_118"><text:s/></text:span><text:span text:style-name="T342_119">de</text:span><text:span text:style-name="T342_120"><text:s/></text:span><text:span text:style-name="T342_121">saber</text:span><text:span text:style-name="T342_122"><text:s/></text:span><text:span text:style-name="T342_123">que</text:span><text:span text:style-name="T342_124"><text:s/></text:span><text:span text:style-name="T342_125">se</text:span><text:span text:style-name="T342_126"><text:s/></text:span><text:span text:style-name="T342_127">puede</text:span><text:span text:style-name="T342_128"><text:s/></text:span><text:span text:style-name="T342_129">ver</text:span><text:span text:style-name="T342_130"><text:s/></text:span><text:span text:style-name="T342_131">en</text:span><text:span text:style-name="T342_132"><text:s/></text:span><text:span text:style-name="T342_133">algun</text:span><text:span text:style-name="T342_134"><text:s/></text:span><text:span text:style-name="T342_135">lugar</text:span><text:span text:style-name="T342_136"><text:s/></text:span><text:span text:style-name="T342_137">del</text:span><text:span text:style-name="T342_138"><text:s/></text:span><text:span text:style-name="T342_139">mundo</text:span><text:span text:style-name="T342_140"><text:s/></text:span><text:span text:style-name="T342_141">sin</text:span><text:span text:style-name="T342_142"><text:s/></text:span><text:span text:style-name="T342_143">la</text:span><text:span text:style-name="T342_144"><text:s/></text:span><text:span text:style-name="T342_145">necesidad</text:span><text:span text:style-name="T342_146"><text:s/></text:span><text:span text:style-name="T342_147">de</text:span><text:span text:style-name="T342_148"><text:s/></text:span><text:span text:style-name="T342_149">que</text:span><text:span text:style-name="T342_150"><text:s/></text:span><text:span text:style-name="T342_151">alli</text:span><text:span text:style-name="T342_152"><text:s/></text:span><text:span text:style-name="T342_153">este</text:span><text:span text:style-name="T342_154"><text:s/></text:span><text:span text:style-name="T342_155">situado</text:span><text:span text:style-name="T342_156"><text:s/></text:span><text:span text:style-name="T342_157">un</text:span><text:span text:style-name="T342_158"><text:s/></text:span><text:span text:style-name="T342_159">nanobot</text:span><text:span text:style-name="T342_160">.<text:s/></text:span></text:p>
      <text:p text:style-name="P343"><text:span text:style-name="T343_1">La</text:span><text:span text:style-name="T343_2"><text:s/></text:span><text:span text:style-name="T343_3">clase</text:span><text:span text:style-name="T343_4"><text:s/></text:span><text:span text:style-name="T343_5">world</text:span><text:span text:style-name="T343_6"><text:s/></text:span><text:span text:style-name="T343_7">es</text:span><text:span text:style-name="T343_8"><text:s/></text:span><text:span text:style-name="T343_9">capaz</text:span><text:span text:style-name="T343_10"><text:s/></text:span><text:span text:style-name="T343_11">de</text:span><text:span text:style-name="T343_12"><text:s/></text:span><text:span text:style-name="T343_13">atender</text:span><text:span text:style-name="T343_14"><text:s/></text:span><text:span text:style-name="T343_15">al</text:span><text:span text:style-name="T343_16"><text:s/></text:span><text:span text:style-name="T343_17">evento</text:span><text:span text:style-name="T343_18"><text:s/></text:span><text:span text:style-name="T343_19">focus</text:span><text:span text:style-name="T343_20">_</text:span><text:span text:style-name="T343_21">boid</text:span><text:span text:style-name="T343_22"><text:s/></text:span><text:span text:style-name="T343_23">que</text:span><text:span text:style-name="T343_24"><text:s/></text:span><text:span text:style-name="T343_25">sirve</text:span><text:span text:style-name="T343_26"><text:s/></text:span><text:span text:style-name="T343_27">para</text:span><text:span text:style-name="T343_28"><text:s/></text:span><text:span text:style-name="T343_29">saber</text:span><text:span text:style-name="T343_30"><text:s/></text:span><text:span text:style-name="T343_31">si</text:span><text:span text:style-name="T343_32"><text:s/></text:span><text:span text:style-name="T343_33">un</text:span><text:span text:style-name="T343_34"><text:s/></text:span><text:span text:style-name="T343_35">nanobot</text:span><text:span text:style-name="T343_36"><text:s/></text:span><text:span text:style-name="T343_37">esta</text:span><text:span text:style-name="T343_38"><text:s/></text:span><text:span text:style-name="T343_39">resaltado</text:span><text:span text:style-name="T343_40"><text:s/></text:span><text:span text:style-name="T343_41">y</text:span><text:span text:style-name="T343_42"><text:s/></text:span><text:span text:style-name="T343_43">poder</text:span><text:span text:style-name="T343_44"><text:s/></text:span><text:span text:style-name="T343_45">dibujar</text:span><text:span text:style-name="T343_46"><text:s/></text:span><text:span text:style-name="T343_47">en</text:span><text:span text:style-name="T343_48"><text:s/></text:span><text:span text:style-name="T343_49">pantalla</text:span><text:span text:style-name="T343_50"><text:s/></text:span><text:span text:style-name="T343_51">información</text:span><text:span text:style-name="T343_52"><text:s/></text:span><text:span text:style-name="T343_53">adicional</text:span><text:span text:style-name="T343_54"><text:s/></text:span><text:span text:style-name="T343_55">sobre</text:span><text:span text:style-name="T343_56"><text:s/></text:span><text:span text:style-name="T343_57">su</text:span><text:span text:style-name="T343_58"><text:s/></text:span><text:span text:style-name="T343_59">velocidad</text:span><text:span text:style-name="T343_60"><text:s/></text:span><text:span text:style-name="T343_61">y</text:span><text:span text:style-name="T343_62"><text:s/></text:span><text:span text:style-name="T343_63">aceleración</text:span><text:span text:style-name="T343_64">.<text:s/></text:span></text:p>
      <text:p text:style-name="P344"/>
      <text:p text:style-name="P345"><text:span text:style-name="T345_1">Explicar</text:span><text:span text:style-name="T345_2"><text:s/></text:span><text:span text:style-name="T345_3">running</text:span><text:span text:style-name="T345_4">_</text:span><text:span text:style-name="T345_5">steady</text:span><text:span text:style-name="T345_6">!!!!!!!!!!!!!!!!!!!!!!!!!</text:span></text:p>
      <text:p text:style-name="P346"/>
      <text:p text:style-name="P347"><text:span text:style-name="T347_1">Por</text:span><text:span text:style-name="T347_2"><text:s/></text:span><text:span text:style-name="T347_3">último</text:span><text:span text:style-name="T347_4">,<text:s/></text:span><text:span text:style-name="T347_5">dispone</text:span><text:span text:style-name="T347_6"><text:s/></text:span><text:span text:style-name="T347_7">de</text:span><text:span text:style-name="T347_8"><text:s/></text:span><text:span text:style-name="T347_9">los</text:span><text:span text:style-name="T347_10"><text:s/></text:span><text:span text:style-name="T347_11">clásicos</text:span><text:span text:style-name="T347_12"><text:s/></text:span><text:span text:style-name="T347_13">métodos</text:span><text:span text:style-name="T347_14"><text:s/></text:span><text:span text:style-name="T347_15">para</text:span><text:span text:style-name="T347_16"><text:s/></text:span><text:span text:style-name="T347_17">poder</text:span><text:span text:style-name="T347_18"><text:s/></text:span><text:span text:style-name="T347_19">acceder</text:span><text:span text:style-name="T347_20"><text:s/></text:span><text:span text:style-name="T347_21">de</text:span><text:span text:style-name="T347_22"><text:s/></text:span><text:span text:style-name="T347_23">manera</text:span><text:span text:style-name="T347_24"><text:s/></text:span><text:span text:style-name="T347_25">segura</text:span><text:span text:style-name="T347_26"><text:s/></text:span><text:span text:style-name="T347_27">a</text:span><text:span text:style-name="T347_28"><text:s/></text:span><text:span text:style-name="T347_29">distintas</text:span><text:span text:style-name="T347_30"><text:s/></text:span><text:span text:style-name="T347_31">variables</text:span><text:span text:style-name="T347_32"><text:s/></text:span><text:span text:style-name="T347_33">de</text:span><text:span text:style-name="T347_34"><text:s/></text:span><text:span text:style-name="T347_35">la</text:span><text:span text:style-name="T347_36"><text:s/></text:span><text:span text:style-name="T347_37">clase</text:span><text:span text:style-name="T347_38">.</text:span></text:p>
      <text:p text:style-name="P348"/>
      <text:p text:style-name="P349"/>
      <text:p text:style-name="P350"><text:span text:style-name="T350_1">Boid</text:span></text:p>
      <text:p text:style-name="P351"><text:span text:style-name="T351_1">La</text:span><text:span text:style-name="T351_2"><text:s/></text:span><text:span text:style-name="T351_3">clase</text:span><text:span text:style-name="T351_4"><text:s/></text:span><text:span text:style-name="T351_5">boid</text:span><text:span text:style-name="T351_6"><text:s/></text:span><text:span text:style-name="T351_7">es</text:span><text:span text:style-name="T351_8"><text:s/></text:span><text:span text:style-name="T351_9">clase</text:span><text:span text:style-name="T351_10"><text:s/></text:span><text:span text:style-name="T351_11">padre</text:span><text:span text:style-name="T351_12"><text:s/></text:span><text:span text:style-name="T351_13">tanto</text:span><text:span text:style-name="T351_14"><text:s/></text:span><text:span text:style-name="T351_15">de</text:span><text:span text:style-name="T351_16"><text:s/></text:span><text:span text:style-name="T351_17">nanobot</text:span><text:span text:style-name="T351_18"><text:s/></text:span><text:span text:style-name="T351_19">como</text:span><text:span text:style-name="T351_20"><text:s/></text:span><text:span text:style-name="T351_21">de</text:span><text:span text:style-name="T351_22"><text:s/></text:span><text:span text:style-name="T351_23">speaker</text:span><text:span text:style-name="T351_24">.<text:s/></text:span><text:span text:style-name="T351_25">Es</text:span><text:span text:style-name="T351_26"><text:s/></text:span><text:span text:style-name="T351_27">la</text:span><text:span text:style-name="T351_28"><text:s/></text:span><text:span text:style-name="T351_29">encargada</text:span><text:span text:style-name="T351_30"><text:s/></text:span><text:span text:style-name="T351_31">de</text:span><text:span text:style-name="T351_32"><text:s/></text:span><text:span text:style-name="T351_33">dotarles</text:span><text:span text:style-name="T351_34"><text:s/></text:span><text:span text:style-name="T351_35">de</text:span><text:span text:style-name="T351_36"><text:s/></text:span><text:span text:style-name="T351_37">unas</text:span><text:span text:style-name="T351_38"><text:s/></text:span><text:span text:style-name="T351_39">propiedades</text:span><text:span text:style-name="T351_40"><text:s/></text:span><text:span text:style-name="T351_41">básicas</text:span><text:span text:style-name="T351_42"><text:s/></text:span><text:span text:style-name="T351_43">idénticas</text:span><text:span text:style-name="T351_44"><text:s/></text:span><text:span text:style-name="T351_45">a</text:span><text:span text:style-name="T351_46"><text:s/></text:span><text:span text:style-name="T351_47">ambas</text:span><text:span text:style-name="T351_48"><text:s/></text:span><text:span text:style-name="T351_49">clases</text:span><text:span text:style-name="T351_50"><text:s/></text:span><text:span text:style-name="T351_51">hijas</text:span><text:span text:style-name="T351_52">.</text:span></text:p>
      <text:p text:style-name="P352"/>
      <text:p text:style-name="P353"><text:span text:style-name="T353_1">Un</text:span><text:span text:style-name="T353_2"><text:s/></text:span><text:span text:style-name="T353_3">boid</text:span><text:span text:style-name="T353_4"><text:s/></text:span><text:span text:style-name="T353_5">se</text:span><text:span text:style-name="T353_6"><text:s/></text:span><text:span text:style-name="T353_7">puede</text:span><text:span text:style-name="T353_8"><text:s/></text:span><text:span text:style-name="T353_9">definir</text:span><text:span text:style-name="T353_10"><text:s/></text:span><text:span text:style-name="T353_11">con</text:span><text:span text:style-name="T353_12"><text:s/></text:span><text:span text:style-name="T353_13">un</text:span><text:span text:style-name="T353_14"><text:s/></text:span><text:span text:style-name="T353_15">objeto</text:span><text:span text:style-name="T353_16"><text:s/></text:span><text:span text:style-name="T353_17">de</text:span><text:span text:style-name="T353_18"><text:s/></text:span><text:span text:style-name="T353_19">configuracion</text:span><text:span text:style-name="T353_20"><text:s/></text:span><text:span text:style-name="T353_21">capaz</text:span><text:span text:style-name="T353_22"><text:s/></text:span><text:span text:style-name="T353_23">de</text:span><text:span text:style-name="T353_24"><text:s/></text:span><text:span text:style-name="T353_25">sobrescribir</text:span><text:span text:style-name="T353_26"><text:s/></text:span><text:span text:style-name="T353_27">todos</text:span><text:span text:style-name="T353_28"><text:s/></text:span><text:span text:style-name="T353_29">los</text:span><text:span text:style-name="T353_30"><text:s text:c="2"/></text:span><text:span text:style-name="T353_31">valores</text:span><text:span text:style-name="T353_32"><text:s/></text:span><text:span text:style-name="T353_33">por</text:span><text:span text:style-name="T353_34"><text:s/></text:span><text:span text:style-name="T353_35">defecto</text:span><text:span text:style-name="T353_36"><text:s/></text:span><text:span text:style-name="T353_37">de</text:span><text:span text:style-name="T353_38"><text:s/></text:span><text:span text:style-name="T353_39">los</text:span><text:span text:style-name="T353_40"><text:s/></text:span><text:span text:style-name="T353_41">atributos</text:span><text:span text:style-name="T353_42">.<text:s/></text:span></text:p>
      <text:p text:style-name="P354"/>
      <text:p text:style-name="P355"><text:span text:style-name="T355_1">Se</text:span><text:span text:style-name="T355_2"><text:s/></text:span><text:span text:style-name="T355_3">crea</text:span><text:span text:style-name="T355_4"><text:s/></text:span><text:span text:style-name="T355_5">un</text:span><text:span text:style-name="T355_6"><text:s/></text:span><text:span text:style-name="T355_7">objeto</text:span><text:span text:style-name="T355_8"><text:s/></text:span><text:span text:style-name="T355_9">donde</text:span><text:span text:style-name="T355_10"><text:s/></text:span><text:span text:style-name="T355_11">se</text:span><text:span text:style-name="T355_12"><text:s/></text:span><text:span text:style-name="T355_13">almacena</text:span><text:span text:style-name="T355_14"><text:s/></text:span><text:span text:style-name="T355_15">toda</text:span><text:span text:style-name="T355_16"><text:s/></text:span><text:span text:style-name="T355_17">la</text:span><text:span text:style-name="T355_18"><text:s/></text:span><text:span text:style-name="T355_19">informacion</text:span><text:span text:style-name="T355_20"><text:s/></text:span><text:span text:style-name="T355_21">de</text:span><text:span text:style-name="T355_22"><text:s/></text:span><text:span text:style-name="T355_23">la</text:span><text:span text:style-name="T355_24"><text:s/></text:span><text:span text:style-name="T355_25">posicion</text:span><text:span text:style-name="T355_26">,<text:s/></text:span><text:span text:style-name="T355_27">velocidad</text:span><text:span text:style-name="T355_28"><text:s/></text:span><text:span text:style-name="T355_29">y</text:span><text:span text:style-name="T355_30"><text:s/></text:span><text:span text:style-name="T355_31">aceleracion</text:span><text:span text:style-name="T355_32"><text:s/></text:span><text:span text:style-name="T355_33">del</text:span><text:span text:style-name="T355_34"><text:s/></text:span><text:span text:style-name="T355_35">boid</text:span><text:span text:style-name="T355_36">,<text:s/></text:span><text:span text:style-name="T355_37">este</text:span><text:span text:style-name="T355_38"><text:s/></text:span><text:span text:style-name="T355_39">objeto</text:span><text:span text:style-name="T355_40"><text:s/></text:span><text:span text:style-name="T355_41">se</text:span><text:span text:style-name="T355_42"><text:s/></text:span><text:span text:style-name="T355_43">llama</text:span><text:span text:style-name="T355_44"><text:s/></text:span><text:span text:style-name="T355_45">geo</text:span><text:span text:style-name="T355_46">_</text:span><text:span text:style-name="T355_47">data</text:span><text:span text:style-name="T355_48">.<text:s/></text:span><text:span text:style-name="T355_49">Ademas</text:span><text:span text:style-name="T355_50">,<text:s/></text:span><text:span text:style-name="T355_51">se</text:span><text:span text:style-name="T355_52"><text:s/></text:span><text:span text:style-name="T355_53">dota</text:span><text:span text:style-name="T355_54"><text:s/></text:span><text:span text:style-name="T355_55">al</text:span><text:span text:style-name="T355_56"><text:s/></text:span><text:span text:style-name="T355_57">boid</text:span><text:span text:style-name="T355_58"><text:s/></text:span><text:span text:style-name="T355_59">de</text:span><text:span text:style-name="T355_60"><text:s/></text:span><text:span text:style-name="T355_61">una</text:span><text:span text:style-name="T355_62"><text:s/></text:span><text:span text:style-name="T355_63">masa</text:span><text:span text:style-name="T355_64">,<text:s/></text:span><text:span text:style-name="T355_65">color</text:span><text:span text:style-name="T355_66">,<text:s/></text:span><text:span text:style-name="T355_67">vision</text:span><text:span text:style-name="T355_68"><text:s/></text:span><text:span text:style-name="T355_69">y</text:span><text:span text:style-name="T355_70"><text:s/></text:span><text:span text:style-name="T355_71">cerebro</text:span><text:span text:style-name="T355_72"><text:s/></text:span><text:span text:style-name="T355_73">por</text:span><text:span text:style-name="T355_74"><text:s/></text:span><text:span text:style-name="T355_75">defecto</text:span><text:span text:style-name="T355_76">.<text:s/></text:span></text:p>
      <text:p text:style-name="P356"/>
      <text:p text:style-name="P357"><text:span text:style-name="T357_1">Se</text:span><text:span text:style-name="T357_2"><text:s/></text:span><text:span text:style-name="T357_3">crea</text:span><text:span text:style-name="T357_4"><text:s/></text:span><text:span text:style-name="T357_5">un</text:span><text:span text:style-name="T357_6"><text:s/></text:span><text:span text:style-name="T357_7">puntero</text:span><text:span text:style-name="T357_8"><text:s/></text:span><text:span text:style-name="T357_9">al</text:span><text:span text:style-name="T357_10"><text:s/></text:span><text:span text:style-name="T357_11">mundo</text:span><text:span text:style-name="T357_12"><text:s/></text:span><text:span text:style-name="T357_13">donde</text:span><text:span text:style-name="T357_14"><text:s/></text:span><text:span text:style-name="T357_15">vivira</text:span><text:span text:style-name="T357_16">,<text:s/></text:span><text:span text:style-name="T357_17">especialmente</text:span><text:span text:style-name="T357_18"><text:s/></text:span><text:span text:style-name="T357_19">util</text:span><text:span text:style-name="T357_20"><text:s/></text:span><text:span text:style-name="T357_21">para</text:span><text:span text:style-name="T357_22"><text:s/></text:span><text:span text:style-name="T357_23">poder</text:span><text:span text:style-name="T357_24"><text:s/></text:span><text:span text:style-name="T357_25">utilizar</text:span><text:span text:style-name="T357_26"><text:s/></text:span><text:span text:style-name="T357_27">los</text:span><text:span text:style-name="T357_28"><text:s/></text:span><text:span text:style-name="T357_29">metodos</text:span><text:span text:style-name="T357_30"><text:s/></text:span><text:span text:style-name="T357_31">visible</text:span><text:span text:style-name="T357_32">_</text:span><text:span text:style-name="T357_33">for</text:span><text:span text:style-name="T357_34"><text:s/></text:span><text:span text:style-name="T357_35">y</text:span><text:span text:style-name="T357_36"><text:s/></text:span><text:span text:style-name="T357_37">audible</text:span><text:span text:style-name="T357_38">_</text:span><text:span text:style-name="T357_39">for</text:span><text:span text:style-name="T357_40"><text:s/></text:span><text:span text:style-name="T357_41">de</text:span><text:span text:style-name="T357_42"><text:s/></text:span><text:span text:style-name="T357_43">la</text:span><text:span text:style-name="T357_44"><text:s/></text:span><text:span text:style-name="T357_45">clase</text:span><text:span text:style-name="T357_46"><text:s/></text:span><text:span text:style-name="T357_47">world</text:span><text:span text:style-name="T357_48">.</text:span></text:p>
      <text:p text:style-name="P358"/>
      <text:p text:style-name="P359"><text:span text:style-name="T359_1">Tambien</text:span><text:span text:style-name="T359_2"><text:s/></text:span><text:span text:style-name="T359_3">se</text:span><text:span text:style-name="T359_4"><text:s/></text:span><text:span text:style-name="T359_5">crean</text:span><text:span text:style-name="T359_6"><text:s/></text:span><text:span text:style-name="T359_7">tres</text:span><text:span text:style-name="T359_8"><text:s/></text:span><text:span text:style-name="T359_9">variables</text:span><text:span text:style-name="T359_10"><text:s/></text:span><text:span text:style-name="T359_11">de</text:span><text:span text:style-name="T359_12"><text:s/></text:span><text:span text:style-name="T359_13">calcualar</text:span><text:span text:style-name="T359_14"><text:s/></text:span><text:span text:style-name="T359_15">las</text:span><text:span text:style-name="T359_16"><text:s/></text:span><text:span text:style-name="T359_17">fuerzas</text:span><text:span text:style-name="T359_18"><text:s/></text:span><text:span text:style-name="T359_19">limites</text:span><text:span text:style-name="T359_20"><text:s/></text:span><text:span text:style-name="T359_21">de</text:span><text:span text:style-name="T359_22"><text:s/></text:span><text:span text:style-name="T359_23">cada</text:span><text:span text:style-name="T359_24"><text:s/></text:span><text:span text:style-name="T359_25">boids</text:span><text:span text:style-name="T359_26">:<text:s/></text:span><text:span text:style-name="T359_27">thrust</text:span><text:span text:style-name="T359_28">,<text:s/></text:span><text:span text:style-name="T359_29">steering</text:span><text:span text:style-name="T359_30">,<text:s/></text:span><text:span text:style-name="T359_31">braking</text:span><text:span text:style-name="T359_32"><text:s/>(</text:span><text:span text:style-name="T359_33">aceleracion</text:span><text:span text:style-name="T359_34">,<text:s/></text:span><text:span text:style-name="T359_35">angulo</text:span><text:span text:style-name="T359_36"><text:s/></text:span><text:span text:style-name="T359_37">de</text:span><text:span text:style-name="T359_38"><text:s/></text:span><text:span text:style-name="T359_39">giro</text:span><text:span text:style-name="T359_40"><text:s/></text:span><text:span text:style-name="T359_41">y</text:span><text:span text:style-name="T359_42"><text:s/></text:span><text:span text:style-name="T359_43">frenado</text:span><text:span text:style-name="T359_44">).<text:s/></text:span></text:p>
      <text:p text:style-name="P360"/>
      <text:p text:style-name="P361"><text:span text:style-name="T361_1">Dispone</text:span><text:span text:style-name="T361_2"><text:s/></text:span><text:span text:style-name="T361_3">de</text:span><text:span text:style-name="T361_4"><text:s/></text:span><text:span text:style-name="T361_5">un</text:span><text:span text:style-name="T361_6"><text:s/></text:span><text:span text:style-name="T361_7">metodo</text:span><text:span text:style-name="T361_8"><text:s/></text:span><text:span text:style-name="T361_9">run</text:span><text:span text:style-name="T361_10"><text:s/></text:span><text:span text:style-name="T361_11">que</text:span><text:span text:style-name="T361_12"><text:s/></text:span><text:span text:style-name="T361_13">es</text:span><text:span text:style-name="T361_14"><text:s/></text:span><text:span text:style-name="T361_15">llamado</text:span><text:span text:style-name="T361_16"><text:s/></text:span><text:span text:style-name="T361_17">cada</text:span><text:span text:style-name="T361_18"><text:s/></text:span><text:span text:style-name="T361_19">x</text:span><text:span text:style-name="T361_20"><text:s/></text:span><text:span text:style-name="T361_21">tiempo</text:span><text:span text:style-name="T361_22"><text:s/></text:span><text:span text:style-name="T361_23">para</text:span><text:span text:style-name="T361_24"><text:s/></text:span><text:span text:style-name="T361_25">poder</text:span><text:span text:style-name="T361_26"><text:s/></text:span><text:span text:style-name="T361_27">actualizar</text:span><text:span text:style-name="T361_28"><text:s/></text:span><text:span text:style-name="T361_29">su</text:span><text:span text:style-name="T361_30"><text:s/></text:span><text:span text:style-name="T361_31">aceleracion</text:span><text:span text:style-name="T361_32"><text:s/></text:span><text:span text:style-name="T361_33">en</text:span><text:span text:style-name="T361_34"><text:s/></text:span><text:span text:style-name="T361_35">funcion</text:span><text:span text:style-name="T361_36"><text:s/></text:span><text:span text:style-name="T361_37">de</text:span><text:span text:style-name="T361_38"><text:s/></text:span><text:span text:style-name="T361_39">la</text:span><text:span text:style-name="T361_40"><text:s/></text:span><text:span text:style-name="T361_41">media</text:span><text:span text:style-name="T361_42"><text:s/></text:span><text:span text:style-name="T361_43">de</text:span><text:span text:style-name="T361_44"><text:s/></text:span><text:span text:style-name="T361_45">todas</text:span><text:span text:style-name="T361_46"><text:s/></text:span><text:span text:style-name="T361_47">las</text:span><text:span text:style-name="T361_48"><text:s/></text:span><text:span text:style-name="T361_49">aceleraciones</text:span><text:span text:style-name="T361_50"><text:s/></text:span><text:span text:style-name="T361_51">que</text:span><text:span text:style-name="T361_52"><text:s/></text:span><text:span text:style-name="T361_53">devuelvan</text:span><text:span text:style-name="T361_54"><text:s/></text:span><text:span text:style-name="T361_55">los</text:span><text:span text:style-name="T361_56"><text:s/></text:span><text:span text:style-name="T361_57">comportamientos</text:span><text:span text:style-name="T361_58"><text:s/></text:span><text:span text:style-name="T361_59">activos</text:span><text:span text:style-name="T361_60">.<text:s/></text:span><text:span text:style-name="T361_61">Ademas</text:span><text:span text:style-name="T361_62"><text:s/></text:span><text:span text:style-name="T361_63">de</text:span><text:span text:style-name="T361_64"><text:s/></text:span><text:span text:style-name="T361_65">actualizar</text:span><text:span text:style-name="T361_66"><text:s/></text:span><text:span text:style-name="T361_67">su</text:span><text:span text:style-name="T361_68"><text:s/></text:span><text:span text:style-name="T361_69">tiempo</text:span><text:span text:style-name="T361_70"><text:s/></text:span><text:span text:style-name="T361_71">actual</text:span><text:span text:style-name="T361_72">.</text:span></text:p>
      <text:p text:style-name="P362"/>
      <text:p text:style-name="P363"><text:span text:style-name="T363_1">El</text:span><text:span text:style-name="T363_2"><text:s/></text:span><text:span text:style-name="T363_3">metodo</text:span><text:span text:style-name="T363_4"><text:s/></text:span><text:span text:style-name="T363_5">clip</text:span><text:span text:style-name="T363_6"><text:s/></text:span><text:span text:style-name="T363_7">se</text:span><text:span text:style-name="T363_8"><text:s/></text:span><text:span text:style-name="T363_9">encarga</text:span><text:span text:style-name="T363_10"><text:s/></text:span><text:span text:style-name="T363_11">de</text:span><text:span text:style-name="T363_12"><text:s/></text:span><text:span text:style-name="T363_13">adecuar</text:span><text:span text:style-name="T363_14"><text:s/></text:span><text:span text:style-name="T363_15">la</text:span><text:span text:style-name="T363_16"><text:s/></text:span><text:span text:style-name="T363_17">aceleracon</text:span><text:span text:style-name="T363_18"><text:s/></text:span><text:span text:style-name="T363_19">y</text:span><text:span text:style-name="T363_20"><text:s/></text:span><text:span text:style-name="T363_21">velocidad</text:span><text:span text:style-name="T363_22"><text:s/></text:span><text:span text:style-name="T363_23">actual</text:span><text:span text:style-name="T363_24"><text:s/></text:span><text:span text:style-name="T363_25">para</text:span><text:span text:style-name="T363_26"><text:s/></text:span><text:span text:style-name="T363_27">que</text:span><text:span text:style-name="T363_28"><text:s/></text:span><text:span text:style-name="T363_29">se</text:span><text:span text:style-name="T363_30"><text:s/></text:span><text:span text:style-name="T363_31">cumplan</text:span><text:span text:style-name="T363_32"><text:s/></text:span><text:span text:style-name="T363_33">las</text:span><text:span text:style-name="T363_34"><text:s/></text:span><text:span text:style-name="T363_35">fuerzas</text:span><text:span text:style-name="T363_36"><text:s/></text:span><text:span text:style-name="T363_37">limite</text:span><text:span text:style-name="T363_38"><text:s/></text:span><text:span text:style-name="T363_39">de</text:span><text:span text:style-name="T363_40"><text:s/></text:span><text:span text:style-name="T363_41">cada</text:span><text:span text:style-name="T363_42"><text:s/></text:span><text:span text:style-name="T363_43">boid</text:span><text:span text:style-name="T363_44">.<text:s/></text:span><text:span text:style-name="T363_45">Si</text:span><text:span text:style-name="T363_46"><text:s/></text:span><text:span text:style-name="T363_47">se</text:span><text:span text:style-name="T363_48"><text:s/></text:span><text:span text:style-name="T363_49">pasa</text:span><text:span text:style-name="T363_50"><text:s/></text:span><text:span text:style-name="T363_51">de</text:span><text:span text:style-name="T363_52"><text:s/></text:span><text:span text:style-name="T363_53">aceleracion</text:span><text:span text:style-name="T363_54"><text:s/></text:span><text:span text:style-name="T363_55">o</text:span><text:span text:style-name="T363_56"><text:s/></text:span><text:span text:style-name="T363_57">velocidad</text:span><text:span text:style-name="T363_58"><text:s/></text:span><text:span text:style-name="T363_59">aqui</text:span><text:span text:style-name="T363_60"><text:s/></text:span><text:span text:style-name="T363_61">se</text:span><text:span text:style-name="T363_62"><text:s/></text:span><text:span text:style-name="T363_63">vuelve</text:span><text:span text:style-name="T363_64"><text:s/></text:span><text:span text:style-name="T363_65">al</text:span><text:span text:style-name="T363_66"><text:s/></text:span><text:span text:style-name="T363_67">estado</text:span><text:span text:style-name="T363_68"><text:s/></text:span><text:span text:style-name="T363_69">anterior</text:span><text:span text:style-name="T363_70"><text:s/></text:span><text:span text:style-name="T363_71">de</text:span><text:span text:style-name="T363_72"><text:s/></text:span><text:span text:style-name="T363_73">dicha</text:span><text:span text:style-name="T363_74"><text:s/></text:span><text:span text:style-name="T363_75">magnitud</text:span><text:span text:style-name="T363_76">.<text:s/></text:span></text:p>
      <text:p text:style-name="P364"/>
      <text:p text:style-name="P365"><text:span text:style-name="T365_1">Por</text:span><text:span text:style-name="T365_2"><text:s/></text:span><text:span text:style-name="T365_3">último</text:span><text:span text:style-name="T365_4">,<text:s/></text:span><text:span text:style-name="T365_5">dispone</text:span><text:span text:style-name="T365_6"><text:s/></text:span><text:span text:style-name="T365_7">de</text:span><text:span text:style-name="T365_8"><text:s/></text:span><text:span text:style-name="T365_9">los</text:span><text:span text:style-name="T365_10"><text:s/></text:span><text:span text:style-name="T365_11">clásicos</text:span><text:span text:style-name="T365_12"><text:s/></text:span><text:span text:style-name="T365_13">métodos</text:span><text:span text:style-name="T365_14"><text:s/></text:span><text:span text:style-name="T365_15">para</text:span><text:span text:style-name="T365_16"><text:s/></text:span><text:span text:style-name="T365_17">poder</text:span><text:span text:style-name="T365_18"><text:s/></text:span><text:span text:style-name="T365_19">acceder</text:span><text:span text:style-name="T365_20"><text:s/></text:span><text:span text:style-name="T365_21">de</text:span><text:span text:style-name="T365_22"><text:s/></text:span><text:span text:style-name="T365_23">manera</text:span><text:span text:style-name="T365_24"><text:s/></text:span><text:span text:style-name="T365_25">segura</text:span><text:span text:style-name="T365_26"><text:s/></text:span><text:span text:style-name="T365_27">a</text:span><text:span text:style-name="T365_28"><text:s/></text:span><text:span text:style-name="T365_29">distintas</text:span><text:span text:style-name="T365_30"><text:s/></text:span><text:span text:style-name="T365_31">variables</text:span><text:span text:style-name="T365_32"><text:s/></text:span><text:span text:style-name="T365_33">de</text:span><text:span text:style-name="T365_34"><text:s/></text:span><text:span text:style-name="T365_35">la</text:span><text:span text:style-name="T365_36"><text:s/></text:span><text:span text:style-name="T365_37">clase</text:span><text:span text:style-name="T365_38">.</text:span></text:p>
      <text:p text:style-name="P366"/>
      <text:p text:style-name="P367"/>
      <text:p text:style-name="P368"/>
      <text:p text:style-name="P369"/>
      <text:p text:style-name="P370"><text:span text:style-name="T370_1">Nanobot</text:span></text:p>
      <text:p text:style-name="P371"><text:span text:style-name="T371_1">La</text:span><text:span text:style-name="T371_2"><text:s/></text:span><text:span text:style-name="T371_3">clase</text:span><text:span text:style-name="T371_4"><text:s/></text:span><text:span text:style-name="T371_5">nanobot</text:span><text:span text:style-name="T371_6"><text:s/></text:span><text:span text:style-name="T371_7">deriva</text:span><text:span text:style-name="T371_8"><text:s/></text:span><text:span text:style-name="T371_9">de</text:span><text:span text:style-name="T371_10"><text:s/></text:span><text:span text:style-name="T371_11">la</text:span><text:span text:style-name="T371_12"><text:s/></text:span><text:span text:style-name="T371_13">clase</text:span><text:span text:style-name="T371_14"><text:s/></text:span><text:span text:style-name="T371_15">boid</text:span><text:span text:style-name="T371_16"><text:s/></text:span><text:span text:style-name="T371_17">y</text:span><text:span text:style-name="T371_18"><text:s/></text:span><text:span text:style-name="T371_19">es</text:span><text:span text:style-name="T371_20"><text:s/></text:span><text:span text:style-name="T371_21">la</text:span><text:span text:style-name="T371_22"><text:s/></text:span><text:span text:style-name="T371_23">encargada</text:span><text:span text:style-name="T371_24"><text:s/></text:span><text:span text:style-name="T371_25">de</text:span><text:span text:style-name="T371_26"><text:s/></text:span><text:span text:style-name="T371_27">crear</text:span><text:span text:style-name="T371_28"><text:s/></text:span><text:span text:style-name="T371_29">nuevos</text:span><text:span text:style-name="T371_30"><text:s/></text:span><text:span text:style-name="T371_31">nanobot</text:span><text:span text:style-name="T371_32"><text:s/></text:span><text:span text:style-name="T371_33">en</text:span><text:span text:style-name="T371_34"><text:s/></text:span><text:span text:style-name="T371_35">el</text:span><text:span text:style-name="T371_36"><text:s/></text:span><text:span text:style-name="T371_37">mundo</text:span><text:span text:style-name="T371_38">.</text:span></text:p>
      <text:p text:style-name="P372"/>
      <text:p text:style-name="P373"><text:span text:style-name="T373_1">Para</text:span><text:span text:style-name="T373_2"><text:s/></text:span><text:span text:style-name="T373_3">su</text:span><text:span text:style-name="T373_4"><text:s/></text:span><text:span text:style-name="T373_5">creacion</text:span><text:span text:style-name="T373_6"><text:s/></text:span><text:span text:style-name="T373_7">es</text:span><text:span text:style-name="T373_8"><text:s/></text:span><text:span text:style-name="T373_9">necesario</text:span><text:span text:style-name="T373_10"><text:s/></text:span><text:span text:style-name="T373_11">pasarle</text:span><text:span text:style-name="T373_12"><text:s/></text:span><text:span text:style-name="T373_13">un</text:span><text:span text:style-name="T373_14"><text:s/></text:span><text:span text:style-name="T373_15">bloque</text:span><text:span text:style-name="T373_16"><text:s/></text:span><text:span text:style-name="T373_17">de</text:span><text:span text:style-name="T373_18"><text:s/></text:span><text:span text:style-name="T373_19">configuracion</text:span><text:span text:style-name="T373_20"><text:s/></text:span><text:span text:style-name="T373_21">que</text:span><text:span text:style-name="T373_22"><text:s/></text:span><text:span text:style-name="T373_23">este</text:span><text:span text:style-name="T373_24"><text:s/></text:span><text:span text:style-name="T373_25">a</text:span><text:span text:style-name="T373_26"><text:s/></text:span><text:span text:style-name="T373_27">su</text:span><text:span text:style-name="T373_28"><text:s/></text:span><text:span text:style-name="T373_29">vez</text:span><text:span text:style-name="T373_30"><text:s/></text:span><text:span text:style-name="T373_31">pasará</text:span><text:span text:style-name="T373_32"><text:s/></text:span><text:span text:style-name="T373_33">a</text:span><text:span text:style-name="T373_34"><text:s/></text:span><text:span text:style-name="T373_35">la</text:span><text:span text:style-name="T373_36"><text:s/></text:span><text:span text:style-name="T373_37">clase</text:span><text:span text:style-name="T373_38"><text:s/></text:span><text:span text:style-name="T373_39">padre</text:span><text:span text:style-name="T373_40"><text:s/></text:span><text:span text:style-name="T373_41">para</text:span><text:span text:style-name="T373_42"><text:s/></text:span><text:span text:style-name="T373_43">asignarle</text:span><text:span text:style-name="T373_44"><text:s/></text:span><text:span text:style-name="T373_45">los</text:span><text:span text:style-name="T373_46"><text:s/></text:span><text:span text:style-name="T373_47">valores</text:span><text:span text:style-name="T373_48">.<text:s/></text:span><text:span text:style-name="T373_49">Ademas</text:span><text:span text:style-name="T373_50">,<text:s/></text:span><text:span text:style-name="T373_51">se</text:span><text:span text:style-name="T373_52"><text:s/></text:span><text:span text:style-name="T373_53">crea</text:span><text:span text:style-name="T373_54"><text:s/></text:span><text:span text:style-name="T373_55">un</text:span><text:span text:style-name="T373_56"><text:s/></text:span><text:span text:style-name="T373_57">nivel</text:span><text:span text:style-name="T373_58"><text:s/></text:span><text:span text:style-name="T373_59">de</text:span><text:span text:style-name="T373_60"><text:s/></text:span><text:span text:style-name="T373_61">estrés</text:span><text:span text:style-name="T373_62">,<text:s/></text:span><text:span text:style-name="T373_63">un</text:span><text:span text:style-name="T373_64"><text:s/></text:span><text:span text:style-name="T373_65">radio</text:span><text:span text:style-name="T373_66"><text:s/></text:span><text:span text:style-name="T373_67">para</text:span><text:span text:style-name="T373_68"><text:s/></text:span><text:span text:style-name="T373_69">la</text:span><text:span text:style-name="T373_70"><text:s/></text:span><text:span text:style-name="T373_71">longitud</text:span><text:span text:style-name="T373_72"><text:s/></text:span><text:span text:style-name="T373_73">que</text:span><text:span text:style-name="T373_74"><text:s/></text:span><text:span text:style-name="T373_75">alcanzara</text:span><text:span text:style-name="T373_76"><text:s/></text:span><text:span text:style-name="T373_77">el</text:span><text:span text:style-name="T373_78"><text:s/></text:span><text:span text:style-name="T373_79">habla</text:span><text:span text:style-name="T373_80"><text:s/></text:span><text:span text:style-name="T373_81">del</text:span><text:span text:style-name="T373_82"><text:s/></text:span><text:span text:style-name="T373_83">nanobot</text:span><text:span text:style-name="T373_84">,<text:s/></text:span><text:span text:style-name="T373_85">un</text:span><text:span text:style-name="T373_86"><text:s/></text:span><text:span text:style-name="T373_87">array</text:span><text:span text:style-name="T373_88"><text:s/></text:span><text:span text:style-name="T373_89">de</text:span><text:span text:style-name="T373_90"><text:s/></text:span><text:span text:style-name="T373_91">frecuencias</text:span><text:span text:style-name="T373_92"><text:s/></text:span><text:span text:style-name="T373_93">donde</text:span><text:span text:style-name="T373_94"><text:s/></text:span><text:span text:style-name="T373_95">se</text:span><text:span text:style-name="T373_96"><text:s/></text:span><text:span text:style-name="T373_97">almacenarán</text:span><text:span text:style-name="T373_98"><text:s/></text:span><text:span text:style-name="T373_99">todas</text:span><text:span text:style-name="T373_100"><text:s/></text:span><text:span text:style-name="T373_101">las</text:span><text:span text:style-name="T373_102"><text:s/></text:span><text:span text:style-name="T373_103">frecuencias</text:span><text:span text:style-name="T373_104"><text:s/></text:span><text:span text:style-name="T373_105">que</text:span><text:span text:style-name="T373_106"><text:s/></text:span><text:span text:style-name="T373_107">vaya</text:span><text:span text:style-name="T373_108"><text:s/></text:span><text:span text:style-name="T373_109">escuchando</text:span><text:span text:style-name="T373_110"><text:s/></text:span><text:span text:style-name="T373_111">el</text:span><text:span text:style-name="T373_112"><text:s/></text:span><text:span text:style-name="T373_113">nanobot</text:span><text:span text:style-name="T373_114"><text:s/></text:span><text:span text:style-name="T373_115">y</text:span><text:span text:style-name="T373_116"><text:s/></text:span><text:span text:style-name="T373_117">un</text:span><text:span text:style-name="T373_118"><text:s/></text:span><text:span text:style-name="T373_119">array</text:span><text:span text:style-name="T373_120"><text:s/></text:span><text:span text:style-name="T373_121">de</text:span><text:span text:style-name="T373_122"><text:s/></text:span><text:span text:style-name="T373_123">objetos</text:span><text:span text:style-name="T373_124"><text:s/></text:span><text:span text:style-name="T373_125">visibles</text:span><text:span text:style-name="T373_126">.<text:s/></text:span></text:p>
      <text:p text:style-name="P374"/>
      <text:p text:style-name="P375"><text:span text:style-name="T375_1">El</text:span><text:span text:style-name="T375_2"><text:s/></text:span><text:span text:style-name="T375_3">nanobot</text:span><text:span text:style-name="T375_4"><text:s/></text:span><text:span text:style-name="T375_5">es</text:span><text:span text:style-name="T375_6"><text:s/></text:span><text:span text:style-name="T375_7">capaz</text:span><text:span text:style-name="T375_8"><text:s/></text:span><text:span text:style-name="T375_9">de</text:span><text:span text:style-name="T375_10"><text:s/></text:span><text:span text:style-name="T375_11">comunicarse</text:span><text:span text:style-name="T375_12"><text:s/></text:span><text:span text:style-name="T375_13">con</text:span><text:span text:style-name="T375_14"><text:s/></text:span><text:span text:style-name="T375_15">otros</text:span><text:span text:style-name="T375_16"><text:s/></text:span><text:span text:style-name="T375_17">por</text:span><text:span text:style-name="T375_18"><text:s/></text:span><text:span text:style-name="T375_19">medio</text:span><text:span text:style-name="T375_20"><text:s/></text:span><text:span text:style-name="T375_21">de</text:span><text:span text:style-name="T375_22"><text:s/></text:span><text:span text:style-name="T375_23">su</text:span><text:span text:style-name="T375_24"><text:s/></text:span><text:span text:style-name="T375_25">método</text:span><text:span text:style-name="T375_26"><text:s/></text:span><text:span text:style-name="T375_27">talk</text:span><text:span text:style-name="T375_28">.<text:s/></text:span><text:span text:style-name="T375_29">Para</text:span><text:span text:style-name="T375_30"><text:s/></text:span><text:span text:style-name="T375_31">realizar</text:span><text:span text:style-name="T375_32"><text:s/></text:span><text:span text:style-name="T375_33">la</text:span><text:span text:style-name="T375_34"><text:s/></text:span><text:span text:style-name="T375_35">comunicación</text:span><text:span text:style-name="T375_36"><text:s/></text:span><text:span text:style-name="T375_37">se</text:span><text:span text:style-name="T375_38"><text:s/></text:span><text:span text:style-name="T375_39">comprobará</text:span><text:span text:style-name="T375_40"><text:s/></text:span><text:span text:style-name="T375_41">quien</text:span><text:span text:style-name="T375_42"><text:s/></text:span><text:span text:style-name="T375_43">puede</text:span><text:span text:style-name="T375_44"><text:s/></text:span><text:span text:style-name="T375_45">escuchar</text:span><text:span text:style-name="T375_46"><text:s/></text:span><text:span text:style-name="T375_47">y</text:span><text:span text:style-name="T375_48"><text:s/></text:span><text:span text:style-name="T375_49">a</text:span><text:span text:style-name="T375_50"><text:s/></text:span><text:span text:style-name="T375_51">todos</text:span><text:span text:style-name="T375_52"><text:s/></text:span><text:span text:style-name="T375_53">los</text:span><text:span text:style-name="T375_54"><text:s/></text:span><text:span text:style-name="T375_55">nanobot</text:span><text:span text:style-name="T375_56"><text:s/></text:span><text:span text:style-name="T375_57">que</text:span><text:span text:style-name="T375_58"><text:s/></text:span><text:span text:style-name="T375_59">estén</text:span><text:span text:style-name="T375_60"><text:s/></text:span><text:span text:style-name="T375_61">a</text:span><text:span text:style-name="T375_62"><text:s/></text:span><text:span text:style-name="T375_63">la</text:span><text:span text:style-name="T375_64"><text:s/></text:span><text:span text:style-name="T375_65">escucha</text:span><text:span text:style-name="T375_66"><text:s/></text:span><text:span text:style-name="T375_67">se</text:span><text:span text:style-name="T375_68"><text:s/></text:span><text:span text:style-name="T375_69">le</text:span><text:span text:style-name="T375_70"><text:s/></text:span><text:span text:style-name="T375_71">mandara</text:span><text:span text:style-name="T375_72"><text:s/></text:span><text:span text:style-name="T375_73">un</text:span><text:span text:style-name="T375_74"><text:s/></text:span><text:span text:style-name="T375_75">mensaje</text:span><text:span text:style-name="T375_76"><text:s/></text:span><text:span text:style-name="T375_77">con</text:span><text:span text:style-name="T375_78"><text:s/></text:span><text:span text:style-name="T375_79">set</text:span><text:span text:style-name="T375_80">_</text:span><text:span text:style-name="T375_81">msg</text:span><text:span text:style-name="T375_82">.<text:s/></text:span><text:span text:style-name="T375_83">Dicho</text:span><text:span text:style-name="T375_84"><text:s/></text:span><text:span text:style-name="T375_85">mensaje</text:span><text:span text:style-name="T375_86"><text:s/></text:span><text:span text:style-name="T375_87">se</text:span><text:span text:style-name="T375_88"><text:s/></text:span><text:span text:style-name="T375_89">trata</text:span><text:span text:style-name="T375_90"><text:s/></text:span><text:span text:style-name="T375_91">de</text:span><text:span text:style-name="T375_92"><text:s/></text:span><text:span text:style-name="T375_93">un</text:span><text:span text:style-name="T375_94"><text:s/></text:span><text:span text:style-name="T375_95">objeto</text:span><text:span text:style-name="T375_96"><text:s/></text:span><text:span text:style-name="T375_97">compuesto</text:span><text:span text:style-name="T375_98"><text:s/></text:span><text:span text:style-name="T375_99">por</text:span><text:span text:style-name="T375_100"><text:s/></text:span><text:span text:style-name="T375_101">la</text:span><text:span text:style-name="T375_102"><text:s/></text:span><text:span text:style-name="T375_103">palabra</text:span><text:span text:style-name="T375_104"><text:s/></text:span><text:span text:style-name="T375_105">que</text:span><text:span text:style-name="T375_106"><text:s/></text:span><text:span text:style-name="T375_107">se</text:span><text:span text:style-name="T375_108"><text:s/></text:span><text:span text:style-name="T375_109">quiere</text:span><text:span text:style-name="T375_110"><text:s/></text:span><text:span text:style-name="T375_111">comunicar</text:span><text:span text:style-name="T375_112"><text:s/></text:span><text:span text:style-name="T375_113">y</text:span><text:span text:style-name="T375_114"><text:s/></text:span><text:span text:style-name="T375_115">un</text:span><text:span text:style-name="T375_116"><text:s/></text:span><text:span text:style-name="T375_117">puntero</text:span><text:span text:style-name="T375_118"><text:s/></text:span><text:span text:style-name="T375_119">al</text:span><text:span text:style-name="T375_120"><text:s/></text:span><text:span text:style-name="T375_121">nanobot</text:span><text:span text:style-name="T375_122"><text:s/></text:span><text:span text:style-name="T375_123">emisor</text:span><text:span text:style-name="T375_124">.<text:s/></text:span><text:span text:style-name="T375_125">Los</text:span><text:span text:style-name="T375_126"><text:s/></text:span><text:span text:style-name="T375_127">mensajes</text:span><text:span text:style-name="T375_128"><text:s/></text:span><text:span text:style-name="T375_129">según</text:span><text:span text:style-name="T375_130"><text:s/></text:span><text:span text:style-name="T375_131">llegan</text:span><text:span text:style-name="T375_132"><text:s/></text:span><text:span text:style-name="T375_133">al</text:span><text:span text:style-name="T375_134"><text:s/></text:span><text:span text:style-name="T375_135">receptor</text:span><text:span text:style-name="T375_136"><text:s/></text:span><text:span text:style-name="T375_137">se</text:span><text:span text:style-name="T375_138"><text:s/></text:span><text:span text:style-name="T375_139">guardan</text:span><text:span text:style-name="T375_140"><text:s/></text:span><text:span text:style-name="T375_141">en</text:span><text:span text:style-name="T375_142"><text:s/></text:span><text:span text:style-name="T375_143">un</text:span><text:span text:style-name="T375_144"><text:s/></text:span><text:span text:style-name="T375_145">array</text:span><text:span text:style-name="T375_146"><text:s/></text:span><text:span text:style-name="T375_147">de</text:span><text:span text:style-name="T375_148"><text:s/></text:span><text:span text:style-name="T375_149">mensajes</text:span><text:span text:style-name="T375_150"><text:s/></text:span><text:span text:style-name="T375_151">para</text:span><text:span text:style-name="T375_152"><text:s/></text:span><text:span text:style-name="T375_153">poder</text:span><text:span text:style-name="T375_154"><text:s/></text:span><text:span text:style-name="T375_155">leerlos</text:span><text:span text:style-name="T375_156"><text:s/></text:span><text:span text:style-name="T375_157">de</text:span><text:span text:style-name="T375_158"><text:s/></text:span><text:span text:style-name="T375_159">manera</text:span><text:span text:style-name="T375_160"><text:s/></text:span><text:span text:style-name="T375_161">asíncrona</text:span><text:span text:style-name="T375_162"><text:s/></text:span><text:span text:style-name="T375_163">y</text:span><text:span text:style-name="T375_164"><text:s/></text:span><text:span text:style-name="T375_165">no</text:span><text:span text:style-name="T375_166"><text:s/></text:span><text:span text:style-name="T375_167">perder</text:span><text:span text:style-name="T375_168"><text:s/></text:span><text:span text:style-name="T375_169">información</text:span><text:span text:style-name="T375_170">.<text:s/></text:span><text:span text:style-name="T375_171">A</text:span><text:span text:style-name="T375_172"><text:s/></text:span><text:span text:style-name="T375_173">la</text:span><text:span text:style-name="T375_174"><text:s/></text:span><text:span text:style-name="T375_175">hora</text:span><text:span text:style-name="T375_176"><text:s/></text:span><text:span text:style-name="T375_177">de</text:span><text:span text:style-name="T375_178"><text:s/></text:span><text:span text:style-name="T375_179">analizar</text:span><text:span text:style-name="T375_180"><text:s/></text:span><text:span text:style-name="T375_181">dichos</text:span><text:span text:style-name="T375_182"><text:s/></text:span><text:span text:style-name="T375_183">mensajes</text:span><text:span text:style-name="T375_184">,<text:s/></text:span><text:span text:style-name="T375_185">en</text:span><text:span text:style-name="T375_186"><text:s/></text:span><text:span text:style-name="T375_187">analyze</text:span><text:span text:style-name="T375_188">_</text:span><text:span text:style-name="T375_189">msg</text:span><text:span text:style-name="T375_190">,<text:s/></text:span><text:span text:style-name="T375_191">se</text:span><text:span text:style-name="T375_192"><text:s/></text:span><text:span text:style-name="T375_193">comprueba</text:span><text:span text:style-name="T375_194"><text:s/></text:span><text:span text:style-name="T375_195">cual</text:span><text:span text:style-name="T375_196"><text:s/></text:span><text:span text:style-name="T375_197">es</text:span><text:span text:style-name="T375_198"><text:s/></text:span><text:span text:style-name="T375_199">la</text:span><text:span text:style-name="T375_200"><text:s/></text:span><text:span text:style-name="T375_201">palabra</text:span><text:span text:style-name="T375_202"><text:s/></text:span><text:span text:style-name="T375_203">que</text:span><text:span text:style-name="T375_204"><text:s/></text:span><text:span text:style-name="T375_205">se</text:span><text:span text:style-name="T375_206"><text:s/></text:span><text:span text:style-name="T375_207">pasa</text:span><text:span text:style-name="T375_208"><text:s/></text:span><text:span text:style-name="T375_209">en</text:span><text:span text:style-name="T375_210"><text:s/></text:span><text:span text:style-name="T375_211">el</text:span><text:span text:style-name="T375_212"><text:s/></text:span><text:span text:style-name="T375_213">mensaje</text:span><text:span text:style-name="T375_214"><text:s/></text:span><text:span text:style-name="T375_215">y</text:span><text:span text:style-name="T375_216"><text:s/></text:span><text:span text:style-name="T375_217">en</text:span><text:span text:style-name="T375_218"><text:s/></text:span><text:span text:style-name="T375_219">función</text:span><text:span text:style-name="T375_220"><text:s/></text:span><text:span text:style-name="T375_221">de</text:span><text:span text:style-name="T375_222"><text:s/></text:span><text:span text:style-name="T375_223">su</text:span><text:span text:style-name="T375_224"><text:s/></text:span><text:span text:style-name="T375_225">contenido</text:span><text:span text:style-name="T375_226"><text:s/></text:span><text:span text:style-name="T375_227">se</text:span><text:span text:style-name="T375_228"><text:s/></text:span><text:span text:style-name="T375_229">ejecuta</text:span><text:span text:style-name="T375_230"><text:s/></text:span><text:span text:style-name="T375_231">unas</text:span><text:span text:style-name="T375_232"><text:s/></text:span><text:span text:style-name="T375_233">instrucciones</text:span><text:span text:style-name="T375_234"><text:s/></text:span><text:span text:style-name="T375_235">u</text:span><text:span text:style-name="T375_236"><text:s/></text:span><text:span text:style-name="T375_237">otras</text:span><text:span text:style-name="T375_238">.<text:s/></text:span><text:span text:style-name="T375_239">Hay</text:span><text:span text:style-name="T375_240"><text:s/></text:span><text:span text:style-name="T375_241">instrucciones</text:span><text:span text:style-name="T375_242"><text:s/></text:span><text:span text:style-name="T375_243">que</text:span><text:span text:style-name="T375_244"><text:s/></text:span><text:span text:style-name="T375_245">son</text:span><text:span text:style-name="T375_246"><text:s/></text:span><text:span text:style-name="T375_247">órdenes</text:span><text:span text:style-name="T375_248"><text:s/></text:span><text:span text:style-name="T375_249">que</text:span><text:span text:style-name="T375_250"><text:s/></text:span><text:span text:style-name="T375_251">activan</text:span><text:span text:style-name="T375_252"><text:s/></text:span><text:span text:style-name="T375_253">comportamientos</text:span><text:span text:style-name="T375_254"><text:s/></text:span><text:span text:style-name="T375_255">directamente</text:span><text:span text:style-name="T375_256">,<text:s/></text:span><text:span text:style-name="T375_257">para</text:span><text:span text:style-name="T375_258"><text:s/></text:span><text:span text:style-name="T375_259">estas</text:span><text:span text:style-name="T375_260"><text:s/></text:span><text:span text:style-name="T375_261">es</text:span><text:span text:style-name="T375_262"><text:s/></text:span><text:span text:style-name="T375_263">necesario</text:span><text:span text:style-name="T375_264"><text:s/></text:span><text:span text:style-name="T375_265">tener</text:span><text:span text:style-name="T375_266"><text:s/></text:span><text:span text:style-name="T375_267">un</text:span><text:span text:style-name="T375_268"><text:s/></text:span><text:span text:style-name="T375_269">objetivo</text:span><text:span text:style-name="T375_270"><text:s/></text:span><text:span text:style-name="T375_271">para</text:span><text:span text:style-name="T375_272"><text:s/></text:span><text:span text:style-name="T375_273">el</text:span><text:span text:style-name="T375_274"><text:s/></text:span><text:span text:style-name="T375_275">comportamiento</text:span><text:span text:style-name="T375_276">,<text:s/></text:span><text:span text:style-name="T375_277">para</text:span><text:span text:style-name="T375_278"><text:s/></text:span><text:span text:style-name="T375_279">ello</text:span><text:span text:style-name="T375_280"><text:s/></text:span><text:span text:style-name="T375_281">se</text:span><text:span text:style-name="T375_282"><text:s/></text:span><text:span text:style-name="T375_283">utiliza</text:span><text:span text:style-name="T375_284"><text:s/></text:span><text:span text:style-name="T375_285">el</text:span><text:span text:style-name="T375_286"><text:s/></text:span><text:span text:style-name="T375_287">puntero</text:span><text:span text:style-name="T375_288"><text:s/></text:span><text:span text:style-name="T375_289">al</text:span><text:span text:style-name="T375_290"><text:s/></text:span><text:span text:style-name="T375_291">emisor</text:span><text:span text:style-name="T375_292">.<text:s/></text:span><text:span text:style-name="T375_293">A</text:span><text:span text:style-name="T375_294"><text:s/></text:span><text:span text:style-name="T375_295">la</text:span><text:span text:style-name="T375_296"><text:s/></text:span><text:span text:style-name="T375_297">hora</text:span><text:span text:style-name="T375_298"><text:s/></text:span><text:span text:style-name="T375_299">de</text:span><text:span text:style-name="T375_300"><text:s/></text:span><text:span text:style-name="T375_301">crear</text:span><text:span text:style-name="T375_302"><text:s/></text:span><text:span text:style-name="T375_303">la</text:span><text:span text:style-name="T375_304"><text:s/></text:span><text:span text:style-name="T375_305">réplica</text:span><text:span text:style-name="T375_306"><text:s/></text:span><text:span text:style-name="T375_307">se</text:span><text:span text:style-name="T375_308"><text:s/></text:span><text:span text:style-name="T375_309">elegirá</text:span><text:span text:style-name="T375_310"><text:s/></text:span><text:span text:style-name="T375_311">al</text:span><text:span text:style-name="T375_312"><text:s/></text:span><text:span text:style-name="T375_313">azar</text:span><text:span text:style-name="T375_314"><text:s/></text:span><text:span text:style-name="T375_315">de</text:span><text:span text:style-name="T375_316"><text:s/></text:span><text:span text:style-name="T375_317">un</text:span><text:span text:style-name="T375_318"><text:s/></text:span><text:span text:style-name="T375_319">array</text:span><text:span text:style-name="T375_320"><text:s/></text:span><text:span text:style-name="T375_321">de</text:span><text:span text:style-name="T375_322"><text:s/></text:span><text:span text:style-name="T375_323">réplicas</text:span><text:span text:style-name="T375_324"><text:s/></text:span><text:span text:style-name="T375_325">que</text:span><text:span text:style-name="T375_326"><text:s/></text:span><text:span text:style-name="T375_327">existen</text:span><text:span text:style-name="T375_328"><text:s/></text:span><text:span text:style-name="T375_329">para</text:span><text:span text:style-name="T375_330"><text:s/></text:span><text:span text:style-name="T375_331">cada</text:span><text:span text:style-name="T375_332"><text:s/></text:span><text:span text:style-name="T375_333">caso</text:span><text:span text:style-name="T375_334">.<text:s/></text:span></text:p>
      <text:p text:style-name="P376"/>
      <text:p text:style-name="P377"><text:span text:style-name="T377_1">El</text:span><text:span text:style-name="T377_2"><text:s/></text:span><text:span text:style-name="T377_3">nanobot</text:span><text:span text:style-name="T377_4"><text:s/></text:span><text:span text:style-name="T377_5">es</text:span><text:span text:style-name="T377_6"><text:s/></text:span><text:span text:style-name="T377_7">capaz</text:span><text:span text:style-name="T377_8"><text:s/></text:span><text:span text:style-name="T377_9">de</text:span><text:span text:style-name="T377_10"><text:s/></text:span><text:span text:style-name="T377_11">recibir</text:span><text:span text:style-name="T377_12"><text:s/></text:span><text:span text:style-name="T377_13">frecuencias</text:span><text:span text:style-name="T377_14">,<text:s/></text:span><text:span text:style-name="T377_15">con</text:span><text:span text:style-name="T377_16"><text:s/></text:span><text:span text:style-name="T377_17">el</text:span><text:span text:style-name="T377_18"><text:s/></text:span><text:span text:style-name="T377_19">metodo</text:span><text:span text:style-name="T377_20"><text:s/></text:span><text:span text:style-name="T377_21">set</text:span><text:span text:style-name="T377_22">_</text:span><text:span text:style-name="T377_23">frequency</text:span><text:span text:style-name="T377_24">,<text:s/></text:span><text:span text:style-name="T377_25">de</text:span><text:span text:style-name="T377_26"><text:s/></text:span><text:span text:style-name="T377_27">una</text:span><text:span text:style-name="T377_28"><text:s/></text:span><text:span text:style-name="T377_29">onda</text:span><text:span text:style-name="T377_30"><text:s/></text:span><text:span text:style-name="T377_31">de</text:span><text:span text:style-name="T377_32"><text:s/></text:span><text:span text:style-name="T377_33">sonido</text:span><text:span text:style-name="T377_34">.<text:s/></text:span><text:span text:style-name="T377_35">En</text:span><text:span text:style-name="T377_36"><text:s/></text:span><text:span text:style-name="T377_37">el</text:span><text:span text:style-name="T377_38"><text:s/></text:span><text:span text:style-name="T377_39">metodo</text:span><text:span text:style-name="T377_40"><text:s/></text:span><text:span text:style-name="T377_41">analyze</text:span><text:span text:style-name="T377_42">_</text:span><text:span text:style-name="T377_43">sound</text:span><text:span text:style-name="T377_44"><text:s/></text:span><text:span text:style-name="T377_45">se</text:span><text:span text:style-name="T377_46"><text:s/></text:span><text:span text:style-name="T377_47">comprobara</text:span><text:span text:style-name="T377_48"><text:s/></text:span><text:span text:style-name="T377_49">el</text:span><text:span text:style-name="T377_50"><text:s/></text:span><text:span text:style-name="T377_51">valor</text:span><text:span text:style-name="T377_52"><text:s/></text:span><text:span text:style-name="T377_53">de</text:span><text:span text:style-name="T377_54"><text:s/></text:span><text:span text:style-name="T377_55">la</text:span><text:span text:style-name="T377_56"><text:s/></text:span><text:span text:style-name="T377_57">frecuencia</text:span><text:span text:style-name="T377_58"><text:s/></text:span><text:span text:style-name="T377_59">y</text:span><text:span text:style-name="T377_60"><text:s/></text:span><text:span text:style-name="T377_61">en</text:span><text:span text:style-name="T377_62"><text:s/></text:span><text:span text:style-name="T377_63">funcion</text:span><text:span text:style-name="T377_64"><text:s/></text:span><text:span text:style-name="T377_65">de</text:span><text:span text:style-name="T377_66"><text:s/></text:span><text:span text:style-name="T377_67">su</text:span><text:span text:style-name="T377_68"><text:s/></text:span><text:span text:style-name="T377_69">valor</text:span><text:span text:style-name="T377_70"><text:s/></text:span><text:span text:style-name="T377_71">aumetara</text:span><text:span text:style-name="T377_72"><text:s/></text:span><text:span text:style-name="T377_73">o</text:span><text:span text:style-name="T377_74"><text:s/></text:span><text:span text:style-name="T377_75">disminuira</text:span><text:span text:style-name="T377_76"><text:s/></text:span><text:span text:style-name="T377_77">el</text:span><text:span text:style-name="T377_78"><text:s/></text:span><text:span text:style-name="T377_79">nivel</text:span><text:span text:style-name="T377_80"><text:s/></text:span><text:span text:style-name="T377_81">de</text:span><text:span text:style-name="T377_82"><text:s/></text:span><text:span text:style-name="T377_83">estres</text:span><text:span text:style-name="T377_84"><text:s/></text:span><text:span text:style-name="T377_85">del</text:span><text:span text:style-name="T377_86"><text:s/></text:span><text:span text:style-name="T377_87">nanobot</text:span><text:span text:style-name="T377_88">.<text:s/></text:span><text:span text:style-name="T377_89">Ese</text:span><text:span text:style-name="T377_90"><text:s/></text:span><text:span text:style-name="T377_91">nivel</text:span><text:span text:style-name="T377_92"><text:s/></text:span><text:span text:style-name="T377_93">de</text:span><text:span text:style-name="T377_94"><text:s/></text:span><text:span text:style-name="T377_95">estres</text:span><text:span text:style-name="T377_96">,<text:s/></text:span></text:p>
      <text:p text:style-name="P378"><text:span text:style-name="T378_1">TERMINAR</text:span><text:span text:style-name="T378_2"><text:s/></text:span><text:span text:style-name="T378_3">LO</text:span><text:span text:style-name="T378_4"><text:s/></text:span><text:span text:style-name="T378_5">DEL</text:span><text:span text:style-name="T378_6"><text:s/></text:span><text:span text:style-name="T378_7">ESTRES</text:span><text:span text:style-name="T378_8">!!!!!!!!!!!!!!!!!!!!!!!!!!!</text:span></text:p>
      <text:p text:style-name="P379"/>
      <text:p text:style-name="P380"><text:span text:style-name="T380_1">El</text:span><text:span text:style-name="T380_2"><text:s/></text:span><text:span text:style-name="T380_3">metodo</text:span><text:span text:style-name="T380_4"><text:s/></text:span><text:span text:style-name="T380_5">listen</text:span><text:span text:style-name="T380_6">()<text:s/></text:span><text:span text:style-name="T380_7">encapsula</text:span><text:span text:style-name="T380_8"><text:s/></text:span><text:span text:style-name="T380_9">todo</text:span><text:span text:style-name="T380_10"><text:s/></text:span><text:span text:style-name="T380_11">lo</text:span><text:span text:style-name="T380_12"><text:s/></text:span><text:span text:style-name="T380_13">relacionado</text:span><text:span text:style-name="T380_14"><text:s/></text:span><text:span text:style-name="T380_15">con</text:span><text:span text:style-name="T380_16"><text:s/></text:span><text:span text:style-name="T380_17">el</text:span><text:span text:style-name="T380_18"><text:s/></text:span><text:span text:style-name="T380_19">sistema</text:span><text:span text:style-name="T380_20"><text:s/></text:span><text:span text:style-name="T380_21">auditivo</text:span><text:span text:style-name="T380_22"><text:s/></text:span><text:span text:style-name="T380_23">del</text:span><text:span text:style-name="T380_24"><text:s/></text:span><text:span text:style-name="T380_25">nanobot</text:span><text:span text:style-name="T380_26">.<text:s/></text:span></text:p>
      <text:p text:style-name="P381"/>
      <text:p text:style-name="P382"><text:span text:style-name="T382_1">Speaker</text:span></text:p>
      <text:p text:style-name="P383"><text:span text:style-name="T383_1">La</text:span><text:span text:style-name="T383_2"><text:s/></text:span><text:span text:style-name="T383_3">clase</text:span><text:span text:style-name="T383_4"><text:s/></text:span><text:span text:style-name="T383_5">speaker</text:span><text:span text:style-name="T383_6"><text:s/></text:span><text:span text:style-name="T383_7">deriva</text:span><text:span text:style-name="T383_8"><text:s/></text:span><text:span text:style-name="T383_9">de</text:span><text:span text:style-name="T383_10"><text:s/></text:span><text:span text:style-name="T383_11">la</text:span><text:span text:style-name="T383_12"><text:s/></text:span><text:span text:style-name="T383_13">clase</text:span><text:span text:style-name="T383_14"><text:s/></text:span><text:span text:style-name="T383_15">boid</text:span><text:span text:style-name="T383_16"><text:s/></text:span><text:span text:style-name="T383_17">y</text:span><text:span text:style-name="T383_18"><text:s/></text:span><text:span text:style-name="T383_19">es</text:span><text:span text:style-name="T383_20"><text:s/></text:span><text:span text:style-name="T383_21">la</text:span><text:span text:style-name="T383_22"><text:s/></text:span><text:span text:style-name="T383_23">encargada</text:span><text:span text:style-name="T383_24"><text:s/></text:span><text:span text:style-name="T383_25">de</text:span><text:span text:style-name="T383_26"><text:s/></text:span><text:span text:style-name="T383_27">crear</text:span><text:span text:style-name="T383_28"><text:s/></text:span><text:span text:style-name="T383_29">nuevos</text:span><text:span text:style-name="T383_30"><text:s/></text:span><text:span text:style-name="T383_31">speakers</text:span><text:span text:style-name="T383_32"><text:s/></text:span><text:span text:style-name="T383_33">en</text:span><text:span text:style-name="T383_34"><text:s/></text:span><text:span text:style-name="T383_35">el</text:span><text:span text:style-name="T383_36"><text:s/></text:span><text:span text:style-name="T383_37">mundo</text:span><text:span text:style-name="T383_38">.</text:span></text:p>
      <text:p text:style-name="P384"/>
      <text:p text:style-name="P385"><text:span text:style-name="T385_1">Para</text:span><text:span text:style-name="T385_2"><text:s/></text:span><text:span text:style-name="T385_3">su</text:span><text:span text:style-name="T385_4"><text:s/></text:span><text:span text:style-name="T385_5">creacion</text:span><text:span text:style-name="T385_6"><text:s/></text:span><text:span text:style-name="T385_7">es</text:span><text:span text:style-name="T385_8"><text:s/></text:span><text:span text:style-name="T385_9">necesario</text:span><text:span text:style-name="T385_10"><text:s/></text:span><text:span text:style-name="T385_11">pasarle</text:span><text:span text:style-name="T385_12"><text:s/></text:span><text:span text:style-name="T385_13">un</text:span><text:span text:style-name="T385_14"><text:s/></text:span><text:span text:style-name="T385_15">bloque</text:span><text:span text:style-name="T385_16"><text:s/></text:span><text:span text:style-name="T385_17">de</text:span><text:span text:style-name="T385_18"><text:s/></text:span><text:span text:style-name="T385_19">configuración</text:span><text:span text:style-name="T385_20"><text:s/></text:span><text:span text:style-name="T385_21">que</text:span><text:span text:style-name="T385_22"><text:s/></text:span><text:span text:style-name="T385_23">este</text:span><text:span text:style-name="T385_24"><text:s/></text:span><text:span text:style-name="T385_25">a</text:span><text:span text:style-name="T385_26"><text:s/></text:span><text:span text:style-name="T385_27">su</text:span><text:span text:style-name="T385_28"><text:s/></text:span><text:span text:style-name="T385_29">vez</text:span><text:span text:style-name="T385_30"><text:s/></text:span><text:span text:style-name="T385_31">pasará</text:span><text:span text:style-name="T385_32"><text:s/></text:span><text:span text:style-name="T385_33">a</text:span><text:span text:style-name="T385_34"><text:s/></text:span><text:span text:style-name="T385_35">la</text:span><text:span text:style-name="T385_36"><text:s/></text:span><text:span text:style-name="T385_37">clase</text:span><text:span text:style-name="T385_38"><text:s/></text:span><text:span text:style-name="T385_39">padre</text:span><text:span text:style-name="T385_40"><text:s/></text:span><text:span text:style-name="T385_41">para</text:span><text:span text:style-name="T385_42"><text:s/></text:span><text:span text:style-name="T385_43">asignarle</text:span><text:span text:style-name="T385_44"><text:s/></text:span><text:span text:style-name="T385_45">los</text:span><text:span text:style-name="T385_46"><text:s/></text:span><text:span text:style-name="T385_47">valores</text:span><text:span text:style-name="T385_48">.<text:s/></text:span><text:span text:style-name="T385_49">Ademas</text:span><text:span text:style-name="T385_50">,<text:s/></text:span><text:span text:style-name="T385_51">se</text:span><text:span text:style-name="T385_52"><text:s/></text:span><text:span text:style-name="T385_53">crea</text:span><text:span text:style-name="T385_54"><text:s/></text:span><text:span text:style-name="T385_55">un</text:span><text:span text:style-name="T385_56"><text:s/></text:span><text:span text:style-name="T385_57">radio</text:span><text:span text:style-name="T385_58"><text:s/></text:span><text:span text:style-name="T385_59">para</text:span><text:span text:style-name="T385_60"><text:s/></text:span><text:span text:style-name="T385_61">la</text:span><text:span text:style-name="T385_62"><text:s/></text:span><text:span text:style-name="T385_63">longitud</text:span><text:span text:style-name="T385_64"><text:s/></text:span><text:span text:style-name="T385_65">que</text:span><text:span text:style-name="T385_66"><text:s/></text:span><text:span text:style-name="T385_67">tendrá</text:span><text:span text:style-name="T385_68"><text:s/></text:span><text:span text:style-name="T385_69">la</text:span><text:span text:style-name="T385_70"><text:s/></text:span><text:span text:style-name="T385_71">musica</text:span><text:span text:style-name="T385_72"><text:s/></text:span><text:span text:style-name="T385_73">que</text:span><text:span text:style-name="T385_74"><text:s/></text:span><text:span text:style-name="T385_75">reproduzca</text:span><text:span text:style-name="T385_76"><text:s/></text:span><text:span text:style-name="T385_77">el</text:span><text:span text:style-name="T385_78"><text:s/></text:span><text:span text:style-name="T385_79">speaker</text:span><text:span text:style-name="T385_80">,<text:s/></text:span><text:span text:style-name="T385_81">variables</text:span><text:span text:style-name="T385_82"><text:s/></text:span><text:span text:style-name="T385_83">para</text:span><text:span text:style-name="T385_84"><text:s/></text:span><text:span text:style-name="T385_85">saber</text:span><text:span text:style-name="T385_86"><text:s/></text:span><text:span text:style-name="T385_87">la</text:span><text:span text:style-name="T385_88"><text:s/></text:span><text:span text:style-name="T385_89">frecuencia</text:span><text:span text:style-name="T385_90"><text:s/></text:span><text:span text:style-name="T385_91">a</text:span><text:span text:style-name="T385_92"><text:s/></text:span><text:span text:style-name="T385_93">la</text:span><text:span text:style-name="T385_94"><text:s/></text:span><text:span text:style-name="T385_95">que</text:span><text:span text:style-name="T385_96"><text:s/></text:span><text:span text:style-name="T385_97">emite</text:span><text:span text:style-name="T385_98">,<text:s/></text:span><text:span text:style-name="T385_99">conocer</text:span><text:span text:style-name="T385_100"><text:s/></text:span><text:span text:style-name="T385_101">si</text:span><text:span text:style-name="T385_102"><text:s/></text:span><text:span text:style-name="T385_103">esta</text:span><text:span text:style-name="T385_104"><text:s/></text:span><text:span text:style-name="T385_105">apagado</text:span><text:span text:style-name="T385_106"><text:s/></text:span><text:span text:style-name="T385_107">o</text:span><text:span text:style-name="T385_108"><text:s/></text:span><text:span text:style-name="T385_109">encendido</text:span><text:span text:style-name="T385_110">,<text:s/></text:span><text:span text:style-name="T385_111">así</text:span><text:span text:style-name="T385_112"><text:s/></text:span><text:span text:style-name="T385_113">como</text:span><text:span text:style-name="T385_114">,<text:s/></text:span><text:span text:style-name="T385_115">para</text:span><text:span text:style-name="T385_116"><text:s/></text:span><text:span text:style-name="T385_117">conocer</text:span><text:span text:style-name="T385_118"><text:s/></text:span><text:span text:style-name="T385_119">su</text:span><text:span text:style-name="T385_120"><text:s/></text:span><text:span text:style-name="T385_121">volumen</text:span><text:span text:style-name="T385_122">.</text:span></text:p>
      <text:p text:style-name="P386"/>
      <text:p text:style-name="P387"><text:span text:style-name="T387_1">El</text:span><text:span text:style-name="T387_2"><text:s/></text:span><text:span text:style-name="T387_3">speaker</text:span><text:span text:style-name="T387_4"><text:s/></text:span><text:span text:style-name="T387_5">se</text:span><text:span text:style-name="T387_6"><text:s/></text:span><text:span text:style-name="T387_7">podra</text:span><text:span text:style-name="T387_8"><text:s/></text:span><text:span text:style-name="T387_9">encender</text:span><text:span text:style-name="T387_10"><text:s/></text:span><text:span text:style-name="T387_11">o</text:span><text:span text:style-name="T387_12"><text:s/></text:span><text:span text:style-name="T387_13">apagar</text:span><text:span text:style-name="T387_14"><text:s/></text:span><text:span text:style-name="T387_15">con</text:span><text:span text:style-name="T387_16"><text:s/></text:span><text:span text:style-name="T387_17">los</text:span><text:span text:style-name="T387_18"><text:s/></text:span><text:span text:style-name="T387_19">metodos</text:span><text:span text:style-name="T387_20"><text:s/></text:span><text:span text:style-name="T387_21">on</text:span><text:span text:style-name="T387_22"><text:s/></text:span><text:span text:style-name="T387_23">y</text:span><text:span text:style-name="T387_24"><text:s/></text:span><text:span text:style-name="T387_25">off</text:span><text:span text:style-name="T387_26">.<text:s/></text:span><text:span text:style-name="T387_27">Si</text:span><text:span text:style-name="T387_28"><text:s/></text:span><text:span text:style-name="T387_29">esta</text:span><text:span text:style-name="T387_30"><text:s/></text:span><text:span text:style-name="T387_31">apagado</text:span><text:span text:style-name="T387_32"><text:s/></text:span><text:span text:style-name="T387_33">la</text:span><text:span text:style-name="T387_34"><text:s/></text:span><text:span text:style-name="T387_35">musica</text:span><text:span text:style-name="T387_36"><text:s/></text:span><text:span text:style-name="T387_37">parara</text:span><text:span text:style-name="T387_38"><text:s/></text:span><text:span text:style-name="T387_39">y</text:span><text:span text:style-name="T387_40"><text:s/></text:span><text:span text:style-name="T387_41">no</text:span><text:span text:style-name="T387_42"><text:s/></text:span><text:span text:style-name="T387_43">se</text:span><text:span text:style-name="T387_44"><text:s/></text:span><text:span text:style-name="T387_45">transmitira</text:span><text:span text:style-name="T387_46"><text:s/></text:span><text:span text:style-name="T387_47">nada</text:span><text:span text:style-name="T387_48">.<text:s/></text:span><text:span text:style-name="T387_49">Se</text:span><text:span text:style-name="T387_50"><text:s/></text:span><text:span text:style-name="T387_51">podra</text:span><text:span text:style-name="T387_52"><text:s/></text:span><text:span text:style-name="T387_53">aumentar</text:span><text:span text:style-name="T387_54"><text:s/></text:span><text:span text:style-name="T387_55">y</text:span><text:span text:style-name="T387_56"><text:s/></text:span><text:span text:style-name="T387_57">disminuir</text:span><text:span text:style-name="T387_58"><text:s/></text:span><text:span text:style-name="T387_59">el</text:span><text:span text:style-name="T387_60"><text:s/></text:span><text:span text:style-name="T387_61">volumen</text:span><text:span text:style-name="T387_62"><text:s/></text:span><text:span text:style-name="T387_63">con</text:span><text:span text:style-name="T387_64"><text:s/></text:span><text:span text:style-name="T387_65">los</text:span><text:span text:style-name="T387_66"><text:s/></text:span><text:span text:style-name="T387_67">metodos</text:span><text:span text:style-name="T387_68"><text:s/></text:span><text:span text:style-name="T387_69">voluemn</text:span><text:span text:style-name="T387_70">_</text:span><text:span text:style-name="T387_71">up</text:span><text:span text:style-name="T387_72"><text:s/></text:span><text:span text:style-name="T387_73">y</text:span><text:span text:style-name="T387_74"><text:s/></text:span><text:span text:style-name="T387_75">volumen</text:span><text:span text:style-name="T387_76">_</text:span><text:span text:style-name="T387_77">down</text:span><text:span text:style-name="T387_78">.</text:span></text:p>
      <text:p text:style-name="P388"/>
      <text:p text:style-name="P389"><text:span text:style-name="T389_1">La</text:span><text:span text:style-name="T389_2"><text:s/></text:span><text:span text:style-name="T389_3">frecuencia</text:span><text:span text:style-name="T389_4"><text:s/></text:span><text:span text:style-name="T389_5">a</text:span><text:span text:style-name="T389_6"><text:s/></text:span><text:span text:style-name="T389_7">la</text:span><text:span text:style-name="T389_8"><text:s/></text:span><text:span text:style-name="T389_9">que</text:span><text:span text:style-name="T389_10"><text:s/></text:span><text:span text:style-name="T389_11">emite</text:span><text:span text:style-name="T389_12"><text:s/></text:span><text:span text:style-name="T389_13">se</text:span><text:span text:style-name="T389_14"><text:s/></text:span><text:span text:style-name="T389_15">puede</text:span><text:span text:style-name="T389_16"><text:s/></text:span><text:span text:style-name="T389_17">obtener</text:span><text:span text:style-name="T389_18"><text:s/></text:span><text:span text:style-name="T389_19">a</text:span><text:span text:style-name="T389_20"><text:s/></text:span><text:span text:style-name="T389_21">traves</text:span><text:span text:style-name="T389_22"><text:s/></text:span><text:span text:style-name="T389_23">del</text:span><text:span text:style-name="T389_24"><text:s/></text:span><text:span text:style-name="T389_25">metodo</text:span><text:span text:style-name="T389_26"><text:s/></text:span><text:span text:style-name="T389_27">set</text:span><text:span text:style-name="T389_28">_</text:span><text:span text:style-name="T389_29">frequency</text:span><text:span text:style-name="T389_30">_</text:span><text:span text:style-name="T389_31">music</text:span><text:span text:style-name="T389_32">.<text:s/></text:span><text:span text:style-name="T389_33">Y</text:span><text:span text:style-name="T389_34"><text:s/></text:span><text:span text:style-name="T389_35">se</text:span><text:span text:style-name="T389_36"><text:s/></text:span><text:span text:style-name="T389_37">podra</text:span><text:span text:style-name="T389_38"><text:s/></text:span><text:span text:style-name="T389_39">mandar</text:span><text:span text:style-name="T389_40"><text:s/></text:span><text:span text:style-name="T389_41">a</text:span><text:span text:style-name="T389_42"><text:s/></text:span><text:span text:style-name="T389_43">quien</text:span><text:span text:style-name="T389_44"><text:s/></text:span><text:span text:style-name="T389_45">escuche</text:span><text:span text:style-name="T389_46"><text:s/></text:span><text:span text:style-name="T389_47">con</text:span><text:span text:style-name="T389_48"><text:s/></text:span><text:span text:style-name="T389_49">get</text:span><text:span text:style-name="T389_50">_</text:span><text:span text:style-name="T389_51">frequency</text:span><text:span text:style-name="T389_52">_</text:span><text:span text:style-name="T389_53">music</text:span><text:span text:style-name="T389_54">.</text:span></text:p>
      <text:p text:style-name="P390"/>
      <text:p text:style-name="P391"/>
      <text:p text:style-name="P392"/>
      <text:p text:style-name="P393"/>
      <text:p text:style-name="P394"><text:span text:style-name="T394_1">World</text:span><text:span text:style-name="T394_2">_</text:span><text:span text:style-name="T394_3">interface</text:span></text:p>
      <text:p text:style-name="P395"><text:span text:style-name="T395_1">La</text:span><text:span text:style-name="T395_2"><text:s/></text:span><text:span text:style-name="T395_3">clase</text:span><text:span text:style-name="T395_4"><text:s/></text:span><text:span text:style-name="T395_5">world</text:span><text:span text:style-name="T395_6">_</text:span><text:span text:style-name="T395_7">interface</text:span><text:span text:style-name="T395_8"><text:s/></text:span><text:span text:style-name="T395_9">deriva</text:span><text:span text:style-name="T395_10"><text:s/></text:span><text:span text:style-name="T395_11">de</text:span><text:span text:style-name="T395_12"><text:s/></text:span><text:span text:style-name="T395_13">la</text:span><text:span text:style-name="T395_14"><text:s/></text:span><text:span text:style-name="T395_15">clase</text:span><text:span text:style-name="T395_16"><text:s/></text:span><text:span text:style-name="T395_17">device</text:span><text:span text:style-name="T395_18"><text:s/></text:span><text:span text:style-name="T395_19">y</text:span><text:span text:style-name="T395_20"><text:s/></text:span><text:span text:style-name="T395_21">es</text:span><text:span text:style-name="T395_22"><text:s/></text:span><text:span text:style-name="T395_23">la</text:span><text:span text:style-name="T395_24"><text:s/></text:span><text:span text:style-name="T395_25">gestora</text:span><text:span text:style-name="T395_26"><text:s/></text:span><text:span text:style-name="T395_27">de</text:span><text:span text:style-name="T395_28"><text:s/></text:span><text:span text:style-name="T395_29">crear</text:span><text:span text:style-name="T395_30"><text:s/></text:span><text:span text:style-name="T395_31">el</text:span><text:span text:style-name="T395_32"><text:s/></text:span><text:span text:style-name="T395_33">dispositivo</text:span><text:span text:style-name="T395_34"><text:s/></text:span><text:span text:style-name="T395_35">encargado</text:span><text:span text:style-name="T395_36"><text:s/></text:span><text:span text:style-name="T395_37">de</text:span><text:span text:style-name="T395_38"><text:s/></text:span><text:span text:style-name="T395_39">poder</text:span><text:span text:style-name="T395_40"><text:s/></text:span><text:span text:style-name="T395_41">seleccionar</text:span><text:span text:style-name="T395_42"><text:s/></text:span><text:span text:style-name="T395_43">a</text:span><text:span text:style-name="T395_44"><text:s/></text:span><text:span text:style-name="T395_45">los</text:span><text:span text:style-name="T395_46"><text:s/></text:span><text:span text:style-name="T395_47">nanobots</text:span><text:span text:style-name="T395_48"><text:s/></text:span><text:span text:style-name="T395_49">para</text:span><text:span text:style-name="T395_50"><text:s/></text:span><text:span text:style-name="T395_51">poder</text:span><text:span text:style-name="T395_52"><text:s/></text:span><text:span text:style-name="T395_53">observar</text:span><text:span text:style-name="T395_54"><text:s/></text:span><text:span text:style-name="T395_55">sus</text:span><text:span text:style-name="T395_56"><text:s/></text:span><text:span text:style-name="T395_57">características</text:span><text:span text:style-name="T395_58"><text:s/></text:span><text:span text:style-name="T395_59">y</text:span><text:span text:style-name="T395_60"><text:s/></text:span><text:span text:style-name="T395_61">opciones</text:span><text:span text:style-name="T395_62">.</text:span></text:p>
      <text:p text:style-name="P396"/>
      <text:p text:style-name="P397"><text:span text:style-name="T397_1">Es</text:span><text:span text:style-name="T397_2"><text:s/></text:span><text:span text:style-name="T397_3">capaz</text:span><text:span text:style-name="T397_4"><text:s/></text:span><text:span text:style-name="T397_5">de</text:span><text:span text:style-name="T397_6"><text:s/></text:span><text:span text:style-name="T397_7">atender</text:span><text:span text:style-name="T397_8"><text:s/></text:span><text:span text:style-name="T397_9">el</text:span><text:span text:style-name="T397_10"><text:s/></text:span><text:span text:style-name="T397_11">mensaje</text:span><text:span text:style-name="T397_12"><text:s/></text:span><text:span text:style-name="T397_13">new</text:span><text:span text:style-name="T397_14">_</text:span><text:span text:style-name="T397_15">boid</text:span><text:span text:style-name="T397_16"><text:s/></text:span><text:span text:style-name="T397_17">que</text:span><text:span text:style-name="T397_18"><text:s/></text:span><text:span text:style-name="T397_19">se</text:span><text:span text:style-name="T397_20"><text:s/></text:span><text:span text:style-name="T397_21">encarga</text:span><text:span text:style-name="T397_22"><text:s/></text:span><text:span text:style-name="T397_23">de</text:span><text:span text:style-name="T397_24"><text:s/></text:span><text:span text:style-name="T397_25">añadir</text:span><text:span text:style-name="T397_26"><text:s/></text:span><text:span text:style-name="T397_27">un</text:span><text:span text:style-name="T397_28"><text:s/></text:span><text:span text:style-name="T397_29">nuevo</text:span><text:span text:style-name="T397_30"><text:s/></text:span><text:span text:style-name="T397_31">nanobot</text:span><text:span text:style-name="T397_32"><text:s/></text:span><text:span text:style-name="T397_33">o</text:span><text:span text:style-name="T397_34"><text:s/></text:span><text:span text:style-name="T397_35">speaker</text:span><text:span text:style-name="T397_36"><text:s/></text:span><text:span text:style-name="T397_37">al</text:span><text:span text:style-name="T397_38"><text:s/></text:span><text:span text:style-name="T397_39">dispositivo</text:span><text:span text:style-name="T397_40"><text:s/></text:span><text:span text:style-name="T397_41">para</text:span><text:span text:style-name="T397_42"><text:s/></text:span><text:span text:style-name="T397_43">su</text:span><text:span text:style-name="T397_44"><text:s/></text:span><text:span text:style-name="T397_45">selección</text:span><text:span text:style-name="T397_46">.<text:s/></text:span></text:p>
      <text:p text:style-name="P398"/>
      <text:p text:style-name="P399"><text:span text:style-name="T399_1">boid</text:span><text:span text:style-name="T399_2"><text:s/></text:span><text:span text:style-name="T399_3">editor</text:span></text:p>
      <text:p text:style-name="P400"><text:span text:style-name="T400_1">La</text:span><text:span text:style-name="T400_2"><text:s/></text:span><text:span text:style-name="T400_3">clase</text:span><text:span text:style-name="T400_4"><text:s/></text:span><text:span text:style-name="T400_5">boid</text:span><text:span text:style-name="T400_6">_</text:span><text:span text:style-name="T400_7">editor</text:span><text:span text:style-name="T400_8"><text:s/></text:span><text:span text:style-name="T400_9">deriva</text:span><text:span text:style-name="T400_10"><text:s/></text:span><text:span text:style-name="T400_11">de</text:span><text:span text:style-name="T400_12"><text:s/></text:span><text:span text:style-name="T400_13">device</text:span><text:span text:style-name="T400_14"><text:s/></text:span><text:span text:style-name="T400_15">y</text:span><text:span text:style-name="T400_16"><text:s/></text:span><text:span text:style-name="T400_17">es</text:span><text:span text:style-name="T400_18"><text:s/></text:span><text:span text:style-name="T400_19">la</text:span><text:span text:style-name="T400_20"><text:s/></text:span><text:span text:style-name="T400_21">encargada</text:span><text:span text:style-name="T400_22"><text:s/></text:span><text:span text:style-name="T400_23">de</text:span><text:span text:style-name="T400_24"><text:s/></text:span><text:span text:style-name="T400_25">mostrar</text:span><text:span text:style-name="T400_26"><text:s/></text:span><text:span text:style-name="T400_27">toda</text:span><text:span text:style-name="T400_28"><text:s/></text:span><text:span text:style-name="T400_29">la</text:span><text:span text:style-name="T400_30"><text:s/></text:span><text:span text:style-name="T400_31">informacion</text:span><text:span text:style-name="T400_32"><text:s/></text:span><text:span text:style-name="T400_33">u</text:span><text:span text:style-name="T400_34"><text:s/></text:span><text:span text:style-name="T400_35">opciones</text:span><text:span text:style-name="T400_36"><text:s/></text:span><text:span text:style-name="T400_37">para</text:span><text:span text:style-name="T400_38"><text:s/></text:span><text:span text:style-name="T400_39">el</text:span><text:span text:style-name="T400_40"><text:s/></text:span><text:span text:style-name="T400_41">speaker</text:span><text:span text:style-name="T400_42"><text:s/></text:span><text:span text:style-name="T400_43">o</text:span><text:span text:style-name="T400_44"><text:s/></text:span><text:span text:style-name="T400_45">nanobot</text:span><text:span text:style-name="T400_46"><text:s/></text:span><text:span text:style-name="T400_47">que</text:span><text:span text:style-name="T400_48"><text:s/></text:span><text:span text:style-name="T400_49">este</text:span><text:span text:style-name="T400_50"><text:s/></text:span><text:span text:style-name="T400_51">selecionado</text:span><text:span text:style-name="T400_52"><text:s/></text:span><text:span text:style-name="T400_53">en</text:span><text:span text:style-name="T400_54"><text:s/></text:span><text:span text:style-name="T400_55">el</text:span><text:span text:style-name="T400_56"><text:s/></text:span><text:span text:style-name="T400_57">world</text:span><text:span text:style-name="T400_58">_</text:span><text:span text:style-name="T400_59">interface</text:span><text:span text:style-name="T400_60">.<text:s/></text:span></text:p>
      <text:p text:style-name="P401"/>
      <text:p text:style-name="P402"><text:span text:style-name="T402_1">Si</text:span><text:span text:style-name="T402_2"><text:s/></text:span><text:span text:style-name="T402_3">se</text:span><text:span text:style-name="T402_4"><text:s/></text:span><text:span text:style-name="T402_5">trata</text:span><text:span text:style-name="T402_6"><text:s/></text:span><text:span text:style-name="T402_7">de</text:span><text:span text:style-name="T402_8"><text:s/></text:span><text:span text:style-name="T402_9">un</text:span><text:span text:style-name="T402_10"><text:s/></text:span><text:span text:style-name="T402_11">nanobot</text:span><text:span text:style-name="T402_12"><text:s/></text:span><text:span text:style-name="T402_13">mostrara</text:span><text:span text:style-name="T402_14">:<text:s/></text:span><text:span text:style-name="T402_15">la</text:span><text:span text:style-name="T402_16"><text:s/></text:span><text:span text:style-name="T402_17">posicion</text:span><text:span text:style-name="T402_18"><text:s/></text:span><text:span text:style-name="T402_19">actual</text:span><text:span text:style-name="T402_20">,<text:s/></text:span><text:span text:style-name="T402_21">el</text:span><text:span text:style-name="T402_22"><text:s/></text:span><text:span text:style-name="T402_23">comportamiento</text:span><text:span text:style-name="T402_24"><text:s/></text:span><text:span text:style-name="T402_25">activo</text:span><text:span text:style-name="T402_26"><text:s/></text:span><text:span text:style-name="T402_27">en</text:span><text:span text:style-name="T402_28"><text:s/></text:span><text:span text:style-name="T402_29">ese</text:span><text:span text:style-name="T402_30"><text:s/></text:span><text:span text:style-name="T402_31">momento</text:span><text:span text:style-name="T402_32"><text:s/></text:span><text:span text:style-name="T402_33">y</text:span><text:span text:style-name="T402_34"><text:s/></text:span><text:span text:style-name="T402_35">su</text:span><text:span text:style-name="T402_36"><text:s/></text:span><text:span text:style-name="T402_37">nivel</text:span><text:span text:style-name="T402_38"><text:s/></text:span><text:span text:style-name="T402_39">de</text:span><text:span text:style-name="T402_40"><text:s/></text:span><text:span text:style-name="T402_41">estres</text:span><text:span text:style-name="T402_42">.<text:s/></text:span><text:span text:style-name="T402_43">Ademas</text:span><text:span text:style-name="T402_44">,<text:s/></text:span><text:span text:style-name="T402_45">mostrara</text:span><text:span text:style-name="T402_46"><text:s/></text:span><text:span text:style-name="T402_47">una</text:span><text:span text:style-name="T402_48"><text:s/></text:span><text:span text:style-name="T402_49">serie</text:span><text:span text:style-name="T402_50"><text:s/></text:span><text:span text:style-name="T402_51">de</text:span><text:span text:style-name="T402_52"><text:s/></text:span><text:span text:style-name="T402_53">controles</text:span><text:span text:style-name="T402_54"><text:s/></text:span><text:span text:style-name="T402_55">para</text:span><text:span text:style-name="T402_56"><text:s/></text:span><text:span text:style-name="T402_57">el</text:span><text:span text:style-name="T402_58"><text:s/></text:span><text:span text:style-name="T402_59">manejo</text:span><text:span text:style-name="T402_60"><text:s/></text:span><text:span text:style-name="T402_61">independiente</text:span><text:span text:style-name="T402_62"><text:s/></text:span><text:span text:style-name="T402_63">de</text:span><text:span text:style-name="T402_64"><text:s/></text:span><text:span text:style-name="T402_65">cada</text:span><text:span text:style-name="T402_66"><text:s/></text:span><text:span text:style-name="T402_67">uno</text:span><text:span text:style-name="T402_68"><text:s/></text:span><text:span text:style-name="T402_69">de</text:span><text:span text:style-name="T402_70"><text:s/></text:span><text:span text:style-name="T402_71">los</text:span><text:span text:style-name="T402_72"><text:s/></text:span><text:span text:style-name="T402_73">boids</text:span><text:span text:style-name="T402_74">.</text:span></text:p>
      <text:p text:style-name="P403"/>
      <text:p text:style-name="P404"><text:span text:style-name="T404_1">Si</text:span><text:span text:style-name="T404_2"><text:s/></text:span><text:span text:style-name="T404_3">el</text:span><text:span text:style-name="T404_4"><text:s/></text:span><text:span text:style-name="T404_5">seleccionado</text:span><text:span text:style-name="T404_6"><text:s/></text:span><text:span text:style-name="T404_7">es</text:span><text:span text:style-name="T404_8"><text:s/></text:span><text:span text:style-name="T404_9">un</text:span><text:span text:style-name="T404_10"><text:s/></text:span><text:span text:style-name="T404_11">speaker</text:span><text:span text:style-name="T404_12"><text:s/></text:span><text:span text:style-name="T404_13">mostrará</text:span><text:span text:style-name="T404_14"><text:s/></text:span><text:span text:style-name="T404_15">los</text:span><text:span text:style-name="T404_16"><text:s/></text:span><text:span text:style-name="T404_17">controles</text:span><text:span text:style-name="T404_18"><text:s/></text:span><text:span text:style-name="T404_19">para</text:span><text:span text:style-name="T404_20"><text:s/></text:span><text:span text:style-name="T404_21">manipular</text:span><text:span text:style-name="T404_22"><text:s/></text:span><text:span text:style-name="T404_23">el</text:span><text:span text:style-name="T404_24"><text:s/></text:span><text:span text:style-name="T404_25">speaker</text:span><text:span text:style-name="T404_26">,<text:s/></text:span><text:span text:style-name="T404_27">que</text:span><text:span text:style-name="T404_28"><text:s/></text:span><text:span text:style-name="T404_29">son</text:span><text:span text:style-name="T404_30">:<text:s/></text:span><text:span text:style-name="T404_31">boton</text:span><text:span text:style-name="T404_32"><text:s/></text:span><text:span text:style-name="T404_33">de</text:span><text:span text:style-name="T404_34"><text:s/></text:span><text:span text:style-name="T404_35">apagado</text:span><text:span text:style-name="T404_36"><text:s/></text:span><text:span text:style-name="T404_37">y</text:span><text:span text:style-name="T404_38"><text:s/></text:span><text:span text:style-name="T404_39">encendido</text:span><text:span text:style-name="T404_40">,<text:s/></text:span><text:span text:style-name="T404_41">subir</text:span><text:span text:style-name="T404_42"><text:s/></text:span><text:span text:style-name="T404_43">y</text:span><text:span text:style-name="T404_44"><text:s/></text:span><text:span text:style-name="T404_45">bajar</text:span><text:span text:style-name="T404_46"><text:s/></text:span><text:span text:style-name="T404_47">volumen</text:span><text:span text:style-name="T404_48">,<text:s/></text:span><text:span text:style-name="T404_49">cambiar</text:span><text:span text:style-name="T404_50"><text:s/></text:span><text:span text:style-name="T404_51">cancion</text:span><text:span text:style-name="T404_52"><text:s/></text:span><text:span text:style-name="T404_53">y</text:span><text:span text:style-name="T404_54"><text:s/></text:span><text:span text:style-name="T404_55">la</text:span><text:span text:style-name="T404_56"><text:s/></text:span><text:span text:style-name="T404_57">canción</text:span><text:span text:style-name="T404_58"><text:s/></text:span><text:span text:style-name="T404_59">que</text:span><text:span text:style-name="T404_60"><text:s/></text:span><text:span text:style-name="T404_61">actualmente</text:span><text:span text:style-name="T404_62"><text:s/></text:span><text:span text:style-name="T404_63">se</text:span><text:span text:style-name="T404_64"><text:s/></text:span><text:span text:style-name="T404_65">está</text:span><text:span text:style-name="T404_66"><text:s/></text:span><text:span text:style-name="T404_67">reproduciendo</text:span><text:span text:style-name="T404_68">.<text:s text:c="2"/></text:span></text:p>
      <text:p text:style-name="P405"/>
      <text:p text:style-name="P406"/>
      <text:p text:style-name="P407"><text:span text:style-name="T407_1">brain</text:span></text:p>
      <text:p text:style-name="P408"><text:span text:style-name="T408_1">La</text:span><text:span text:style-name="T408_2"><text:s/></text:span><text:span text:style-name="T408_3">clase</text:span><text:span text:style-name="T408_4"><text:s/></text:span><text:span text:style-name="T408_5">brain</text:span><text:span text:style-name="T408_6"><text:s/></text:span><text:span text:style-name="T408_7">es</text:span><text:span text:style-name="T408_8"><text:s/></text:span><text:span text:style-name="T408_9">la</text:span><text:span text:style-name="T408_10"><text:s/></text:span><text:span text:style-name="T408_11">encargada</text:span><text:span text:style-name="T408_12"><text:s/></text:span><text:span text:style-name="T408_13">de</text:span><text:span text:style-name="T408_14"><text:s/></text:span><text:span text:style-name="T408_15">gestionar</text:span><text:span text:style-name="T408_16"><text:s/></text:span><text:span text:style-name="T408_17">todos</text:span><text:span text:style-name="T408_18"><text:s/></text:span><text:span text:style-name="T408_19">los</text:span><text:span text:style-name="T408_20"><text:s/></text:span><text:span text:style-name="T408_21">comportamientos</text:span><text:span text:style-name="T408_22"><text:s/></text:span><text:span text:style-name="T408_23">que</text:span><text:span text:style-name="T408_24"><text:s/></text:span><text:span text:style-name="T408_25">puedan</text:span><text:span text:style-name="T408_26"><text:s/></text:span><text:span text:style-name="T408_27">estar</text:span><text:span text:style-name="T408_28"><text:s/></text:span><text:span text:style-name="T408_29">asociados</text:span><text:span text:style-name="T408_30"><text:s/></text:span><text:span text:style-name="T408_31">a</text:span><text:span text:style-name="T408_32"><text:s/></text:span><text:span text:style-name="T408_33">un</text:span><text:span text:style-name="T408_34"><text:s/></text:span><text:span text:style-name="T408_35">nanobot</text:span><text:span text:style-name="T408_36"><text:s/></text:span><text:span text:style-name="T408_37">y</text:span><text:span text:style-name="T408_38"><text:s/></text:span><text:span text:style-name="T408_39">devolver</text:span><text:span text:style-name="T408_40"><text:s/></text:span><text:span text:style-name="T408_41">la</text:span><text:span text:style-name="T408_42"><text:s/></text:span><text:span text:style-name="T408_43">aceleracion</text:span><text:span text:style-name="T408_44"><text:s/></text:span><text:span text:style-name="T408_45">ponderada</text:span><text:span text:style-name="T408_46"><text:s/></text:span><text:span text:style-name="T408_47">de</text:span><text:span text:style-name="T408_48"><text:s/></text:span><text:span text:style-name="T408_49">todas</text:span><text:span text:style-name="T408_50"><text:s/></text:span><text:span text:style-name="T408_51">las</text:span><text:span text:style-name="T408_52"><text:s/></text:span><text:span text:style-name="T408_53">aceleraciones</text:span><text:span text:style-name="T408_54"><text:s/></text:span><text:span text:style-name="T408_55">individuales</text:span><text:span text:style-name="T408_56"><text:s/></text:span><text:span text:style-name="T408_57">devueltas</text:span><text:span text:style-name="T408_58"><text:s/></text:span><text:span text:style-name="T408_59">por</text:span><text:span text:style-name="T408_60"><text:s/></text:span><text:span text:style-name="T408_61">los</text:span><text:span text:style-name="T408_62"><text:s/></text:span><text:span text:style-name="T408_63">comportamientos</text:span><text:span text:style-name="T408_64">.</text:span></text:p>
      <text:p text:style-name="P409"/>
      <text:p text:style-name="P410"><text:span text:style-name="T410_1">Es</text:span><text:span text:style-name="T410_2"><text:s/></text:span><text:span text:style-name="T410_3">capaz</text:span><text:span text:style-name="T410_4"><text:s/></text:span><text:span text:style-name="T410_5">de</text:span><text:span text:style-name="T410_6"><text:s/></text:span><text:span text:style-name="T410_7">activar</text:span><text:span text:style-name="T410_8"><text:s/></text:span><text:span text:style-name="T410_9">y</text:span><text:span text:style-name="T410_10"><text:s/></text:span><text:span text:style-name="T410_11">desactivar</text:span><text:span text:style-name="T410_12"><text:s/></text:span><text:span text:style-name="T410_13">comportamientos</text:span><text:span text:style-name="T410_14"><text:s/></text:span><text:span text:style-name="T410_15">con</text:span><text:span text:style-name="T410_16"><text:s/></text:span><text:span text:style-name="T410_17">los</text:span><text:span text:style-name="T410_18"><text:s/></text:span><text:span text:style-name="T410_19">métodos</text:span><text:span text:style-name="T410_20"><text:s/></text:span><text:span text:style-name="T410_21">activate</text:span><text:span text:style-name="T410_22"><text:s/></text:span><text:span text:style-name="T410_23">y</text:span><text:span text:style-name="T410_24"><text:s/></text:span><text:span text:style-name="T410_25">deactivate</text:span><text:span text:style-name="T410_26">.<text:s/></text:span><text:span text:style-name="T410_27">Esto</text:span><text:span text:style-name="T410_28"><text:s/></text:span><text:span text:style-name="T410_29">ayuda</text:span><text:span text:style-name="T410_30"><text:s/></text:span><text:span text:style-name="T410_31">a</text:span><text:span text:style-name="T410_32"><text:s/></text:span><text:span text:style-name="T410_33">crear</text:span><text:span text:style-name="T410_34"><text:s/></text:span><text:span text:style-name="T410_35">comportamientos</text:span><text:span text:style-name="T410_36"><text:s/></text:span><text:span text:style-name="T410_37">mas</text:span><text:span text:style-name="T410_38"><text:s/></text:span><text:span text:style-name="T410_39">complejos</text:span><text:span text:style-name="T410_40"><text:s/></text:span><text:span text:style-name="T410_41">que</text:span><text:span text:style-name="T410_42"><text:s/></text:span><text:span text:style-name="T410_43">los</text:span><text:span text:style-name="T410_44"><text:s/></text:span><text:span text:style-name="T410_45">inicialmente</text:span><text:span text:style-name="T410_46"><text:s/></text:span><text:span text:style-name="T410_47">propuesto</text:span><text:span text:style-name="T410_48"><text:s/></text:span><text:span text:style-name="T410_49">gracias</text:span><text:span text:style-name="T410_50"><text:s/></text:span><text:span text:style-name="T410_51">a</text:span><text:span text:style-name="T410_52"><text:s/></text:span><text:span text:style-name="T410_53">la</text:span><text:span text:style-name="T410_54"><text:s/></text:span><text:span text:style-name="T410_55">combinacion</text:span><text:span text:style-name="T410_56"><text:s/></text:span><text:span text:style-name="T410_57">de</text:span><text:span text:style-name="T410_58"><text:s/></text:span><text:span text:style-name="T410_59">comportamientos</text:span><text:span text:style-name="T410_60"><text:s/></text:span><text:span text:style-name="T410_61">simples</text:span><text:span text:style-name="T410_62">.</text:span></text:p>
      <text:p text:style-name="P411"/>
      <text:p text:style-name="P412"><text:span text:style-name="T412_1">Tambien</text:span><text:span text:style-name="T412_2"><text:s/></text:span><text:span text:style-name="T412_3">se</text:span><text:span text:style-name="T412_4"><text:s/></text:span><text:span text:style-name="T412_5">puede</text:span><text:span text:style-name="T412_6"><text:s/></text:span><text:span text:style-name="T412_7">preguntar</text:span><text:span text:style-name="T412_8"><text:s/></text:span><text:span text:style-name="T412_9">al</text:span><text:span text:style-name="T412_10"><text:s/></text:span><text:span text:style-name="T412_11">cerebro</text:span><text:span text:style-name="T412_12"><text:s/></text:span><text:span text:style-name="T412_13">con</text:span><text:span text:style-name="T412_14"><text:s/></text:span><text:span text:style-name="T412_15">can</text:span><text:span text:style-name="T412_16">$</text:span><text:span text:style-name="T412_17">U</text:span><text:span text:style-name="T412_18"><text:s/></text:span><text:span text:style-name="T412_19">si</text:span><text:span text:style-name="T412_20"><text:s/></text:span><text:span text:style-name="T412_21">un</text:span><text:span text:style-name="T412_22"><text:s/></text:span><text:span text:style-name="T412_23">comportamiento</text:span><text:span text:style-name="T412_24"><text:s/></text:span><text:span text:style-name="T412_25">puede</text:span><text:span text:style-name="T412_26"><text:s/></text:span><text:span text:style-name="T412_27">ser</text:span><text:span text:style-name="T412_28"><text:s/></text:span><text:span text:style-name="T412_29">activado</text:span><text:span text:style-name="T412_30"><text:s/></text:span><text:span text:style-name="T412_31">en</text:span><text:span text:style-name="T412_32"><text:s/></text:span><text:span text:style-name="T412_33">un</text:span><text:span text:style-name="T412_34"><text:s/></text:span><text:span text:style-name="T412_35">determiando</text:span><text:span text:style-name="T412_36"><text:s/></text:span><text:span text:style-name="T412_37">nanobot</text:span><text:span text:style-name="T412_38">.</text:span></text:p>
      <text:p text:style-name="P413"/>
      <text:p text:style-name="P414"/>
      <text:p text:style-name="P415"/>
      <text:p text:style-name="P416"/>
      <text:p text:style-name="P417"><text:span text:style-name="T417_1">beahavior</text:span></text:p>
      <text:p text:style-name="P418"><text:span text:style-name="T418_1">La</text:span><text:span text:style-name="T418_2"><text:s/></text:span><text:span text:style-name="T418_3">clase</text:span><text:span text:style-name="T418_4"><text:s/></text:span><text:span text:style-name="T418_5">Behavior</text:span><text:span text:style-name="T418_6"><text:s/></text:span><text:span text:style-name="T418_7">permite</text:span><text:span text:style-name="T418_8"><text:s/></text:span><text:span text:style-name="T418_9">modelar</text:span><text:span text:style-name="T418_10"><text:s/></text:span><text:span text:style-name="T418_11">el</text:span><text:span text:style-name="T418_12"><text:s/></text:span><text:span text:style-name="T418_13">comportamiento</text:span><text:span text:style-name="T418_14"><text:s/></text:span><text:span text:style-name="T418_15">de</text:span><text:span text:style-name="T418_16"><text:s/></text:span><text:span text:style-name="T418_17">los</text:span><text:span text:style-name="T418_18"><text:s/></text:span><text:span text:style-name="T418_19">Boid</text:span><text:span text:style-name="T418_20">.<text:s/></text:span><text:span text:style-name="T418_21">Esto</text:span><text:span text:style-name="T418_22"><text:s/></text:span><text:span text:style-name="T418_23">se</text:span><text:span text:style-name="T418_24"><text:s/></text:span><text:span text:style-name="T418_25">consigue</text:span><text:span text:style-name="T418_26"><text:s/></text:span><text:span text:style-name="T418_27">modificando</text:span><text:span text:style-name="T418_28"><text:s/></text:span><text:span text:style-name="T418_29">el</text:span><text:span text:style-name="T418_30"><text:s/></text:span><text:span text:style-name="T418_31">vector</text:span><text:span text:style-name="T418_32"><text:s/></text:span><text:span text:style-name="T418_33">de</text:span><text:span text:style-name="T418_34"><text:s/></text:span><text:span text:style-name="T418_35">aceleración</text:span><text:span text:style-name="T418_36"><text:s/></text:span><text:span text:style-name="T418_37">que</text:span><text:span text:style-name="T418_38"><text:s/></text:span><text:span text:style-name="T418_39">cada</text:span><text:span text:style-name="T418_40"><text:s/></text:span><text:span text:style-name="T418_41">uno</text:span><text:span text:style-name="T418_42"><text:s/></text:span><text:span text:style-name="T418_43">de</text:span><text:span text:style-name="T418_44"><text:s/></text:span><text:span text:style-name="T418_45">los</text:span><text:span text:style-name="T418_46"><text:s/></text:span><text:span text:style-name="T418_47">Boids</text:span><text:span text:style-name="T418_48"><text:s/></text:span><text:span text:style-name="T418_49">posee</text:span><text:span text:style-name="T418_50"><text:s/></text:span><text:span text:style-name="T418_51">como</text:span><text:span text:style-name="T418_52"><text:s/></text:span><text:span text:style-name="T418_53">parte</text:span><text:span text:style-name="T418_54"><text:s/></text:span><text:span text:style-name="T418_55">de</text:span><text:span text:style-name="T418_56"><text:s/></text:span><text:span text:style-name="T418_57">su</text:span><text:span text:style-name="T418_58"><text:s/></text:span><text:span text:style-name="T418_59">estructura</text:span><text:span text:style-name="T418_60"><text:s/></text:span><text:span text:style-name="T418_61">interna</text:span><text:span text:style-name="T418_62">.<text:s/></text:span><text:span text:style-name="T418_63">Un</text:span><text:span text:style-name="T418_64"><text:s/></text:span><text:span text:style-name="T418_65">comportamiento</text:span><text:span text:style-name="T418_66"><text:s/></text:span><text:span text:style-name="T418_67">se</text:span><text:span text:style-name="T418_68"><text:s/></text:span><text:span text:style-name="T418_69">puede</text:span><text:span text:style-name="T418_70"><text:s/></text:span><text:span text:style-name="T418_71">definir</text:span><text:span text:style-name="T418_72"><text:s/></text:span><text:span text:style-name="T418_73">como</text:span><text:span text:style-name="T418_74"><text:s/></text:span><text:span text:style-name="T418_75">un</text:span><text:span text:style-name="T418_76"><text:s/></text:span><text:span text:style-name="T418_77">objeto</text:span><text:span text:style-name="T418_78"><text:s/></text:span><text:span text:style-name="T418_79">que</text:span><text:span text:style-name="T418_80"><text:s/></text:span><text:span text:style-name="T418_81">devuelve</text:span><text:span text:style-name="T418_82"><text:s/></text:span><text:span text:style-name="T418_83">una</text:span><text:span text:style-name="T418_84"><text:s/></text:span><text:span text:style-name="T418_85">aceleración</text:span><text:span text:style-name="T418_86"><text:s/></text:span><text:span text:style-name="T418_87">deseada</text:span><text:span text:style-name="T418_88"><text:s/></text:span><text:span text:style-name="T418_89">en</text:span><text:span text:style-name="T418_90"><text:s/></text:span><text:span text:style-name="T418_91">un</text:span><text:span text:style-name="T418_92"><text:s/></text:span><text:span text:style-name="T418_93">momento</text:span><text:span text:style-name="T418_94"><text:s/></text:span><text:span text:style-name="T418_95">concreto</text:span><text:span text:style-name="T418_96">.</text:span></text:p>
      <text:p text:style-name="P419"/>
      <text:p text:style-name="P420"><text:span text:style-name="T420_1">Al</text:span><text:span text:style-name="T420_2"><text:s/></text:span><text:span text:style-name="T420_3">ser</text:span><text:span text:style-name="T420_4"><text:s/></text:span><text:span text:style-name="T420_5">una</text:span><text:span text:style-name="T420_6"><text:s/></text:span><text:span text:style-name="T420_7">clase</text:span><text:span text:style-name="T420_8"><text:s/></text:span><text:span text:style-name="T420_9">abstracta</text:span><text:span text:style-name="T420_10">,<text:s/></text:span><text:span text:style-name="T420_11">no</text:span><text:span text:style-name="T420_12"><text:s/></text:span><text:span text:style-name="T420_13">permite</text:span><text:span text:style-name="T420_14"><text:s/></text:span><text:span text:style-name="T420_15">crear</text:span><text:span text:style-name="T420_16"><text:s/></text:span><text:span text:style-name="T420_17">instancias</text:span><text:span text:style-name="T420_18">,<text:s/></text:span><text:span text:style-name="T420_19">de</text:span><text:span text:style-name="T420_20"><text:s/></text:span><text:span text:style-name="T420_21">manera</text:span><text:span text:style-name="T420_22"><text:s/></text:span><text:span text:style-name="T420_23">que</text:span><text:span text:style-name="T420_24"><text:s/></text:span><text:span text:style-name="T420_25">para</text:span><text:span text:style-name="T420_26"><text:s/></text:span><text:span text:style-name="T420_27">crear</text:span><text:span text:style-name="T420_28"><text:s/></text:span><text:span text:style-name="T420_29">un</text:span><text:span text:style-name="T420_30"><text:s/></text:span><text:span text:style-name="T420_31">comportamiento</text:span><text:span text:style-name="T420_32"><text:s/></text:span><text:span text:style-name="T420_33">nuevo</text:span><text:span text:style-name="T420_34"><text:s/></text:span><text:span text:style-name="T420_35">es</text:span><text:span text:style-name="T420_36"><text:s/></text:span><text:span text:style-name="T420_37">necesario</text:span><text:span text:style-name="T420_38"><text:s/></text:span><text:span text:style-name="T420_39">generar</text:span><text:span text:style-name="T420_40"><text:s/></text:span><text:span text:style-name="T420_41">una</text:span><text:span text:style-name="T420_42"><text:s/></text:span><text:span text:style-name="T420_43">clase</text:span><text:span text:style-name="T420_44"><text:s/></text:span><text:span text:style-name="T420_45">nueva</text:span><text:span text:style-name="T420_46"><text:s/></text:span><text:span text:style-name="T420_47">que</text:span><text:span text:style-name="T420_48"><text:s/></text:span><text:span text:style-name="T420_49">derive</text:span><text:span text:style-name="T420_50"><text:s/></text:span><text:span text:style-name="T420_51">de</text:span><text:span text:style-name="T420_52"><text:s/></text:span><text:span text:style-name="T420_53">ésta</text:span><text:span text:style-name="T420_54">.</text:span></text:p>
      <text:p text:style-name="P421"><text:span text:style-name="T421_1">CAMBIAR</text:span><text:span text:style-name="T421_2"><text:s/></text:span><text:span text:style-name="T421_3">CUANDO</text:span><text:span text:style-name="T421_4"><text:s/></text:span><text:span text:style-name="T421_5">TENGA</text:span><text:span text:style-name="T421_6"><text:s/></text:span><text:span text:style-name="T421_7">TIEMPO</text:span><text:span text:style-name="T421_8"><text:s/></text:span><text:span text:style-name="T421_9">QUE</text:span><text:span text:style-name="T421_10"><text:s/></text:span><text:span text:style-name="T421_11">ES</text:span><text:span text:style-name="T421_12"><text:s/></text:span><text:span text:style-name="T421_13">LO</text:span><text:span text:style-name="T421_14"><text:s/></text:span><text:span text:style-name="T421_15">DE</text:span><text:span text:style-name="T421_16"><text:s/></text:span><text:span text:style-name="T421_17">LAURA</text:span><text:span text:style-name="T421_18">!!!!!!!!!!!!!!!!!!!!</text:span></text:p>
      <text:p text:style-name="P422"/>
      <text:p text:style-name="P423"><text:span text:style-name="T423_1">security</text:span><text:span text:style-name="T423_2"><text:s/></text:span><text:span text:style-name="T423_3">behavior</text:span></text:p>
      <text:p text:style-name="P424"><text:span text:style-name="T424_1">separation</text:span></text:p>
      <text:p text:style-name="P425"><text:span text:style-name="T425_1">La</text:span><text:span text:style-name="T425_2"><text:s/></text:span><text:span text:style-name="T425_3">clase</text:span><text:span text:style-name="T425_4"><text:s/></text:span><text:span text:style-name="T425_5">separation</text:span><text:span text:style-name="T425_6"><text:s/></text:span><text:span text:style-name="T425_7">deriva</text:span><text:span text:style-name="T425_8"><text:s/></text:span><text:span text:style-name="T425_9">de</text:span><text:span text:style-name="T425_10"><text:s/></text:span><text:span text:style-name="T425_11">behavior</text:span><text:span text:style-name="T425_12"><text:s/></text:span><text:span text:style-name="T425_13">es</text:span><text:span text:style-name="T425_14"><text:s/></text:span><text:span text:style-name="T425_15">la</text:span><text:span text:style-name="T425_16"><text:s/></text:span><text:span text:style-name="T425_17">encargada</text:span><text:span text:style-name="T425_18"><text:s/></text:span><text:span text:style-name="T425_19">del</text:span><text:span text:style-name="T425_20"><text:s/></text:span><text:span text:style-name="T425_21">comportamiento</text:span><text:span text:style-name="T425_22"><text:s/></text:span><text:span text:style-name="T425_23">de</text:span><text:span text:style-name="T425_24"><text:s/></text:span><text:span text:style-name="T425_25">separacion</text:span><text:span text:style-name="T425_26"><text:s/></text:span><text:span text:style-name="T425_27">entre</text:span><text:span text:style-name="T425_28"><text:s/></text:span><text:span text:style-name="T425_29">nanobots</text:span><text:span text:style-name="T425_30">.</text:span></text:p>
      <text:p text:style-name="P426"/>
      <text:p text:style-name="P427"><text:span text:style-name="T427_1">Calcula</text:span><text:span text:style-name="T427_2"><text:s text:c="2"/></text:span><text:span text:style-name="T427_3">los</text:span><text:span text:style-name="T427_4"><text:s/></text:span><text:span text:style-name="T427_5">vectores</text:span><text:span text:style-name="T427_6"><text:s/></text:span><text:span text:style-name="T427_7">de</text:span><text:span text:style-name="T427_8"><text:s/></text:span><text:span text:style-name="T427_9">distancia</text:span><text:span text:style-name="T427_10"><text:s/></text:span><text:span text:style-name="T427_11">entre</text:span><text:span text:style-name="T427_12"><text:s/></text:span><text:span text:style-name="T427_13">todos</text:span><text:span text:style-name="T427_14"><text:s/></text:span><text:span text:style-name="T427_15">los</text:span><text:span text:style-name="T427_16"><text:s/></text:span><text:span text:style-name="T427_17">nanobots</text:span><text:span text:style-name="T427_18"><text:s/></text:span><text:span text:style-name="T427_19">visibles</text:span><text:span text:style-name="T427_20"><text:s/></text:span><text:span text:style-name="T427_21">y</text:span><text:span text:style-name="T427_22"><text:s/></text:span><text:span text:style-name="T427_23">realiza</text:span><text:span text:style-name="T427_24"><text:s/></text:span><text:span text:style-name="T427_25">su</text:span><text:span text:style-name="T427_26"><text:s/></text:span><text:span text:style-name="T427_27">media</text:span><text:span text:style-name="T427_28"><text:s/></text:span><text:span text:style-name="T427_29">para</text:span><text:span text:style-name="T427_30"><text:s/></text:span><text:span text:style-name="T427_31">posteriormente</text:span><text:span text:style-name="T427_32"><text:s/></text:span><text:span text:style-name="T427_33">dividir</text:span><text:span text:style-name="T427_34"><text:s/></text:span><text:span text:style-name="T427_35">cada</text:span><text:span text:style-name="T427_36"><text:s/></text:span><text:span text:style-name="T427_37">término</text:span><text:span text:style-name="T427_38"><text:s/></text:span><text:span text:style-name="T427_39">del</text:span><text:span text:style-name="T427_40"><text:s/></text:span><text:span text:style-name="T427_41">vector</text:span><text:span text:style-name="T427_42"><text:s/></text:span><text:span text:style-name="T427_43">por</text:span><text:span text:style-name="T427_44"><text:s/></text:span><text:span text:style-name="T427_45">un</text:span><text:span text:style-name="T427_46"><text:s/></text:span><text:span text:style-name="T427_47">radio</text:span><text:span text:style-name="T427_48"><text:s/></text:span><text:span text:style-name="T427_49">de</text:span><text:span text:style-name="T427_50"><text:s/></text:span><text:span text:style-name="T427_51">aproximación</text:span><text:span text:style-name="T427_52"><text:s/></text:span><text:span text:style-name="T427_53">mínimo</text:span><text:span text:style-name="T427_54">.<text:s/></text:span><text:span text:style-name="T427_55">El</text:span><text:span text:style-name="T427_56"><text:s/></text:span><text:span text:style-name="T427_57">vector</text:span><text:span text:style-name="T427_58"><text:s/></text:span><text:span text:style-name="T427_59">opuesto</text:span><text:span text:style-name="T427_60"><text:s/></text:span><text:span text:style-name="T427_61">a</text:span><text:span text:style-name="T427_62"><text:s/></text:span><text:span text:style-name="T427_63">ese</text:span><text:span text:style-name="T427_64"><text:s/></text:span><text:span text:style-name="T427_65">resultado</text:span><text:span text:style-name="T427_66"><text:s/></text:span><text:span text:style-name="T427_67">será</text:span><text:span text:style-name="T427_68"><text:s/></text:span><text:span text:style-name="T427_69">devuelto</text:span><text:span text:style-name="T427_70"><text:s/></text:span><text:span text:style-name="T427_71">como</text:span><text:span text:style-name="T427_72"><text:s/></text:span><text:span text:style-name="T427_73">aceleración</text:span><text:span text:style-name="T427_74"><text:s/></text:span><text:span text:style-name="T427_75">vectorial</text:span><text:span text:style-name="T427_76"><text:s/></text:span><text:span text:style-name="T427_77">deseada</text:span><text:span text:style-name="T427_78">.</text:span></text:p>
      <text:p text:style-name="P428"/>
      <text:p text:style-name="P429"><text:span text:style-name="T429_1">cohesion</text:span></text:p>
      <text:p text:style-name="P430"><text:span text:style-name="T430_1">La</text:span><text:span text:style-name="T430_2"><text:s/></text:span><text:span text:style-name="T430_3">clase</text:span><text:span text:style-name="T430_4"><text:s/></text:span><text:span text:style-name="T430_5">cohesion</text:span><text:span text:style-name="T430_6"><text:s/></text:span><text:span text:style-name="T430_7">deriva</text:span><text:span text:style-name="T430_8"><text:s/></text:span><text:span text:style-name="T430_9">de</text:span><text:span text:style-name="T430_10"><text:s/></text:span><text:span text:style-name="T430_11">behavior</text:span><text:span text:style-name="T430_12"><text:s/></text:span><text:span text:style-name="T430_13">es</text:span><text:span text:style-name="T430_14"><text:s/></text:span><text:span text:style-name="T430_15">la</text:span><text:span text:style-name="T430_16"><text:s/></text:span><text:span text:style-name="T430_17">encargada</text:span><text:span text:style-name="T430_18"><text:s/></text:span><text:span text:style-name="T430_19">del</text:span><text:span text:style-name="T430_20"><text:s/></text:span><text:span text:style-name="T430_21">comportamiento</text:span><text:span text:style-name="T430_22"><text:s/></text:span><text:span text:style-name="T430_23">de</text:span><text:span text:style-name="T430_24"><text:s/></text:span><text:span text:style-name="T430_25">cohesion</text:span><text:span text:style-name="T430_26"><text:s/></text:span><text:span text:style-name="T430_27">entre</text:span><text:span text:style-name="T430_28"><text:s/></text:span><text:span text:style-name="T430_29">nanobots</text:span><text:span text:style-name="T430_30">.</text:span></text:p>
      <text:p text:style-name="P431"/>
      <text:p text:style-name="P432"><text:span text:style-name="T432_1">Teniendo</text:span><text:span text:style-name="T432_2"><text:s/></text:span><text:span text:style-name="T432_3">en</text:span><text:span text:style-name="T432_4"><text:s/></text:span><text:span text:style-name="T432_5">cuenta</text:span><text:span text:style-name="T432_6"><text:s/></text:span><text:span text:style-name="T432_7">el</text:span><text:span text:style-name="T432_8"><text:s/></text:span><text:span text:style-name="T432_9">vector</text:span><text:span text:style-name="T432_10"><text:s/></text:span><text:span text:style-name="T432_11">posicion</text:span><text:span text:style-name="T432_12"><text:s/></text:span><text:span text:style-name="T432_13">de</text:span><text:span text:style-name="T432_14"><text:s/></text:span><text:span text:style-name="T432_15">cada</text:span><text:span text:style-name="T432_16"><text:s/></text:span><text:span text:style-name="T432_17">nanobot</text:span><text:span text:style-name="T432_18"><text:s/></text:span><text:span text:style-name="T432_19">visible</text:span><text:span text:style-name="T432_20"><text:s/></text:span><text:span text:style-name="T432_21">por</text:span><text:span text:style-name="T432_22"><text:s/></text:span><text:span text:style-name="T432_23">el</text:span><text:span text:style-name="T432_24"><text:s/></text:span><text:span text:style-name="T432_25">nanobot</text:span><text:span text:style-name="T432_26"><text:s/></text:span><text:span text:style-name="T432_27">observador</text:span><text:span text:style-name="T432_28"><text:s/></text:span><text:span text:style-name="T432_29">calcula</text:span><text:span text:style-name="T432_30"><text:s/></text:span><text:span text:style-name="T432_31">su</text:span><text:span text:style-name="T432_32"><text:s/></text:span><text:span text:style-name="T432_33">media</text:span><text:span text:style-name="T432_34">.<text:s/></text:span><text:span text:style-name="T432_35">El</text:span><text:span text:style-name="T432_36"><text:s/></text:span><text:span text:style-name="T432_37">vector</text:span><text:span text:style-name="T432_38"><text:s/></text:span><text:span text:style-name="T432_39">resultante</text:span><text:span text:style-name="T432_40"><text:s/></text:span><text:span text:style-name="T432_41">de</text:span><text:span text:style-name="T432_42"><text:s/></text:span><text:span text:style-name="T432_43">dicha</text:span><text:span text:style-name="T432_44"><text:s/></text:span><text:span text:style-name="T432_45">operación</text:span><text:span text:style-name="T432_46"><text:s/></text:span><text:span text:style-name="T432_47">será</text:span><text:span text:style-name="T432_48"><text:s/></text:span><text:span text:style-name="T432_49">devuelto</text:span><text:span text:style-name="T432_50"><text:s/></text:span><text:span text:style-name="T432_51">como</text:span><text:span text:style-name="T432_52"><text:s/></text:span><text:span text:style-name="T432_53">la</text:span><text:span text:style-name="T432_54"><text:s/></text:span><text:span text:style-name="T432_55">aceleración</text:span><text:span text:style-name="T432_56"><text:s/></text:span><text:span text:style-name="T432_57">vectorial</text:span><text:span text:style-name="T432_58"><text:s/></text:span><text:span text:style-name="T432_59">deseada</text:span><text:span text:style-name="T432_60">.</text:span></text:p>
      <text:p text:style-name="P433"><text:span text:style-name="T433_1"><text:s/></text:span></text:p>
      <text:p text:style-name="P434"><text:span text:style-name="T434_1">alignment</text:span></text:p>
      <text:p text:style-name="P435"><text:span text:style-name="T435_1">La</text:span><text:span text:style-name="T435_2"><text:s/></text:span><text:span text:style-name="T435_3">clase</text:span><text:span text:style-name="T435_4"><text:s/></text:span><text:span text:style-name="T435_5">alignment</text:span><text:span text:style-name="T435_6"><text:s/></text:span><text:span text:style-name="T435_7">deriva</text:span><text:span text:style-name="T435_8"><text:s/></text:span><text:span text:style-name="T435_9">de</text:span><text:span text:style-name="T435_10"><text:s/></text:span><text:span text:style-name="T435_11">behavior</text:span><text:span text:style-name="T435_12"><text:s/></text:span><text:span text:style-name="T435_13">es</text:span><text:span text:style-name="T435_14"><text:s/></text:span><text:span text:style-name="T435_15">la</text:span><text:span text:style-name="T435_16"><text:s/></text:span><text:span text:style-name="T435_17">encargada</text:span><text:span text:style-name="T435_18"><text:s/></text:span><text:span text:style-name="T435_19">del</text:span><text:span text:style-name="T435_20"><text:s/></text:span><text:span text:style-name="T435_21">comportamiento</text:span><text:span text:style-name="T435_22"><text:s/></text:span><text:span text:style-name="T435_23">de</text:span><text:span text:style-name="T435_24"><text:s/></text:span><text:span text:style-name="T435_25">alineamiento</text:span><text:span text:style-name="T435_26"><text:s/></text:span><text:span text:style-name="T435_27">entre</text:span><text:span text:style-name="T435_28"><text:s/></text:span><text:span text:style-name="T435_29">nanobots</text:span><text:span text:style-name="T435_30">.</text:span></text:p>
      <text:p text:style-name="P436"/>
      <text:p text:style-name="P437"><text:span text:style-name="T437_1">Teniendo</text:span><text:span text:style-name="T437_2"><text:s/></text:span><text:span text:style-name="T437_3">en</text:span><text:span text:style-name="T437_4"><text:s/></text:span><text:span text:style-name="T437_5">cuenta</text:span><text:span text:style-name="T437_6"><text:s/></text:span><text:span text:style-name="T437_7">el</text:span><text:span text:style-name="T437_8"><text:s/></text:span><text:span text:style-name="T437_9">vector</text:span><text:span text:style-name="T437_10"><text:s/></text:span><text:span text:style-name="T437_11">de</text:span><text:span text:style-name="T437_12"><text:s/></text:span><text:span text:style-name="T437_13">velocidad</text:span><text:span text:style-name="T437_14"><text:s/></text:span><text:span text:style-name="T437_15">de</text:span><text:span text:style-name="T437_16"><text:s/></text:span><text:span text:style-name="T437_17">cada</text:span><text:span text:style-name="T437_18"><text:s/></text:span><text:span text:style-name="T437_19">nanobot</text:span><text:span text:style-name="T437_20"><text:s/></text:span><text:span text:style-name="T437_21">vecino</text:span><text:span text:style-name="T437_22"><text:s/></text:span><text:span text:style-name="T437_23">por</text:span><text:span text:style-name="T437_24"><text:s/></text:span><text:span text:style-name="T437_25">el</text:span><text:span text:style-name="T437_26"><text:s/></text:span><text:span text:style-name="T437_27">nanobot</text:span><text:span text:style-name="T437_28"><text:s/></text:span><text:span text:style-name="T437_29">observador</text:span><text:span text:style-name="T437_30"><text:s/></text:span><text:span text:style-name="T437_31">calcula</text:span><text:span text:style-name="T437_32"><text:s/></text:span><text:span text:style-name="T437_33">su</text:span><text:span text:style-name="T437_34"><text:s/></text:span><text:span text:style-name="T437_35">media</text:span><text:span text:style-name="T437_36"><text:s/></text:span><text:span text:style-name="T437_37">y</text:span><text:span text:style-name="T437_38"><text:s/></text:span><text:span text:style-name="T437_39">devuelve</text:span><text:span text:style-name="T437_40"><text:s/></text:span><text:span text:style-name="T437_41">como</text:span><text:span text:style-name="T437_42"><text:s/></text:span><text:span text:style-name="T437_43">aceleración</text:span><text:span text:style-name="T437_44"><text:s/></text:span><text:span text:style-name="T437_45">deseada</text:span><text:span text:style-name="T437_46"><text:s/></text:span><text:span text:style-name="T437_47">la</text:span><text:span text:style-name="T437_48"><text:s/></text:span><text:span text:style-name="T437_49">proyección</text:span><text:span text:style-name="T437_50"><text:s/></text:span><text:span text:style-name="T437_51">de</text:span><text:span text:style-name="T437_52"><text:s/></text:span><text:span text:style-name="T437_53">esa</text:span><text:span text:style-name="T437_54"><text:s/></text:span><text:span text:style-name="T437_55">media</text:span><text:span text:style-name="T437_56"><text:s/></text:span><text:span text:style-name="T437_57">sobre</text:span><text:span text:style-name="T437_58"><text:s/></text:span><text:span text:style-name="T437_59">la</text:span><text:span text:style-name="T437_60"><text:s/></text:span><text:span text:style-name="T437_61">velocidad</text:span><text:span text:style-name="T437_62"><text:s/></text:span><text:span text:style-name="T437_63">actual</text:span><text:span text:style-name="T437_64">,<text:s/></text:span><text:span text:style-name="T437_65">es</text:span><text:span text:style-name="T437_66"><text:s/></text:span><text:span text:style-name="T437_67">decir</text:span><text:span text:style-name="T437_68">,<text:s/></text:span><text:span text:style-name="T437_69">se</text:span><text:span text:style-name="T437_70"><text:s/></text:span><text:span text:style-name="T437_71">realiza</text:span><text:span text:style-name="T437_72"><text:s/></text:span><text:span text:style-name="T437_73">una</text:span><text:span text:style-name="T437_74"><text:s/></text:span><text:span text:style-name="T437_75">descomposición</text:span><text:span text:style-name="T437_76"><text:s/></text:span><text:span text:style-name="T437_77">de</text:span><text:span text:style-name="T437_78"><text:s/></text:span><text:span text:style-name="T437_79">fuerzas</text:span><text:span text:style-name="T437_80"><text:s/></text:span><text:span text:style-name="T437_81">y</text:span><text:span text:style-name="T437_82"><text:s/></text:span><text:span text:style-name="T437_83">se</text:span><text:span text:style-name="T437_84"><text:s/></text:span><text:span text:style-name="T437_85">toma</text:span><text:span text:style-name="T437_86"><text:s/></text:span><text:span text:style-name="T437_87">solo</text:span><text:span text:style-name="T437_88"><text:s/></text:span><text:span text:style-name="T437_89">la</text:span><text:span text:style-name="T437_90"><text:s/></text:span><text:span text:style-name="T437_91">que</text:span><text:span text:style-name="T437_92"><text:s/></text:span><text:span text:style-name="T437_93">este</text:span><text:span text:style-name="T437_94"><text:s/></text:span><text:span text:style-name="T437_95">en</text:span><text:span text:style-name="T437_96"><text:s/></text:span><text:span text:style-name="T437_97">dirección</text:span><text:span text:style-name="T437_98"><text:s/></text:span><text:span text:style-name="T437_99">a</text:span><text:span text:style-name="T437_100"><text:s/></text:span><text:span text:style-name="T437_101">la</text:span><text:span text:style-name="T437_102"><text:s/></text:span><text:span text:style-name="T437_103">velocidad</text:span><text:span text:style-name="T437_104"><text:s/></text:span><text:span text:style-name="T437_105">actual</text:span><text:span text:style-name="T437_106">.</text:span></text:p>
      <text:p text:style-name="P438"><text:span text:style-name="T438_1"><text:s/></text:span></text:p>
      <text:p text:style-name="P439"><text:span text:style-name="T439_1">containment</text:span></text:p>
      <text:p text:style-name="P440"><text:span text:style-name="T440_1">La</text:span><text:span text:style-name="T440_2"><text:s/></text:span><text:span text:style-name="T440_3">clase</text:span><text:span text:style-name="T440_4"><text:s/></text:span><text:span text:style-name="T440_5">containment</text:span><text:span text:style-name="T440_6"><text:s/></text:span><text:span text:style-name="T440_7">deriva</text:span><text:span text:style-name="T440_8"><text:s/></text:span><text:span text:style-name="T440_9">de</text:span><text:span text:style-name="T440_10"><text:s/></text:span><text:span text:style-name="T440_11">behavior</text:span><text:span text:style-name="T440_12"><text:s/></text:span><text:span text:style-name="T440_13">es</text:span><text:span text:style-name="T440_14"><text:s/></text:span><text:span text:style-name="T440_15">la</text:span><text:span text:style-name="T440_16"><text:s/></text:span><text:span text:style-name="T440_17">encargada</text:span><text:span text:style-name="T440_18"><text:s/></text:span><text:span text:style-name="T440_19">del</text:span><text:span text:style-name="T440_20"><text:s/></text:span><text:span text:style-name="T440_21">comportamiento</text:span><text:span text:style-name="T440_22"><text:s/></text:span><text:span text:style-name="T440_23">de</text:span><text:span text:style-name="T440_24"><text:s/></text:span><text:span text:style-name="T440_25">contención</text:span><text:span text:style-name="T440_26"><text:s/></text:span><text:span text:style-name="T440_27">y</text:span><text:span text:style-name="T440_28"><text:s/></text:span><text:span text:style-name="T440_29">evitado</text:span><text:span text:style-name="T440_30"><text:s/></text:span><text:span text:style-name="T440_31">de</text:span><text:span text:style-name="T440_32"><text:s/></text:span><text:span text:style-name="T440_33">obstaculos</text:span><text:span text:style-name="T440_34"><text:s/></text:span><text:span text:style-name="T440_35">en</text:span><text:span text:style-name="T440_36"><text:s/></text:span><text:span text:style-name="T440_37">el</text:span><text:span text:style-name="T440_38"><text:s/></text:span><text:span text:style-name="T440_39">mundo</text:span><text:span text:style-name="T440_40">.</text:span></text:p>
      <text:p text:style-name="P441"/>
      <text:p text:style-name="P442"><text:span text:style-name="T442_1">Al</text:span><text:span text:style-name="T442_2"><text:s/></text:span><text:span text:style-name="T442_3">inicio</text:span><text:span text:style-name="T442_4"><text:s/></text:span><text:span text:style-name="T442_5">del</text:span><text:span text:style-name="T442_6"><text:s/></text:span><text:span text:style-name="T442_7">programa</text:span><text:span text:style-name="T442_8"><text:s/></text:span><text:span text:style-name="T442_9">se</text:span><text:span text:style-name="T442_10"><text:s/></text:span><text:span text:style-name="T442_11">crea</text:span><text:span text:style-name="T442_12"><text:s/></text:span><text:span text:style-name="T442_13">un</text:span><text:span text:style-name="T442_14"><text:s/></text:span><text:span text:style-name="T442_15">array</text:span><text:span text:style-name="T442_16"><text:s/></text:span><text:span text:style-name="T442_17">de</text:span><text:span text:style-name="T442_18"><text:s/></text:span><text:span text:style-name="T442_19">líneas</text:span><text:span text:style-name="T442_20"><text:s/></text:span><text:span text:style-name="T442_21">que</text:span><text:span text:style-name="T442_22"><text:s/></text:span><text:span text:style-name="T442_23">serán</text:span><text:span text:style-name="T442_24"><text:s/></text:span><text:span text:style-name="T442_25">las</text:span><text:span text:style-name="T442_26"><text:s/></text:span><text:span text:style-name="T442_27">encargadas</text:span><text:span text:style-name="T442_28"><text:s/></text:span><text:span text:style-name="T442_29">de</text:span><text:span text:style-name="T442_30"><text:s/></text:span><text:span text:style-name="T442_31">poner</text:span><text:span text:style-name="T442_32"><text:s/></text:span><text:span text:style-name="T442_33">límites</text:span><text:span text:style-name="T442_34"><text:s/></text:span><text:span text:style-name="T442_35">al</text:span><text:span text:style-name="T442_36"><text:s/></text:span><text:span text:style-name="T442_37">mundo</text:span><text:span text:style-name="T442_38"><text:s/></text:span><text:span text:style-name="T442_39">y</text:span><text:span text:style-name="T442_40"><text:s/></text:span><text:span text:style-name="T442_41">señalar</text:span><text:span text:style-name="T442_42"><text:s/></text:span><text:span text:style-name="T442_43">los</text:span><text:span text:style-name="T442_44"><text:s/></text:span><text:span text:style-name="T442_45">obstáculos</text:span><text:span text:style-name="T442_46">.<text:s/></text:span><text:span text:style-name="T442_47">Ademas</text:span><text:span text:style-name="T442_48">,<text:s/></text:span><text:span text:style-name="T442_49">cada</text:span><text:span text:style-name="T442_50"><text:s/></text:span><text:span text:style-name="T442_51">nanobot</text:span><text:span text:style-name="T442_52"><text:s/></text:span><text:span text:style-name="T442_53">posee</text:span><text:span text:style-name="T442_54"><text:s/></text:span><text:span text:style-name="T442_55">una</text:span><text:span text:style-name="T442_56"><text:s/></text:span><text:span text:style-name="T442_57">linea</text:span><text:span text:style-name="T442_58"><text:s/></text:span><text:span text:style-name="T442_59">imaginaria</text:span><text:span text:style-name="T442_60"><text:s/></text:span><text:span text:style-name="T442_61">que</text:span><text:span text:style-name="T442_62"><text:s/></text:span><text:span text:style-name="T442_63">se</text:span><text:span text:style-name="T442_64"><text:s/></text:span><text:span text:style-name="T442_65">corresponde</text:span><text:span text:style-name="T442_66"><text:s/></text:span><text:span text:style-name="T442_67">con</text:span><text:span text:style-name="T442_68"><text:s/></text:span><text:span text:style-name="T442_69">la</text:span><text:span text:style-name="T442_70"><text:s/></text:span><text:span text:style-name="T442_71">velocidad</text:span><text:span text:style-name="T442_72"><text:s/></text:span><text:span text:style-name="T442_73">que</text:span><text:span text:style-name="T442_74"><text:s/></text:span><text:span text:style-name="T442_75">lleva</text:span><text:span text:style-name="T442_76"><text:s/></text:span><text:span text:style-name="T442_77">en</text:span><text:span text:style-name="T442_78"><text:s/></text:span><text:span text:style-name="T442_79">ese</text:span><text:span text:style-name="T442_80"><text:s/></text:span><text:span text:style-name="T442_81">momento</text:span><text:span text:style-name="T442_82">.</text:span></text:p>
      <text:p text:style-name="P443"/>
      <text:p text:style-name="P444"><text:span text:style-name="T444_1">Se</text:span><text:span text:style-name="T444_2"><text:s/></text:span><text:span text:style-name="T444_3">debe</text:span><text:span text:style-name="T444_4"><text:s/></text:span><text:span text:style-name="T444_5">comprobar</text:span><text:span text:style-name="T444_6"><text:s/></text:span><text:span text:style-name="T444_7">en</text:span><text:span text:style-name="T444_8"><text:s/></text:span><text:span text:style-name="T444_9">cada</text:span><text:span text:style-name="T444_10"><text:s/></text:span><text:span text:style-name="T444_11">ciclo</text:span><text:span text:style-name="T444_12"><text:s/></text:span><text:span text:style-name="T444_13">si</text:span><text:span text:style-name="T444_14"><text:s/></text:span><text:span text:style-name="T444_15">hay</text:span><text:span text:style-name="T444_16"><text:s/></text:span><text:span text:style-name="T444_17">alguna</text:span><text:span text:style-name="T444_18"><text:s/></text:span><text:span text:style-name="T444_19">intersección</text:span><text:span text:style-name="T444_20"><text:s/></text:span><text:span text:style-name="T444_21">entre</text:span><text:span text:style-name="T444_22"><text:s/></text:span><text:span text:style-name="T444_23">alguna</text:span><text:span text:style-name="T444_24"><text:s/></text:span><text:span text:style-name="T444_25">línea</text:span><text:span text:style-name="T444_26"><text:s/></text:span><text:span text:style-name="T444_27">del</text:span><text:span text:style-name="T444_28"><text:s/></text:span><text:span text:style-name="T444_29">array</text:span><text:span text:style-name="T444_30"><text:s/></text:span><text:span text:style-name="T444_31">y</text:span><text:span text:style-name="T444_32"><text:s/></text:span><text:span text:style-name="T444_33">la</text:span><text:span text:style-name="T444_34"><text:s/></text:span><text:span text:style-name="T444_35">linea</text:span><text:span text:style-name="T444_36"><text:s/></text:span><text:span text:style-name="T444_37">de</text:span><text:span text:style-name="T444_38"><text:s/></text:span><text:span text:style-name="T444_39">la</text:span><text:span text:style-name="T444_40"><text:s/></text:span><text:span text:style-name="T444_41">velocidad</text:span><text:span text:style-name="T444_42">.<text:s/></text:span><text:span text:style-name="T444_43">Si</text:span><text:span text:style-name="T444_44"><text:s/></text:span><text:span text:style-name="T444_45">es</text:span><text:span text:style-name="T444_46"><text:s/></text:span><text:span text:style-name="T444_47">así</text:span><text:span text:style-name="T444_48">,<text:s/></text:span><text:span text:style-name="T444_49">se</text:span><text:span text:style-name="T444_50"><text:s/></text:span><text:span text:style-name="T444_51">devolverá</text:span><text:span text:style-name="T444_52"><text:s/></text:span><text:span text:style-name="T444_53">como</text:span><text:span text:style-name="T444_54"><text:s/></text:span><text:span text:style-name="T444_55">aceleración</text:span><text:span text:style-name="T444_56"><text:s/></text:span><text:span text:style-name="T444_57">deseada</text:span><text:span text:style-name="T444_58"><text:s/></text:span><text:span text:style-name="T444_59">el</text:span><text:span text:style-name="T444_60"><text:s/></text:span><text:span text:style-name="T444_61">vector</text:span><text:span text:style-name="T444_62"><text:s/></text:span><text:span text:style-name="T444_63">normal</text:span><text:span text:style-name="T444_64"><text:s/></text:span><text:span text:style-name="T444_65">a</text:span><text:span text:style-name="T444_66"><text:s/></text:span><text:span text:style-name="T444_67">la</text:span><text:span text:style-name="T444_68"><text:s/></text:span><text:span text:style-name="T444_69">velocidad</text:span><text:span text:style-name="T444_70"><text:s/></text:span><text:span text:style-name="T444_71">escalado</text:span><text:span text:style-name="T444_72"><text:s/></text:span><text:span text:style-name="T444_73">cien</text:span><text:span text:style-name="T444_74"><text:s/></text:span><text:span text:style-name="T444_75">veces</text:span><text:span text:style-name="T444_76">.</text:span></text:p>
      <text:p text:style-name="P445"/>
      <text:p text:style-name="P446"><text:span text:style-name="T446_1">itinerant</text:span><text:span text:style-name="T446_2"><text:s/></text:span><text:span text:style-name="T446_3">behavior</text:span></text:p>
      <text:p text:style-name="P447"><text:span text:style-name="T447_1">seek</text:span></text:p>
      <text:p text:style-name="P448"><text:span text:style-name="T448_1">La</text:span><text:span text:style-name="T448_2"><text:s/></text:span><text:span text:style-name="T448_3">clase</text:span><text:span text:style-name="T448_4"><text:s/></text:span><text:span text:style-name="T448_5">separation</text:span><text:span text:style-name="T448_6"><text:s/></text:span><text:span text:style-name="T448_7">deriva</text:span><text:span text:style-name="T448_8"><text:s/></text:span><text:span text:style-name="T448_9">de</text:span><text:span text:style-name="T448_10"><text:s/></text:span><text:span text:style-name="T448_11">behavior</text:span><text:span text:style-name="T448_12"><text:s/></text:span><text:span text:style-name="T448_13">es</text:span><text:span text:style-name="T448_14"><text:s/></text:span><text:span text:style-name="T448_15">la</text:span><text:span text:style-name="T448_16"><text:s/></text:span><text:span text:style-name="T448_17">encargada</text:span><text:span text:style-name="T448_18"><text:s/></text:span><text:span text:style-name="T448_19">del</text:span><text:span text:style-name="T448_20"><text:s/></text:span><text:span text:style-name="T448_21">comportamiento</text:span><text:span text:style-name="T448_22"><text:s/></text:span><text:span text:style-name="T448_23">de</text:span><text:span text:style-name="T448_24"><text:s/></text:span><text:span text:style-name="T448_25">seguimiento</text:span><text:span text:style-name="T448_26"><text:s/></text:span><text:span text:style-name="T448_27">entre</text:span><text:span text:style-name="T448_28"><text:s/></text:span><text:span text:style-name="T448_29">nanobots</text:span><text:span text:style-name="T448_30">.</text:span><text:span text:style-name="T448_31"><text:s/></text:span><text:span text:style-name="T448_32">En</text:span><text:span text:style-name="T448_33"><text:s/></text:span><text:span text:style-name="T448_34">la</text:span><text:span text:style-name="T448_35"><text:s/></text:span><text:span text:style-name="T448_36">llamada</text:span><text:span text:style-name="T448_37"><text:s/></text:span><text:span text:style-name="T448_38">se</text:span><text:span text:style-name="T448_39"><text:s/></text:span><text:span text:style-name="T448_40">le</text:span><text:span text:style-name="T448_41"><text:s/></text:span><text:span text:style-name="T448_42">debe</text:span><text:span text:style-name="T448_43"><text:s/></text:span><text:span text:style-name="T448_44">pasar</text:span><text:span text:style-name="T448_45"><text:s/></text:span><text:span text:style-name="T448_46">el</text:span><text:span text:style-name="T448_47"><text:s/></text:span><text:span text:style-name="T448_48">objetivo</text:span><text:span text:style-name="T448_49"><text:s/></text:span><text:span text:style-name="T448_50">a</text:span><text:span text:style-name="T448_51"><text:s/></text:span><text:span text:style-name="T448_52">seguir</text:span><text:span text:style-name="T448_53">.<text:s/></text:span></text:p>
      <text:p text:style-name="P449"/>
      <text:p text:style-name="P450"><text:span text:style-name="T450_1">Primero</text:span><text:span text:style-name="T450_2"><text:s/></text:span><text:span text:style-name="T450_3">se</text:span><text:span text:style-name="T450_4"><text:s/></text:span><text:span text:style-name="T450_5">obtendra</text:span><text:span text:style-name="T450_6"><text:s/></text:span><text:span text:style-name="T450_7">la</text:span><text:span text:style-name="T450_8"><text:s/></text:span><text:span text:style-name="T450_9">velocidad</text:span><text:span text:style-name="T450_10"><text:s/></text:span><text:span text:style-name="T450_11">deseada</text:span><text:span text:style-name="T450_12">,<text:s/></text:span><text:span text:style-name="T450_13">para</text:span><text:span text:style-name="T450_14"><text:s/></text:span><text:span text:style-name="T450_15">ello</text:span><text:span text:style-name="T450_16"><text:s/></text:span><text:span text:style-name="T450_17">se</text:span><text:span text:style-name="T450_18"><text:s/></text:span><text:span text:style-name="T450_19">calculara</text:span><text:span text:style-name="T450_20"><text:s/></text:span><text:span text:style-name="T450_21">el</text:span><text:span text:style-name="T450_22"><text:s/></text:span><text:span text:style-name="T450_23">vector</text:span><text:span text:style-name="T450_24"><text:s/></text:span><text:span text:style-name="T450_25">unitario</text:span><text:span text:style-name="T450_26"><text:s/></text:span><text:span text:style-name="T450_27">del</text:span><text:span text:style-name="T450_28"><text:s/></text:span><text:span text:style-name="T450_29">vector</text:span><text:span text:style-name="T450_30"><text:s/></text:span><text:span text:style-name="T450_31">posicion</text:span><text:span text:style-name="T450_32"><text:s/></text:span><text:span text:style-name="T450_33">que</text:span><text:span text:style-name="T450_34"><text:s/></text:span><text:span text:style-name="T450_35">separa</text:span><text:span text:style-name="T450_36"><text:s/></text:span><text:span text:style-name="T450_37">al</text:span><text:span text:style-name="T450_38"><text:s/></text:span><text:span text:style-name="T450_39">objetivo</text:span><text:span text:style-name="T450_40"><text:s/></text:span><text:span text:style-name="T450_41">del</text:span><text:span text:style-name="T450_42"><text:s/></text:span><text:span text:style-name="T450_43">nanobot</text:span><text:span text:style-name="T450_44"><text:s/></text:span><text:span text:style-name="T450_45">perseguidor</text:span><text:span text:style-name="T450_46"><text:s/></text:span><text:span text:style-name="T450_47">para</text:span><text:span text:style-name="T450_48"><text:s/></text:span><text:span text:style-name="T450_49">al</text:span><text:span text:style-name="T450_50"><text:s/></text:span><text:span text:style-name="T450_51">vector</text:span><text:span text:style-name="T450_52"><text:s/></text:span><text:span text:style-name="T450_53">resultante</text:span><text:span text:style-name="T450_54"><text:s/></text:span><text:span text:style-name="T450_55">escalarlo</text:span><text:span text:style-name="T450_56"><text:s/></text:span><text:span text:style-name="T450_57">por</text:span><text:span text:style-name="T450_58"><text:s/></text:span><text:span text:style-name="T450_59">la</text:span><text:span text:style-name="T450_60"><text:s text:c="2"/></text:span><text:span text:style-name="T450_61">velocidad</text:span><text:span text:style-name="T450_62"><text:s/></text:span><text:span text:style-name="T450_63">maxima</text:span><text:span text:style-name="T450_64">.</text:span></text:p>
      <text:p text:style-name="P451"/>
      <text:p text:style-name="P452"><text:span text:style-name="T452_1">Finalmente</text:span><text:span text:style-name="T452_2">,<text:s/></text:span><text:span text:style-name="T452_3">se</text:span><text:span text:style-name="T452_4"><text:s/></text:span><text:span text:style-name="T452_5">devolvera</text:span><text:span text:style-name="T452_6"><text:s/></text:span><text:span text:style-name="T452_7">como</text:span><text:span text:style-name="T452_8"><text:s/></text:span><text:span text:style-name="T452_9">aceleracion</text:span><text:span text:style-name="T452_10"><text:s/></text:span><text:span text:style-name="T452_11">deseada</text:span><text:span text:style-name="T452_12"><text:s/></text:span><text:span text:style-name="T452_13">la</text:span><text:span text:style-name="T452_14"><text:s/></text:span><text:span text:style-name="T452_15">resta</text:span><text:span text:style-name="T452_16"><text:s/></text:span><text:span text:style-name="T452_17">de</text:span><text:span text:style-name="T452_18"><text:s/></text:span><text:span text:style-name="T452_19">la</text:span><text:span text:style-name="T452_20"><text:s/></text:span><text:span text:style-name="T452_21">velocidad</text:span><text:span text:style-name="T452_22"><text:s/></text:span><text:span text:style-name="T452_23">actual</text:span><text:span text:style-name="T452_24"><text:s/></text:span><text:span text:style-name="T452_25">con</text:span><text:span text:style-name="T452_26"><text:s/></text:span><text:span text:style-name="T452_27">la</text:span><text:span text:style-name="T452_28"><text:s/></text:span><text:span text:style-name="T452_29">velocidad</text:span><text:span text:style-name="T452_30"><text:s/></text:span><text:span text:style-name="T452_31">deseada</text:span><text:span text:style-name="T452_32">.</text:span></text:p>
      <text:p text:style-name="P453"/>
      <text:p text:style-name="P454"><text:span text:style-name="T454_1">flee</text:span></text:p>
      <text:p text:style-name="P455"><text:span text:style-name="T455_1">La</text:span><text:span text:style-name="T455_2"><text:s/></text:span><text:span text:style-name="T455_3">clase</text:span><text:span text:style-name="T455_4"><text:s/></text:span><text:span text:style-name="T455_5">flee</text:span><text:span text:style-name="T455_6"><text:s/></text:span><text:span text:style-name="T455_7">deriva</text:span><text:span text:style-name="T455_8"><text:s/></text:span><text:span text:style-name="T455_9">de</text:span><text:span text:style-name="T455_10"><text:s/></text:span><text:span text:style-name="T455_11">behavior</text:span><text:span text:style-name="T455_12"><text:s/></text:span><text:span text:style-name="T455_13">es</text:span><text:span text:style-name="T455_14"><text:s/></text:span><text:span text:style-name="T455_15">la</text:span><text:span text:style-name="T455_16"><text:s/></text:span><text:span text:style-name="T455_17">encargada</text:span><text:span text:style-name="T455_18"><text:s/></text:span><text:span text:style-name="T455_19">del</text:span><text:span text:style-name="T455_20"><text:s/></text:span><text:span text:style-name="T455_21">comportamiento</text:span><text:span text:style-name="T455_22"><text:s/></text:span><text:span text:style-name="T455_23">de</text:span><text:span text:style-name="T455_24"><text:s/></text:span><text:span text:style-name="T455_25">escapar</text:span><text:span text:style-name="T455_26"><text:s/></text:span><text:span text:style-name="T455_27">entre</text:span><text:span text:style-name="T455_28"><text:s/></text:span><text:span text:style-name="T455_29">nanobots</text:span><text:span text:style-name="T455_30">.<text:s/></text:span><text:span text:style-name="T455_31">En</text:span><text:span text:style-name="T455_32"><text:s/></text:span><text:span text:style-name="T455_33">la</text:span><text:span text:style-name="T455_34"><text:s/></text:span><text:span text:style-name="T455_35">llamada</text:span><text:span text:style-name="T455_36"><text:s/></text:span><text:span text:style-name="T455_37">se</text:span><text:span text:style-name="T455_38"><text:s/></text:span><text:span text:style-name="T455_39">le</text:span><text:span text:style-name="T455_40"><text:s/></text:span><text:span text:style-name="T455_41">debe</text:span><text:span text:style-name="T455_42"><text:s/></text:span><text:span text:style-name="T455_43">pasar</text:span><text:span text:style-name="T455_44"><text:s/></text:span><text:span text:style-name="T455_45">el</text:span><text:span text:style-name="T455_46"><text:s/></text:span><text:span text:style-name="T455_47">objetivo</text:span><text:span text:style-name="T455_48"><text:s/></text:span><text:span text:style-name="T455_49">del</text:span><text:span text:style-name="T455_50"><text:s/></text:span><text:span text:style-name="T455_51">que</text:span><text:span text:style-name="T455_52"><text:s/></text:span><text:span text:style-name="T455_53">se</text:span><text:span text:style-name="T455_54"><text:s/></text:span><text:span text:style-name="T455_55">huye</text:span><text:span text:style-name="T455_56">.<text:s/></text:span><text:span text:style-name="T455_57">Al</text:span><text:span text:style-name="T455_58"><text:s/></text:span><text:span text:style-name="T455_59">tratarse</text:span><text:span text:style-name="T455_60"><text:s/></text:span><text:span text:style-name="T455_61">de</text:span><text:span text:style-name="T455_62"><text:s/></text:span><text:span text:style-name="T455_63">el</text:span><text:span text:style-name="T455_64"><text:s/></text:span><text:span text:style-name="T455_65">contrario</text:span><text:span text:style-name="T455_66"><text:s/></text:span><text:span text:style-name="T455_67">de</text:span><text:span text:style-name="T455_68"><text:s/></text:span><text:span text:style-name="T455_69">seek</text:span><text:span text:style-name="T455_70"><text:s/></text:span><text:span text:style-name="T455_71">solo</text:span><text:span text:style-name="T455_72"><text:s/></text:span><text:span text:style-name="T455_73">se</text:span><text:span text:style-name="T455_74"><text:s/></text:span><text:span text:style-name="T455_75">debe</text:span><text:span text:style-name="T455_76"><text:s/></text:span><text:span text:style-name="T455_77">cambiar</text:span><text:span text:style-name="T455_78"><text:s/></text:span><text:span text:style-name="T455_79">de</text:span><text:span text:style-name="T455_80"><text:s/></text:span><text:span text:style-name="T455_81">signo</text:span><text:span text:style-name="T455_82"><text:s/></text:span><text:span text:style-name="T455_83">la</text:span><text:span text:style-name="T455_84"><text:s/></text:span><text:span text:style-name="T455_85">velocidad</text:span><text:span text:style-name="T455_86"><text:s/></text:span><text:span text:style-name="T455_87">deseada</text:span><text:span text:style-name="T455_88">.</text:span></text:p>
      <text:p text:style-name="P456"/>
      <text:p text:style-name="P457"><text:span text:style-name="T457_1">Primero</text:span><text:span text:style-name="T457_2"><text:s/></text:span><text:span text:style-name="T457_3">se</text:span><text:span text:style-name="T457_4"><text:s/></text:span><text:span text:style-name="T457_5">obtendra</text:span><text:span text:style-name="T457_6"><text:s/></text:span><text:span text:style-name="T457_7">la</text:span><text:span text:style-name="T457_8"><text:s/></text:span><text:span text:style-name="T457_9">velocidad</text:span><text:span text:style-name="T457_10"><text:s/></text:span><text:span text:style-name="T457_11">deseada</text:span><text:span text:style-name="T457_12">,<text:s/></text:span><text:span text:style-name="T457_13">para</text:span><text:span text:style-name="T457_14"><text:s/></text:span><text:span text:style-name="T457_15">ello</text:span><text:span text:style-name="T457_16"><text:s/></text:span><text:span text:style-name="T457_17">se</text:span><text:span text:style-name="T457_18"><text:s/></text:span><text:span text:style-name="T457_19">calculara</text:span><text:span text:style-name="T457_20"><text:s/></text:span><text:span text:style-name="T457_21">el</text:span><text:span text:style-name="T457_22"><text:s/></text:span><text:span text:style-name="T457_23">vector</text:span><text:span text:style-name="T457_24"><text:s/></text:span><text:span text:style-name="T457_25">unitario</text:span><text:span text:style-name="T457_26"><text:s/></text:span><text:span text:style-name="T457_27">del</text:span><text:span text:style-name="T457_28"><text:s/></text:span><text:span text:style-name="T457_29">vector</text:span><text:span text:style-name="T457_30"><text:s/></text:span><text:span text:style-name="T457_31">posicion</text:span><text:span text:style-name="T457_32"><text:s/></text:span><text:span text:style-name="T457_33">que</text:span><text:span text:style-name="T457_34"><text:s/></text:span><text:span text:style-name="T457_35">separa</text:span><text:span text:style-name="T457_36"><text:s/></text:span><text:span text:style-name="T457_37">al</text:span><text:span text:style-name="T457_38"><text:s/></text:span><text:span text:style-name="T457_39">objetivo</text:span><text:span text:style-name="T457_40"><text:s/></text:span><text:span text:style-name="T457_41">del</text:span><text:span text:style-name="T457_42"><text:s/></text:span><text:span text:style-name="T457_43">nanobot</text:span><text:span text:style-name="T457_44"><text:s/></text:span><text:span text:style-name="T457_45">perseguidor</text:span><text:span text:style-name="T457_46"><text:s/></text:span><text:span text:style-name="T457_47">para</text:span><text:span text:style-name="T457_48"><text:s/></text:span><text:span text:style-name="T457_49">al</text:span><text:span text:style-name="T457_50"><text:s/></text:span><text:span text:style-name="T457_51">vector</text:span><text:span text:style-name="T457_52"><text:s/></text:span><text:span text:style-name="T457_53">resultante</text:span><text:span text:style-name="T457_54"><text:s/></text:span><text:span text:style-name="T457_55">escalarlo</text:span><text:span text:style-name="T457_56"><text:s/></text:span><text:span text:style-name="T457_57">por</text:span><text:span text:style-name="T457_58"><text:s/></text:span><text:span text:style-name="T457_59">la</text:span><text:span text:style-name="T457_60"><text:s/></text:span><text:span text:style-name="T457_61">velocidad</text:span><text:span text:style-name="T457_62"><text:s/></text:span><text:span text:style-name="T457_63">maxima</text:span><text:span text:style-name="T457_64">,<text:s/></text:span><text:span text:style-name="T457_65">que</text:span><text:span text:style-name="T457_66"><text:s/></text:span><text:span text:style-name="T457_67">estara</text:span><text:span text:style-name="T457_68"><text:s/></text:span><text:span text:style-name="T457_69">con</text:span><text:span text:style-name="T457_70"><text:s/></text:span><text:span text:style-name="T457_71">signo</text:span><text:span text:style-name="T457_72"><text:s/></text:span><text:span text:style-name="T457_73">negativo</text:span><text:span text:style-name="T457_74">.</text:span></text:p>
      <text:p text:style-name="P458"/>
      <text:p text:style-name="P459"><text:span text:style-name="T459_1">Finalmente</text:span><text:span text:style-name="T459_2">,<text:s/></text:span><text:span text:style-name="T459_3">se</text:span><text:span text:style-name="T459_4"><text:s/></text:span><text:span text:style-name="T459_5">devolvera</text:span><text:span text:style-name="T459_6"><text:s/></text:span><text:span text:style-name="T459_7">como</text:span><text:span text:style-name="T459_8"><text:s/></text:span><text:span text:style-name="T459_9">aceleracion</text:span><text:span text:style-name="T459_10"><text:s/></text:span><text:span text:style-name="T459_11">deseada</text:span><text:span text:style-name="T459_12"><text:s/></text:span><text:span text:style-name="T459_13">la</text:span><text:span text:style-name="T459_14"><text:s/></text:span><text:span text:style-name="T459_15">resta</text:span><text:span text:style-name="T459_16"><text:s/></text:span><text:span text:style-name="T459_17">de</text:span><text:span text:style-name="T459_18"><text:s/></text:span><text:span text:style-name="T459_19">la</text:span><text:span text:style-name="T459_20"><text:s/></text:span><text:span text:style-name="T459_21">velocidad</text:span><text:span text:style-name="T459_22"><text:s/></text:span><text:span text:style-name="T459_23">actual</text:span><text:span text:style-name="T459_24"><text:s/></text:span><text:span text:style-name="T459_25">con</text:span><text:span text:style-name="T459_26"><text:s/></text:span><text:span text:style-name="T459_27">la</text:span><text:span text:style-name="T459_28"><text:s/></text:span><text:span text:style-name="T459_29">velocidad</text:span><text:span text:style-name="T459_30"><text:s/></text:span><text:span text:style-name="T459_31">deseada</text:span><text:span text:style-name="T459_32">.</text:span></text:p>
      <text:p text:style-name="P460"/>
      <text:p text:style-name="P461"/>
      <text:p text:style-name="P462"><text:span text:style-name="T462_1">pursue</text:span></text:p>
      <text:p text:style-name="P463"><text:span text:style-name="T463_1">La</text:span><text:span text:style-name="T463_2"><text:s/></text:span><text:span text:style-name="T463_3">clase</text:span><text:span text:style-name="T463_4"><text:s/></text:span><text:span text:style-name="T463_5">separation</text:span><text:span text:style-name="T463_6"><text:s/></text:span><text:span text:style-name="T463_7">deriva</text:span><text:span text:style-name="T463_8"><text:s/></text:span><text:span text:style-name="T463_9">de</text:span><text:span text:style-name="T463_10"><text:s/></text:span><text:span text:style-name="T463_11">behavior</text:span><text:span text:style-name="T463_12"><text:s/></text:span><text:span text:style-name="T463_13">es</text:span><text:span text:style-name="T463_14"><text:s/></text:span><text:span text:style-name="T463_15">la</text:span><text:span text:style-name="T463_16"><text:s/></text:span><text:span text:style-name="T463_17">encargada</text:span><text:span text:style-name="T463_18"><text:s/></text:span><text:span text:style-name="T463_19">del</text:span><text:span text:style-name="T463_20"><text:s/></text:span><text:span text:style-name="T463_21">comportamiento</text:span><text:span text:style-name="T463_22"><text:s/></text:span><text:span text:style-name="T463_23">de</text:span><text:span text:style-name="T463_24"><text:s/></text:span><text:span text:style-name="T463_25">persecución</text:span><text:span text:style-name="T463_26"><text:s/></text:span><text:span text:style-name="T463_27">entre</text:span><text:span text:style-name="T463_28"><text:s/></text:span><text:span text:style-name="T463_29">nanobots</text:span><text:span text:style-name="T463_30">.<text:s/></text:span><text:span text:style-name="T463_31"><text:s/></text:span><text:span text:style-name="T463_32">En</text:span><text:span text:style-name="T463_33"><text:s/></text:span><text:span text:style-name="T463_34">la</text:span><text:span text:style-name="T463_35"><text:s/></text:span><text:span text:style-name="T463_36">llamada</text:span><text:span text:style-name="T463_37"><text:s/></text:span><text:span text:style-name="T463_38">se</text:span><text:span text:style-name="T463_39"><text:s/></text:span><text:span text:style-name="T463_40">le</text:span><text:span text:style-name="T463_41"><text:s/></text:span><text:span text:style-name="T463_42">debe</text:span><text:span text:style-name="T463_43"><text:s/></text:span><text:span text:style-name="T463_44">pasar</text:span><text:span text:style-name="T463_45"><text:s/></text:span><text:span text:style-name="T463_46">el</text:span><text:span text:style-name="T463_47"><text:s/></text:span><text:span text:style-name="T463_48">objetivo</text:span><text:span text:style-name="T463_49"><text:s/></text:span><text:span text:style-name="T463_50">a</text:span><text:span text:style-name="T463_51"><text:s/></text:span><text:span text:style-name="T463_52">perseguir</text:span><text:span text:style-name="T463_53">.</text:span></text:p>
      <text:p text:style-name="P464"/>
      <text:p text:style-name="P465"><text:span text:style-name="T465_1">Inicialmente</text:span><text:span text:style-name="T465_2"><text:s/></text:span><text:span text:style-name="T465_3">se</text:span><text:span text:style-name="T465_4"><text:s/></text:span><text:span text:style-name="T465_5">calculara</text:span><text:span text:style-name="T465_6"><text:s/></text:span><text:span text:style-name="T465_7">la</text:span><text:span text:style-name="T465_8"><text:s/></text:span><text:span text:style-name="T465_9">posicion</text:span><text:span text:style-name="T465_10"><text:s/></text:span><text:span text:style-name="T465_11">del</text:span><text:span text:style-name="T465_12"><text:s/></text:span><text:span text:style-name="T465_13">objetivo</text:span><text:span text:style-name="T465_14"><text:s/></text:span><text:span text:style-name="T465_15">en</text:span><text:span text:style-name="T465_16"><text:s/></text:span><text:span text:style-name="T465_17">un</text:span><text:span text:style-name="T465_18"><text:s/></text:span><text:span text:style-name="T465_19">tiempo</text:span><text:span text:style-name="T465_20"><text:s/></text:span><text:span text:style-name="T465_21">futuro</text:span><text:span text:style-name="T465_22"><text:s/></text:span><text:span text:style-name="T465_23">cercano</text:span><text:span text:style-name="T465_24">.<text:s/></text:span><text:span text:style-name="T465_25">Para</text:span><text:span text:style-name="T465_26"><text:s/></text:span><text:span text:style-name="T465_27">ello</text:span><text:span text:style-name="T465_28">,<text:s/></text:span></text:p>
      <text:p text:style-name="P466"/>
      <text:p text:style-name="P467"/>
      <text:p text:style-name="P468"/>
      <text:p text:style-name="P469"><text:span text:style-name="T469_1">wander</text:span></text:p>
      <text:p text:style-name="P470"><text:span text:style-name="T470_1">La</text:span><text:span text:style-name="T470_2"><text:s/></text:span><text:span text:style-name="T470_3">clase</text:span><text:span text:style-name="T470_4"><text:s/></text:span><text:span text:style-name="T470_5">separation</text:span><text:span text:style-name="T470_6"><text:s/></text:span><text:span text:style-name="T470_7">deriva</text:span><text:span text:style-name="T470_8"><text:s/></text:span><text:span text:style-name="T470_9">de</text:span><text:span text:style-name="T470_10"><text:s/></text:span><text:span text:style-name="T470_11">behavior</text:span><text:span text:style-name="T470_12"><text:s/></text:span><text:span text:style-name="T470_13">es</text:span><text:span text:style-name="T470_14"><text:s/></text:span><text:span text:style-name="T470_15">la</text:span><text:span text:style-name="T470_16"><text:s/></text:span><text:span text:style-name="T470_17">encargada</text:span><text:span text:style-name="T470_18"><text:s/></text:span><text:span text:style-name="T470_19">del</text:span><text:span text:style-name="T470_20"><text:s/></text:span><text:span text:style-name="T470_21">comportamiento</text:span><text:span text:style-name="T470_22"><text:s/></text:span><text:span text:style-name="T470_23">de</text:span><text:span text:style-name="T470_24"><text:s/></text:span><text:span text:style-name="T470_25">vagar</text:span><text:span text:style-name="T470_26"><text:s/></text:span><text:span text:style-name="T470_27">libremente</text:span><text:span text:style-name="T470_28"><text:s/></text:span><text:span text:style-name="T470_29">por</text:span><text:span text:style-name="T470_30"><text:s/></text:span><text:span text:style-name="T470_31">el</text:span><text:span text:style-name="T470_32"><text:s/></text:span><text:span text:style-name="T470_33">mundo</text:span><text:span text:style-name="T470_34">.</text:span></text:p>
      <text:p text:style-name="P471"/>
      <text:p text:style-name="P472"/>
      <text:p text:style-name="P473"/>
      <text:p text:style-name="P474"/>
      <text:p text:style-name="P475"><text:span text:style-name="T475_1">line</text:span></text:p>
      <text:p text:style-name="P476"/>
      <text:p text:style-name="P477"/>
      <text:p text:style-name="P478"><text:span text:style-name="T478_1">stringhline</text:span></text:p>
      <text:p text:style-name="P479"/>
      <text:p text:style-name="P480"/>
      <text:p text:style-name="P481"/>
      <text:p text:style-name="P482"/>
      <text:p text:style-name="P483"><text:span text:style-name="T483_1">Funcionamiento</text:span><text:span text:style-name="T483_2"><text:s/></text:span><text:span text:style-name="T483_3">detallado</text:span><text:span text:style-name="T483_4"><text:s/></text:span><text:span text:style-name="T483_5">de</text:span><text:span text:style-name="T483_6"><text:s/></text:span><text:span text:style-name="T483_7">la</text:span><text:span text:style-name="T483_8"><text:s/></text:span><text:span text:style-name="T483_9">aplicacion</text:span></text:p>
      <text:p text:style-name="P484"/>
      <text:p text:style-name="P485"><text:span text:style-name="T485_1">Descripción</text:span><text:span text:style-name="T485_2"><text:s/></text:span><text:span text:style-name="T485_3">de</text:span><text:span text:style-name="T485_4"><text:s/></text:span><text:span text:style-name="T485_5">la</text:span><text:span text:style-name="T485_6"><text:s/></text:span><text:span text:style-name="T485_7">interface</text:span></text:p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